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>1. 10000 motive</text:h>
      <text:p>Ordine c1 v1 c1 v2 c1 v3 c1<text:line-break/><text:line-break/>[c1:]Cântă suflet al meu <text:line-break/>Pentru Dumnezeu<text:line-break/>Cel binecuvântat<text:line-break/>Al Lui Nume e sfânt, <text:line-break/>Cânt-acum<text:line-break/>Cum nu ai mai cântat!<text:line-break/><text:line-break/>[v1:]E o nouă zi <text:line-break/>Soarele răsare<text:line-break/>E timp să cânt <text:line-break/>Spre slava Ta.<text:line-break/>Orice ar veni<text:line-break/>Ce în față mi-ar apare<text:line-break/>Eu vreau să cânt<text:line-break/>Si seara laude!<text:line-break/><text:line-break/>[v2:]Încet Tu ești,<text:line-break/>Doamne la mânie,<text:line-break/>În dragoste <text:line-break/>Ești bogat și ești bun!<text:line-break/>Găsesc că am zece mii motive,<text:line-break/>Ca să Te laud <text:line-break/>Si tuturor să spun!<text:line-break/><text:line-break/>[v3:]Iar când sfârșitul <text:line-break/>Imi va fi aproape,<text:line-break/>Puterile când<text:line-break/>Imi vor slăbi,<text:line-break/>Al meu suflet <text:line-break/>Va cânta continuu,<text:line-break/>Ori zece mii de ani <text:line-break/>Si-n veșnicii!</text:p>
      <text:h>2. A batut la usa ta Cineva</text:h>
      <text:p>Ordine v1 c1 v2 c2 v3 c3 v4 c4 v5 c5<text:line-break/><text:line-break/>[v1:]A bătut la ușa ta Cineva<text:line-break/>și n-a răspuns nimenea.<text:line-break/>A bătut la ușa ta Cineva<text:line-break/>și n-a răspuns nimenea.<text:line-break/><text:line-break/>[c1:]În tăcerea negrei nopți <text:s text:c="1"/><text:line-break/>stă un Om și plânge,<text:line-break/>Fața Lui e numai răni, <text:line-break/>pieptul numai sânge.<text:line-break/>Fața Lui e numai răni, <text:line-break/>pieptul numai sânge.<text:line-break/><text:line-break/>[v2:]Cine ești străin pribeag? Cine ești?<text:line-break/>De-al cui dor Tu pribegești?<text:line-break/>Cine ești străin pribeag? Cine ești?<text:line-break/>De-al cui dor Tu pribegești?<text:line-break/><text:line-break/>[c2:]Pentru cine Te-au brăzdat <text:line-break/>bice fără număr?<text:line-break/>Ce povară Ți-a lăsat <text:line-break/>rana de pe umăr?<text:line-break/>Ce povară Ți-a lăsat <text:line-break/>rana de pe umăr?<text:line-break/><text:line-break/>[v3:]Eu sunt Robul ce slujesc tuturor,<text:line-break/>Un Rob al durerilor<text:line-break/>Eu sunt Robul ce slujesc tuturor,<text:line-break/>Un Rob al durerilor<text:line-break/><text:line-break/>[c3:]Nimeni plată nu Mi-a dat, <text:line-break/>Numai spini și ură,<text:line-break/>Numai roșii trandafiri <text:line-break/>pieptul Mi-l umplură!<text:line-break/>Numai roșii trandafiri <text:line-break/>pieptul Mi-l umplură!<text:line-break/><text:line-break/>[v4:]Eu sunt Pâinea<text:line-break/>ce S-a frânt, lumii-ntregi<text:line-break/>Și sunt Vinul noii legi!<text:line-break/>Eu sunt Pâinea<text:line-break/>ce S-a frânt, lumii-ntregi<text:line-break/>Și sunt Vinul noii legi!<text:line-break/><text:line-break/>[c4:]N-am venit să plâng în drum <text:line-break/>Răni usturătoare<text:line-break/>Plâng pe cei ce pierd acum <text:line-break/>Ultima chemare!<text:line-break/>Plâng pe cei ce pierd acum <text:line-break/>Ultima chemare!<text:line-break/><text:line-break/>[v5:]A bătut la ușa ta Cineva,<text:line-break/>O, deschide-I nu mai sta!<text:line-break/>A bătut la ușa ta Cineva,<text:line-break/>O, deschide-I nu mai sta!<text:line-break/><text:line-break/>[c5:]Nu-L lăsa să plece trist, <text:line-break/>poate niciodată,<text:line-break/>Mâna Lui la ușa ta <text:line-break/>n-are să mai bată!<text:line-break/>Mâna Lui la ușa ta <text:line-break/>n-are să mai bată!</text:p>
      <text:h>3. A sosit craciunul, mare bucurie</text:h>
      <text:p>Ordine v1 c1 v2 c1 v3 c1<text:line-break/><text:line-break/>[v1:]A sosit crăciunul, mare bucurie,<text:line-break/>Iată că Maria naște pe Mesia.<text:line-break/>Într-o mică iesle chiar în Betleem,<text:line-break/>Toți profeții scris-au de Emanuel.<text:line-break/><text:line-break/>[c1:]E crăciun, e crăciun,<text:line-break/>Cântece răsun'!<text:line-break/>S-a născut Hristos Isus <text:line-break/>Și pacea ne-a adus<text:line-break/><text:line-break/>[c1:]Dumnezeu ne-a iubit<text:line-break/>Dând pe Fiul Său!<text:line-break/>E crăciun, crăciunul bun,<text:line-break/>Bucurie de crăciun!<text:line-break/><text:line-break/>[v2:]Fiul va fi mare, va fi împărat,<text:line-break/>Vrea să mântuiască lumea de păcat!<text:line-break/>Vrea să curățească si inima ta,<text:line-break/>Astăzi e Crăciunul spre salvarea ta!<text:line-break/><text:line-break/>[v3:]Hai cu toți la iesle să îngenunchiem<text:line-break/>În fața acestui Fiu de Dumnezeu.<text:line-break/>Adu-I astăzi darul chiar inima ta<text:line-break/>Azi când e crăciunul, spre salvarea ta!</text:p>
      <text:h>4. A Ta e Domnia</text:h>
      <text:p>Ordine v1 v2 p1 c1 v1 v2 p1 c1 p1 p1 c1<text:line-break/><text:line-break/>[v1:]A Ta e domnia și puterea și gloria <text:line-break/>În veci e a Ta.<text:line-break/>Cer și pământ adoră Numele Tău sfânt.<text:line-break/><text:line-break/>[v2:]Moartea-i înfrântă, cerul cântă <text:line-break/>Și slava în veci e a Ta!<text:line-break/>Nu se compară nimic cu numele Tău Sfânt<text:line-break/><text:line-break/>[p1:]Domn peste domni, tot pământul va cânta<text:line-break/>Veșnic Dumnezeu, Tu ești minunat,<text:line-break/>Tu ești minunat!<text:line-break/><text:line-break/>[c1:]Și pământul întreg Te va-nălța,<text:line-break/>Pentru totdeauna Numele Tău Sfânt <text:line-break/>Va fi lumină mereu <text:line-break/>Fiindcă slava e a Ta,<text:line-break/>Pentru totdeauna slava e a Ta!</text:p>
      <text:h>5. A Ta iubire e minunata</text:h>
      <text:p>Ordine <text:line-break/><text:line-break/>[v1:]A Ta iubire e minunată<text:line-break/>Și ea pătrunde în inima mea<text:line-break/>Buzele mele Doamne îți cântă<text:line-break/>Al Tău nume fie slăvit!<text:line-break/><text:line-break/>[v2:]Eu Te voi binecuvânta Isuse<text:line-break/>Toată viața mea Ți-o închin Ție<text:line-break/>În numele Tău mâinile ridic<text:line-break/>Laudă Ție-ți voi cânta!<text:line-break/><text:line-break/>[v3:]Bunătatea Ta mă copleșește<text:line-break/>Sufletul meu e de Tin' mângâiat<text:line-break/>La tronul Tău vin inima Ți-o dau<text:line-break/>Tu-mi ești Rege să fii slăvit!</text:p>
      <text:h>6. A venit iarna din departari</text:h>
      <text:p>Ordine v1 v2 v3<text:line-break/><text:line-break/>[v1:]A venit iarna din depărtări,<text:line-break/>A venit iarna ninsă de sărbători!<text:line-break/>S-aducă bucurie-n orice casă,<text:line-break/>Pe Domnul Isus în orice inimă!<text:line-break/><text:line-break/>[v1:]Azi e crăciun, azi e crăciun!<text:line-break/>A venit iarna și-n acest an,<text:line-break/>Iar e crăciun!<text:line-break/><text:line-break/>[v2:]A venit Domnul din depărtări,<text:line-break/>A venit din Cerul nins de sărbători!<text:line-break/>S-aducă bucurie-n orice casă,<text:line-break/>S-aducă multă pace în inimă.<text:line-break/><text:line-break/>[v2:]Domnul e bun, Domnul e bun!<text:line-break/>Stele de zăpadă și daruri mii<text:line-break/>Pentru copii!<text:line-break/><text:line-break/>[v3:]A venit iarna din depărtări,<text:line-break/>Și ninge, ninge peste mări și țări.<text:line-break/>Și ninge, ninge și peste casa mea,<text:line-break/>Și ninge, ninge, ninsă-i cărarea mea!<text:line-break/><text:line-break/>[v3:]Azi s-a născut Domnul cel Sfânt!<text:line-break/>Colindă s-audă-ntregul pământ:<text:line-break/>Isus s-a născut!</text:p>
      <text:h>7. A-nviat Isus Cristos, Aleluia</text:h>
      <text:p>Ordine v1 v2 v3<text:line-break/><text:line-break/>[v1:]A-nviat Isus Cristos, Aleluia!<text:line-break/>Ceru-ntreg e bucuros, Aleluia!<text:line-break/>Să cântăm să-L înălțăm, Aleluia!<text:line-break/>Slavă, Glorie să-i dăm, Aleluia!<text:line-break/><text:line-break/>[v2:]A-nviat, mormântu-i gol, Aleluia!<text:line-break/>Unde-i moarte boldul tău? Aleluia!<text:line-break/>Domnul nostru a-nviat, Aleluia!<text:line-break/>De la moarte ne-a scăpat, Aleluia!<text:line-break/><text:line-break/>[v3:]Inimile înălțăm, Aleluia!<text:line-break/>Viața noastră consacrăm, <text:s text:c="1"/>Aleluia!<text:line-break/>Și crezând curând vom sta, Aleluia!<text:line-break/>Sus la cer la dreapta Sa! Aleluia!</text:p>
      <text:h>8. Aceasta e (o ungere noua)</text:h>
      <text:p>Ordine v1 c1 v2 c1 b1 c1<text:line-break/><text:line-break/>[v1:]Acum e timpul pentru-o ungere nouă<text:line-break/>Acum e timpul pentru-o revărsare proaspătă<text:line-break/>Ca și fii și fice ale regelui noi azi ne ridicăm<text:line-break/>Ca și fii și fice ale regelui noi azi ne ridicăm<text:line-break/>Declarăm:<text:line-break/><text:line-break/>[c1:]Aceasta e, aceasta e,<text:line-break/>aceasta e ziua Domnului<text:line-break/>Mă voi bucura, mă voi bucura,<text:line-break/>mă voi bucura este ziua Ta<text:line-break/>Aceasta e, aceasta e,<text:line-break/>aceasta e Ziua Domnului!<text:line-break/><text:line-break/>[b1:]Lasă gloria Ta să curgă acum<text:line-break/>Și să umple-ntreg pământ<text:line-break/>Lasă gloria Ta să curgă acum<text:line-break/>Și să umple-ntreg pământ<text:line-break/><text:line-break/>[v2:]La început Domnul a creat<text:line-break/>Și pentru Slava Lui creația cântă-n cor<text:line-break/>Fiecare fiu și fiică, Domnul vă ridică, fiți lumini!<text:line-break/>Fiecare fiu și fiică, Domnul ne ridică-n acest neam<text:line-break/>Declarăm:</text:p>
      <text:h>9. Aceasta e ziua Domnului</text:h>
      <text:p>Ordine <text:line-break/><text:line-break/>[v1:]Aceasta e, aceasta e <text:line-break/>ziua Domnului, ziua Domnului.<text:line-break/>Veseli să fim, veseli să fim, <text:line-break/>să ne bucurăm, să ne bucurăm.<text:line-break/><text:line-break/>[c1:]Aceasta e ziua Domnului,<text:line-break/>veseli să fim să ne bucurăm.<text:line-break/>Aceasta e, aceasta e ziua Domnului!<text:line-break/><text:line-break/>[v2:]El ne-a creat, El ne-a creat<text:line-break/>și ai Lui suntem, și ai Lui suntem.<text:line-break/>Lui ne-nchinăm, Lui ne-nchinăm, <text:line-break/>pe El Îl slăvim, pe El Îl slăvim.<text:line-break/><text:line-break/>[c2:]El ne-a creat și ai Lui suntem, <text:line-break/>Lui ne-nchinăm, pe El Îl slăvim.<text:line-break/>El ne-a creat, El ne-a creat<text:line-break/>și ai Lui suntem!<text:line-break/><text:line-break/>[v3:]Noi <text:s text:c="1"/>rătăceam, noi rătăceam<text:line-break/>dar El ne-a <text:s text:c="1"/>iubit, dar El ne-a iubit. <text:line-break/>Nu-L cunoșteam, nu-L cunoșteam,<text:line-break/>dar El s-a jertfit, dar El S-a jertfit.<text:line-break/><text:line-break/>[c3:]Noi rătăceam dar El ne-a iubit <text:line-break/>Nu-L cunoșteam, dar El S-a jertfit.<text:line-break/>Noi rătăceam, noi rătăceam<text:line-break/>dar El ne-a iubit.<text:line-break/><text:line-break/>[v4:]Isus <text:s text:c="1"/>e <text:s text:c="1"/>Domn, Isus e Domn<text:line-break/>vine în curând, vine în curând<text:line-break/>Vom moșteni, vom moșteni <text:line-break/>cu El Cerul sfânt, cu El Cerul sfânt.<text:line-break/><text:line-break/>[c4:]Isus e Domn, vine în curând<text:line-break/>Vom moșteni cu El Cerul Sfânt.<text:line-break/>Isus e Domn, Isus e Domn <text:line-break/>vine în curând!</text:p>
      <text:h>10. Aceasta este ziua Ta</text:h>
      <text:p>Ordine v1 p1 c1 v2 p1 c1 e1<text:line-break/><text:line-break/>[v1:]Aceasta este ziua Ta, <text:line-break/>cu bucurie mă întorc <text:line-break/>Doamne în prezența Ta.<text:line-break/>Aceasta este ziua Ta, <text:line-break/>un cântec nou va răsuna <text:line-break/>Doamne din inima mea.<text:line-break/><text:line-break/>[p1:]Mila Ta m-a căutat, <text:line-break/>bunătatea m-a găsit și m-a salvat.<text:line-break/><text:line-break/>[c1:]Voi cânta Domnul meu numai Numelui Tău<text:line-break/>Jertfa mea de iubire este doar pentru Tine<text:line-break/>Voi cânta Doumnul meu numai Numelui Tău<text:line-break/>Cu suflarea din mine veșnic cânt pentru Tine!<text:line-break/><text:line-break/>[v2:]Aceasta este ziua Ta, <text:line-break/>mulțumirea este haina<text:line-break/>care o voi îmbrăca.<text:line-break/>Aceasta este ziua Ta, <text:line-break/>altar de laudă zidesc,<text:line-break/>al Tău Nume îl iubesc.<text:line-break/><text:line-break/>[e1:]Voi adora, voi celebra, <text:line-break/>voi înălța Numele Tău!<text:line-break/>Voi adora, voi celebra, <text:line-break/>voi înălța Numele Tău!<text:line-break/>Voi adora, voi celebra, <text:line-break/>voi înălța Numele Tău!</text:p>
      <text:h>11. Aceasta mi-e dorinta</text:h>
      <text:p>Ordine v1 c1 v2 c1<text:line-break/><text:line-break/>[v1:]Aceasta mi-e dorința <text:line-break/>Să Te-onorez, <text:line-break/>Cu-ntreaga mea ființă <text:line-break/>Să Te slăvesc.<text:line-break/>Cu tot ce e în mine <text:line-break/>Te preamăresc,<text:line-break/>Căci tot ce am Isuse <text:line-break/>Îți dăruiesc.<text:line-break/><text:line-break/>[c1:]Doamne-Ți dau inima <text:line-break/>și-Ți dau sufletul,<text:line-break/>pentru Tine eu trăiesc!<text:line-break/>Chiar suflarea ce-o am <text:line-break/>Ție azi Ți-o dăruiesc,<text:line-break/>fă-n mine voia Ta!<text:line-break/><text:line-break/>[v2:]Vrednic esti de cinste,<text:line-break/> Fii laudat<text:line-break/>Imparat al slavei, <text:line-break/>Fii inaltat<text:line-break/>Alfa si Omega, <text:line-break/>De-a pururi viu<text:line-break/>Domn al vesniciei,<text:line-break/>In veci Amin!</text:p>
      <text:h>12. Adonai</text:h>
      <text:p>Ordine v1 v2 p1 c1 v3 p2 c1 b1 b1 c1<text:line-break/><text:line-break/>[v1:]Doamne în veci vei fi,<text:line-break/>misterul ce-L voi iubi.<text:line-break/>Domn peste Cer și Pământ<text:line-break/>Dumnezeu minunat.<text:line-break/><text:line-break/>[v2:]Vino în lumina Ta,<text:line-break/>îmbrăcat în onoarea Ta.<text:line-break/>Strigă acum inima:<text:line-break/>"Vino Rege din nou!"<text:line-break/><text:line-break/>[p1:]Și toți azi vom vedea <text:line-break/>din Ceruri gloria Ta!<text:line-break/><text:line-break/>[c1:]Adonai, Adonai,<text:line-break/>Toți genunchii astăzi se vor pleca<text:line-break/>Adonai, Adonai <text:line-break/>Dumnezeu doar Tu ești<text:line-break/>iar noi vom striga: Adonai!<text:line-break/><text:line-break/>[v3:]În Ierusalim stăm,<text:line-break/>laude-Ți înălțăm.<text:line-break/>Porți deschise avem,<text:line-break/>ne e dor să revii.<text:line-break/><text:line-break/>[p2:]Și tot poporul cântă:<text:line-break/>Laudat sa fi Isus<text:line-break/><text:line-break/>[b1:]Tu ești Domn peste-ntreg Pământ!<text:line-break/>Tu ești Domn peste-ntreg Pământ!</text:p>
      <text:h>13. aduceti ca jertfa multumiri</text:h>
      <text:p>Ordine v1 v2 c1 v3 c1<text:line-break/><text:line-break/>[v1:]Aduceti ca jertfa multumiri<text:line-break/>In veci e-a lui iubire<text:line-break/>El stapaneste peste-ntreg pamant<text:line-break/>In veci e-a Lui iubire<text:line-break/><text:line-break/>/: Cantati laude! :/<text:line-break/><text:line-break/>[v2:]Cu braţul tare El ne-a condus,<text:line-break/>În veci e-a Lui iubire,<text:line-break/>El e viaţa cea de sus,<text:line-break/>În veci e-a Lui iubire.<text:line-break/><text:line-break/>/: Cântaţi laude! :/<text:line-break/><text:line-break/>[c1:]În veci El e puternic,<text:line-break/>În veci e credincios,<text:line-break/>În veci cu noi rămâne,<text:line-break/>În veci de veci, în veci.<text:line-break/><text:line-break/>[v3:]Din zorii zilei până la apus,<text:line-break/>În veci e-a Lui iubire.<text:line-break/>Purta-vom mesajul iubirii de sus,<text:line-break/>În veci e-a Lui iubire.<text:line-break/><text:line-break/>/: Cântaţi laude! :/</text:p>
      <text:h>14. Ai deschis cerul Tau</text:h>
      <text:p>Ordine v1 v2 c1 c2 v3 v4 c1 c2<text:line-break/><text:line-break/>[v1:]Ai deschis Cerul Tău<text:line-break/>ai lăsat slava Ta și-ai venit,<text:line-break/>pentru mine un biet păcătos.<text:line-break/><text:line-break/>[v2:]M-ai iubit așa mult c-ai murit la Calvar,<text:line-break/>să deschizi ochii mei<text:line-break/>să-nțeleg și să Te slăvesc !<text:line-break/><text:line-break/>[c1:]Pentru cântec, speranță și rază de soare;<text:line-break/>Lumină și pace pe-a mea cărare,<text:line-break/>pentru tot ce Tu mi-ai dat, mulțumesc!<text:line-break/><text:line-break/>[c2:]Pentru zâmbetul Tău înscris printre stele, <text:line-break/>mângâierea Ta în clipele grele,<text:line-break/>pentru dragostea Ta revărsată în mine, <text:line-break/>mă-nchin, recunosc că ești Domn și rostesc:<text:line-break/>Mulțumesc!<text:line-break/><text:line-break/>[v3:]Ochii Tăi m-au privit<text:line-break/>Când prin neguri de vis rătăceam<text:line-break/>Când zăceam în păcat și-n dureri.<text:line-break/><text:line-break/>[v4:]Te iubesc așa mult că m-ai răscumpărat<text:line-break/>Mi-ai deschis Ceru-ntreg și mi-ai spus<text:line-break/>Că sunt fiu al Tău!</text:p>
      <text:h>15. Ai fost rastignit</text:h>
      <text:p>Ordine v1 c1 v2 v1 c1 v2<text:line-break/><text:line-break/>[v1:]Ai fost răstignit și cuiele-mi spun,<text:line-break/>Ce mare Ți-a fost iubirea!<text:line-break/>Cununa de spini îmi spune și ea,<text:line-break/>Ce mare Ți-a fost iubirea!<text:line-break/><text:line-break/>[c1:]Când cer și stele vor pieri,<text:line-break/>Semnele vor dăinui<text:line-break/>Și pe veci îmi vor șopti, cât m-ai iubit!<text:line-break/>De aceea vreau să-Ți spun<text:line-break/><text:line-break/>[v2:]În veci inima, în veci dragostea,<text:line-break/>În veci viața mea este-a Ta!</text:p>
      <text:h>16. ai platit un pret</text:h>
      <text:p>Ordine v1 v2 c1 c2 v4 c1 c2<text:line-break/><text:line-break/>[v1:]Ai plătit un preţ să-mi dai viaţa<text:line-break/><text:line-break/>Să trăiesc prin har azi mântuit<text:line-break/><text:line-break/>N-am cuvinte Doamne să pot spune<text:line-break/><text:line-break/>Cât de drag îmi eşti şi-s fericit!<text:line-break/><text:line-break/>[v2:]Numele mi-ai scris in Cartea Vietii<text:line-break/><text:line-break/>Si doresc Isus cu orice pret<text:line-break/><text:line-break/>Sa raman statornic in credinta<text:line-break/><text:line-break/>Sa Te laud si sa Te slavesc<text:line-break/><text:line-break/>[c1:]Voia Ta, nu voia mea<text:line-break/><text:line-break/>Să se facă Doamne-n viaţa mea<text:line-break/><text:line-break/>Să trăiesc cum Tu doreşti, <text:line-break/><text:line-break/>O, Domnul meu.<text:line-break/><text:line-break/>[c2:]Toată roada Duhului Tău Sfânt<text:line-break/><text:line-break/>Zi de zi s-o am pe-acest pământ<text:line-break/><text:line-break/>Lumină să răspândesc mereu<text:line-break/><text:line-break/>În jurul meu<text:line-break/><text:line-break/>[v4:]Pacea Ta ce-ntrece orice lucru<text:line-break/><text:line-break/>Cunoştinţa-ntregului pământ<text:line-break/><text:line-break/>S-o reverşi în inimă, Stăpâne<text:line-break/><text:line-break/>Orice-ar fi să pot mereu să-Ţi cânt</text:p>
      <text:h>17. Al meu esti, Isuse</text:h>
      <text:p>Ordine <text:line-break/><text:line-break/>[v1:]Al meu ești, Isuse; ce mult Te iubesc!<text:line-break/>a lumii plăcere eu n-o mai doresc.<text:line-break/>Tu ești Salvatorul și Te prețuiesc,<text:line-break/>de-acum, o, Isuse, nespus Te iubesc!<text:line-break/><text:line-break/>[v2:]Ca să mă răscumperi pe cruce-ai murit,<text:line-break/>și spinii-a Ta frunte adânc au rănit.<text:line-break/>Întâi m-ai iubit Tu, în veci Te slăvesc,<text:line-break/>de-acum, o, Isuse, nespus Te iubesc!<text:line-break/><text:line-break/>[v3:]În viață și-n moarte, Isus, Te doresc;<text:line-break/>slăvesc al Tău Nume atât cât trăiesc.<text:line-break/>Când umbrele morții mă vor copleși,<text:line-break/>și-atunci, o, Isuse, eu Te voi iubi!<text:line-break/><text:line-break/>[v4:]În fața măririi, la tronul de Sus,<text:line-break/>Uita-voi de jalea ce-n urmă-a apus.<text:line-break/>Cununa de slavă smerit o primesc,<text:line-break/>Și vesel voi spune: Isus, Te iubesc!</text:p>
      <text:h>18. Aleluia</text:h>
      <text:p>Ordine v1 c1 c2 v1 c1 c2<text:line-break/><text:line-break/>[v1:]Aleluia, aleluia <text:line-break/>Domnul nostru domnește în veci<text:line-break/>Aleluia, aleluia <text:line-break/>Domnul nostru domnește în veci<text:line-break/><text:line-break/>[c1:]Aleluia!<text:line-break/>Tu ești sfânt, ești sfânt,<text:line-break/>Domnul nostru din Ceruri.<text:line-break/>Vrednic ești în veci!<text:line-break/>Vrednic ești în veci!<text:line-break/><text:line-break/>[c2:]Căci Tu doar ești sfânt, ești sfânt,<text:line-break/>Domnul nostru din Ceruri.<text:line-break/>Vrednic ești în veci! Vrednic ești în veci!<text:line-break/>Amin!</text:p>
      <text:h>19. Aleluia (2)</text:h>
      <text:p>Ordine v1 c1 v1 c1 b1 c1<text:line-break/><text:line-break/>[v1:]Aleluia, aleluia, Domnul este aici<text:line-break/>Aleluia, aleluia teama s-o învingi<text:line-break/>Aleluia, aleluia, Domnul este aici<text:line-break/>Aleluia, aleluia aproape că-L atingi<text:line-break/><text:line-break/>[c1:]Aleluia!<text:line-break/>Aleluia!<text:line-break/><text:line-break/>[b1:]Domnul este, Domnul este aici!<text:line-break/>Domnul este, Domnul este aici!</text:p>
      <text:h>20. Am camin mai sus de nori</text:h>
      <text:p>Ordine v1 c1 v2 c1 v3 c1 v4 c1 v5 c1<text:line-break/><text:line-break/>[v1:]Am cămin mai sus de nori<text:line-break/>în Țara Gloriei,<text:line-break/>Am cămin mai sus de nori<text:line-break/>în Țara Gloriei,<text:line-break/>Am cămin mai sus de nori<text:line-break/>în Țara Gloriei, <text:line-break/>când vine Isus.<text:line-break/><text:line-break/>[c1:]Da Isus, da Isus, amintește-mă<text:line-break/>Da Isus, da Isus, amintește-mă<text:line-break/>Da Isus, da Isus, amintește-mă<text:line-break/>Când vii în curând.<text:line-break/><text:line-break/>[v2:]Jos porți crucea, sus cununa-n<text:line-break/>Țara Gloriei,<text:line-break/>Jos porți crucea, sus cununa-n<text:line-break/>Țara Gloriei,<text:line-break/>Jos porți crucea, sus cununa-n<text:line-break/>Țara Gloriei,<text:line-break/>când vine Isus.<text:line-break/><text:line-break/>[v3:]Dacă Îl primești pe Isus<text:line-break/>în veci vei trăi,<text:line-break/>Dacă Îl primești pe Isus<text:line-break/>în veci vei trăi,<text:line-break/>Dacă Îl primești pe Isus<text:line-break/>în veci vei trăi,<text:line-break/>când vine Isus.<text:line-break/><text:line-break/>[v4:]Isus te va duce-acasă-n<text:line-break/>Țara Gloriei,<text:line-break/>Isus te va duce-acasă-n<text:line-break/>Țara Gloriei,<text:line-break/>Isus te va duce-acasă-n<text:line-break/>Țara Gloriei,<text:line-break/>când vine Isus!<text:line-break/><text:line-break/>[v5:]Am cămin mai sus de nori<text:line-break/>vrei să ai și tu?<text:line-break/>Am cămin mai sus de nori<text:line-break/>vrei să ai și tu?<text:line-break/>Am cămin mai sus de nori<text:line-break/>vrei să ai și tu?<text:line-break/>când vine Isus.</text:p>
      <text:h>21. Am gasit o dulce mangaiere</text:h>
      <text:p>Ordine <text:line-break/><text:line-break/>[v1:]Am găsit o dulce mângâiere,<text:line-break/>O speranță-n multe încercări.<text:line-break/>Am găsit o dragoste fierbinte,<text:line-break/>O, Isus, pe Tine Te-am găsit!<text:line-break/><text:line-break/>[v2:]Mii de buze n-ar putea să spună<text:line-break/>Ce-am găsit în Tine, Domnul meu<text:line-break/>Căci sunt mic, o mână de țărână,<text:line-break/>Sunt nimic, dar sunt în harul Tău.<text:line-break/><text:line-break/>[v3:]Am găsit iubirea fără seamăn,<text:line-break/>Bunătatea ce-o ai numai Tu;<text:line-break/>Am găsit tot sensul vieții mele<text:line-break/>Scris în numele-Ți preasfânt: Isus.<text:line-break/><text:line-break/>[v4:]Mii de buze n-ar putea să spună<text:line-break/>Ce-am găsit în Tine, Domnul meu<text:line-break/>Căci sunt mic, o mână de țărână,<text:line-break/>Sunt nimic, dar sunt în harul Tău.</text:p>
      <text:h>22. Am nevoie de Tine Isus</text:h>
      <text:p>Ordine v1 c1 c2 c3 v2 c1 c2 c3 c1 c2 c4<text:line-break/><text:line-break/>[v1:]Când uneori în viață, sunt întristat.<text:line-break/>Când uneori în viață sunt descurajat,<text:line-break/>Simt că sunt pierdut,<text:line-break/>La cine să caut adăpost,<text:line-break/>La cine s-alerg,<text:line-break/>Doar l-al meu Salvator, și strig...<text:line-break/><text:line-break/>[c1:]Am nevoie de Tine Isus,<text:line-break/>Am nevoie de dragostea Ta.<text:line-break/>Am nevoie de Tine Isus,<text:line-break/>Când trec prin încercarea grea.<text:line-break/><text:line-break/>[c2:]Am nevoie de Tine Isus,<text:line-break/>Am nevoie de dragostea Ta.<text:line-break/>Am nevoie de Tine Isus,<text:line-break/>Să fii lângă inima mea<text:line-break/><text:line-break/><text:line-break/>[c3:]Aproape de ea, să fii<text:line-break/>Lângă inima mea!<text:line-break/>Aproape de ea, să fii<text:line-break/><text:line-break/>[v2:]Ca un copil, <text:line-break/>Ce are nevoie de părinte.<text:line-break/>Ca o floare, <text:line-break/>Ce are nevoie de-nviorare;<text:line-break/>Așa și eu am nevoie de Tine Isus,<text:line-break/>Tu ești totul pentru mine, și strig...<text:line-break/><text:line-break/>[c4:]Aproape de ea, să fii<text:line-break/>Lângă inima mea!<text:line-break/>Aproape de ea, să fii<text:line-break/>Lângă inima mea!</text:p>
      <text:h>23. Ancora</text:h>
      <text:p>Ordine v1 p1 c1 v2 p1 c1 b1 c1<text:line-break/><text:line-break/>[v1:]În orice vreme, <text:line-break/>orice-anotimp, <text:line-break/>Eşti aici.<text:line-break/>Când am necazuri, <text:line-break/>mă întăreşti, <text:line-break/>Eşti aici.<text:line-break/><text:line-break/>[p1:]Eşti Pacea-n furtuni, <text:line-break/>Un glas ce mă cheamă.<text:line-break/>Să înaintez, <text:line-break/>Știind că susţii lumea mea.<text:line-break/><text:line-break/>[c1:] În Tine mă încred, <text:line-break/>Prin harul Tău trăiesc.<text:line-break/>Renunţ la ce sunt eu, <text:line-break/>mă supun la ce voieşti.<text:line-break/>A vieții ancoră, Tată, <text:line-break/>Tu eşti neschimbat,<text:line-break/>Te ador, Te iubesc!<text:line-break/><text:line-break/>[v2:]Mântuitorul, <text:line-break/>Prieten constant, <text:line-break/>Eşti aici.<text:line-break/>Tată din ceruri, <text:line-break/>Tu m-ai primit, <text:line-break/>Eşti aici.<text:line-break/><text:line-break/>[b1:]Şi pot să fiu sigur: <text:line-break/>Îţi ţii promisiunea!<text:line-break/>Eşti tare, mă aperi, <text:line-break/>Tu-mi eşti ancora.<text:line-break/>Tu eşti Salvatorul, <text:line-break/>Speranţa, Refugiul!<text:line-break/>Iubirea eternă, <text:line-break/>Tu-mi eşti ancora.</text:p>
      <text:h>24. Arata-mi slava Ta</text:h>
      <text:p>Ordine v1 c1 v2 c1<text:line-break/><text:line-break/>[v1:]Te caut Doamne, caut fața Ta<text:line-break/>Te caut Doamne, caut voia Ta<text:line-break/>Tu ești Stânca și ajutorul meu <text:line-break/>Mă-ncred în Tine, că Tu ești Dumnezeu<text:line-break/><text:line-break/>[c1:]Arată-mi slava Ta, arată-mi iubirea Ta<text:line-break/>Întinde-Ți brațul Tău <text:line-break/>căci sunt copilul Tău.<text:line-break/>Arată-mi slava Ta, arată-mi iubirea Ta<text:line-break/>Întinde-Ți brațul Tău <text:line-break/>căci sunt copilul Tău.<text:line-break/><text:line-break/>[v2:]Ascultă Doamne rugăciunea mea<text:line-break/>Dă-mi izbăvirea pentru slava Ta.<text:line-break/>Dă-mi bucurie ca să pot cânta<text:line-break/>Alungă teama să Te pot glorifica</text:p>
      <text:h>25. Arata-ne inima Ta</text:h>
      <text:p>Ordine v1 v2 p1 c1 v2 p1 c1 b1 c1 c1<text:line-break/><text:line-break/>[v1:]Tu ai venit în lume și Ți-ai dat<text:line-break/>Isuse viața scumpă pe altar.<text:line-break/>Prin trupul Tău putem intra<text:line-break/>În prezența Ta!<text:line-break/><text:line-break/>[v2:]Noi vrem să căutăm doar fața Ta<text:line-break/>Iar viețile să-Ți laude Ființa Ta!<text:line-break/>Cu-o dragoste deplină stăm <text:line-break/>În prezența Ta!<text:line-break/><text:line-break/>[p1:]Venim acum în duh și-n adevăr<text:line-break/>Ca jertfă vie Ție ne-nchinăm.<text:line-break/>Cu-o inimă și-un gând, Doamne Îți cântăm:<text:line-break/>Iată-ne, noi suntem ai Tăi!<text:line-break/><text:line-break/>[c1:]Doamne Te rog, ne sfințește inimile din nou.<text:line-break/>Cu Duhul Tău Sfânt să ne umpli,<text:line-break/>Martori ai Tăi să fim, cum ai promis!<text:line-break/><text:line-break/>[v2:]Noi n-am venit aici să ne distrăm<text:line-break/>Și nici într-un alt nume să cântăm<text:line-break/>Strigăm doar către Tine, <text:line-break/>Doamne-n prezența Ta!<text:line-break/><text:line-break/>[b1:]Arată-ne inima Ta!<text:line-break/>C-un glas Te slăvim și ne dăruim<text:line-break/>Stăm pe genunchi ai Tăi să fim,<text:line-break/>Vrem inimile și buzele, <text:line-break/>Doamne, să-Ți cânte!</text:p>
      <text:h>26. Arcuri incordate</text:h>
      <text:p>Ordine v1 c1 v2 c1 v3 c1 c1<text:line-break/><text:line-break/>[v1:]Arcuri încordate fi-vor îndreptate<text:line-break/>Vârfuri ascuțite, nu mă tem.<text:line-break/>Piedici, bariere, nu mai au putere<text:line-break/>Când pe Domnul Isus eu Îl chem.<text:line-break/><text:line-break/>[v2:]Piedici pe cărare știu că vor apare<text:line-break/>Dar de Domnul Isus nu mă las.<text:line-break/>El îmi dă putere, har și mângâiere<text:line-break/>Și mă însoțește pas cu pas<text:line-break/><text:line-break/>[v3:]Zile înnorate nu mă vor abate<text:line-break/>De la ținta veșniciilor.<text:line-break/>Ploaie și furtună, toate împreună<text:line-break/>Le înfrunt cu-al meu Mântuitor.<text:line-break/><text:line-break/>[c1:]Credincioasă slugă, mă aplec în rugă<text:line-break/>Și Îl chem în ajutor mereu.<text:line-break/>Și de orișiunde, Domnul îmi răspunde<text:line-break/>Căci El e același Dumnezeu.</text:p>
      <text:h>27. As vrea Isuse scump</text:h>
      <text:p>Ordine v1 c1 v2 c1 v3 c1<text:line-break/><text:line-break/>[v1:]Aș vrea, Isuse scump să fiu ca Tine<text:line-break/>În pripegia mea pe acest pământ<text:line-break/>De atâtea ori când grea ispită vine<text:line-break/>S-o biruiesc prin Sfântul Tău Cuvânt<text:line-break/><text:line-break/>[c1:]Aș vrea Isuse scump a Ta comoară<text:line-break/>De mângâieri pe veci să-mi dăruiești<text:line-break/>Aș vrea ca-n mine tot ce-i vechi să moară,<text:line-break/>Ca Tu să faci din mine ce dorești<text:line-break/><text:line-break/>[v2:]Aș vrea Isuse scump a Ta viață<text:line-break/>Să se-oglindească pururi în a mea<text:line-break/>Și să dispară negura de ceață<text:line-break/>Ce-mpiedică șă-Ți văd mărirea Ta<text:line-break/><text:line-break/>[v3:]Și câte n-aș mai vrea o scump Isuse<text:line-break/>În pribegia mea pe-acest pământ<text:line-break/>Dorințele ce îmi rămân nespuse<text:line-break/>Le împlinește Sfântul Tău Cuvânt</text:p>
      <text:h>28. As vrea sa Te cunosc tot mai mult Isus</text:h>
      <text:p>Ordine v1 c1 v2 c1<text:line-break/><text:line-break/>[v1:]/: Aş vrea să Te cunosc tot mai mult Isus :/ <text:line-break/><text:line-break/>Ochii îmi îndrept către Tine şi doresc<text:line-break/>Doar voia Ta s-o fac.<text:line-break/><text:line-break/>[c1:]Cuvântul Tău e lumina mea<text:line-break/>Braţul Tău sfânt e tăria mea<text:line-break/>Fii glorificat, veşnic lăudat<text:line-break/>În viaţa mea.<text:line-break/><text:line-break/>[v2:]/: Eu vreau să cânt mereu din sufletul meu :/<text:line-break/><text:line-break/>Numele Lui sfânt şi sfântul Său Cuvânt<text:line-break/>Eu vreau să-I cânt mereu. </text:p>
      <text:h>29. Asa cum sunt</text:h>
      <text:p>Ordine v1 v2 v3 v4<text:line-break/><text:line-break/>[v1:]Așa cum sunt la Tine vin,<text:line-break/>Putere n-am, smerit mă-nchin.<text:line-break/>Mă spală-n sângele-Ți divin,<text:line-break/>O, Mielule, eu vin, eu vin!<text:line-break/><text:line-break/>[v2:]De îndoieli sunt apăsat,<text:line-break/>De ispitiri împresurat.<text:line-break/>Slăbit, de valuri mult purtat<text:line-break/>O, Mielule, eu vin, eu vin!<text:line-break/><text:line-break/>[v3:]Isuse, știu că-s rătăcit;<text:line-break/>Doresc să fiu călăuzit<text:line-break/>Să fiu bogat și fericit<text:line-break/>O, Mielule, eu vin, eu vin!<text:line-break/><text:line-break/>[v4:]Așa cum sunt Tu mă primești<text:line-break/>Păcatu-mi nici nu-mi amintești<text:line-break/>Crezând, deplin mă mântuiești<text:line-break/>O, Mielule, eu vin, eu vin!</text:p>
      <text:h>30. Asculta glasul ce te cheama</text:h>
      <text:p>Ordine v1 c1 v2 c1 v3 c1<text:line-break/><text:line-break/>[v1:]Ascultă glasul ce te cheamă<text:line-break/>Predă-ți viața Domnului!<text:line-break/>Ascultă glasul ce te-ndeamnă<text:line-break/>Să te supui azi cerului.<text:line-break/><text:line-break/>[c1:]Isus Hristos te vrea cu El în slavă<text:line-break/>Ziua de mâine nu-i a ta<text:line-break/>De vrei să fii în veci cu Creatorul<text:line-break/>Ascultă azi chemarea Sa!<text:line-break/><text:line-break/>[v2:]Ascultă glasul blând de Tată<text:line-break/>Până când ți-e mântuitor.<text:line-break/>Oricum îl vei vedea odată<text:line-break/>În haina de judecător.<text:line-break/><text:line-break/>[v3:]Acum e timpul cel din urmă,<text:line-break/>Când necredința ia avânt<text:line-break/>Dar tu alege calea bună<text:line-break/>Și vei ajunge-n cerul sfânt.</text:p>
      <text:h>31. Astazi e Craciun</text:h>
      <text:p>Ordine v1 c1 v2 c1 b1 b1 c2 b1 c2 c2 e1<text:line-break/><text:line-break/>[v1:]Astăzi e Crăciun <text:line-break/>și oamenii-mi spun că <text:line-break/>e ziua Ta<text:line-break/>Casa și-o împodobesc, <text:line-break/>toate strălucesc, <text:line-break/>este ziua Ta<text:line-break/>În bucuria lor <text:line-break/>Uită de Mântuitor<text:line-break/><text:line-break/>[c1:]În bucuria lor, <text:line-break/>Uită de Mântuitor<text:line-break/>Fa-I loc lui Isus in inima ta<text:line-break/>La usa nu Il lasa<text:line-break/>Primeste-L in casa ta<text:line-break/>Fa-I loc in inima ta, lui Mesia<text:line-break/><text:line-break/>[v2:]Unii se veselesc, <text:line-break/>alții daruri primesc, <text:line-break/>este ziua Ta<text:line-break/>Ei dau tot ce-au mai bun <text:line-break/>celor ce-i iubesc, <text:line-break/>este ziua Ta<text:line-break/><text:line-break/>[b1:]Tu simplu ai venit <text:line-break/>și dezbrăcat de slavă,<text:line-break/>Te-ai îmbrăcat smerit <text:line-break/>în haina mea de om.<text:line-break/><text:line-break/>[c2:]Fa-I loc lui Isus in inima ta<text:line-break/>La usa nu Il lasa<text:line-break/>Primeste-L in casa ta<text:line-break/>Fa-I loc in inima ta, <text:line-break/><text:line-break/>[e1:]/: Lui Mesia :/</text:p>
      <text:h>32. Astazi nu mai sunt minuni</text:h>
      <text:p>Ordine v1 c1 v2 c1 c1<text:line-break/><text:line-break/>[v1:]Astăzi nu mai sunt minuni lumea va striga.<text:line-break/>Oare astăzi pe pământ se mai pot afla?<text:line-break/>Noi credem însă în minuni, Isus ne-a învățat.<text:line-break/>Căci Dumnezeul dragostei același este-n veac!<text:line-break/><text:line-break/>[c1:]El rămâne în veci ca și ieri, ca și azi.<text:line-break/>Brațul Său printre noi făptuiește minuni.<text:line-break/>Dumnezeu neschimbat pe Pământ va lucra,<text:line-break/>Îndoială să n-ai, Domnul nu va-nceta!<text:line-break/><text:line-break/>[v2:]Drumul tău pe-acest Pământ plin cu dureri va fi,<text:line-break/>Însă Isus le-a purtat, în locul tău muri.<text:line-break/>Predă-ți viața-n mâna Lui și-atunci tu vei vedea<text:line-break/>Că Cel ce e din veci la fel, în veci va rămânea!</text:p>
      <text:h>33. Astazi vin la Tine, Domnul meu</text:h>
      <text:p>Ordine v1 p1 c1 v1 p1 c1 c1 e1<text:line-break/><text:line-break/>[v1:]Astăzi vin la Tine, Domnul meu<text:line-break/>Sufletul mi-e plin de bucurie<text:line-break/>Fiindcă m-ai făcut copilul Tău<text:line-break/>Ca să pot trăi o veșnicie.<text:line-break/><text:line-break/>[p1:]Sunt atât de fericit<text:line-break/>Domnul meu iubit<text:line-break/>De minunea ce-ai făcut-o-n <text:line-break/>Viața mea !<text:line-break/><text:line-break/>[c1:]Vreau să Îți cânt, <text:line-break/>Vreau să Te laud !<text:line-break/>Să Îți mulțumesc că ești în viața mea.<text:line-break/>Cu putere m-ai luat din întuneric<text:line-break/>Și mi-ai arătat înțelepciunea Ta.<text:line-break/><text:line-break/>[e1:]Cu putere m-ai luat din întuneric<text:line-break/>Și mi-ai arătat înțelepciunea Ta.</text:p>
      <text:h>34. Atat am cautat rostul vietii</text:h>
      <text:p>Ordine v1 c1 v2 c1 v1 c1 v2 c1<text:line-break/><text:line-break/>[v1:]Atât am căutat rostul vieţii<text:line-break/>De-am ajuns rob acestor căutări,<text:line-break/>Dar Isus mi-a deschis orizont<text:line-break/>Spre Calvar,<text:line-break/>Loc de chin şi loc de mari îndurări.<text:line-break/><text:line-break/>[c1:]E şters pentru veci tot trecutul<text:line-break/>Prin sângele curs pe Calvar,<text:line-break/>Mi-am schimbat temerile <text:line-break/>într-un cânt glorios, <text:line-break/>Sunt liber acum, o, ce har!<text:line-break/><text:line-break/>[v2:]Acum de trecut eu sunt liber<text:line-break/>Căci Isus a-nnoit viaţa mea,<text:line-break/>Bucurii am în inima mea ne-ncetat O cântare spre lauda Sa.</text:p>
      <text:h>35. Atat cat voi trai</text:h>
      <text:p>Ordine v1 c1 c2 v2 c1 c3 c1 c2<text:line-break/><text:line-break/>[v1:]Tot ce-n lume ne încântă, <text:line-break/>Tot ce stelele rostesc<text:line-break/>Orice vis ce-adânc se-avântă<text:line-break/>Pe culmi de tainică iubire-n gând curat.<text:line-break/><text:line-break/>[v1:]Orice șoaptă de poveste, <text:line-break/>Orice dor după etern<text:line-break/>Întregul freamăt al creației,<text:line-break/>Vorbește despre El!<text:line-break/><text:line-break/>[c1:]Și atât cât voi trăi<text:line-break/>Cu fiecare strop de viață<text:line-break/>Aș vrea să las să strălucească<text:line-break/>Iubire limpede de Cer.<text:line-break/><text:line-break/>[c2:]Și atât cât voi trăi<text:line-break/>La fiecare pas ce-l fac<text:line-break/>Aș vrea să las în urma mea<text:line-break/>Iubirea jertfei din Calvar.<text:line-break/><text:line-break/>[v2:]Din înaltul munților,<text:line-break/>Necuprinsul apelor,<text:line-break/>Orice gând ce se înalță<text:line-break/>Orice mână ce oferă ajutor.<text:line-break/><text:line-break/>[v2:]Fiecare rugă-n taină<text:line-break/>Șoptită cu credință Domnului,<text:line-break/>Orice tainică speranță<text:line-break/>Vorbește despre El!<text:line-break/><text:line-break/>[c3:]Și atât cât voi trăi<text:line-break/>La fiecare pas ce-l fac<text:line-break/>Aș vrea să las în urma mea<text:line-break/>Iubirea din Calvar.</text:p>
      <text:h>36. Atotputernic Dumnezeu</text:h>
      <text:p>Ordine v1 p1 c1 v1 p1 c1 c1<text:line-break/><text:line-break/>[v1:]Te chemăm cu putere să cobori<text:line-break/>Doamne stăm și Te-așteptăm <text:line-break/>Cu putere să cobori<text:line-break/><text:line-break/>[p1:]Ești Domn din veșnicie,<text:line-break/>Speranță, Tu trăiești în noi!<text:line-break/><text:line-break/>[c1:]Atotputernic Dumnezeu,<text:line-break/>Statornic Dumnezeu,<text:line-break/>Nu obosești, Tu nu Te clatini!<text:line-break/><text:line-break/>[c1:]Apărătorul celor slabi,<text:line-break/>Alini orice dureri,<text:line-break/>Ca vulturii ne-nalți spre ceruri!</text:p>
      <text:h>37. Azi Domnul este Pastorul meu</text:h>
      <text:p>Ordine v1 c1 v2 c2 v3 c3<text:line-break/><text:line-break/>[v1:]Azi Domnul este Păstorul meu,<text:line-break/>Eu lipsă n-am să duc.<text:line-break/>Din verzi pășuni și din ape vii<text:line-break/>Eu sufletu-mi adăp.<text:line-break/><text:line-break/>[c1:]Povață-mi dai pe cărarea grea,<text:line-break/>În lume port al Tău Nume sfânt.<text:line-break/>Chiar și prin moarte eu trec ușor,<text:line-break/>Și nu mă tem nicicând.<text:line-break/><text:line-break/>[v2:]Toiagul Tău și nuiaua Ta mă mângâie ades.<text:line-break/>Pe cap mă ungi ca să mă sfințești,<text:line-break/>Cu untdelemn ales.<text:line-break/><text:line-break/>[c2:]Tu masa-ntinzi când dușmani privesc,<text:line-break/>Paharul meu este astăzi plin.<text:line-break/>Primesc belșugul ce-l răspândești<text:line-break/>Și-n fața Ta mă-nchin<text:line-break/><text:line-break/>[v3:]Da, fericirea mă va-nsoți <text:line-break/>În toată viața mea,<text:line-break/>Și-n casa Tatălui eu voi sta<text:line-break/>Până când voi muri.<text:line-break/><text:line-break/>[c3:]Aleluia , Aleluia, Aleluia,<text:line-break/>Aleluia, Aleluia, Aleluia,<text:line-break/>Aleluia, Amin!</text:p>
      <text:h>38. Azi e zi de har</text:h>
      <text:p>Ordine v1 c1 v2 c1 v3 c1 c1<text:line-break/><text:line-break/>[v1:]Azi e zi de har și bucurie totodat'<text:line-break/>Pe Isus l-am primit ca Domn și Împărat.<text:line-break/>Inima I-am dat-o toată și sunt fericit<text:line-break/>Isus Hristos m-a mântuit.<text:line-break/><text:line-break/>[c1:]Isus, lângă Tine vreau să fiu mereu<text:line-break/>Isus, e Numele ce-L strig din greu.<text:line-break/>Nu vreau de Tin’ să mă despart vreodat’<text:line-break/>Doar prin Isus eu sunt salvat!<text:line-break/><text:line-break/>[v2:]Am lăsat la poala crucii tot trecutul meu <text:line-break/>Tot amarul meu, da tot păcatul meu.<text:line-break/>Și sunt convins că al meu Rege<text:line-break/>Nu mă va lăsa, mă va lua în țara Sa.<text:line-break/><text:line-break/>[v3:]Ce viață minunată mă așteaptă acum<text:line-break/>Cu Isus al meu eu am pornit la drum<text:line-break/>Numai lângă al meu Părinte eu voi sta pe veci<text:line-break/>Doar lângă El căci Îl iubesc.</text:p>
      <text:h>39. Azi ma inchin</text:h>
      <text:p>Ordine v1 c1 v2 c1 c1<text:line-break/><text:line-break/>[v1:]Doamne, <text:line-break/>Tu ești stânca-n care mă ascund,<text:line-break/>Scutul meu, <text:line-break/>Tăria care mă scapă.<text:line-break/><text:line-break/>[v1:]Eu strig<text:line-break/>Lăudat să fie Domnul meu<text:line-break/>Și sunt izbăvit <text:line-break/>De vrăjmașii mei.<text:line-break/><text:line-break/>[c1:]Și azi mă închin, <text:line-break/>La Tine îmi înalț sufletul.<text:line-break/>Tu cunoști inima mea,<text:line-break/>Doamne Ție-ți aparțin!<text:line-break/><text:line-break/>[v2:]În îndoiala mea <text:line-break/>Am chemat numele Tău cel Sfânt.<text:line-break/>Și am strigat <text:line-break/>Către Stânca mântuirii!<text:line-break/><text:line-break/>[v2:]De-acolo de sus, <text:line-break/>Tu ai auzit glasul meu,<text:line-break/>M-ai scos la loc larg <text:line-break/>Pentru că mă iubești!</text:p>
      <text:h>40. Azi ma-nalt spre Tine</text:h>
      <text:p>Ordine v1 p1 c1 v2 p1 c1 b1 c1 c1<text:line-break/><text:line-break/>[v1:]Ape se scurg adânc în mine<text:line-break/>Și simt cum îmi vindeci sufletul<text:line-break/>Mi-atât de dor de acele clipe<text:line-break/>Când îmi doream să fim doar noi<text:line-break/><text:line-break/>[v1:]Mâinile mi le-nalț spre Tine<text:line-break/>Vreau să m-ating de haina Ta!<text:line-break/>Mai bine o clipă doar cu Tine<text:line-break/>Decât o mie să fiu cu-altcineva!<text:line-break/><text:line-break/>[p1:]Mă-ntorc azi la Tine <text:line-break/>Căci am stat destul<text:line-break/>Vin așa cum sunt<text:line-break/><text:line-break/>[c1:]Azi mă-nalț spre Tine, astăzi Te privesc<text:line-break/>Cu cine se compară Domnul meu?<text:line-break/>Uimit de a Ta splendoare ființa mea Te vrea<text:line-break/>Doar Tu vei fi mereu iubirea mea!<text:line-break/>Doar Tu vei fi mereu iubirea mea!<text:line-break/><text:line-break/>[v2:]Rănile Tale mă ridică<text:line-break/>Poruncile Tale mă zidesc<text:line-break/>Marea iertării curge-n mine<text:line-break/>Mai mult ca oricând, azi Te iubesc.<text:line-break/><text:line-break/>[b1:]Vreau să cunosc iubirea Ta,<text:line-break/>Vreau să cunosc iubirea Ta!</text:p>
      <text:h>41. Binecuvantam Doamne Numele Tau</text:h>
      <text:p>Ordine v1 c1 v1 c1<text:line-break/><text:line-break/>[v1:]Binecuvântăm Doamne Numele Tău<text:line-break/>Binecuvântăm puterea Ta!<text:line-break/>Te binecuvântăm în prezența Ta<text:line-break/>Vrem să ne-nchinăm-naintea Ta!<text:line-break/><text:line-break/>[c1:]A Ta este slava, puterea, măreția!<text:line-break/>Înțelepciunea și gloria-i a Ta!<text:line-break/>Tu domnești în Ceruri, ești Împăratul nostru<text:line-break/>De aceea, Doamne Te lăudăm!</text:p>
      <text:h>42. Binecuvantat e orice om</text:h>
      <text:p>Ordine v1 v1 c1 c1 v2 v2 c1 c1<text:line-break/><text:line-break/>[v1:]Binecuvântat e orice om<text:line-break/>Ce se-ncrede-n Dumnezeu<text:line-break/><text:line-break/>[c1:]Căci el va fi ca un pom<text:line-break/>Sădit la malul apei<text:line-break/>Ce la timp aduce rod<text:line-break/><text:line-break/>[v2:]Chiar de arșita e mare<text:line-break/>Frunzele-i rămân tot verzi</text:p>
      <text:h>43. Binecuvantati</text:h>
      <text:p>Ordine v1 v1 p1 c1 c1 v1 v1 p1 c1 c1 b1 c1 c1<text:line-break/><text:line-break/>[v1:]Binecuvântați sunt acei<text:line-break/>Care stau în Templul Său.<text:line-break/>Binecuvântați sunt acei<text:line-break/>Ce se încred în Domnul!<text:line-break/><text:line-break/>[p1:]Vom simți puterea Sa, <text:line-break/>Față-n față-L vom vedea.<text:line-break/><text:line-break/>[c1:]Din Înalt ascultă-ne Doamne,<text:line-break/>Când ne rugăm, când Te căutăm, ne închinăm.<text:line-break/><text:line-break/>[b1:]Doar Tu ești Sfânt, <text:line-break/>Doar Tu ești Sfânt<text:line-break/>Numai Tu ești Sfânt.</text:p>
      <text:h>44. Binecuvantati sunt acei</text:h>
      <text:p>Ordine v1 p1 c1 v1 c1 v1 b1 e1<text:line-break/><text:line-break/>[v1:]Binecuvântaţi sunt acei<text:line-break/>Care stau în templul Său<text:line-break/>Binecuvântaţi sunt acei<text:line-break/>Ce se încred în Domnul<text:line-break/><text:line-break/>[c1:]Din înalt, ascultă-ne Doamne!<text:line-break/>Când ne rugăm,<text:line-break/>Când Te căutăm, <text:line-break/>Ne închinăm<text:line-break/><text:line-break/>[b1:]Doar Tu eşti Sfânt<text:line-break/>Doar Tu eşti Sfânt<text:line-break/>Numai Tu esti sfant<text:line-break/><text:line-break/>[e1:]Din înalt, ascultă-ne Doamne!<text:line-break/>Când ne rugăm,<text:line-break/>Când Te căutăm, <text:line-break/>Ne închinăm<text:line-break/><text:line-break/>[p1:]Vom simţi puterea Sa<text:line-break/>Faţă-n faţă-L vom vedea</text:p>
      <text:h>45. Binecuvinteaza Doamne Romania</text:h>
      <text:p>Ordine c1 v1 c1 v2 c1<text:line-break/><text:line-break/>[c1:]Binecuvintează Doamne, România!<text:line-break/>Binecuvintează ţara mea;<text:line-break/>Vino cu putere, vino cu trezire,<text:line-break/>Te rugăm, Isus, ai milă de ea.<text:line-break/><text:line-break/>[v1:]Noi te chemăm, arată-ţi puterea,<text:line-break/>Dă-ne credinţă din nou, Te rugăm;<text:line-break/>Ajută-ne să Te cunoaştem,<text:line-break/>Să Te-ascultăm, Doamne, să Te iubim.<text:line-break/><text:line-break/>[v2:]Suntem flămânzi, Doamne, de Tine,<text:line-break/>Pâinea vieţii doar Tu ne-o poţi da.<text:line-break/>Suntem setoşi de neprihănire<text:line-break/>Cu apa vieţii inundă ţara mea.</text:p>
      <text:h>46. Bucurosi vor fi atunci</text:h>
      <text:p>Ordine v1 c1 v2 c1 v3 c1<text:line-break/><text:line-break/>[v1:]Bucuroși vor fi atunci semănătorii<text:line-break/>Când cu lacrimi sfinte pun sămânța lor<text:line-break/>Numai când puterea vine de la Domnul<text:line-break/>Ei de rodul muncii bucura-se-vor.<text:line-break/><text:line-break/>[c1:]Snopi aduce-vor, snopi aduce-vor<text:line-break/>Când cu lacrimi sfinte pun sămânța lor.<text:line-break/>Snopi aduce-vor, snopi aduce-vor,<text:line-break/>Secerând cu râvnă, bucura-se-vor.<text:line-break/><text:line-break/>[v2:]Puneți dimineața în ogor sămânța,<text:line-break/>Nu-ncetați și de-ar fi în amiaz` de zi,<text:line-break/>Chiar și-n faptul serii semănați Cuvântul<text:line-break/>Că-n sfârșit un mare seceriș va fi.<text:line-break/><text:line-break/>[v3:]Chiar de e ogorul plin de spini și pietre,<text:line-break/>Harnici, cu iubire voi să semănați,<text:line-break/>Căci Cuvântul vieții va găsi-mplinire<text:line-break/>Și de roade sfinte-apoi vă bucurați.</text:p>
      <text:h>47. Ca vulturii</text:h>
      <text:p>Ordine v1 v1 c1 c1 v2 v2 c1 c1<text:line-break/><text:line-break/>[v1:]Când ești în necaz și îți este greu<text:line-break/>Și ești apăsat în sufletul tău<text:line-break/>Nu uita, nu uita!<text:line-break/><text:line-break/>[v2:]Bucurii acum în viața ta, <text:line-break/>Pacea-ți inundă azi inima<text:line-break/>Inima, inima!<text:line-break/><text:line-break/>[c1:]Căci cei ce se încred în Domnul <text:line-break/>Vor avea putere din belșug<text:line-break/>Și vor zbura ca vulturii spre cer</text:p>
      <text:h>48. Caci iata ca El</text:h>
      <text:p>Ordine v1 v1 c1 v2 v2 c1 c1<text:line-break/><text:line-break/>[v1:]Căci iată că El a întocmit munții<text:line-break/>A făcut vântul numai El.<text:line-break/><text:line-break/>[c1:]Și spune omului până și gândurile lui<text:line-break/>El preface zorile în întuneric<text:line-break/>Și umblă pe înălțimile Pământului<text:line-break/>Domnul Dumnezeul oștirilor, este numele Lui.<text:line-break/><text:line-break/>[v2:]Căci iată că El a întocmit marea<text:line-break/>A făcut valul numai El.</text:p>
      <text:h>49. Caci un copil ni s-a nascut</text:h>
      <text:p>Ordine v1 c1 v2 c1 v3 c1 c1<text:line-break/><text:line-break/>[v1:]Căci un Copil ni s-a născut<text:line-break/>Cel ce n-are început<text:line-break/>Căci un Fiu ni s-a dat<text:line-break/>El e Marele Împărat<text:line-break/><text:line-break/>[c1:]Îl vor numi sfetnic, minunat<text:line-break/>Domn al Păcii adorat,<text:line-break/>Dumnezeu Tare, Savaot<text:line-break/>Părinte al veșniciilor<text:line-break/><text:line-break/>[v2:]El, Dumnezeul nevăzut<text:line-break/>S-a făcut azi cunoscut<text:line-break/>A venit din veșnicii<text:line-break/>Să ne aducă bucurii<text:line-break/><text:line-break/>[v3:]Plăcerea Lui va fi mereu<text:line-break/>Frica de Dumnezeu<text:line-break/>Și Duhul Domnului cel Sfânt<text:line-break/>Se va odihni în El</text:p>
      <text:h>50. Calea</text:h>
      <text:p>Ordine v1 c1 v2 c1 b1 b1 c1 c1<text:line-break/><text:line-break/>[v1:]În fața Ta viața-mi proștern<text:line-break/>Și Te doresc Rege etern<text:line-break/>Te-am căutat și Te-ai lăsat găsit.<text:line-break/><text:line-break/>[v1:]În încercări la Tine vin<text:line-break/>Căci Tu ești primul meu sprijin<text:line-break/>Mă umilesc cu tot, tot ce sunt!<text:line-break/><text:line-break/>[c1:]Tu ești Calea, numai pentru Tine pot trăi!<text:line-break/>Tu ești Calea, numai pentru Tine pot trăi!<text:line-break/><text:line-break/>[v2:]Ești cu mine-n ger și vânt<text:line-break/>Pretutindeni și oricând<text:line-break/>Harul Tău inundă ființa mea.<text:line-break/><text:line-break/>[v2:]Tu rămâi în veci la fel<text:line-break/>Ești și azi cum ai fost ieri<text:line-break/>De-acum și până-n infinit etern!<text:line-break/><text:line-break/>[b1:]Tu ești, ai fost, vei fi Domn în veci<text:line-break/>Trăiesc crezând și nu văzând prin Tin’<text:line-break/>Trăim cu toți prin Tin’</text:p>
      <text:h>51. Calea-ngusta e greu de urmat!</text:h>
      <text:p>Ordine v1 c1 v2 c1 v3 c1<text:line-break/><text:line-break/>[v1:]Calea-ngustă e greu de urmat!<text:line-break/>Desfătări și plăceri pe ea nu-s.<text:line-break/>Încercări vei avea de-nfruntat,<text:line-break/>Dar e Calea ce duce în Sus.<text:line-break/><text:line-break/>[c1:]Către Cer, către Cer, <text:line-break/>Pe a Domnului cale luptăm!<text:line-break/>Către Cer, către Cer, <text:line-break/>Bucuroși pe Isus Îl urmăm!<text:line-break/><text:line-break/>[v2:]Viața-aceasta nu ține-așa mult,<text:line-break/>N-o trăi fără nici un folos!<text:line-break/>Mergi-nainte luptând cu avânt,<text:line-break/>Călăuză îți este Hristos!<text:line-break/><text:line-break/>[v3:]Uneori mari poveri ai de dus,<text:line-break/>Piedici multe vei întâmpina.<text:line-break/>Dar vei fi însoțit de Isus<text:line-break/>Și cu El către Cer vei urca!</text:p>
      <text:h>52. Cand eu privesc la crucea grea</text:h>
      <text:p>Ordine v1 c1 c1 v2 c1 c1 v3 c1 c1<text:line-break/><text:line-break/>[v1:]Când eu privesc la crucea grea<text:line-break/>Pe car-al slavei Prinț muri<text:line-break/>În praf arunc mândria mea<text:line-break/>Doar jertfa Lui voi prețui<text:line-break/><text:line-break/>[v1:]Eu nu aș vrea să mă mândresc<text:line-break/>Decât cu jertfa lui Hristos<text:line-break/>Pe crucea Lui să răstignesc <text:line-break/>Tot ce e vechi și păcătos<text:line-break/><text:line-break/>[c1:]Crucea ce m-a salvat <text:line-break/>Crucea ce m-a salvat <text:line-break/>Mă închin smerit, la crucea Ta, <text:line-break/>Isus iubit!<text:line-break/><text:line-break/>[v2:]Văd mâna Lui și mi-e deajuns<text:line-break/>Văd ochii Săi de lacrimi plini<text:line-break/>Eu sunt pironul ce a străpuns<text:line-break/>Eu sunt cununa cea de spini<text:line-break/><text:line-break/>[v3:]Orice I-aș da n-ar fi deajuns<text:line-break/>Să răsplătesc iubirea Sa<text:line-break/>Ce am mai de preț eu I-am adus<text:line-break/>”Primește Doamne viața mea”</text:p>
      <text:h>53. Cand eu privesc la crucea grea</text:h>
      <text:p>Ordine v1 v2 c1 v3 c1<text:line-break/><text:line-break/>[v1:]Când eu privesc la crucea grea<text:line-break/>Pe care-al slavei prinţ muri,<text:line-break/>În praf arunc mândria mea,<text:line-break/>Doar jertfa Lui voi preţui.<text:line-break/><text:line-break/>[v2:]Eu nu aş vrea să mă mândresc<text:line-break/>Decât cu jertfa lui Cristos,<text:line-break/>Pe crucea Lui să răstignesc<text:line-break/>Tot ce e vechi şi păcatos.<text:line-break/><text:line-break/>[c1:]/: Crucea ce m-a salvat<text:line-break/>Crucea ce m-a salva<text:line-break/>Ma inchin smerit <text:line-break/>La crucea Ta,<text:line-break/>Isus iubit :/<text:line-break/><text:line-break/>[v3:]Văd mâna Lui şi-mi e deajuns,<text:line-break/>Văd ochii Săi de lacrimi plini;<text:line-break/>Eu sunt pironul ce-a străpuns,<text:line-break/>Eu sunt cununa cea de spini.</text:p>
      <text:h>54. Cand imi vine ceasul plec</text:h>
      <text:p>Ordine v1 v2 v3<text:line-break/><text:line-break/>[v1:]Când îmi vine ceasul plec.<text:line-break/>Atunci un lucru mai contează<text:line-break/>Am trăit Isuse cum ai vrut?<text:line-break/>Am trăit în adevăr?<text:line-break/><text:line-break/>[v1:]Când îmi vine ceasul plec,<text:line-break/>Nu mă-ntreabă de am fost gata<text:line-break/>De aceea azi m-opresc să-ntreb<text:line-break/>Oare viața mea-i a Ta?<text:line-break/><text:line-break/>[v2:]Doamne-n mila Ta ne chemi<text:line-break/>Să trăim o viață sfântă.<text:line-break/>Să-nțelegem ce este de preț<text:line-break/>Și ce este trecător<text:line-break/><text:line-break/>[v2:]Vreau să-Ți laud Numele<text:line-break/>Aici jos dar și în ceruri<text:line-break/>Câte zile am eu Te ador <text:line-break/>Și când vine ceasul plec<text:line-break/>Și când vine ceasul plec<text:line-break/><text:line-break/>[v3:]Când îmi vine ceasul plec<text:line-break/>Atunci un lucru mai contează<text:line-break/>Am trăit Isuse cu ai vrut?<text:line-break/>Am trăit în adevăr?<text:line-break/>Am să-ncerc de acum mai mult!</text:p>
      <text:h>55. Cand inalt laude spre Tronul Sfant</text:h>
      <text:p>Ordine v1 c1 v1 c1 b1 c1 v1 c1<text:line-break/><text:line-break/>[v1:]Cand inalt laude spre Tronul Sfant <text:s text:c="5"/><text:line-break/>Slava Domnului coboara pe Pamant <text:s text:c="9"/><text:line-break/>Cand inalt imnuri sfinte pentru Dumnezeu <text:s text:c="8"/><text:line-break/>Iubirea Lui inunda sufletul meu<text:line-break/><text:line-break/>[c1:]Prezenta Ta, prezenta Ta<text:line-break/>Doresc sa fie-n viata mea<text:line-break/>Prezenta Ta, prezenta Ta<text:line-break/>Imi umple cu pace inima<text:line-break/><text:line-break/>[b1:]Cant doar pentru Tine<text:line-break/>Eu cant doar despre Tine<text:line-break/>Cant neincetat<text:line-break/>Fii in veci glorificat</text:p>
      <text:h>56. Cand Isus Hristos m-a mantuit</text:h>
      <text:p>Ordine v1 c1 v2 c1 v3 c1 c1<text:line-break/><text:line-break/>[v1:]Când Isus Hristos m-a mântuit,<text:line-break/>Har din Harul Său El mi-a dăruit.<text:line-break/>Pacea Lui mă face fericit<text:line-break/>Și mă-ndeamnă-ntruna să Îi cânt. <text:line-break/><text:line-break/>[c1:]Doamne Te slăvesc, și Îți mulțumesc<text:line-break/>Pentru bunătatea-Ți mare!<text:line-break/>Pentru încercări, binecuvântări,<text:line-break/>Doamne, azi Îți mulțumesc!<text:line-break/><text:line-break/>[v2:]Viața mea-mpreună cu Isus<text:line-break/>E un cer senin, cer de soare plin.<text:line-break/>Frică, griji, nevoi eu nu cunosc,<text:line-break/>Căci de toate de la El primesc.<text:line-break/><text:line-break/>[v3:]Vreau să știe toți că-s fericit,<text:line-break/>Cu Isus al meu, ce m-a mântuit.<text:line-break/>Vreau de-acum doar Lui să Îi slujesc,<text:line-break/>Prin viața mea să-I mulțumesc.</text:p>
      <text:h>57. Cand ma aflu-n prezenta Ta</text:h>
      <text:p>Ordine v1 v1 c1 v1 v1 c1 c1<text:line-break/><text:line-break/>[v1:]Când mă aflu-n prezența Ta,<text:line-break/>Pace găsesc.<text:line-break/>Când mă aflu-n prezența Ta,<text:line-break/>Îmi vezi inima<text:line-break/><text:line-break/>[c1:]Tu-mi cunoști numele, <text:line-break/>Tu-mi cunoști viața mea<text:line-break/>Încă mă mai iubești, <text:line-break/>Încă-Ți pasă de mine.<text:line-break/><text:line-break/>[c1:]Eu sunt visul ce-L porți <text:line-break/>Ascuns în inimă.<text:line-break/>Când mă aflu-n prezența Ta, <text:line-break/>Știu că Tu cunoști!</text:p>
      <text:h>58. Cand ma las pe bratul Domnului</text:h>
      <text:p>Ordine v1 c1 v2 c1 v3 c1<text:line-break/><text:line-break/>[v1:]O, ce bine e, ce voios trăiesc<text:line-break/>Când mă las pe brațul Domnului.<text:line-break/>Fericit mă simt, pace eu primesc<text:line-break/>Când mă las pe brațul Domnului.<text:line-break/><text:line-break/>[c1:]Eu sunt sigur, <text:line-break/>Sunt ocrotit la pieptul Lui.<text:line-break/>Eu sunt sigur, <text:line-break/>Când mă las pe brațul Domnului.<text:line-break/><text:line-break/>[v2:]Cât de dulce e călător să fiu<text:line-break/>Când mă las pe brațul Domnului,<text:line-break/>Mă conduce El, ținta mea o știu<text:line-break/>Când mă las pe brațul Domnului!<text:line-break/><text:line-break/>[v3:]De ce să mă tem pe cărarea mea<text:line-break/>Când mă las pe brațul Domnului?<text:line-break/>El aproape e, am din pacea Sa<text:line-break/>Când mă las pe brațul Domnului!</text:p>
      <text:h>59. Cand ma uit la sfintenia Ta</text:h>
      <text:p>Ordine v1 v2 v3<text:line-break/><text:line-break/>[v1:]Când mă uit înspre sfinţenia <text:s text:c="1"/>Ta,<text:line-break/>Când privesc la frumuseţea Ta,<text:line-break/>Şi când tot ce mă-mpresoară<text:line-break/>Dispare în lumina Ta<text:line-break/><text:line-break/>[v2:]Când mă simt cuprins de pacea Ta,<text:line-break/>Când deasupra mea e mâna Ta,<text:line-break/>Şi când tot ce mă-mpresoară<text:line-break/>Dispare în lumina Ta<text:line-break/><text:line-break/>[v3:]Eu Te slăvesc, eu Te slăvesc,<text:line-break/>De-aceea trăiesc, doar să Te slăvesc.<text:line-break/>Eu Te slăvesc, eu Te slăvesc,<text:line-break/>De-aceea trăiesc, doar să Te slăvesc.</text:p>
      <text:h>60. Cand nu mai poti tu, poate El</text:h>
      <text:p>Ordine v1 c1 v2 b1 c1<text:line-break/><text:line-break/>[v1:]Tu trebuie să crezi, să crezi în Dumnezeu<text:line-break/>Tu trebuie să-L vezi, în ajutorul Său<text:line-break/>Dacă Îl vei chema, nu te va refuza<text:line-break/>Căci dacă nu mai poți tu, poate El.<text:line-break/><text:line-break/>[c1:] /: Când nu mai poţi tu, poate El<text:line-break/>Poate El, poate El<text:line-break/>Când nu mai poți tu, poate El<text:line-break/>Poate El, Dumnezeu :/<text:line-break/><text:line-break/>[v2:]Când crezi că nu mai poți și ești descurajat<text:line-break/>Putere nu mai ai și ești îngrijorat<text:line-break/>Ridică-ți ochii-n sus și cheamă-L pe Isus<text:line-break/>Căci dacă nu mai poți tu, poate El.<text:line-break/><text:line-break/>[b1:]Tu nu descuraja, tu nu descuraja<text:line-break/>Tu nu descuraja, Domnu-i de partea ta<text:line-break/>Tu nu descuraja, pe calea aceasta<text:line-break/>Căci dacă nu mai poți tu, poate El.</text:p>
      <text:h>61. Cand Tu vorbesti</text:h>
      <text:p>Ordine v1 p1 c1 v2 p1 c1 c1 e1<text:line-break/><text:line-break/>[v1:]Când Tu vorbești <text:line-break/>Vântul stă, marea tace<text:line-break/>Când Tu rostești<text:line-break/>Cuvântul Tău, lumină se face<text:line-break/><text:line-break/>[p1:]Tu ești mereu <text:line-break/>Adevăr în lumea mea<text:line-break/>Tu ești mereu <text:line-break/>Lumină în viața mea<text:line-break/><text:line-break/>[c1:]Bătaia inimii Tale o ascult <text:line-break/>Să rămân în Tine<text:line-break/>Sunetul vocii Tale mă ridică <text:line-break/>Aproape de Tine<text:line-break/><text:line-break/>[v2:]Când Tu vorbești <text:line-break/>Orbii văd, bolnavii saltă<text:line-break/>Când Tu reverși <text:line-break/>Harul Tău, el mă transformă<text:line-break/><text:line-break/>[e1:]Mă ridică aproape de Tine!<text:line-break/>Mă ridică aproape de Tine!</text:p>
      <text:h>62. Cand umblam cu Isus</text:h>
      <text:p>Ordine v1 c1 v2 c1 v3 c1 c1<text:line-break/><text:line-break/>[v1:]Când umblăm cu Isus și-mplinim ce ne-a spus,<text:line-break/>Bucuroși calea ne-o vom umbla;<text:line-break/>Dacă-L vom asculta, lângă noi El va sta,<text:line-break/>Lângă toți cei ce fac voia Sa.<text:line-break/><text:line-break/>[c1:]Să-L ascultăm,<text:line-break/>Să ne-credem în El,<text:line-break/>Fericiți vom fi-n Domnul<text:line-break/>Când de El ascultăm!<text:line-break/><text:line-break/>[v2:]Norii nu vor putea calea a-ntuneca,<text:line-break/>Strălucește prin ei fața Sa;<text:line-break/>El ia lacrimi, dureri, temeri și îndoieli<text:line-break/>Și cărarea ne-o va lumina!<text:line-break/><text:line-break/>[v3:]A plăti lui Isus pentru haru-I nespus<text:line-break/>Noi nicicând pe deplin nu putem;<text:line-break/>Viața noastră pe-altar să o dăm Lui ca dar,<text:line-break/>Cu credință pe El să-L urmăm!</text:p>
      <text:h>63. Cant Aleluia</text:h>
      <text:p>Ordine v1 c1 c1 v2 c1 c1 v3 c1 c1<text:line-break/><text:line-break/>[v1:]Cânt Aleluia, cânt Aleluia<text:line-break/>Ție Dumnezeul meu slăvit<text:line-break/>Cânt Aleluia, cânt Aleluia<text:line-break/>Te iubesc căci Tu m-ai mântuit<text:line-break/><text:line-break/>[c1:]Jertfa mulțumirii ardă pe altar<text:line-break/>Tatălui iubirii <text:line-break/>Sfânt izvor de har!<text:line-break/><text:line-break/>[v2:]Cânt cu credință, cânt cu credință<text:line-break/>Ție Dumnezeul credincios<text:line-break/>Cânt cu credință, cânt cu credință<text:line-break/>Fiului Tău Sfânt Isus Cristos<text:line-break/><text:line-break/>[v3:]Cânt cu-nchinare, cânt cu-nchinare<text:line-break/>Ție Dumnezeul minunat<text:line-break/>Cânt cu-nchinare, cânt cu-nchinare<text:line-break/>Cânt cu focul care Tu mi-ai dat</text:p>
      <text:h>64. Cant Domnului</text:h>
      <text:p>Ordine v1 c1 v2 c1 v3 c1 c1<text:line-break/><text:line-break/>[v1:]Cânt Domnului căci mi-a făcut bine,<text:line-break/>Lui Dumnezeu glorie!<text:line-break/>Mi se bucură inima-n mine,<text:line-break/>Lui Dumnezeu glorie!<text:line-break/><text:line-break/>[c1:]Cânt lui Dumnezeu glorie <text:line-break/>Și tot Pământul să-I cânte<text:line-break/>Lui Dumnezeu glorie!<text:line-break/><text:line-break/>[c1:]El mi-a adus mântuire<text:line-break/>De aceea-I cânt pe vecie<text:line-break/>Lui Dumnezeu glorie!<text:line-break/><text:line-break/>[v2:]Cu natura-ntreagă să-I cânt și eu<text:line-break/>Lui Dumnezeu glorie!<text:line-break/>Să-L slăvească munții și apele,<text:line-break/>Lui Dumnezeu glorie!<text:line-break/><text:line-break/>[v3:]Cu cei Cel iubesc în veci voi cânta<text:line-break/>Lui Dumnezeu glorie!<text:line-break/>Și-n nesfârșită viață vom intra,<text:line-break/>Lui Dumnezeu glorie!</text:p>
      <text:h>65. Cant dragostea Ta</text:h>
      <text:p>Ordine v1 c1 v2 c1 c1 b1 b1 c1 c1<text:line-break/><text:line-break/>[v1:]Umblam în întuneric, <text:line-break/>Fără Tin'.<text:line-break/>Trăiam o viață oarbă, <text:line-break/>Dar am fost salvat.<text:line-break/><text:line-break/>[c1:]Și îți cânt, cânt cât Te iubesc!<text:line-break/>Și îți cânt, pentru că lumea<text:line-break/>Nu-mi poate lua dragostea!<text:line-break/><text:line-break/>[v2:]Am fost slăbit și frânt, <text:line-break/>Doborât,<text:line-break/>Iar Tu cu bunătate, <text:line-break/>M-ai atins.<text:line-break/><text:line-break/>[b1:]Eu mă predau doar Ție,<text:line-break/>Cu tot ce am<text:line-break/>Eu mă predau doar Ție,<text:line-break/>Domnul meu.</text:p>
      <text:h>66. Canta corul ingeresc</text:h>
      <text:p>Ordine v1 c1 v2 c2 v3 c3 b1<text:line-break/><text:line-break/>[v1:]Cântă corul îngeresc:<text:line-break/>Slavă Tatălui Ceresc!<text:line-break/>Pace fie pe Pământ!<text:line-break/>S-a născut Copilul sfânt.<text:line-break/><text:line-break/>[c1:]Fiul sfânt demult promis<text:line-break/>A venit, de Sus trimis.<text:line-break/>Cântă corul îngeresc:<text:line-break/>Slavă Tatălui ceresc!<text:line-break/><text:line-break/>[v2:]Cel din Cerul minunat,<text:line-break/>Preamărit și înălțat,<text:line-break/>Pe Pământ jos a venit<text:line-break/>Și ca noi trup a primit.<text:line-break/><text:line-break/>[c2:]S-a jertfit, a pătimit,<text:line-break/>Chiar și moarte-a suferit,<text:line-break/>De păcate ne-a spălat,<text:line-break/>Viață nouă E ne-a dat .<text:line-break/><text:line-break/>[v3:]Totul noi avem în El,<text:line-break/>Dumnezeu Emanuel;<text:line-break/>Bucuros El vrea să dea <text:line-break/>Pacea și iertarea Sa;<text:line-break/><text:line-break/>[c3:]Cerul Său cel strălucit<text:line-break/>Chiar de El e pregătit.<text:line-break/>Pentru cei răscumpărați<text:line-break/>Și cei binecuvântați. <text:line-break/><text:line-break/>[b1:]Domn al slavei vino<text:line-break/>Lasa gloria Ta<text:line-break/>Viata-a'mi lumina<text:line-break/>Domn al slavei vin'<text:line-break/><text:line-break/>Print al pacii vino<text:line-break/>Cine poate-a-mi dea,<text:line-break/>Mantuirea Ta<text:line-break/>Print al pacii vin'</text:p>
      <text:h>67. canta striga bate din palme</text:h>
      <text:p>Ordine v1 v2<text:line-break/><text:line-break/>[v1:]Cântă, strigă, bate din palme<text:line-break/>Stăpânului dă laudă<text:line-break/>Pleacă-te înaintea Domnului<text:line-break/>Cântă, strigă, bate din palme<text:line-break/>Stăpânului dă laudă<text:line-break/>Căci El e un mare Dumnezeu<text:line-break/><text:line-break/>[v2:]Astăzi e zi de sărbătoare<text:line-break/>E ziua când ne bucurăm<text:line-break/>Mărețul Rege ne-a elibarat<text:line-break/>Să-i dăm slavă Numelui Său</text:p>
      <text:h>68. Canta-voi Domnului meu</text:h>
      <text:p>Ordine v1 c1 v2 c1 v3 c1<text:line-break/><text:line-break/>[v1:]Cânta-voi slavă Domnului meu <text:line-break/>Cu glas de bucurie;<text:line-break/>O nouă viață El mi-a dat <text:line-break/>Și S-a-ndurat de mine!<text:line-break/><text:line-break/>[c1:]Veniți să-I mulțumim<text:line-break/>Azi de mare îndurare<text:line-break/>Cântându-I bunătatea,<text:line-break/>Lăudând iubirea-I mare!<text:line-break/><text:line-break/>[v2:]Cânta-voi Domnului meu<text:line-break/>Ce m-a scăpat de moarte<text:line-break/>Și pentru mine-a suferit<text:line-break/>Iertat sunt de păcate! <text:line-break/><text:line-break/>[v3:]Azi inima mi-e gata <text:line-break/>Să laude pe Domnul<text:line-break/>Pe veci El m-a răscumpărat<text:line-break/>Și al Lui cu totul!</text:p>
      <text:h>69. Cantare pentru tine</text:h>
      <text:p>Ordine v1 v2 c1<text:line-break/><text:line-break/>[v1:]Domnul avuse de la început<text:tab/><text:line-break/>Plan minunat pentru tine!<text:line-break/>Domnul gândise când te'a văzut<text:line-break/>îți spusese „Foarte bine!”<text:line-break/><text:line-break/>[v2:]Ești mai frumos decât lumea aceasta,<text:line-break/>Eu te'am creat cu mâna Mea<text:line-break/>Toată plăcerea Eu o găsesc în tine,<text:line-break/>Eu te preaiubesc pe tine.<text:line-break/><text:line-break/>[c1:]/: <text:s text:c="1"/>Noi te iubim, bine'ți dorim<text:line-break/> <text:s text:c="3"/>Noi îți plantăm în inima ta,<text:line-break/> <text:s text:c="3"/>Iubirea Domnului. <text:s text:c="1"/>:/</text:p>
      <text:h>70. Cantarea mea e numai despre Isus</text:h>
      <text:p>Ordine v1 c1 v2 c1 b1 c1<text:line-break/><text:line-break/>[v1:]Cântarea mea e numai despre Isus,<text:line-break/>Cerescul Fiu al Tatălui slăvit.<text:line-break/>El a venit păcatul să mi-l şteargă<text:line-break/>Când la Calvar pe cruce a murit.<text:line-break/><text:line-break/>[c1:]Cântarea mea <text:line-break/>E numai despre Isus<text:line-break/>Ce-n locul meu <text:line-break/>Pedeapsa a purtat,<text:line-break/>Şi-n versul ei <text:line-break/>cântarea mea va spune<text:line-break/>Ce fericiri şi bogăţii mi-a dat.<text:line-break/><text:line-break/>[v2:]Cămaşa Lui stropită-n <text:line-break/>Sfântul sânge,<text:line-break/>Crucea şi spinii <text:line-break/>Cu păcatul meu,<text:line-break/>Mormântul gol<text:line-break/>Speranţa revederii,<text:line-break/>Despre aceasta voi cânta mereu<text:line-break/><text:line-break/>[b1:]Cântarea mea va fi doar despre Isus<text:line-break/>Chiar peste râu odată-n veşnicii,<text:line-break/>Cu imnul sfânt al miilor de îngeri<text:line-break/>Cântarea mea atunci se va uni.</text:p>
      <text:h>71. Cantati Hristos a inviat</text:h>
      <text:p>Ordine v1 c1 v2 c1 v3 c1 v4 c4<text:line-break/><text:line-break/>[v1:]În noaptea de-nviere,<text:line-break/>Prin văi, prin sat, când clopotele bat<text:line-break/>Uniți în priveghere<text:line-break/>Cu cei care n-au mângâiere<text:line-break/><text:line-break/>[c1:]Cântați Hristos a înviat!<text:line-break/>Cântați Hristos a înviat!<text:line-break/><text:line-break/>[v2:]În noaptea de-nviere<text:line-break/>Când iar deodat' lumină s-a dat<text:line-break/>De-ați știi ce flori stinghere<text:line-break/>Și câtă lumină se cere<text:line-break/><text:line-break/>[v3:]În noaptea de-nviere<text:line-break/>Prin văi, prin sat, prin vânt legănat<text:line-break/>Purtând o scânteiere<text:line-break/>Ca semn că lumina nu piere<text:line-break/><text:line-break/>[v4:]Iar după înviere<text:line-break/>Cu dor curat de crin nepătat<text:line-break/>O rază în unghere<text:line-break/>Să fiți ca un semn de putere<text:line-break/><text:line-break/>[c4:]Că-n voi Hristos a înviat!<text:line-break/>Că-n voi Hristos a înviat!</text:p>
      <text:h>72. Cat de bine ma simt</text:h>
      <text:p>Ordine c1 c2 v1 c1 c2 v2 c1 c2<text:line-break/><text:line-break/>[c1:]Cât de bine mă simt cu aleșii <text:line-break/>Domnului, poporul <text:s text:c="1"/>minunat.<text:line-break/>O, ce bine mă simt cu aleșii<text:line-break/>Domnului, poporul minunat.<text:line-break/><text:line-break/>[c2:]Strălucesc feţele,<text:line-break/>Cântă adunarea,<text:line-break/>Cerul stă și-ascultă cântarea.<text:line-break/>O, ce bine mă simt cu aleșii Domnului!<text:line-break/>O, ce popor, ce popor minunat!<text:line-break/><text:line-break/>[v1:]Ce plăcut și ce frumos e pe calea lui Hristos<text:line-break/>Când pe Domnul ei Îl laudă voios.<text:line-break/>Nu e loc mai fericit ca acel <text:s text:c="1"/>unde-ai <text:s text:c="1"/>găsit <text:line-break/>Pe toți sfinții ce-mpreună s-au <text:s text:c="1"/>unit.<text:line-break/><text:line-break/>[v2:]O, ce zi atunci va fi,<text:line-break/>Când pe nori El va veni<text:line-break/>Și în Slava Lui pe veci ne va uni!<text:line-break/>Lângă El ne-om aduna <text:line-break/>Și în slavă-i vom cânta <text:line-break/>Împreună, fericiți cu El vom sta.</text:p>
      <text:h>73. Cat de drag Isus ne este</text:h>
      <text:p>Ordine v1 v2 v3<text:line-break/><text:line-break/>[v1:]Cât de drag Isus ne este în mărire înălțat;<text:line-break/>El la Tatăl mijlocește pentru noi neîncetat.<text:line-break/>Poate cineva să spună câtă pierdere-am avea<text:line-break/>Când spre El nu ne-am întoarce<text:line-break/>Și când nu ne-am mai ruga?!<text:line-break/><text:line-break/>[v2:]Când vrăjmașul ne apasă și-n necazuri ne-aflăm,<text:line-break/>Către Domnul cu credință <text:line-break/>Rugăciune să-ndreptăm,<text:line-break/>Căci atunci a Lui iubire ne-ncetat va fi cu noi;<text:line-break/>El ne-ascultă rugăciunea și ne scapă din nevoi.<text:line-break/><text:line-break/>[v3:]Când ne-atacă gânduri rele, doar la El s-alergăm!<text:line-break/>Domnul mâna ne întinde <text:line-break/>Cu credință de-L strigăm.<text:line-break/>Părăsiți fiind de prieteni și cu sufletu-ntristat,<text:line-break/>O, atunci Isus ne este ajutorul așteptat.</text:p>
      <text:h>74. Ce bine e cand fratii</text:h>
      <text:p>Ordine v1 v2 v3 v4<text:line-break/><text:line-break/>[v1:]Ce bine e când frații cu dor se întâlnesc<text:line-break/>/: <text:s text:c="1"/>Și-n dragoste și pace<text:line-break/> <text:s text:c="4"/>Pe Domnul Îl slujesc. <text:s text:c="2"/>:/<text:line-break/><text:line-break/>[v2:]Ca roua ce se lasă pe câmpuri și pe văi,<text:line-break/>/: Și binecuvântarea<text:line-break/> <text:s text:c="2"/>Coboară peste ei. :/<text:line-break/><text:line-break/>[v3:]Un Domn și o credință,<text:line-break/>Un sfânt botez vestim<text:line-break/> /: Un Tată sus în Ceruri<text:line-break/> <text:s text:c="2"/>Ș'un Duh mărturisim. :/<text:line-break/><text:line-break/>[v4:]Deci să lucrăm cu râvnă în via Domnului,<text:line-break/> /: Să ducem Vestea Bună <text:line-break/> <text:s text:c="3"/>A'mpărăției Lui. :/</text:p>
      <text:h>75. Ce bucurie am in Isus!</text:h>
      <text:p>Ordine v1 v2 v3 v4 v5 v6<text:line-break/><text:line-break/>[v1:]Ce bucurie am în Isus!<text:line-break/>O viață nouă El mi-a adus.<text:line-break/>Pentru vecie m-a mântuit<text:line-break/>Și moștenire mi-a dăruit.<text:line-break/><text:line-break/>[v2:]În veci cânta-voi că-s fericit:<text:line-break/>Isus pe cruce m-a mântuit!<text:line-break/>În veci aceasta eu voi cânta:<text:line-break/>“Te-ador, Isuse, ești viața mea!”<text:line-break/><text:line-break/>[v3:]Cu bucurie inima mea<text:line-break/>Una cu Domnul să fie-ar vrea.<text:line-break/>El pace sfântă îmi dă din plin,<text:line-break/>Înviorat sunt prin har divin.<text:line-break/><text:line-break/>[v4:]În veci cânta-voi că-s fericit:<text:line-break/>Isus pe cruce m-a mântuit!<text:line-break/>În veci aceasta voi cânta:<text:line-break/>“Te-ador, Isuse, ești viața mea!”<text:line-break/><text:line-break/>[v5:]Ce fericit sunt și liniștit,<text:line-break/>Când e cu mine sunt ocrotit.<text:line-break/>Eu știu prea bine și spun mereu:<text:line-break/>“Domnul e viața și e al meu!”<text:line-break/><text:line-break/>[v6:]În veci cânta-voi că-s fericit:<text:line-break/>Isus pe cruce m-a mântuit!<text:line-break/>În veci aceasta eu voi cânta:<text:line-break/>“Te-ador, Isuse, ești viața mea!”</text:p>
      <text:h>76. Ce bucurie cand ni se zice</text:h>
      <text:p>Ordine v1 c1 v2 c1 v3 c1<text:line-break/><text:line-break/>[v1:]Ce bucurie cand ni se zice<text:line-break/>Veniti cu toti la Casa Domnului<text:line-break/>In dragoste si in partasie<text:line-break/>Sa inaltam cu toti Numele Lui<text:line-break/><text:line-break/>[c1:]Sa se bucure cei ce Te iubesc<text:line-break/>Ce te lauda si Te preamaresc<text:line-break/>Pacea Ta sa ramana peste noi mereu<text:line-break/>Prin prezenta Ta, Sfant Dumnezeu<text:line-break/><text:line-break/>[v2:]Rugaciunea si cantarea<text:line-break/>Se inalta-n inimi tot mai sus<text:line-break/>Spre onoarea si iubirea<text:line-break/>Ce Iti daruim Tie Isus<text:line-break/><text:line-break/>[v3:]Iar cand norii vor apare <text:line-break/>Noi spre Tine, Doamne, sa privim <text:line-break/>Tu vei fi un vesnic Soare,<text:line-break/>Luminos, puternic si Divin.</text:p>
      <text:h>77. Ce dar nemeritat</text:h>
      <text:p>Ordine v1 c1 v2 c1 b1 b2 c1<text:line-break/><text:line-break/>[v1:]Cine transformă <text:line-break/>în soare veșnic<text:line-break/>Orice fărâmă <text:line-break/>de întuneric,<text:line-break/>E Domnul gloriei, <text:line-break/>e Domnul Domnilor!<text:line-break/>[---]<text:line-break/>Cine vorbește<text:line-break/>și a Lui vorbire<text:line-break/>Zguduie munții<text:line-break/>din temelie,<text:line-break/>E Domnul gloriei, <text:line-break/>e Domnul Domnilor!<text:line-break/><text:line-break/>[c1:]Ce dar nemeritat, <text:line-break/>Ce drept să fiu salvat<text:line-break/>În ceasul cel mai greu, <text:line-break/>Ai luat păcatul meu!<text:line-break/>[---]<text:line-break/>Moartea ai biruit, <text:line-break/>Ca eu să fiu sfințit<text:line-break/>Astăzi cânt liber, <text:line-break/>Isus m-ai mântuit!<text:line-break/><text:line-break/>[v2:]Cine mai poate <text:line-break/>azi să ridice<text:line-break/>Pe cei căzuți iar, <text:line-break/>ca fii și fiice,<text:line-break/>E Domnul gloriei, <text:line-break/>e Domnul Domnilor!<text:line-break/>[---]<text:line-break/>Cine aduce <text:line-break/>la El popoare,<text:line-break/>Plin de dreptate<text:line-break/>și îndurare<text:line-break/>E Domnul gloriei, <text:line-break/>e Domnul Domnilor!<text:line-break/><text:line-break/>[b1:]/: Vrednic este Mielul junghiat,<text:line-break/><text:line-break/>Vrednic e Împăratul din morți înviat! :/ x2<text:line-break/><text:line-break/>[b2:]Vrednic, Vrednic, Vrednic</text:p>
      <text:h>78. Ce mare esti Tu</text:h>
      <text:p>Ordine v1 c1 c1 v1 c1 c1 v1 e1<text:line-break/><text:line-break/>[v1:]Ce mare ești Tu, <text:line-break/>Ce mare e mila Ta.<text:line-break/>Ce mare e tot, <text:line-break/>Ce faci Tu pentru mine.<text:line-break/><text:line-break/>[v1:]Ce mare ești Tu,<text:line-break/>Și bunătatea Ta<text:line-break/>Mă umple atunci când îți cânt <text:line-break/>Ce mare ești Tu.<text:line-break/><text:line-break/>[c1:]Căci dragostea Ta <text:line-break/>Ajunge pân’ la ceruri,<text:line-break/>Iar inima Ta m-a găsit <text:line-break/>Și m-a salvat.<text:line-break/><text:line-break/>[e1:]Ce mare esti Tu..</text:p>
      <text:h>79. Ce mare esti Tu!</text:h>
      <text:p>Ordine v1 c1 v2 v1 c1 v2<text:line-break/><text:line-break/>[v1:]Ce mare esti Tu! <text:line-break/>Viata dai, dragoste, <text:line-break/>Tu lumina aduci in noapte, <text:line-break/>Tu ridici, innoiesti orice inima zdrobita. <text:line-break/>Ce mare esti Tu! <text:line-break/><text:line-break/>[v2:]Pamantul tot Te va lauda, <text:line-break/>A noastre inimi vor striga <text:line-break/>Maret esti doar Tu <text:line-break/>Pamantul tot Te va lauda, <text:line-break/>Aceste oase vor striga: <text:line-break/>Maret esti doar Tu!<text:line-break/><text:line-break/>[c1:]Ai suflat viata-n noi, <text:line-break/>De aceea Te laudam, <text:line-break/>Cu tot ce-avem cantam! <text:line-break/>Ai suflat viata-n noi <text:line-break/>De aceea Te laudam <text:line-break/>Doar pe Tine! </text:p>
      <text:h>80. Ce-ar fi faptura-mi fara Tine</text:h>
      <text:p>Ordine v1 c1 v2 c2 v3 c3 v4 c4<text:line-break/><text:line-break/>[v1:]Ce-ar fi făptura-mi fără Tine<text:line-break/>Mântuitorul meu slăvit<text:line-break/>Ce aș fi, de n-ai fi Tu în mine<text:line-break/>Cu harul Tău nemărginit<text:line-break/><text:line-break/>[c1:]Aș fi un bulgăre de gheață<text:line-break/>Un chip de humă fără viață,<text:line-break/>O stâncă-nvăluită-n ceață<text:line-break/>Și o noapte fără dimineață<text:line-break/><text:line-break/>[v2:]Aș fi un far fără lumină,<text:line-break/>Pustie de nisipuri plină<text:line-break/>Cu vânturi fără de odihnă<text:line-break/>Cu șerpi și scorpii ce-nvenină<text:line-break/><text:line-break/>[c2:]Aș fi o albie uscată<text:line-break/>Pe unde a fost un râu odată<text:line-break/>O frunză smulsă și purtată<text:line-break/>Fără de scop, prin lumea toată<text:line-break/><text:line-break/>[v3:]Așa aș fi, dar, slavă Ție<text:line-break/>Tu-mi ești a vieții bogăție<text:line-break/>Comoara harurilor vie<text:line-break/>Ce mă inundă pe vecie<text:line-break/><text:line-break/>[c3:]Eu n-aș ști azi ce-i strălucirea<text:line-break/>Vieții-n mii și mii de fețe<text:line-break/>Și n-aș fi cunoscut iubirea<text:line-break/>Cu-nfiorări și frumusețe<text:line-break/><text:line-break/>[v4:]De n-ai fi fost Tu, Bunătate<text:line-break/>Începătorule a toate<text:line-break/>Cu taine adânci și minunate<text:line-break/>Ce totul vrea și totul poate<text:line-break/><text:line-break/>[c4:]Tu m-ai suit în slăvi divine<text:line-break/>Din locu-ntunecatei tine<text:line-break/>Isuse sunt ce sunt prin Tine<text:line-break/>Și acum și-n veacul care vine</text:p>
      <text:h>81. Cerul canta</text:h>
      <text:p>Ordine v1 p1 c1 v1 p1 c1 c1<text:line-break/><text:line-break/>[v1:]Sfânt ești, sfânt ești Domnul meu<text:line-break/>Pămantul e plin de slava Ta<text:line-break/>Numele Tău e-nălțat<text:line-break/>Pe-ntregul Pământ ești Domn<text:line-break/><text:line-break/>[p1:]Luminezi viața mea<text:line-break/>Și prin Tine strălucesc<text:line-break/><text:line-break/>[c1:]Cerul cântă laudă, <text:line-break/>Minunat e Domnul! <text:line-break/>Ești Rege-n Univers<text:line-break/>Aleluia și-n viata mea!</text:p>
      <text:h>82. Cerul declara</text:h>
      <text:p>Ordine v1 v1 c1 v2 v2 c1 c1<text:line-break/><text:line-break/>[v1:]Cerul declară<text:line-break/>Gloria Celui înviat.<text:line-break/>Cine se compară<text:line-break/>Cu frumusețea Domnului?<text:line-break/><text:line-break/>[c1:]În veci de veci ești Tu<text:line-break/>Divinul Miel pe tron<text:line-break/>Genunchii îmi aplec<text:line-break/>Și Ție mă închin.<text:line-break/><text:line-break/>[v2:]Voi proclama<text:line-break/>Gloria Celui înviat.<text:line-break/>Ce-a fost 'junghiat<text:line-break/>Ca să ne scape de păcat.</text:p>
      <text:h>83. Cerul e un loc minunat</text:h>
      <text:p>Ordine c1 v1 c1 v1 c1 c1<text:line-break/><text:line-break/>[c1:]Cerul e un loc minunat<text:line-break/>Plin de har și slavă.<text:line-break/>Vreau să-L văd pe Domnul meu;<text:line-break/>Cerul e un loc minunat!<text:line-break/><text:line-break/>[v1:]Când voi fi în ceruri sus umblând cu Isus,<text:line-break/>Când voi fi în ceruri sus în slava Sa<text:line-break/>Când voi fi în ceruri sus umblând cu Isus,<text:line-break/>Bucuros îi voi cânta! Pentru că<text:line-break/><text:line-break/>[v1:]Iertat, spălat de orice păcat<text:line-break/>Prin Domnul Isus eu sunt.<text:line-break/>Iertat, spălat de orice păcat,<text:line-break/>De aceea vreau să-I cânt.</text:p>
      <text:h>84. Cerul Tu deschide-l</text:h>
      <text:p>Ordine v1 p1 c1 v2 p1 c1 b1 c1<text:line-break/><text:line-break/>[v1:]Cu toții ne-adunăm,<text:line-break/>dorind să ne-nchinăm,<text:line-break/>Numele-Ți chemăm!<text:line-break/>Cu slava Ta de foc, <text:line-break/>Prezent în acest loc,<text:line-break/>Tu vrei să ne transformi.<text:line-break/><text:line-break/>[p1:]În prezența Ta stăm,<text:line-break/>Pentru Tine cântăm toți.<text:line-break/><text:line-break/>[c1:]Cerul Tu deschide-l <text:line-break/>Să Te vedem azi,<text:line-break/>Slava Ta coboară, <text:line-break/>Un râu ce curge<text:line-break/>Din inima Ta <text:line-break/>Umple pe deplin lauda.<text:line-break/><text:line-break/>[v2:]Aici prezent Tu ești, <text:line-break/>cu slavă ne umbrești<text:line-break/>Privim spre cer din nou<text:line-break/>Cu slavă Te cobori, <text:line-break/>ca umbra unui nor<text:line-break/>Și ochii ni-i deschizi.<text:line-break/><text:line-break/>[b1:]Doamne, <text:line-break/>Arată-Ți slava, <text:line-break/>Gloria, toată puterea<text:line-break/>Doamne, <text:line-break/>Arată-Ți slava Ta.</text:p>
      <text:h>85. Cetate tare-i Dumnezeu</text:h>
      <text:p>Ordine v1 p1 c1 v2 p1 c1<text:line-break/><text:line-break/>[v1:]Noi stim ca Domnul Dumnezeu<text:line-break/>E-un foc mistuitor, o flacara sfanta<text:line-break/>E-al nostru drept Judecator<text:line-break/>Bun si-ndurator, din cer ne-asculta<text:line-break/><text:line-break/>[p1:]Catre El noi vom privi<text:line-break/>Ochii ni-i vom atinti<text:line-break/><text:line-break/>[c1:]Cetate tare-i Dumnezeu<text:line-break/>Un sfant refugiu este El<text:line-break/>Cu Tine, Doamne, vom domni<text:line-break/>Caci vesnic vei imparati<text:line-break/><text:line-break/>[v2:]Noi stim ca Domnul e gelos<text:line-break/>Pe ai Sai copii in sfanta iubire<text:line-break/>Mai sus de ceruri e-ntronat<text:line-break/>In slava imbracat si-n stralucire</text:p>
      <text:h>86. Chiar din pantecele mamei te-am stiut</text:h>
      <text:p>Ordine v1 c1 v2 c1<text:line-break/><text:line-break/>[v1:]Chiar din pantecele mamei te-am stiut<text:line-break/>Cand ai tras prima suflare te-am vazut<text:line-break/><text:line-break/>/: Din prima clip-a vietii in brate te-am purtat<text:line-break/>Dar ceva as vrea sa-ti spun neaparat. :/<text:line-break/><text:line-break/><text:line-break/>[c1:]/: In ochii Mei un copil vei fii mereu<text:line-break/>Cu mare jertfa te-am nascut si-as vrea sa stii<text:line-break/>Chiar si in anii batranetii inconjurat de-ai tai copii<text:line-break/>Pentru mine un copil mereu vei fii. :/<text:line-break/><text:line-break/>[v2:]Cand prima data te-ai rugat am fost prezent<text:line-break/>Tot ce cu lacrimi ai promis am pus la piept<text:line-break/><text:line-break/>/: Si cand cazut srigai spre ceruri spunand :<text:line-break/>O, Tata ti-am gresit<text:line-break/>Te-am ridicat si in brate te-am primit. :/</text:p>
      <text:h>87. Cine altul decat Isus?</text:h>
      <text:p>Ordine v1 c1 v2 c1 v3 c1 v4 c1 v5 c1<text:line-break/><text:line-break/>[v1:]Cine altul decât Isus <text:line-break/>Poate fericire da?<text:line-break/>Bun milos și scump e Isus, <text:line-break/>El pe veci e partea mea<text:line-break/><text:line-break/>[c1:]Tot ce sufletu-mi tresaltă<text:line-break/>E Isus ce m-a salvat<text:line-break/>El din zeci de mii rămâne,<text:line-break/>Cel mai scump și minunat<text:line-break/><text:line-break/>[v2:]Ce măreață e-ndurarea<text:line-break/>Harului de necuprins<text:line-break/>Mai adâncă decât marea<text:line-break/>Trece peste ceru-ntins.<text:line-break/><text:line-break/>[v3:]Ce salvare minunată<text:line-break/>Pentru noi a pregătit<text:line-break/>De păcatele murdare<text:line-break/>Hainele ni le-a albit.<text:line-break/><text:line-break/>[v4:]Orice grijă cât de mare<text:line-break/>Mâna Lui o va lua<text:line-break/>Lângă El eu am savare<text:line-break/>El e totu-nviața mea<text:line-break/><text:line-break/>[v5:]Lângă râul vieții-n ceruri<text:line-break/>Când voi sta încoronat<text:line-break/>Voi cânta și eu cu sfinții<text:line-break/>Slavă slavă ne-ncetat</text:p>
      <text:h>88. Cine e ca El Nu e nimeni</text:h>
      <text:p>Ordine v1 v2 v1 v2 c1 v1 v2 c1<text:line-break/><text:line-break/>[v1:]Cine e ca El Nu e nimeni<text:line-break/>Cine e ca El El e-atotputernic<text:line-break/>Cine e ca El El e vrednic<text:line-break/>Vino şi lauda-L acum<text:line-break/><text:line-break/>[v2:]Slava Lui, slava Lui<text:line-break/>El este vrednic de laudă<text:line-break/>De când sorele-i pe cer şi pănă la apus<text:line-break/>Numele Lui Îl înălţăm<text:line-break/><text:line-break/><text:line-break/>[c1:]Vino şi laudă-L şi dai toată gloria x3<text:line-break/>Speranta mea este-n El!</text:p>
      <text:h>89. Cinste, onoare</text:h>
      <text:p>Ordine v1 v1 c1 p1 p1 c1 v1 v1 c1 p1 p1 c1<text:line-break/><text:line-break/>[v1:]Cinste onoare,<text:line-break/>Glorie splendoare<text:line-break/>Fie Celui din veșnicii<text:line-break/>Orice națiune, <text:line-break/>Intreaga lume<text:line-break/>Cântă Celui din veșnicii<text:line-break/><text:line-break/>[c1:]Orice limbă-n cer, pe pământ<text:line-break/>Îți declară gloria<text:line-break/>Orice ființă în fața Ta<text:line-break/>Să cadă<text:line-break/><text:line-break/>[c1:]Tu vei fi pe veci înălțat<text:line-break/>Și vei împărăți peste noi<text:line-break/>Cel din veșnicii<text:line-break/><text:line-break/>[p1:]Pământul așteaptă venirea Ta<text:line-break/>Glorie Celui din veșnicii<text:line-break/>Să cânte tot cerul spre slava Ta<text:line-break/>Glorie Celui din veșnicii</text:p>
      <text:h>90. Condu pasii mei</text:h>
      <text:p>Ordine v1 c1 v1 c1 c1<text:line-break/><text:line-break/>[v1:]Condu pașii mei<text:line-break/>Să nu mai rătăcesc.<text:line-break/>Condu pașii mei<text:line-break/>Să pot să Te urmez.<text:line-break/><text:line-break/>[c1:]Inima-mi strigă spre Tine,<text:line-break/>Rămâi lângă mine mereu!<text:line-break/>O, Domnul meu,<text:line-break/>Condu pașii mei.</text:p>
      <text:h>91. Condu-ma, Doamne</text:h>
      <text:p>Ordine v1 c1 v2 c1 c1<text:line-break/><text:line-break/>[v1:]Am fost născut în păcat, <text:line-break/>Dar Isus pentru mine S-a dat;<text:line-break/>Viața mea de-acum e-n mâna Sa.<text:line-break/><text:line-break/>[v1:]Și până Îl voi vedea,<text:line-break/>Am nevoie de-ndurarea Sa,<text:line-break/>Căci a promis să-mi conducă viața mea.<text:line-break/><text:line-break/>[c1:]Condu-mă, Doamne, ziua,<text:line-break/>Condu-mă e ruga mea,<text:line-break/>Prin toate necazurile-acestei lumi.<text:line-break/><text:line-break/>[c1:]Condu-mă, Doamne noaptea,<text:line-break/>Condu-mă prin lumina Ta,<text:line-break/>Căci numai Tu poți conduce viața mea.<text:line-break/><text:line-break/>[v2:]Dumnezeu ne iubește mereu,<text:line-break/>Pentru noi a dat singurul Fiu,<text:line-break/>Ca noi să fim salvați prin jertfa Sa.<text:line-break/><text:line-break/>[v2:]Deci vino azi cu inima ta,<text:line-break/>De păcat El o va spăla.<text:line-break/>Și de azi El poate fi lumina Ta.</text:p>
      <text:h>92. Cred in Dumnezeu</text:h>
      <text:p>Ordine v1 c1 v2 c1 v3 c1 c1<text:line-break/><text:line-break/>[v1:]Cred în Dumnezeu ca Tată,<text:line-break/>În Isus Hristos ca Fiu.<text:line-break/>Cred în Duhul Sfânt că este,<text:line-break/>Cred Cuvântul că e viu.<text:line-break/><text:line-break/>[v1:]Cred că mai este iertare<text:line-break/>Pentru tot ce-am făcut rău<text:line-break/>De aceea alerg la tronul Său.<text:line-break/><text:line-break/>[c1:]Am luat hotărârea, înapoi nu voi da;<text:line-break/>Cu privirea doar la cruce<text:line-break/>Lumea-n spate-o voi lăsa.<text:line-break/><text:line-break/>[c1:]Nu-mi va fi deloc rușine<text:line-break/>Să afirm că sunt creștin<text:line-break/>Voi sluji mereu prin harul Său Divin.<text:line-break/><text:line-break/>[v2:]Cred că Isus a fost jertfă<text:line-break/>pe un lemn, crucificat<text:line-break/>Și-n mormânt lângă Golgota<text:line-break/>Trupul I-a fost îngropat.<text:line-break/><text:line-break/>[v2:]Cred că a-nviat precum a zis<text:line-break/>Și viu S-a arătat<text:line-break/>De aceea la El am alergat.<text:line-break/><text:line-break/>[v3:]Cred cuvântul care spune<text:line-break/>Trebuie să te naști din nou,<text:line-break/>Viața veche e spălată și totul făcut nou.<text:line-break/><text:line-break/>[v3:]Cred că dragostea lui <text:line-break/>Dumnezeu se va descoperi,<text:line-break/>De aceea și mai mult Îl voi slăvi.</text:p>
      <text:h>93. Credinta mea eu o zidesc (cu refren de stanca mea)</text:h>
      <text:p>Ordine v1 v2 c1 v3 c1 v4 c1<text:line-break/><text:line-break/>[v1:]Credința mea eu o zidesc<text:line-break/>Pe-al Domnului Cuvânt ceresc.<text:line-break/>Ca spuma toate vor pieri, <text:line-break/>Hristos ca Stâncă-n veci va fi.<text:line-break/><text:line-break/>[c1:]Stânca mea e Cristos<text:line-break/>Lui rămân veşnic credincios<text:line-break/>Prin furtună Tu rămâi<text:line-break/>Vesnic Domn<text:line-break/><text:line-break/>[v2:]Deși-I ascunsă Fața Sa, <text:line-break/>Cu milă mă va-nconjura.<text:line-break/>Și orice vifor de-ar veni<text:line-break/>pe Stâncă sigur eu voi fi!<text:line-break/><text:line-break/>[v3:]Când vin primejdii pe Pământ, <text:line-break/>Eu sunt scutit prin legământ,<text:line-break/>Chiar toate de s-ar clătina, <text:line-break/>Hristos rămâne Stânca mea.<text:line-break/><text:line-break/>[v4:]Iar când Isus va judeca<text:line-break/>Și celor morți „Sus!” va striga,<text:line-break/>Neprihănirea Lui va fi chiar<text:line-break/>Haina-n care voi luci!</text:p>
      <text:h>94. Crezul</text:h>
      <text:p>Ordine v1 c1 v2 c1 b1 c2 c1<text:line-break/><text:line-break/>[v1:]Atotputernic Tată a toate creator <text:line-break/>Domn peste toate! <text:line-break/>Prin Duhul Sfânt dă viaţă <text:line-break/>Pe Fiul ni l-a dat, Isus Salvatorul! <text:line-break/><text:line-break/>[c1:]Cred în Dumnezeu ca Tată <text:line-break/>În Isus Hristos ca Fiu <text:line-break/>Cred în Duhul ce dă viaţă <text:line-break/>În Dumnezeul viu! <text:line-break/>Cred că este-o înviere <text:line-break/>Că vom trăi în veci <text:line-break/>Da, eu cred în al Tău sfânt Nume! <text:line-break/><text:line-break/>[v2:]Eşti Milă şi Dreptate <text:line-break/>Pe cruce ai murit, s-aduci mântuire <text:line-break/>Ai coborât în moarte <text:line-break/>în glorie-ai înviat ,în veci eşti înălţat! <text:line-break/><text:line-break/>[b1:]Da, eu cred în El <text:line-break/>Da, eu cred, a înviat <text:line-break/>Da, eu cred, Isus Hristos e domn!<text:line-break/><text:line-break/>[c2:]Cred în veşnicia vieţii <text:line-break/>Cred în naşterea din nou <text:line-break/>Cred în părtăşia sfântă <text:line-break/>Biserica-i aici! <text:line-break/>Cred că este-o înviere <text:line-break/>Hristos va reveni! <text:line-break/>Vom fi cu El doar crezând în Isus!</text:p>
      <text:h>95. Crucea-i ascultarea</text:h>
      <text:p>Ordine v1 c1 v2 c1 v3 c1 v4 c1<text:line-break/><text:line-break/>[v1:]Crucea-i ascultarea Domnului Isus,<text:line-break/>Cea mai 'naltă jertfă care s-a adus,<text:line-break/>Darul cel mai mare, prețul ne-ntrecut<text:line-break/>Ca să mântuiască ce era pierdut!<text:line-break/><text:line-break/>[c1:]Crucea-i slava Ta, crucea-i pacea mea,<text:line-break/>Din blestem m-a scos jertfa lui Hristos;<text:line-break/>Viață mi-a adus crucea lui Isus.<text:line-break/>Slavă lui Hristos, slavă lui Isus! <text:line-break/><text:line-break/>[v2:]Crucea e iubirea Domnului Isus<text:line-break/>Nu-i cuvânt să-nalțe dragostea mai sus;<text:line-break/>Nu-i nimic să-arate-atât de strălucit<text:line-break/>Dragostea cu care Tatăl ne-a iubit!<text:line-break/><text:line-break/>[v3:]Crucea-i biruința Domnului Isus <text:line-break/>El a-nvins când singur morții S-a supus<text:line-break/>Și-a zdrobit vrăjmașul când S-a umilit,<text:line-break/>Preamărit e Mielul fiindcă S-a jertfit.<text:line-break/><text:line-break/>[v4:]Crucea este slava Domnului Isus,<text:line-break/>Prin ea și-a-nălțat El Numele-I mai sus.<text:line-break/>Rănile Lui sfinte veșnic vor purta<text:line-break/>Mântuirea noastră și mărirea Sa!</text:p>
      <text:h>96. Cu bucurie sa cantati</text:h>
      <text:p>Ordine v1 v2 v3<text:line-break/><text:line-break/>[v1:]Cu bucurie să cântați: <text:line-break/>Mesia S-a născut!<text:line-break/>Vă închinați, Îl lăudați<text:line-break/><text:line-break/>[v1:]În cer și pe pământ<text:line-break/>În cer și pe pământ<text:line-break/>În cer, în cer și pe pământ!<text:line-break/><text:line-break/>[v2:]Cu bucurie să primiți<text:line-break/>Pe Regele de Sus.<text:line-break/>Iar inima s-o pregătiți <text:line-break/><text:line-break/>[v2:]Să intre-n ea Isus,<text:line-break/>Să intre-n ea Isus,<text:line-break/>În ea, să intre-n ea Isus!<text:line-break/><text:line-break/>[v3:]Pe-al Său popor cu dragoste<text:line-break/>El îl va cârmui.<text:line-break/>Cei mântuiți cu glorie<text:line-break/><text:line-break/>[v3:]Pe El Îl vor servi,<text:line-break/>Pe El Îl vor servi<text:line-break/>Pe El, pe El Îl vor servi!</text:p>
      <text:h>97. Cu dragoste Isus veni</text:h>
      <text:p>Ordine v1 c1 v2 c1 v3 c1<text:line-break/><text:line-break/>[v1:]Cu dragoste Isus veni<text:line-break/>Pe mine El mă mântui<text:line-break/>Și din rușine și păcat<text:line-break/>Isus m-a ridicat<text:line-break/><text:line-break/>[c1:]Din adâncimi m-a ridicat, <text:line-break/>Din valea morții m-a scăpat<text:line-break/>El vina toată mi-a iertat<text:line-break/>Mărire Lui, El m-a salvat<text:line-break/><text:line-break/>[v2:]De-atâtea ori El m-a chemat<text:line-break/>Dar eu mereu L-am refuzat<text:line-break/>În clipa când L-am ascultat<text:line-break/>Iertare-am căpătat<text:line-break/><text:line-break/>[v3:]Când El a fost crucificat<text:line-break/>Când spinii fruntea I-au brăzdat<text:line-break/>Atunci plătind al meu păcat<text:line-break/>Spre cer m-a ridicat</text:p>
      <text:h>98. Cu Isus in lumea asta</text:h>
      <text:p>Ordine v1 c1 v2 c1 v3 c1<text:line-break/><text:line-break/>[v1:]Cu Isus în lumea asta <text:line-break/>Voi merge eu mereu<text:line-break/>Înainte-i țara mea, <text:line-break/>Înainte-i Dumnezeu<text:line-break/><text:line-break/>[v1:]Deși calea Lui e-ngustă <text:line-break/>Și plină de-ncercări<text:line-break/>Cu Isus voi trece dincolo de zări<text:line-break/><text:line-break/>[c1:]Doar Isus ne este calea-n <text:line-break/>Țara bucuriilor<text:line-break/>El e jertfa ce ne poartă<text:line-break/>Spre limanul mult dorit<text:line-break/><text:line-break/>[c1:]Doar Isus ne este calea-n<text:line-break/>Țara bucuriilor<text:line-break/>Crede-n El și-n veci <text:line-break/>Tu vei fi fericit<text:line-break/><text:line-break/>[v2:]Când durerea te doboară, <text:line-break/>Amice nu uita<text:line-break/>Înainte-i țara ta,<text:line-break/>Înainte-i Dumnezeu<text:line-break/><text:line-break/>[v2:]Tu atunci ridică-ți ochii<text:line-break/>Și cere mila Sa<text:line-break/>Căci prin harul Său<text:line-break/>El te va ajuta<text:line-break/><text:line-break/>[v3:]Niciodată pe a ta cale<text:line-break/>Să nu te uiți-napoi<text:line-break/>Înainte-i țara ta,<text:line-break/>Înainte-i Dumnezeu<text:line-break/><text:line-break/>[v3:]Veșnicia te așteaptă<text:line-break/>La dreapta Lui vei sta<text:line-break/>Căci El te va duce<text:line-break/>Sus în țara Sa</text:p>
      <text:h>99. Cu Isus vreau sa-mi continui calea</text:h>
      <text:p>Ordine v1 c1 v2 c1 v3 c1<text:line-break/><text:line-break/>[v1:]Cu Isus vreau să-mi continui calea,<text:line-break/>Vreau să-mi fie-n veci nedespărțit;<text:line-break/>Numai El îmi poate stinge jalea,<text:line-break/>El mă poate face fericit;<text:line-break/><text:line-break/>[c1:]Eu cu Tine Doamne, voi rămâne<text:line-break/>Câtă vreme sunt aicea jos.<text:line-break/>Să mă ții cu brațul Tău Stăpâne,<text:line-break/>Neclintit și-n toate credincios!<text:line-break/><text:line-break/>[v2:]Obosit când sunt, mă odihnește,<text:line-break/>Iar în lupta grea îmi este scut.<text:line-break/>La răspântii El mă sfătuiește,<text:line-break/>În nevoi mi-e singurul avut!<text:line-break/><text:line-break/>[v3:]Vreau cu El să merg tot înainte<text:line-break/>Și prin El să fiu oricând voios.<text:line-break/>Împlinind Cereștile'I Cuvinte,<text:line-break/>Să mă afle'n toate credincios!</text:p>
      <text:h>100. Cu iubirea-Ti divina</text:h>
      <text:p>Ordine v1 c1 v2 c1 b1 c2 c1<text:line-break/><text:line-break/>[v1:]Cu iubirea-Ti divina, <text:line-break/>Ne-ai scos din cenusa<text:line-break/>Din intuneric la lumina<text:line-break/>Ne-ai luat intristarea, <text:line-break/>povara-i purtat<text:line-break/>Ne-ai vindecat..<text:line-break/><text:line-break/>[c1:]/: Catre El vocea noi ridicam,<text:line-break/>Catre El cantecul inaltam<text:line-break/>Catre El vocea noi ridicam,<text:line-break/>Cantand "Aleluia" :/<text:line-break/><text:line-break/>[v2:]Lanturi sunt rupte, ochii-mi deschizi<text:line-break/>Din oase uscate o armata ridici,<text:line-break/>Moartea-i invinsa, victoria-i a noastra<text:line-break/>Fiindca Esti viu<text:line-break/><text:line-break/>[b1:]/: Aleluia, <text:line-break/>Cantand aleluia :/<text:line-break/><text:line-break/>[c2:] /: Te laudam! <text:line-break/>Esti glorios, <text:line-break/>Glorios, glorios,<text:line-break/>Numele Tau <text:line-break/>E glorios, glorios, glorios :/</text:p>
      <text:h>101. Cu spini</text:h>
      <text:p>Ordine v1 c1 v2 c1 e1<text:line-break/><text:line-break/>[v1:]Cu spini pe fruntea Sa, <text:line-break/>Țintuit pe-o cruce,<text:line-break/>Plângea pentru lume, <text:line-break/>Plângea pentru tine.<text:line-break/><text:line-break/>[v1:]El S-a jertfit <text:line-break/>Ca tu să înțelegi;<text:line-break/>Cum poți să spui nu <text:line-break/>Acestui Om minunat?<text:line-break/><text:line-break/>[c1:]Cum poți să privești <text:line-break/>În ochii Lui înlăcrimați,<text:line-break/>Știi că El la tine se gândește?<text:line-break/><text:line-break/>[c1:]Poți să spui că nu ești gata <text:line-break/>Să Îl lași în viața ta,<text:line-break/>Poți să spui că n-ai nevoie <text:line-break/>De dragostea Sa?<text:line-break/><text:line-break/>[v2:]Dacă Hristos <text:line-break/>Ar sta acum aici, <text:line-break/>Cu fața plină de glorie <text:line-break/>Și ochii plini de lacrimi?<text:line-break/><text:line-break/>[v2:]Cu brațele ‘ntinse <text:line-break/>Și mâinile străpunse;<text:line-break/>Cum poți să spui nu <text:line-break/>Acestui Om minunat?<text:line-break/><text:line-break/>[e1:]Isus e aici <text:line-break/>Cu brațe larg deschise.<text:line-break/>Cum poți să-L respingi<text:line-break/>Când e chiar lângă tine?<text:line-break/><text:line-break/>[e1:]E decizia ta, <text:line-break/>El a făcut tot ce a promis.<text:line-break/>Cum poți să spui nu<text:line-break/>Acestui Om minunat?</text:p>
      <text:h>102. Cu tot ce este-n mine</text:h>
      <text:p>Ordine v1 v2 v3<text:line-break/><text:line-break/>[v1:]Cu tot ce este-n mine <text:s text:c="1"/><text:line-break/>Înalţ Numele Tău<text:line-break/>Trăiesc viaţa mea <text:line-break/>spre lauda Ta<text:line-break/>M-ai scos din întuneric <text:line-break/>În lumina Ta,<text:line-break/>/: În veci iubirea Ta o voi cânta :/<text:line-break/><text:line-break/>[v2:]Doresc să văd pământul<text:line-break/> Plin de slava Ta,<text:line-break/>Popoarele privind la crucea Ta<text:line-break/>Inima-mpietrită <text:line-break/>Doar Tu o poţi schimba,<text:line-break/>/: Prin dragostea şi îndurarea Ta :/<text:line-break/><text:line-break/>[v3:] /: Sfânt e, sfânt e, sfânt e Domnul meu :/</text:p>
      <text:h>103. Cum doreste un cerb</text:h>
      <text:p>Ordine v1 c1 v2 c2<text:line-break/><text:line-break/>[v1:]Cum dorește un cerb izvor de apă <text:line-break/>Doamne, Te doresc.<text:line-break/>Tu ești singura mea dorință,<text:line-break/>Să Te laud eu doresc.<text:line-break/><text:line-break/>[c1:]Tu ești scutul, tăria mea!<text:line-break/>Ție-Ți dau toată inima.<text:line-break/>Tu ești singura mea dorință,<text:line-break/>Să <text:s text:c="1"/>Te laud eu doresc.<text:line-break/><text:line-break/>[v2:]Cum străjerul așteaptă dimineața,<text:line-break/>Doamne, Te-așteptăm.<text:line-break/>Vrem c-atunci când se v-auzi strigarea,<text:line-break/>Să Te-ntâmpinăm.<text:line-break/><text:line-break/>[c2:]Tu ai fost loc de adăpost,<text:line-break/>Și mângâiere mereu ne-ai fost.<text:line-break/>Cum străjerul așteaptă dimineața,<text:line-break/>Doamne, Te-așteptăm.</text:p>
      <text:h>104. Cum pot rasplati eu</text:h>
      <text:p>Ordine v1 v2 v3<text:line-break/><text:line-break/>[v1:]Cum pot răsplăti eu<text:line-break/>Iubirea-Ți imensă<text:line-break/>Când Tu Ți-ai dat viața <text:line-break/>Pentr-un păcătos?<text:line-break/><text:line-break/>[v1:]În schimb, o, primește <text:line-break/>Umilă ofrandă,<text:line-break/>Umilă ofrandă, Isuse Hristoase,<text:line-break/>Din inima mea.<text:line-break/>Umilă ofrandă, Isuse Hristoase,<text:line-break/>Din inima mea.<text:line-break/><text:line-break/>[v2:]Când negura nopții<text:line-break/>Întinde mantaua,<text:line-break/>Privesc printre lacrimi, <text:line-break/>Spre Tine-a căuta.<text:line-break/><text:line-break/>[v2:]Dincolo de stele <text:line-break/>Eu știu că există<text:line-break/>Un Tată puternic ce-asupra-mi veghează, <text:line-break/>Cu dragostea Sa.<text:line-break/>Un Tată puternic ce-asupra-mi veghează, <text:line-break/>Cu dragostea Sa.<text:line-break/><text:line-break/>[v3:]Nu pot răsplăti eu <text:line-break/>Cu-argint sau cu aur<text:line-break/>Măreț sacrificiul<text:line-break/>Și dragostea Ta.<text:line-break/><text:line-break/>[v3:]De-aceea, o, Doamne <text:line-break/>Te rog azi primește,<text:line-break/>Primește cântarea scăldată în lacrimi <text:line-break/>Și inima mea.<text:line-break/>Primește cântarea scăldată în lacrimi <text:line-break/>Și inima mea.</text:p>
      <text:h>105. Curat, nevinovat</text:h>
      <text:p>Ordine v1 v2 c1 c1 v1 v2 c1 c1<text:line-break/><text:line-break/>[v1:]Curat, nevinovat, <text:line-break/>Să fiu găsit mereu <text:line-break/>De Tine Domnul meu.<text:line-break/>În fapte, în priviri, <text:line-break/>În gânduri, în vorbire <text:line-break/>Și în umbletul meu.<text:line-break/><text:line-break/>[v2:]Nimic ce-i necurat, <text:line-break/>Nici idol, nici păcat<text:line-break/>Să mă despartă n-aș vrea<text:line-break/>De părtășia Ta<text:line-break/>Și de prezența Ta<text:line-break/>În viața mea<text:line-break/><text:line-break/>[c1:]Să fiu lumină,<text:line-break/>O evanghelie umblând<text:line-break/>Să fiu lumină <text:line-break/>Pe pământ.</text:p>
      <text:h>106. Curatit esti de Isus si innoit</text:h>
      <text:p>Ordine v1 c1 v2 c1 v3 c1 v4 c1<text:line-break/><text:line-break/>[v1:]Curățit ești de Isus și înnoit<text:line-break/>Curățit prin al Său sânge sfânt?<text:line-break/>Ești născut din nou, de patimi izbăvit,<text:line-break/>Curățit prin al Său sânge sfânt?<text:line-break/><text:line-break/><text:line-break/>[c1:]Curățit ești și tu<text:line-break/>Prin sfânt sânge răscumpărător?<text:line-break/>E curată ca zăpada haina ta,<text:line-break/>Ești spălat prin al Său sânge sfânt?<text:line-break/><text:line-break/>[v2:]Vei purta tu crucea zilnic credincios,<text:line-break/>Curățit prin al Său sânge sfânt?<text:line-break/>Vei urma pe Domnul vieții bucuros,<text:line-break/>Curățit prin al Său sânge sfânt?<text:line-break/><text:line-break/>[v3:]De-ar veni azi Mirele, ești pregătit,<text:line-break/>Curățit prin al Său sânge sfânt?<text:line-break/>Porți veșmântul alb de Domnul dăruit,<text:line-break/>Curățit prin al Său sânge sfânt?<text:line-break/><text:line-break/>[v4:]Părăsește-acum păcatul, suflete,<text:line-break/>Fii curat prin al Său sânge sfânt!<text:line-break/>La Izvorul care curge, spală-te,<text:line-break/>Fii curat prin al Său sânge sfânt!</text:p>
      <text:h>107. Curatit esti si tu?</text:h>
      <text:p>Ordine v1 c1 v2 c1 v3 c1<text:line-break/><text:line-break/>[v1:]Curățit ești de Isus și înnoit,<text:line-break/>Curățit prin al Său sânge sfânt?<text:line-break/>Ești născut din nou, de patimi izbăvit,<text:line-break/>Curățit prin al Său sânge sfânt?<text:line-break/><text:line-break/>[c1:]Curățit ești și tu<text:line-break/>Prin sfânt sânge răscumpărător?<text:line-break/>E curată ca zăpada haina ta,<text:line-break/>Ești spălat prin al Său sânge sfânt?<text:line-break/><text:line-break/>[v2:]Vei purta tu crucea zilnic credincios,<text:line-break/>Curățit prin al Său sânge sfânt?<text:line-break/>Vei urma pe Domnul vieții bucuros,<text:line-break/>Curățit prin al Său sânge sfânt?<text:line-break/><text:line-break/>[v3:]De-ar veni azi Mirele, ești pregătit,<text:line-break/>Curățit prin al Său sânge sfânt?<text:line-break/>Porți veșmântul alb de Domnul dăruit,<text:line-break/>Curățit prin al Său sânge sfânt?</text:p>
      <text:h>108. Curgi ca un rau</text:h>
      <text:p>Ordine c1 v1 c1 v1 c1<text:line-break/><text:line-break/>[c1:]Curgi ca un râu de slavă,<text:line-break/>Cu brațul Tău dezleagă<text:line-break/>Tu, cu putere viața mea.<text:line-break/><text:line-break/>[c1:]În ceasul de pe urmă<text:line-break/>Vreau Duhul Tău să curgă<text:line-break/>Și să inunde viața mea.<text:line-break/><text:line-break/>[v1:]Este un râu ce curge peste noi<text:line-break/>Vindecare el aduce pe Pământ.<text:line-break/>Totul ia ființă unde curge, curge El<text:line-break/>Îmi alină setea sufletului meu.</text:p>
      <text:h>109. Da chiar in curand</text:h>
      <text:p>Ordine v1 v2 v3<text:line-break/><text:line-break/>[v1:]Da, chiar în curând<text:line-break/>Vom vedea toţi pe Regele. <text:line-break/>Aleluia, Aleluia,<text:line-break/>Pe Rege Îl vom vedea.<text:line-break/><text:line-break/>[v2:]Lacrimi nu vor fi,<text:line-break/>Căci vom vedea toţi pe Regele. <text:line-break/>Aleluia, Aleluia,<text:line-break/>Pe Rege Îl vom vedea.<text:line-break/><text:line-break/>[v3:]Moarte nu va fi,<text:line-break/>Căci vom vedea toţi pe Regele. <text:line-break/>Aleluia, Aleluia, <text:line-break/>Pe Rege Îl vom vedea.<text:line-break/><text:line-break/>[v4:]Ape adânci<text:line-break/>Noi cu toţi vom traversa,<text:line-break/>Dealuri, munţi<text:line-break/>Noi cu toţii vom urca,<text:line-break/><text:line-break/>[v5:]Căci Dumnezeu<text:line-break/>Din puterea-I ne va da<text:line-break/>Pân' cu toţi<text:line-break/>Vom ajunge-n ţara Sa.</text:p>
      <text:h>110. Da, cred si eu</text:h>
      <text:p>Ordine v1 v2 c1 v3 v4 c1 c1 v5 b1 b1 e1 e2<text:line-break/><text:line-break/>[v1:]Pe dealul Căpățânii mulțimea sta, privea,<text:line-break/>Trei cruci, trei condamnați, trei vieți de om<text:line-break/>Cu ură, fără milă, batjocuri adresau<text:line-break/>Celui ce îi iubea și îi ierta.<text:line-break/><text:line-break/>[v2:]Deodat-un întuneric, cutremur de pământ<text:line-break/>Și fulgere din cer s-au năpustit<text:line-break/>O parte din mânia divină a vorbit<text:line-break/>Dar nimeni n-a’nțeles, n-a auzit.<text:line-break/><text:line-break/>[c1:]Doar un sutaș și un tâlhar<text:line-break/>Te-au cunoscut și au crezut<text:line-break/>Că ești Isus venit din cer<text:line-break/>Hristos, Fiul lui Dumnezeu!<text:line-break/><text:line-break/>[v3:]Și azi mulțimi de oameni aud despre Isus,<text:line-break/>De dragostea Lui pentru păcătoși.<text:line-break/>Dar stau în necredință, cu inimi de mormânt<text:line-break/>Și dragostea-I resping neascultând.<text:line-break/><text:line-break/>[v4:]Le place-n întuneric căci nu vor renunța<text:line-break/>La viața de păcat și de desfrâu<text:line-break/>Ce mare-nșelăciune și goană după vânt<text:line-break/>Căci toate vor pieri ca pleava-n vânt.<text:line-break/><text:line-break/>[v5:]Lui Isus deschide-I inima<text:line-break/>Să crezi în El primește-I dragostea<text:line-break/>Niciodată El nu va pleca din viața ta<text:line-break/>Spune și tu, spune așa:<text:line-break/><text:line-break/>[b1:]Da, cred și eu, da, cred și eu<text:line-break/>Isus ești Fiu de Dumnezeu!<text:line-break/>În locul meu Tu ai murit<text:line-break/>Să fiu iertat și mântuit.<text:line-break/><text:line-break/>[e1:]Slavă Lui, slavă Lui, slavă Domnului!<text:line-break/>Slavă Lui, slavă Lui, slavă Domnului!<text:line-break/><text:line-break/>[e2:]Slavă Lui, slavă Lui, slavă Domnului!<text:line-break/>Slavă Lui, slavă Lui, slavă Domnului!<text:line-break/><text:line-break/>Da, cred și eu!</text:p>
      <text:h>111. Daca dragoste avem</text:h>
      <text:p>Ordine v1 v2 c1 v3 c1<text:line-break/><text:line-break/>[v1:]Vom fi una în Isus, <text:line-break/>vom fi una în El,<text:line-break/>Vom fi una în Isus <text:line-break/>dacă dragoste avem<text:line-break/>Şi vrem să fim ca Isus <text:line-break/>şi vrem să iubim ca El.<text:line-break/>[---]<text:line-break/>Să se vadă în lume <text:line-break/>cum iubim ca şi El,<text:line-break/>Să se vadă că <text:line-break/>noi dragoste avem.<text:line-break/><text:line-break/>[v2:]Vom păși împreună, <text:line-break/>mână-n mână cântând,<text:line-break/>Vom păși împreună, <text:line-break/>dragoste arătând,<text:line-break/>Vestea bună vom spune, <text:line-break/>cu noi este Dumnezeu!<text:line-break/>[---]<text:line-break/>Să se vadă în lume <text:line-break/>că iubim ca şi El,<text:line-break/>Să se vadă <text:line-break/>că noi dragoste avem.<text:line-break/><text:line-break/>[c1:]/: Noi vom fi una în El,<text:line-break/>numai prin dragoste! :/x3<text:line-break/><text:line-break/>[v3:]/: Vom lucra împreună, <text:line-break/>cot la cot vom lupta,<text:line-break/>Vom lucra împreună, <text:line-break/>dragoste vom arăta,<text:line-break/>Vom păzi cu demnitate, <text:line-break/>vom salva ce încă e!<text:line-break/>[---]<text:line-break/>Să se vadă în lume <text:line-break/>ca iubim ca şi El,<text:line-break/>Să se vadă <text:line-break/>că noi dragoste avem. :/<text:line-break/>Să se vadă <text:line-break/>că noi dragoste avem.</text:p>
      <text:h>112. De cine sa ma tem</text:h>
      <text:p>Ordine v1 c1 v2 c1 c1<text:line-break/><text:line-break/>[v1:]De cine să mă tem<text:line-break/>Când sunt mereu cu Tine<text:line-break/>Tu ești Stânca mea, în Tine m-ascund<text:line-break/>Și cine ar putea, inima să-mi fure<text:line-break/>Când Tu domnești în ea<text:line-break/>Iar eu sunt al Tău?<text:line-break/><text:line-break/>[c1:]Toate de s-ar duce Tu rămâi<text:line-break/>În sufletul meu<text:line-break/>Pentru Tine Doamne eu trăiesc<text:line-break/>Tu ești Dumnezeu<text:line-break/>Prin Tine, prin Tine trăiesc, <text:line-break/>Doar prin Tine<text:line-break/>Prin Tine eu trăiesc, prin Tine Isuse trăiesc.<text:line-break/><text:line-break/>[v2:]Doamne jertfa Ta, m-a legat de Tine<text:line-break/>Sunt iertat prin ea, prin sângele Tău<text:line-break/>Și cine ar putea pe veci să mă despartă<text:line-break/>De iubire Ta, de Tine Isus?</text:p>
      <text:h>113. De n-ai fi Tu de partea noastra</text:h>
      <text:p>Ordine v1 c1 v2 c1<text:line-break/><text:line-break/>[v1:]/: De n-ai fi Tu de partea noastră<text:line-break/>Am fi ca praful luat de vânt,<text:line-break/>Am fi o carne fără viață<text:line-break/>Rătăcitoare pe Pământ :/<text:line-break/><text:line-break/>[c1:]/: Dar noi venim cu toți la Tine<text:line-break/>Și tot ce-avem îți dăruim <text:s text:c="6"/><text:line-break/>Căci nimeni, Doamne, nu-i ca Tine<text:line-break/>Îngenunchem și ne smerim :/<text:line-break/><text:line-break/>[v2:]Noi n-avem nici un merit Tată<text:line-break/>E harul Tău că existăm<text:line-break/>Isuse Tu ne-ai dat viață<text:line-break/>Și toate Ție-ți datorăm.</text:p>
      <text:h>114. De n-ar fi Domnul</text:h>
      <text:p>Ordine v1 v1 c1 c1 v2 c1 c1 e1<text:line-break/><text:line-break/>[v1:]De n-ar fi Domnul ajutorul meu,<text:line-break/>În clipele grele ale vieții.<text:line-break/>Cât de curând, sufletul meu<text:line-break/>Ar locui-n tăcerea morții.<text:line-break/><text:line-break/>[c1:]Ori de câte ori am zis<text:line-break/>Mi se clatină piciorul,<text:line-break/>Bunătatea Ta, Doamne<text:line-break/>Sprijin mi-a fost !<text:line-break/><text:line-break/>[v2:]Când gânduri negre mă frământă<text:line-break/>Cu grămada în lăuntrul meu,<text:line-break/>Bunătatea Ta, Doamne<text:line-break/>Îmi desfăteaza sufletul.<text:line-break/><text:line-break/>[e1:]Bunătatea Ta, Doamne<text:line-break/>Sprijin mi-a fost !</text:p>
      <text:h>115. De n-ar fi har</text:h>
      <text:p>Ordine v1 c1 v2 c1 v3 c1 v4 c1 c1<text:line-break/><text:line-break/>[v1:]De n-ar fi harul Tău cel mare,<text:line-break/>Iubitul meu Mântuitor,<text:line-break/>Aș fi rămas în groapa-n care<text:line-break/>Nu-s mângâieri, nici ajutor.<text:line-break/><text:line-break/>[c1:]De n-ar fi har, slăvitul har,<text:line-break/>Aș fi pierdut și-aș plânge în zadar;<text:line-break/>De n-ar fi har, de n-ar fi har<text:line-break/>Aș fi pierdut și-aș plânge în zadar.<text:line-break/><text:line-break/>[v2:]De n-ar fi dragostea de Tată<text:line-break/>Spre mine fiul cel pierdut,<text:line-break/>Aș fi pierit și niciodată<text:line-break/>Salvarea n-aș fi cunoscut.<text:line-break/><text:line-break/>[v3:]De n-ar fi mantia-ndurării<text:line-break/>Veșmântul sufletului meu,<text:line-break/>Aș plânge plânsul disperării<text:line-break/>Fără răspuns când chinu-i greu.<text:line-break/><text:line-break/>[v4:]De n-ar fi jertfa Ta, Isuse,<text:line-break/>Si sângele Tău scump vărsat,<text:line-break/>Aș fi purtat pe totdeauna<text:line-break/>Osânda pentru-al meu păcat.</text:p>
      <text:h>116. de pacat ce ma-r spala</text:h>
      <text:p>Ordine <text:line-break/><text:line-break/>[v1:]De păcat ce m-ar spăla?<text:line-break/>Doar prin sângele lui Isus !<text:line-break/>Şi unde m-aş vindeca?<text:line-break/>Doar prin sângele lui Isus !</text:p>
      <text:h>117. Departe-ntr-un staul</text:h>
      <text:p>Ordine v1 v2 v3<text:line-break/><text:line-break/>[v1:]Departe-ntr-un staul de nimeni știut,<text:line-break/>La vremea-mplinită, Isus S-a născut.<text:line-break/>Și stele pe ceruri luciră mai viu,<text:line-break/>Și îngeri cântară pe dealul pustiu.<text:line-break/><text:line-break/>[v2:]Departe de Tatăl, de tronul Ceresc,<text:line-break/>Culcat într-o iesle, Păstorii-L găsesc.<text:line-break/>Să vadă copilul născut ca-mpărat<text:line-break/>Adus-au și magii prinos de-nchinat.<text:line-break/><text:line-break/>[v3:]Departe ca ieslea e inima mea,<text:line-break/>Dar vino, Isuse, Te naște în ea.<text:line-break/>S-aud cor de îngeri la mine sosit<text:line-break/>Cu vestea cea bună că sunt mântuit.</text:p>
      <text:h>118. Deschide-mi ochii, o Doamne</text:h>
      <text:p>Ordine v1 v1 c1 c1 v1<text:line-break/><text:line-break/>[v1:]Deschide-mi ochii, o, Doamne<text:line-break/>Deschide-mi ochii, Te rog<text:line-break/>Aş vrea să Te văd,<text:line-break/>Aş vrea să Te văd.<text:line-break/><text:line-break/>[c1:]Fii proslăvit, fii preamărit<text:line-break/>În lumina gloriei Tale,<text:line-break/>Revarsă harul Tău<text:line-break/>Când cântăm:<text:line-break/>„Sfânt eşti, sfânt eşti, sfânt eşti!”</text:p>
      <text:h>119. Desi ochii mei nu Te pot vedea</text:h>
      <text:p>Ordine v1 c1 v1 c1 c2 e1<text:line-break/><text:line-break/>[v1:]Deşi ochii mei nu Te pot vedea <text:s text:c="1"/><text:line-break/>Dar Te pot simţi, ştiu că eşti aici <text:s text:c="1"/><text:line-break/>Cu mâinile nu Te pot atinge <text:s text:c="1"/><text:line-break/>Însă, Domnul meu, ştiu că eşti aici. <text:s text:c="2"/><text:line-break/><text:line-break/>[c1:]Inima mea Îţi poate simţi prezenţa <text:s text:c="1"/><text:line-break/>Tu eşti aici, Tu eşti aici! <text:line-break/> Pot să văd a Ta măreţie <text:s text:c="1"/><text:line-break/>Tu eşti aici, Tu eşti aici! <text:line-break/><text:line-break/>[c2:]Văd acum a Ta frumuseţe de slavă <text:s text:c="1"/><text:line-break/>Tu eşti aici, Tu eşti aici! <text:s text:c="1"/><text:line-break/>Pot să simt dragostea-Ţi mare <text:s text:c="1"/><text:line-break/>Tu eşti aici, Tu eşti aici.<text:line-break/><text:line-break/>[e1:]Deşi ochii mei <text:line-break/>Nu Te pot vedea<text:line-break/>Dar Te pot simţi, <text:line-break/>Stiu că eşti aici</text:p>
      <text:h>120. Destinul tau e sa invingi</text:h>
      <text:p>Ordine v1 c1 c1 v2 c1 c1<text:line-break/><text:line-break/>[v1:]Destinul tău e să învingi,<text:line-break/>Când ești căzut să te ridici.<text:line-break/>Destinul tău l-a scris cândva Isus.<text:line-break/>Numele tău de mult e scris,<text:line-break/>În Cartea Vieții din Paradis,<text:line-break/>Destinul tău e-n Cerul Său, <text:line-break/>Să știi!<text:line-break/><text:line-break/>[c1:]Nu suntem aici statornici<text:line-break/>O Țară-avem și ea e Sus.<text:line-break/>Calea se sfârșește-acolo,<text:line-break/>Când vom vedea toți pe Isus.<text:line-break/><text:line-break/>[v2:]Deci să te porți cum e cinstit,<text:line-break/>Cu Tatăl tău ce te-a iubit<text:line-break/>Și te-a plătit cu mare preț, să știi.<text:line-break/>„Pe brațul meu Eu te-am luat<text:line-break/>Și-am să te port neîncetat.”<text:line-break/>Da! Dumnezeu spune așa<text:line-break/>In Cartea Sa.</text:p>
      <text:h>121. Din adancul inimii</text:h>
      <text:p>Ordine v1 c1 c1 v1 c1 c1 c1<text:line-break/><text:line-break/>[v1:]Din adâncul inimii pe Isus vreau a-L vesti<text:line-break/>Să Îi cânt mereu un mare Aleluia!<text:line-break/>Vreau să spun întregii lumi<text:line-break/>Dumnezeu cât e de bun<text:line-break/>Și-mpreună să-I cântăm toți: Aleluia!<text:line-break/><text:line-break/>[c1:]Aleluia, Te lauda al meu suflet.<text:line-break/>Aleluia,Te lauda gura mea mereu...<text:line-break/>Aleluia, vreau să spun tuturora:<text:line-break/>Ce maret ești Doamne, Dumnezeul meu.</text:p>
      <text:h>122. Din dragoste</text:h>
      <text:p>Ordine v1 c1 c2 c1 c2 c2 b1 c2 c2<text:line-break/><text:line-break/>[v1:]Din dragoste Tatăl a dat<text:line-break/>pe Fiul Său preaminunat<text:line-break/>Din dragoste Cerul a plâns,<text:line-break/>Din dragoste a murit.<text:line-break/><text:line-break/>[c1:]O de câte ori eu Ți-am frânt inima,<text:line-break/>Dar Tu m-ai iertat când eu Ți-am cerut<text:line-break/>Și de câte ori ai auzit ruga mea<text:line-break/>Ai fost lângă min'<text:line-break/><text:line-break/>[c2:]Tot ce îmi doresc ești Tu<text:line-break/>Pentru-ntreaga mea viață<text:line-break/>Tot ce îmi doresc ești Tu !<text:line-break/><text:line-break/>[v2:]Vreau să cânt din dragoste<text:line-break/>Să m-alătur Cerului<text:line-break/>Dumnezeul meu e Sfânt<text:line-break/>Legea glorie pe Pământ.<text:line-break/><text:line-break/>[b1:]Pe cruce sus El S-a urcat<text:line-break/>„Tată fie voia Ta”<text:line-break/>Pe cruce El viața și-a dat<text:line-break/>Ca eu să fiu iertat, iertat, iertat !</text:p>
      <text:h>123. Din El, prin El si pentru El</text:h>
      <text:p>Ordine v1 v1 v1 v1 c1 c1 v1 v1 v1 v1 c1 c1<text:line-break/><text:line-break/>[v1:]Din El, prin El și pentru El<text:line-break/>Sunt toate lucrurile.<text:line-break/><text:line-break/>[c1:]A Lui să fie gloria,<text:line-break/>A Lui să fie gloria,<text:line-break/>A Lui să fie gloria,<text:line-break/>În veci de veci, Amin! </text:p>
      <text:h>124. Din lantul mortii</text:h>
      <text:p>Ordine v1 c1 v2 c2 v3 c3<text:line-break/><text:line-break/>[v1:]Din lanțul morții și mormânt<text:line-break/>Hristos a înviat!<text:line-break/>Prin moarte moartea biruind,<text:line-break/>Hristos a înviat!<text:line-break/><text:line-break/>[c1:]Trăiește El, Cel răstignit,<text:line-break/>Ce moartea-n veci a biruit,<text:line-break/>Slăviți-L ne-ncetat,<text:line-break/>Hristos a înviat!<text:line-break/><text:line-break/>[v2:]Maria vine-n zori de zi<text:line-break/>Cu sufletu-ntristat.<text:line-break/>Mormântu-i gol; ce poate fi?<text:line-break/>Hristos a înviat!<text:line-break/><text:line-break/>[c2:]Și îngerii în ceruri sus<text:line-break/>Îi cântă slavă lui Isus;<text:line-break/>Slăviți-L ne-ncetat,<text:line-break/>Hristos a înviat!<text:line-break/><text:line-break/>[v3:]Prin moartea Lui în greul chin,<text:line-break/>Cu Tatăl ne-a-mpăcat.<text:line-break/>Prin viața Lui acum trăim;<text:line-break/>Hristos a înviat!<text:line-break/><text:line-break/>[c3:]Ce har măreț ne-a dăruit!<text:line-break/>Credința-n El ne-a mântuit.<text:line-break/>Slaviți-L ne-ncetat,<text:line-break/>Hristos a înviat!</text:p>
      <text:h>125. Din launtrul meu</text:h>
      <text:p>Ordine v1 c1 v2 c1 b1 b2 c1 e1 b1 b2 c1 e1<text:line-break/><text:line-break/>[v1:]De multe ori am greșit,<text:line-break/>Mila Ta mi-e îndeajuns<text:line-break/>Și dacă iar am căzut<text:line-break/>Harul Tău m-a cuprins.<text:line-break/><text:line-break/>[c1:]Întotdeauna, lumina Ta va străluci,<text:line-break/>A Ta slava, în veci de veci va dăinui.<text:line-break/><text:line-break/>[v2:]În toate voia Ta<text:line-break/>Și Doamne nu a mea,<text:line-break/>Să uit de mine aș vrea<text:line-break/>prin a Te lăuda.<text:line-break/><text:line-break/>[b1:]Iar inima mea<text:line-break/>Transform-o aș vrea,<text:line-break/>Din lăuntrul meu<text:line-break/>Condu-mă Tu, Doamne!<text:line-break/><text:line-break/>[b2:]A Te lăuda fie partea mea,<text:line-break/>Să Te iubesc ajută-mi Tu.<text:line-break/><text:line-break/>[e1:]Iar inima mea<text:line-break/>lauda Ție să-Ți dea<text:line-break/>Din lăuntrul meu strigă inima!</text:p>
      <text:h>126. Din nou la altar</text:h>
      <text:p>Ordine v1 c1 c1 v2 c1 c1 v3 c1 c1 c1 c1<text:line-break/><text:line-break/>[v1:]Din nou la altar venim fără putere,<text:line-break/>Cu suflete săraci să-ți cerem iertare.<text:line-break/>De-atâtea ori Ți-am spus că vom umbla-n lumină<text:line-break/>Dar azi din nou venim sa-Ți cerem milă.<text:line-break/><text:line-break/>[c1:]Iartă-ne! Iartă-ne!<text:line-break/>Iartă-ne! Dumnezeule!<text:line-break/><text:line-break/>[v2:]Din nou la altar Te cheamă poporul.<text:line-break/>Trimite-ne din nou pe Mângâietorul!<text:line-break/>Recunoaștem azi că fără de Tine<text:line-break/>Suntem săraci și reci. Ai milă, Stăpâne!<text:line-break/><text:line-break/>[v3:]Din nou la altar venim fără putere,<text:line-break/>Cu suflete săraci să-ți cerem iertare.<text:line-break/>De-atâtea ori Ți-am spus că vom umbla-n lumină<text:line-break/>Dar azi din nou venim să-Ți cerem milă.</text:p>
      <text:h>127. Din sfant izvor</text:h>
      <text:p>Ordine v1 c1 v2 c1 v3 c1 c1<text:line-break/><text:line-break/>[v1:]Din sfânt izvor pe Golgota<text:line-break/>Mult sânge s-a vărsat,<text:line-break/>Izvorul acesta minunat<text:line-break/>Ne spală de păcat.<text:line-break/><text:line-break/>[c1:]Și pentru-al meu păcat<text:line-break/>A curs izvorul minunat;<text:line-break/>Isuse, în sângele-Ți vărsat,<text:line-break/>Iertarea-n veci mi-ai dat!<text:line-break/><text:line-break/>[v2:]Acest izvor a fost aflat<text:line-break/>La cruce de tâlhar;<text:line-break/>Crezând în jertfa lui Hristos<text:line-break/>A fost salvat prin har.<text:line-break/><text:line-break/>[v3:]Puterea acestui sfânt izvor<text:line-break/>Aceeași e mereu.<text:line-break/>Ea mă păstrează-n legământ<text:line-break/>Cu Salvatorul meu.</text:p>
      <text:h>128. Din Tine am venit, Iubire</text:h>
      <text:p>Ordine v1 c1 v2 c1 v3 c1 v4 c1 c1<text:line-break/><text:line-break/>[v1:]Din Tine am venit Iubire<text:line-break/>Și tot spre Tine merg mereu,<text:line-break/>Frumusețe și desăvârșire<text:line-break/>Doar Tu dai sufletului meu!<text:line-break/><text:line-break/>[c1:]O, Iubire, o, Iubire,<text:line-break/>Har Etern venit de sus,<text:line-break/>Mântuire, mântuire<text:line-break/>Prin Golgota ne-ai adus!<text:line-break/><text:line-break/>[v2:]Deși întruna ești cu mine<text:line-break/>Și necurmat mă fericești,<text:line-break/>Mă arde dorul după Tine<text:line-break/>Să Te pătrund mai mult cum ești!<text:line-break/><text:line-break/>[v3:]Fă clipele vieții mele<text:line-break/>Izvoare prospete de Har,<text:line-break/>Ca să țâșnești doar Tu din ele<text:line-break/>Îmbelșugat pe-orice hotar!<text:line-break/><text:line-break/>[v4:]Din Tine am venit, Iubire,<text:line-break/>Și merg spre Tine ne-ncetat<text:line-break/>Că-n binecuvântata-Ți fire<text:line-break/>E Dumnezeu cu-adevărat!</text:p>
      <text:h>129. Din trupul sfant al lui Isus</text:h>
      <text:p>Ordine v1 v2 v3<text:line-break/><text:line-break/>[v1:]Din trupul sfant al lui Isus, izvor de sange-a curs<text:line-break/>Si cine-n El s-a curatit, pe veci e mantuit,<text:line-break/>Pe veci e mantuit, pe veci e mantuit.<text:line-break/>Si cine-n El s-a curatit, pe veci e mantuit.<text:line-break/><text:line-break/>[v2:]Acest izvor a fost gasit de-acel talhar smerit<text:line-break/>Si cei ce sunt in el spalati, pe veci vor fi curati,<text:line-break/>Pe veci vor fi curati, pe veci vor fi curati.<text:line-break/>Si cei ce sunt in el spalati, pe veci vor fi curati.<text:line-break/><text:line-break/>[v3:]Din clipa-n care am aflat izvorul minunat,<text:line-break/>Ma simt nespus de fericit cu Domnul meu iubit,<text:line-break/>Cu Domnul meu iubit, cu Domnul meu iubit.<text:line-break/>Ma simt nespus de fericit cu Domnul meu iubit.</text:p>
      <text:h>130. Doamne astazi vin</text:h>
      <text:p>Ordine v1 c1 v2 c1 c1 e1<text:line-break/><text:line-break/>[v1:]Doamne astăzi vin<text:line-break/>În fața Ta să mă închin,<text:line-break/>Ca să fiu umplut de har divin.<text:line-break/>Prin iubirea Ta,<text:line-break/>Aș vrea mai mult să îmi cunosc,<text:line-break/>Slăbiciunile și să cresc în iubirea Ta.<text:line-break/><text:line-break/>[c1:]Cheamă-mă și voi veni la Tine!<text:line-break/>Când sunt slab, Tu mă întărești.<text:line-break/>Ca vulturul spre cer mă voi înălța<text:line-break/>Și veșnic voi trăi, mereu voi locui<text:line-break/>Prin iubirea Ta.<text:line-break/><text:line-break/>[v2:]Doamne vreau să fiu<text:line-break/>În stare să-nțeleg cum ești<text:line-break/>Și care-i calea Ta, ca să merg pe ea.<text:line-break/>Și din pacea Ta<text:line-break/>În suflet să-mi reverși un strop<text:line-break/>Ca cei din jur să bea<text:line-break/>Și să stea în iubirea Ta.<text:line-break/><text:line-break/>[e1:]Și veșnic voi trăi, mereu voi locui<text:line-break/>Prin iubirea Ta.</text:p>
      <text:h>131. Doamne atinge-ne din nou</text:h>
      <text:p>Ordine v1 c1 v2 c1 c1 e1<text:line-break/><text:line-break/>[v1:]Doamne dă-ne înṭelepciune și putere si iubire<text:line-break/>Doamne vrem să ascultăm Cuvântul Tău<text:line-break/>Azi venim în fața Ta dă-ne Doamne harul Tău<text:line-break/>Sa fim vii intru- împărăṭia Ta,<text:line-break/>Trezește-ne din nou.<text:line-break/><text:line-break/>[c1:]Doamne atinge-ne din nou<text:line-break/>Peste noi Tu mâna Ta s-o pui<text:line-break/>Și lumina Ta să ardă-n noi<text:line-break/>Prin puterea Duhului.<text:line-break/>Pune-o dar nu pentru o zi<text:line-break/>Ci să ardă-n veșnicii, în noi.<text:line-break/>Cu adierea Duhului Tău Sfânt<text:line-break/>Doamne atinge-ne din nou.<text:line-break/><text:line-break/>[v2:]Doamne mulṭi au obosit și în inimi sunt răniṭi<text:line-break/>Vindecarea lor e doar in mâna Ta<text:line-break/>Sa ne atingi pe fiecare cu puterea crucii Tale<text:line-break/>Sa fim vii întru împărăṭia Ta.<text:line-break/>Trezește-ne din nou.<text:line-break/><text:line-break/>[e1:]Doamne atinge-ne din nou.<text:line-break/>Doamne atinge-ne din nou.</text:p>
      <text:h>132. Doamne Esti mai scump ca argint</text:h>
      <text:p>Ordine v1 c1<text:line-break/><text:line-break/>[c1:]Pregateste-mi inima Doamne<text:line-break/>Sa fie un templu sfant si curat<text:line-break/>Cu multiumire traiesc pentru Tine<text:line-break/>Te iubesc Isus,<text:line-break/>Fii laudat<text:line-break/><text:line-break/>[v1:]Doamne, eşti mai scump ca argintul,<text:line-break/>Doamne, eşti mai scump ca aurul,<text:line-break/>Nu-i nimic în lume să îmi placă,<text:line-break/>Tot ce vreau, Iisuse,<text:line-break/>Eşti doar Tu.</text:p>
      <text:h>133. Doamne esti mare!</text:h>
      <text:p>Ordine v1 c1 v1 c1 b1 c1<text:line-break/><text:line-break/>[v1:]Minuni pentru noi ai facut<text:line-break/>Prin Tine toti orbii au vazut<text:line-break/>Nu-i altul ca Tine...<text:line-break/>Nimeni ca Tin‘<text:line-break/><text:line-break/>In noapte lumina Tu esti<text:line-break/>Deasupra de nori stralucesti<text:line-break/>Nu-i nimeni ca Tine!<text:line-break/>Nimeni ca Tin‘<text:line-break/><text:line-break/>[c1:]Doamne esti mare, <text:s text:c="1"/><text:line-break/>Doamne esti tare<text:line-break/>Mai sus ca Tine <text:s text:c="1"/><text:line-break/>Nu <text:s text:c="1"/>este nimeni<text:line-break/>Tu dai vindecare, <text:s text:c="1"/><text:line-break/>Puterea Ti-e mare<text:line-break/>Esti Domn, esti Domn x2<text:line-break/><text:line-break/>[b1:]Si daca El e cu noi,<text:line-break/>Cum sa ne fie frica?<text:line-break/>Si daca Domnu’i cu noi, <text:line-break/>Cine ne va opri?<text:line-break/><text:line-break/>Si daca El e cu noi, <text:s text:c="1"/><text:line-break/>Cum sa ne fie teama?<text:line-break/>Si daca Domnu’i cu noi,<text:line-break/>Cine va sta’mpotriva?<text:line-break/>Cine ar sta’mpotriva?</text:p>
      <text:h>134. Doamne iti spun da</text:h>
      <text:p>Ordine v1 v2 v3 v4<text:line-break/><text:line-break/>[v1:]DOAMNE, ÎŢI SPUN: DA!<text:line-break/>VREAU SĂ FAC DOAR VOIA TA.<text:line-break/>DOAMNE ÎŢI SPUN: DA,<text:line-break/>VOIA TA NU VOIA MEA.<text:line-break/><text:line-break/>DUHUL TĂU<text:line-break/>MĂ VA-NDEMNA,<text:line-break/>DOAMNE, TE VOI ASCULTA<text:line-break/>ŞI RĂSPUNSUL MEU<text:line-break/>ORICÂND VA FI DA!<text:line-break/><text:line-break/>[v2:]DOAMNE, ÎŢI SPUN: DA!<text:line-break/>ORIUNDE TE VOI URMA.<text:line-break/>DOAMNE, ÎŢI SPUN: DA,<text:line-break/>CALEA TA VOI CĂUTA.<text:line-break/><text:line-break/>DUHUL TĂU MĂ VA-NDEMNA<text:line-break/>UNDE SPUI,<text:line-break/>EU VOI PLECA<text:line-break/>ŞI RĂSPUNSUL MEU<text:line-break/>ORICÂND VA FI DA!<text:line-break/><text:line-break/>[v3:]DOAMNE, ÎŢI SPUN: DA!<text:line-break/>ORIUNDE TE VOI URMA.<text:line-break/>DOAMNE, ÎŢI SPUN: DA,<text:line-break/>CALEA TA VOI CĂUTA.<text:line-break/><text:line-break/>DUHUL TĂU MĂ VA-NDEMNA<text:line-break/>UNDE SPUI,<text:line-break/>EU VOI PLECA<text:line-break/>ŞI RĂSPUNSUL MEU<text:line-break/>ORICÂND VA FI DA!<text:line-break/><text:line-break/>[v4:]DUHUL TĂU MĂ VA-NDEMNA<text:line-break/>UNDE SPUI,<text:line-break/>EU VOI PLECA<text:line-break/>//: ŞI RĂSPUNSUL MEU<text:line-break/>ORICÂND:// x3<text:line-break/>VA FI DA!</text:p>
      <text:h>135. Doamne parasi-voi toate</text:h>
      <text:p>Ordine v1 v2 v3<text:line-break/><text:line-break/>[v1:]Doamne, părăsi-voi toate, numai Ție-Ți voi urma.<text:line-break/>Slab și prigonit pe cale, crucea mea o voi purta.<text:line-break/>Tot ce e firesc în mine piară cu tot gândul rău;<text:line-break/>Să-mi rămână bucuria că Te am și ești al meu.<text:line-break/><text:line-break/>[v2:]Știu că lumea mă urăște, L-a urât și pe Hristos.<text:line-break/>Dacă ea mă părăsește, Domnul este credincios.<text:line-break/>Când lumina slavei Sale din belșug va străluci,<text:line-break/>Orice rău va fi spre bine, noaptea se va face zi.<text:line-break/><text:line-break/>[v3:]Poartă deci armura sfântă și veghează ne-ncetat;<text:line-break/>Răul, pofta le învinge și vei fi încununat.<text:line-break/>Domnul vine, e aproape, luptă-te ca bun creștin;<text:line-break/>Te așteaptă o răsplată în locașul Său divin!</text:p>
      <text:h>136. Doamne vin și-ngenunchez</text:h>
      <text:p>Ordine v1 c1 v2 c1 c1 c2 c1<text:line-break/><text:line-break/>[v1:]Doamne vin și-ngenunchez,<text:line-break/>Ție îți mărturisesc<text:line-break/>Fără Tine, aș cădea,<text:line-break/>Doar Tu ești odihna mea.<text:line-break/><text:line-break/>[c1:]Eu de Tine am nevoie<text:line-break/>Am nevoie mare <text:line-break/>Tu ești neprihănirea mea,<text:line-break/>Și-a mea apărare.<text:line-break/><text:line-break/>[v2:]Acolo unde-i mult păcat,<text:line-break/>E Har mai mult, nemăsurat<text:line-break/><text:line-break/>/:Hristos în mine, asta e,<text:line-break/>Prin harul Său, sfințenie:/<text:line-break/><text:line-break/>[c2:]Să mă-nveți cântări să-nalț,<text:line-break/>Când ispite-n cale vin<text:line-break/><text:line-break/>/:Eu mă las Isus pe al Tău braț<text:line-break/>Ești speranță și alin:/</text:p>
      <text:h>137. Doamne, bunatatea Ta</text:h>
      <text:p>Ordine v1 c1 v2 c1 v3 c1 c1<text:line-break/><text:line-break/>[v1:]Doamne, bunătatea Ta îmi cuprinde inima<text:line-break/>Și mă face fericit, Domnul meu iubit.<text:line-break/>De cu zori până-n apus numai harul Tău Isus,<text:line-break/>Îmi cuprinde inima și viața mea.<text:line-break/><text:line-break/>[c1:]N-ai în lume-asemănare, nu e nimenea sub soare<text:line-break/>Nici în cer, nici pe pământ cum ești Tu de sfânt.<text:line-break/>Dragostea-Ți mă copleșește, pacea Ta mă liniștește,<text:line-break/>Harul Tău îmi dă avânt tot mai mult să-Ți cânt.<text:line-break/><text:line-break/>[v2:]Norii negrii când apar Tu îmi ești un veșnic far.<text:line-break/>Drumul mi-l călăuzești și mă ocrotești.<text:line-break/>Și prin arșiță Îți cânt numai Ție, Doamne sfânt.<text:line-break/>Că'n izvorul cel ceresc sufletu-mi sfințesc.<text:line-break/><text:line-break/>[v3:]Doamne pune-n gura mea totdeauna lauda Ta,<text:line-break/>Numai Ție să Îți cânt pe acest pământ.<text:line-break/>Până-n zori când vei veni numele Tău voi slăvi,<text:line-break/>Asta-i fericirea mea să-Ți cânt lauda Ta.</text:p>
      <text:h>138. Doamne, eşti mai scump ca argintul</text:h>
      <text:p>Ordine <text:line-break/><text:line-break/>[c1:]Doamne, eşti mai scump ca argintul,<text:line-break/>Doamne, eşti mai scump ca aurul,<text:line-break/>Nu-i nimic în lume să îmi placă,<text:line-break/>Tot ce vreau, Iisuse,<text:line-break/>eşti doar Tu.<text:line-break/><text:line-break/>[v1:]Tu-mi eşti putere-n slăbiciuni<text:line-break/>Şi eşti comoara ce-o doresc,<text:line-break/>doar Tu eşti tot ce vreau.<text:line-break/>Ca pe un diamant Te caut,<text:line-break/>aş fi nebun de-aş renunţa<text:line-break/>Căci Tu eşti tot ce vreau.</text:p>
      <text:h>139. Doamne, fă al meu cuvânt</text:h>
      <text:p>Ordine v1 v2 c1 v3 c1 v4 c1 v5 c1 v6 c1<text:line-break/><text:line-break/>[v1:]Doamne, fă al meu cuvânt<text:line-break/>Şi al minţii mele gând<text:line-break/>Ţie, Doamne, <text:line-break/>Să le-nchin, <text:line-break/>Domnul meu.<text:line-break/><text:line-break/>[v2:]/: Doamne, fă viaţa mea <text:line-break/>Sfântă înaintea Ta<text:line-break/>Ţie-ntreagă să Ţi-o-nchin,<text:line-break/>Domnul meu. :/<text:line-break/><text:line-break/>[v3:]/: Doamne, rugăciunea mea<text:line-break/>Fă-o cum a fost a Ta<text:line-break/>Totul Ţie să Îţi spun, <text:line-break/>Domnul meu. :/<text:line-break/><text:line-break/>[v4:]/: Doamne, fă lumina mea <text:line-break/>A luci precum o stea<text:line-break/>Far în noapte Tu mă fă, <text:line-break/>Domnul meu:/.<text:line-break/><text:line-break/>[v5:]/: Doamne, fă iubirea mea<text:line-break/>Caldă, vie ca a Ta<text:line-break/>Toţi să fie prinşi în ea, <text:line-break/>Domnul meu. :/<text:line-break/><text:line-break/>[v6:]/: Doamne, fă al meu cuvânt<text:line-break/>Şi al minţii mele gând<text:line-break/>Ţie, Doamne, <text:line-break/>Să le-nchin, <text:line-break/>Domnul meu. :/<text:line-break/><text:line-break/>[c1:]/: Stânca mea Tu eşti<text:line-break/>Salvator pe veci ! :/<text:line-break/></text:p>
      <text:h>140. Doamne, ma predau</text:h>
      <text:p>Ordine v1 c1 v2 c1 v3 c1 c1<text:line-break/><text:line-break/>[v1:]Doamne, mă predau azi, Ție,<text:line-break/>Cu întreagă viața mea;<text:line-break/>Eu Te voi iubi întruna,<text:line-break/>În prezența Ta voi sta!<text:line-break/><text:line-break/>[c1:]Ție mă predau, Ție mă predau,<text:line-break/>Cu ființa mea întreagă,<text:line-break/>Ție mă predau.<text:line-break/><text:line-break/>[v2:]Doamne, mă predau azi Ție,<text:line-break/>Vreau să fiu deplin al Tău,<text:line-break/>Vreau să simt a Ta prezență<text:line-break/>Și să știu că ești al meu!<text:line-break/><text:line-break/>[v3:]Doamne, mă predau azi Ție,<text:line-break/>Tot ce am Îți dăruiesc;<text:line-break/>Umple-mă cu-a Ta putere,<text:line-break/>Numai Ție să-Ți slujesc!</text:p>
      <text:h>141. Doamne, Numele-Ți Înalt</text:h>
      <text:p>Ordine v1 c1 c1 v2 c1 c2 c1<text:line-break/><text:line-break/>[v1:]Doamne, Numele-Ți Înalț.<text:line-break/>Doamne laudă-Ți cânt Ție.<text:line-break/>Fericit sunt că Te am,<text:line-break/>Fericit de-a Ta iertare.<text:line-break/><text:line-break/>[c1:]Tu ai venit pe Pământ să ne salvezi.<text:line-break/>Sus pe cruce Te-ai jertfit, iertați să fim.<text:line-break/>De pe cruce în mormânt,<text:line-break/>Din mormânt sus la Cer,<text:line-break/>Să fii înălțat mereu!<text:line-break/><text:line-break/>[v2:]Isus mai vine odată<text:line-break/>Nu pe-o cruce și-un mormânt.<text:line-break/>El vine Să-și ducă-n slavă <text:s text:c="4"/><text:line-break/>Pe ai Lui de pe Pământ<text:line-break/><text:line-break/>[c2:]El va veni în văzduh să ducă-n Cer<text:line-break/>Pe toți cei ce au crezut și cred în El.<text:line-break/>Aleluia-s fericit căci Isus m-a mântuit<text:line-break/>Mire drag să fii slăvit!</text:p>
      <text:h>142. Doamne, precum vrei</text:h>
      <text:p>Ordine v1 v2 v3<text:line-break/><text:line-break/>[v1:]Doamne, precum vrei să faci mereu,<text:line-break/>Tu ești Olarul, lutul sunt eu.<text:line-break/>Să-Ți plac doar Ție, o, Doamne sfânt,<text:line-break/>Când stau smerit la al Tău Cuvânt.<text:line-break/><text:line-break/>[v2:]Doamne, precum vrei să faci mereu,<text:line-break/>Tu cercetează sufletul meu.<text:line-break/>Mai alb ca neaua spală-mă acum,<text:line-break/>Când înaintea Ta mă supun.<text:line-break/><text:line-break/>[v3:]Doamne, precum vrei să faci mereu,<text:line-break/>Tu mă ajută pe drumul greu.<text:line-break/>Toată puterea e-n mâna Ta,<text:line-break/>Prin Tine pace eu voi avea.</text:p>
      <text:h>143. Doamne, sunt al Tau</text:h>
      <text:p>Ordine v1 c1 v2 c1 v3 c1 c1<text:line-break/><text:line-break/>[v1:]Doamne sunt al Tău;<text:line-break/>Prin Cuvânt eu știu<text:line-break/>Că păcatul mi-ai iertat,<text:line-break/>Dar doresc, Isus, de ființa Ta<text:line-break/>Să m-apropii ne-ncetat!<text:line-break/><text:line-break/>[c1:]Du-mă, Doamne, lângă crucea Ta,<text:line-break/>Să-nțeleg cât ai răbdat!<text:line-break/>Du-mă Doamne,<text:line-break/>Du-mă lângă crucea Ta,<text:line-break/>O, Isuse, Miel junghiat!<text:line-break/><text:line-break/>[v2:]O, sfințește-mă prin al Tău Duh Sfânt,<text:line-break/>Să-mi port crucea zi de zi.<text:line-break/>Pentru Tine toate de voi lăsa,<text:line-break/>Fericit atunci voi fi!<text:line-break/><text:line-break/>[v3:]O, aprinde iar focul inimii,<text:line-break/>În iubire să trăiesc<text:line-break/>Și-n sfințenie, plin de râvnă vreau,<text:line-break/>Ție, Doamne, să-Ți slujesc.</text:p>
      <text:h>144. Doamne, Tu esti stanca mea</text:h>
      <text:p>Ordine v1 c1 v2 c1 v3 c1 v4 c1<text:line-break/><text:line-break/>[v1:]Doamne, Tu ești Stânca mea<text:line-break/>Cetățuie-n vremea grea.<text:line-break/>Izbăvire-mi ești mereu,<text:line-break/>Doamne, Dumnezeul meu.<text:line-break/><text:line-break/>[c1:]Eu strig: “Lăudat să fie Domnul”<text:line-break/>În veci să fie binecuvântat!<text:line-break/>Și-ndată fug vrăjmașii care <text:line-break/>Cu ură m-au înconjurat!<text:line-break/><text:line-break/>[v2:]Legături ca de mormânt <text:line-break/>În jurul meu s-au adunat.<text:line-break/>Spaima morții mă cuprinse,<text:line-break/>Lanțuri negre m-au legat.<text:line-break/><text:line-break/>[v3:]Atunci s-a zguduit pământul<text:line-break/>Chiar și munții s-au mișcat.<text:line-break/>S-a mâniat stăpânul Slavei <text:line-break/>Privind vrăjmașii adunați.<text:line-break/><text:line-break/>[v4:]Doamne-n ajutorul meu <text:line-break/>A venit tăria Ta.<text:line-break/>Te iubesc din inimă,<text:line-break/>Tu ești salvarea mea!</text:p>
      <text:h>145. Doamne, viata mea Ți-o dau</text:h>
      <text:p>Ordine v1 c1 v2 c1 v3 c1 v4 c1<text:line-break/><text:line-break/>[v1:]Doamne, viața mea Ți-o dau,<text:line-break/>Pe deplin eu mă predau;<text:line-break/>Mă condu Tu pas cu pas,<text:line-break/>Ziua, noaptea-n orice ceas.<text:line-break/><text:line-break/>[c1:]Cu întreaga ființa mea,<text:line-break/>Mă predau în slujba Ta.<text:line-break/>Umple-mi inima de foc,<text:line-break/>Asta, Doamne, eu Te rog.<text:line-break/><text:line-break/>[v2:]Ale mele mâini le ia,<text:line-break/>Să lucreze-n via Ta,<text:line-break/>Și picioarele, la fel,<text:line-break/>Să-Ți urmeze ca un miel.<text:line-break/><text:line-break/>[v3:]Glasul meu să îl sfințești<text:line-break/>Să-Ți de-a slavă cum doresti,<text:line-break/>Limpezește-l, fă-l curat,<text:line-break/>Să Îți cânte ne-ncetat.<text:line-break/><text:line-break/>[v4:]Libertatea-mi Ți-o jertfesc,<text:line-break/>Ce mi-e scump Îți dăruiesc.<text:line-break/>Gândul imi va fi mereu<text:line-break/>Îndreptat spre lucrul Tău. </text:p>
      <text:h>146. Doamne, vin acasa</text:h>
      <text:p>Ordine v1 c1 v2 c1 v3 c1<text:line-break/><text:line-break/>[v1:]M-am depărtat de Dumnezeu,<text:line-break/>Azi vin acasă;<text:line-break/>Trăit-am în păcatul meu,<text:line-break/>Azi vin acasă.<text:line-break/><text:line-break/>[c1:]Doamne, vin acasă,<text:line-break/>Nu mai rătăcesc,<text:line-break/>Brațul Tău e-acum deschis,<text:line-break/>Azi vin acasă.<text:line-break/><text:line-break/>[v2:]Piedut-am mulți ani prețioși,<text:line-break/>Azi vin acasă;<text:line-break/>Cu lacrimi, ca un păcătos,<text:line-break/>Azi vin acasă.<text:line-break/><text:line-break/>[v3:]M-am dezgustat de viața mea,<text:line-break/>Azi vin acasă;<text:line-break/>Mă-ncred doar în iubirea Ta,<text:line-break/>Azi vin acasă.</text:p>
      <text:h>147. Doamne, vreau sa Te slavesc</text:h>
      <text:p>Ordine c1 v1 p1 c2 v2 p1 v3 p1<text:line-break/><text:line-break/>[c1:]Doamne, vreau să Te slăvesc<text:line-break/>Doamne, vreau să Te măresc<text:line-break/>Pentru Harul Tău divin, <text:line-break/>Pentru tot ce am din plin Te laud<text:line-break/><text:line-break/>[v1:]Te laud pentru jertfa din Calvar<text:line-break/>Te laud pentru minunatul Har.<text:line-break/>Sunt atât de fericit <text:line-break/>Pentru că m-ai mântuit, o, Doamne<text:line-break/><text:line-break/>[p1:]Voi cânta, mereu, neîncetat<text:line-break/>Te voi lăuda, o, Doamne preaînalt.<text:line-break/>În veci de veci, e slava Ta<text:line-break/>Și-n veci de veci îți voi cânta<text:line-break/><text:line-break/>[c2:]Te laud pentru ziua cea senină<text:line-break/>Te laud pentru pacea Ta divină.<text:line-break/>Pentru cerul înstelat, <text:line-break/>Pentru tot ce Tu mi-ai dat te laud<text:line-break/><text:line-break/>[v2:]Te laud pentru roua dimineții<text:line-break/>Te laud că ești Împăratul Vieții.<text:line-break/>Pentru hrana ce îmi dai,<text:line-break/>Pentru cer și pentru Rai te laud<text:line-break/><text:line-break/>[v3:]Te laud și în veci Îți voi cânta <text:line-break/>Pe pământ și-n slava Ta.<text:line-break/>Până când vei reveni<text:line-break/>Eu prin toate te voi slăvi, o, Doamne !<text:line-break/></text:p>
      <text:h>148. Doar Cristos e Inaltat</text:h>
      <text:p>Ordine v1 c1 c2 v2 b1 v2 v2<text:line-break/><text:line-break/>[v1:]Cerescul Tron l-ai părăsit<text:line-break/>Și dragostea Ţi-ai pironit;<text:line-break/>Noi nu vom şti ce mult Tu ai jertfit...<text:line-break/>Păcatul meu, ruşinea mea<text:line-break/>Tu le-ai plătit cu viaţa Ta...<text:line-break/>Doar Tu puteai să faci ce ai făcut.<text:line-break/><text:line-break/>[c1:]Un singur Nume plin de putere!<text:line-break/>Mai sus de regi şi împăraţi,<text:line-break/>Doar Cristos e înălţat!<text:line-break/><text:line-break/>[c2:]Tu din mormânt Te-ai ridicat,<text:line-break/>Și-n viaţa Ta ne-ai îmbrăcat!<text:line-break/>Domneşti în veci, al lumii Salvator!<text:line-break/>Domneşti în veci, al lumii Salvator!<text:line-break/><text:line-break/>[v2:]Un singur Nume plin de putere!<text:line-break/>Mai sus de regi şi împăraţi,<text:line-break/>Doar Cristos e înălţat!<text:line-break/>E, Salvatorul! Isus, Mesia!<text:line-break/>În veci vei fi glorificat!<text:line-break/>Doar Cristos e înălţat!<text:line-break/><text:line-break/>[b1:]Îţi vom cânta, vom cânta, <text:line-break/>vom cânta doar Ţie!<text:line-break/>Şi vom slăvi Numele!<text:line-break/> Isus, Preamărit!<text:line-break/>Îţi vom cânta, vom cânta,<text:line-break/> vom cânta doar Ţie!<text:line-break/>Şi vom slăvi Numele! <text:line-break/>Isus, Preamărit!</text:p>
      <text:h>149. Doar Cristos Speranta Mea</text:h>
      <text:p>Ordine v1 v2 c1 v3 v4 c1 v5 c1<text:line-break/><text:line-break/>[v1:]Cât de departe eram de Tine,<text:line-break/>Un munte ce nu-l puteam urca,<text:line-break/>În disperare priveam spre ceruri,<text:line-break/>Numele Tău L-am chemat.<text:line-break/><text:line-break/>[v2:]În întuneric iubirea-Ți mare,<text:line-break/>A spulberat păcatul greu,<text:line-break/>Murind pe cruce ai scris sfârșitul,<text:line-break/>Doar Cristos, Speranța mea!<text:line-break/><text:line-break/>[v3:]Cine-ar putea să-I cuprindă mila,<text:line-break/>Și bogăția Harului Său?<text:line-break/>Al slavei Rege, glori-a lăsat-o,<text:line-break/>Să ia pacatul meu și-al tău.<text:line-break/><text:line-break/>[v4:]Crucea proclamă iertarea noastră,<text:line-break/>El ne-a ales să fim ai Săi,<text:line-break/>Mântuitor bun, al Tău pe veci sunt,<text:line-break/>Doar Cristos Speranta mea!<text:line-break/><text:line-break/>[c1:]/: Aleluia! Isus m-a eliberat,<text:line-break/>Aleluia! moartea nu a triumfat,<text:line-break/>Doar Cristos Speranta mea!<text:line-break/>Lanțurile au căzut,<text:line-break/>m-a iertat de-al meu trecut,<text:line-break/>Doar Cristos, Speranța mea! :/<text:line-break/><text:line-break/>[v5:]/: În dimineața promisiunii,<text:line-break/>Când din mormânt El a înviat,<text:line-break/>Leul din Iuda a-nvins păcatul,<text:line-break/>Prin moartea Sa ne-a răscumpărat :/<text:line-break/><text:line-break/>- Isus Tu m-ai eliberat -<text:line-break/><text:line-break/>[e1:]/: Doar Cristos Speranta mea! :/<text:line-break/><text:line-break/>[b1:]Lanțurile au căzut,<text:line-break/>m-a iertat de-al meu trecut,<text:line-break/>Doar Cristos, Speranța mea!</text:p>
      <text:h>150. Doar Isus prin sfantu-I sange</text:h>
      <text:p>Ordine v1 c1 v2 c1 v3 c1 v4 c1<text:line-break/><text:line-break/>[v1:]De păcat ce m-ar spăla?<text:line-break/>Doar Isus prin sfântu-I sânge!<text:line-break/>Cine mă va vindeca?<text:line-break/>Doar Isus prin sfântu-I sânge!<text:line-break/><text:line-break/>[c1:]O, fluviu minunat<text:line-break/>Ce spală de păcat;<text:line-break/>Cu Tatăl m-a-mpăcat<text:line-break/>Doar Isus prin sfântu-I sânge!<text:line-break/><text:line-break/>[v2:]Cine mă va curăți?<text:line-break/>Doar Isus prin sfântu-I sânge!<text:line-break/>Viața mi-o va înnoi,<text:line-break/>Doar Isus prin sfântu-I sânge!<text:line-break/><text:line-break/>[v3:]Cine vina-mi va ierta?<text:line-break/>Doar Isus prin sfântu-I sânge!<text:line-break/>Și necazul cine-mi ia?<text:line-break/>Doar Isus prin sfântu-I sânge!<text:line-break/><text:line-break/>[v4:]Cine mă va-ndreptăți?<text:line-break/>Doar Isus prin sfântu-I sânge!<text:line-break/>Tatălui plăcut a fi?<text:line-break/>Doar Isus prin sfântu-I sânge!</text:p>
      <text:h>151. Doar Tu</text:h>
      <text:p>Ordine v1 c1 v2 c1 v1 c1 v2 c1<text:line-break/><text:line-break/>[v1:]Din zori de zi <text:line-break/>Si pan` l-apus<text:line-break/>Tu-mi inspiri <text:line-break/>Cantari de sus<text:line-break/>Ce le `naltam <text:line-break/>De-aici de jos<text:line-break/>Laudand Numele Tau!<text:line-break/><text:line-break/>[c1:]Doar Tu, <text:line-break/>imi esti turnul de scapare<text:line-break/>Doar Tu, <text:line-break/>al meu adapost pe cale<text:line-break/>Doar Tu, <text:line-break/>in veci vrednic de-nchinare<text:line-break/>Caci nu e nimeni ca si Tine <text:s text:c="1"/><text:line-break/>Doar Tu.<text:line-break/><text:line-break/>[v2:]Isus Tie ne rugam<text:line-break/>Umple-ne cu Duhul Tau<text:line-break/>Si-ajuta-ne sa Te urmam<text:line-break/>Laudand Numele Tau!</text:p>
      <text:h>152. Domn al vesniciei</text:h>
      <text:p>Ordine v1 c1 v2 c1 p1<text:line-break/><text:line-break/>[v1:]Domn al veșniciei<text:line-break/>Ce pământul Ai creat<text:line-break/>Cerul este al Tău templu,<text:line-break/>Glorie Celui prea înalt.<text:line-break/><text:line-break/>[c1:]Domn al Slavei mai sus de Galaxii,<text:line-break/>Tu ești vrednic, vrednic!<text:line-break/>Universul în veci Te va slăvi,<text:line-break/>Tu ești vrednic, vrednic.<text:line-break/><text:line-break/>/:Ești Domn ai fost și vei fi. :/<text:line-break/><text:line-break/>[v2:]Dis de dimineață<text:line-break/>Lumina o voi întâmpina.<text:line-break/>Și în noapte de mă clatin<text:line-break/>Al Tău Nume voi chema.<text:line-break/><text:line-break/>[p1:]/:Aleluia, ești Domn, ai fost și vei fi! :/ x3<text:line-break/><text:line-break/>Vrednic, vrednic! </text:p>
      <text:h>153. Domnu-I bun</text:h>
      <text:p>Ordine v1 c1 p1 v2 c1 p1 b1 c2 p1<text:line-break/><text:line-break/>[v1:]Mila Ta se revarsă acum,<text:line-break/>Harul Tău mi-e de-ajuns<text:line-break/>Cerul cântă-ndurarea Ta,<text:line-break/>Mâna Ta m-a ascuns.<text:line-break/><text:line-break/>[c1:]Dreptatea Ta nu are margini<text:line-break/>Și cu sfințenie stăpânești<text:line-break/><text:line-break/>Domnu-I bun (Domnul e bun),<text:line-break/>Iubirea Lui ține-n veci (Ține în veci)<text:line-break/>Îi cântăm (noi îi cântăm),<text:line-break/>Cu îngerii ne-nchinăm (ne închinăm)<text:line-break/><text:line-break/>[p1:]Știu mă iubești,<text:line-break/>Te chem și-mi zâmbești,<text:line-break/>Iubirea Ta <text:line-break/>/:Ține în veci de veci (în veci de veci) :/ x4<text:line-break/><text:line-break/><text:line-break/><text:line-break/>[v2:]Văi se aprind în prezența Sa,<text:line-break/>Munții vor fi mișcați<text:line-break/>Vocea Sa umple-n pământ,<text:line-break/>În tine suntem salvați.<text:line-break/><text:line-break/>[b1:]/: Și tot ce vreau e să te laud,<text:line-break/>Aș vrea mereu să mă închin<text:line-break/>Fața ta-n ascuns o caut,<text:line-break/>Mereu aproape vreau să-ți fiu. :/<text:line-break/><text:line-break/><text:line-break/>[c2:]Domnu-I bun (Domnul e bun),<text:line-break/>Iubirea Lui ține-n veci (Ține în veci)<text:line-break/>Îi cântăm (noi îi cântăm),<text:line-break/>Cu îngerii ne-nchinăm (ne închinăm)</text:p>
      <text:h>154. Domnu-i bun orisicand</text:h>
      <text:p>Ordine c1 v1 c1 v2 c1<text:line-break/><text:line-break/>[c1:]Domnu-i bun orișicând<text:line-break/>Recunoscător, laudă vreau să-I cânt.<text:line-break/>Domnu-i bun orișicând<text:line-break/>Chiar și-n noaptea grea mă va lumina.<text:line-break/>Domnu-i bun, Domnu-i bun, orișicând.<text:line-break/><text:line-break/><text:line-break/>[v1:]Dacă treci prin valea morții<text:line-break/>Și sunt umbre-n jurul tău.<text:line-break/>Mâna Lui te va conduce,<text:line-break/>Ocrotit să fii de rău.<text:line-break/>A promis că nu te lasă,<text:line-break/>Nu te uită, nu ești părăsit.<text:line-break/><text:line-break/>[v2:]Când trăiam cu toți în noapte<text:line-break/>Dragostea-I s-a arătat.<text:line-break/>Tatăl bun, Cel sfânt, din ceruri<text:line-break/>Pe Isus jertfă L-a dat.<text:line-break/>Și-atunci liberi de păcate<text:line-break/>Îndurarea Lui o vom cânta!</text:p>
      <text:h>155. Domnul e bun</text:h>
      <text:p>Ordine v1<text:line-break/><text:line-break/>[v1:]Domnul e bun, e bun!<text:line-break/>Domnul e bun, e bun!<text:line-break/>Domnul e bun, <text:line-break/>El e bun cu mine!</text:p>
      <text:h>156. Domnul este aici</text:h>
      <text:p>Ordine v1 b1 c1 v2 b2 c1 e1<text:line-break/><text:line-break/>[v1:]Se aude un șofar, undeva în depărtare <text:line-break/>El ne cheamă să venim,<text:line-break/>Este-o zi de sărbătoare<text:line-break/>Doar o piatra poți s-aduci,<text:line-break/>Un altar noi ridicăm<text:line-break/>O cetate vom zidi, un loc să ne închinăm<text:line-break/><text:line-break/>[b1:]Da, o poarta s-a deschis<text:line-break/>Și cerul ne-a atins.<text:line-break/><text:line-break/>[c1:]Domnul este aici, plin de glorie și de slavă<text:line-break/>Domnul este aici, locul acesta se va numi:<text:line-break/>Domnul este aici,<text:line-break/>Focul Sfant din cer coboara<text:line-break/>Domnul este aici, da El e-aici!<text:line-break/><text:line-break/>[v2:]Darul nostru l-am adus, <text:line-break/>Este-un dar de mulțumire<text:line-break/>Împreuna ne-am unit, într-o jertfă de iubire<text:line-break/>Nori de fum s-au ridicat, o tămâie aromată<text:line-break/>Înconjoară tronul Tău, <text:line-break/>Trâmbița mai sună-odată.<text:line-break/><text:line-break/>[b2:]Și cu fața la pământ<text:line-break/>Națiunile declară.<text:line-break/><text:line-break/>[e1:]/: Un sunet plăcut, și cunoscut, <text:line-break/>Din ceruri vine<text:line-break/><text:line-break/>Un sunet ce-l știu, în mine e viu, <text:line-break/>Alerg spre tine! :/</text:p>
      <text:h>157. Domnul in ceruri domneste</text:h>
      <text:p>Ordine v1 v2 c1<text:line-break/><text:line-break/>[v1:]Domnul în ceruri domnește <text:line-break/>Pe tron e așezat,<text:line-break/>Plin de mărire și slavă e îmbrăcat. <text:line-break/><text:line-break/><text:line-break/>[v2:]Noi toți, cu sfinte podoabe <text:line-break/>Stăm în prezența Sa<text:line-break/>Și-n timp ce îi vom cânta<text:line-break/>Slava lui vom vedea. <text:line-break/><text:line-break/><text:line-break/>[c1:]Caci domnu-i bun El in veci iubește<text:line-break/>Îndurarea lui nu se va sfârși<text:line-break/>Spre-ai sai copii, El cu drag privește<text:line-break/>Și-n mijlocul laudelor noastre,<text:line-break/>El va veni!</text:p>
      <text:h>158. Domnul m-a gasit</text:h>
      <text:p>Ordine v1 c1 v2 c1 v3 c1 c1<text:line-break/><text:line-break/>[v1:]Domnul m-a găsit, povara mi-a luat,<text:line-break/>Pace, bucurie-n suflet el mi-a dat;<text:line-break/>Mi-a iertat trecutul și păcatul greu<text:line-break/>Prin sângele vărsat pe cruce-n locul meu.<text:line-break/><text:line-break/>[c1:]Mântuit, pe Domnul preamăresc,<text:line-break/>Mântuit, spre cer călătoresc.<text:line-break/>Mântuit, cu El în veci voi fi!<text:line-break/>El m-a salvat și mă păzește-n orice zi!<text:line-break/><text:line-break/>[v2:]Domnul m-a găsit, iubirea lui mi-a dat,<text:line-break/>Hainele-s ca neaua, sufletul curat.<text:line-break/>Nu mă amenință judecata grea,<text:line-break/>Eu sunt preafericit cu Domnului pururea.<text:line-break/><text:line-break/>[v3:]Domnul m-a găsit, odihna Lui mi-a dat.<text:line-break/>Când urmez pe Domnul, sunt netulburat<text:line-break/>Și aștept într-una strălucita zi<text:line-break/>Când Domnul, cu mărire, iarăși va veni! </text:p>
      <text:h>159. Domnul meu</text:h>
      <text:p>Ordine v1 b1 c1 v2 b1 c1<text:line-break/><text:line-break/>[v1:]Iată-mă smerit de Maiestatea Ta,<text:line-break/>Acoperit de grația Ta.<text:line-break/>Iată-mă știu că sunt un om păcătos,<text:line-break/>Spălat prin sângele lui Hristos.<text:line-break/><text:line-break/>[b1:]Am găsit iubirea cea mai mare în sfârșit<text:line-break/>Căci viața Tu Ți-ai dat, <text:line-break/>Ce preț nemăsurat.<text:line-break/><text:line-break/>[c1:]Domnul meu, Domnul meu!<text:line-break/>Al Tău har m-a găsit cum eram,<text:line-break/>N-am nimic, dar sunt viu în mâna Ta.<text:line-break/><text:line-break/>Domnul meu, Domnul meu!<text:line-break/>Iubirea Ta pe veci m-a schimbat,<text:line-break/>În prezența Ta, al meu Împărat.<text:line-break/><text:line-break/>[v2:]Iată-mă, smerit sunt de iubirea Ta,<text:line-break/>Iertat să pot acum eu ierta.<text:line-break/>Ridicat știu, cât de mult mă dorești.<text:line-break/>În slava Ta și-n foc mă sfințești.</text:p>
      <text:h>160. Domnul Meu (Iata-ma)</text:h>
      <text:p>Ordine v1 p1 c1 c2 v2 p1 c1 c2<text:line-break/><text:line-break/>[v1:]Iata-ma, <text:line-break/>smerit de maiestatea Ta<text:line-break/>Acoperit de gratia Ta.<text:line-break/>Iata-ma, <text:line-break/>stiu ca sunt un om pacatos,<text:line-break/>Spalat în sângele Lui Hristos.<text:line-break/><text:line-break/>[p1:]Am gasit iubirea-Ti mare în sfârsit,<text:line-break/>Caci viata Tu Ti-ai dat,<text:line-break/>Ce dar nemasurat !<text:line-break/><text:line-break/>[c1:]Domnul meu, Domnul meu<text:line-break/>Al Tau har m-a gasit cum eram<text:line-break/>N-am nimic, <text:line-break/>dar sunt viu în mâna Ta<text:line-break/><text:line-break/>[c2:]Domnul meu, Domnul meu<text:line-break/>Iubirea Ta pe veci m-a schimbat<text:line-break/>În prezenta Ta, al meu Împarat.<text:line-break/><text:line-break/>[v2:]Iata-ma, <text:line-break/>smerit sunt de iubirea Ta,<text:line-break/>Iertat sa pot acum eu ierta,<text:line-break/>Ridicat, <text:line-break/>stiu cât de mult ma doresti<text:line-break/>În slava si-n foc ma sfintesti. </text:p>
      <text:h>161. Domnul meu e viu</text:h>
      <text:p>Ordine v1 c1 v1 c1 b1 c2<text:line-break/><text:line-break/>[v1:]Eu știu că m-ai mântuit,<text:line-break/>Prin sânge sfânt m-ai iertat.<text:line-break/>Doamne, cred, da, eu cred!<text:line-break/><text:line-break/>Toată rușinea mi-ai luat,<text:line-break/>Isus, Tu m-ai vindecat.<text:line-break/>Doamne, cred, da, eu cred!<text:line-break/><text:line-break/>[c1:]Pe-un steag voi scrie:<text:line-break/>"Hristos moartea a înfrânt!<text:line-break/><text:line-break/>/: Domnul meu e viu! :/ x2<text:line-break/><text:line-break/>[b1:]Mi-ai luat povara,<text:line-break/>Vreau să Te-nalț<text:line-break/>Și-n casa Ta am să aștept<text:line-break/>Să văd venirea Ta.<text:line-break/><text:line-break/>[c2:]<text:line-break/>/: Domnul meu e viu! :/ x4</text:p>
      <text:h>162. Domnul ne-a creat</text:h>
      <text:p>Ordine v1 v2 c1 v3 v4 c1<text:line-break/><text:line-break/>[v1:]Domnul ne-a creat după chipul Său,<text:line-break/>El ne-a învățat să urâm ce e rău,<text:line-break/>Să nu ne mai întoarcem pe unde-am fost<text:line-break/>Că n-are nici-un rost.<text:line-break/><text:line-break/>[v2:]Nu mai vrem în lume să rătăcim,<text:line-break/>Vrem de azi viața cu El s-o trăim,<text:line-break/>Tot ce-avem să punem în mâna Lui,<text:line-break/>În mâna Domnului.<text:line-break/><text:line-break/>[c1:]/: Căci dacă trăim, pentru Domnul trăim<text:line-break/>Și dacă murim, pentru Domnul murim<text:line-break/>Deci, fie că trăim, fie că murim,<text:line-break/>Noi suntem ai Domnului (ai Lui) :/<text:line-break/><text:line-break/>[v3:]Nu putem să știm dacă mâine-n zori<text:line-break/>Va fi o zi cu soare, sau o zi cu nori.<text:line-break/>Știm însă că Domnul va fi cu noi<text:line-break/>La bine și-n nevoi.<text:line-break/><text:line-break/>[v4:]Hotărâți ‘nainte vom alerga<text:line-break/>Spre ceruri zi de zi ne vom îndrepta.<text:line-break/>Nici o clipă nu vom privi ‘napoi<text:line-break/>Căci Domnul e cu noi. </text:p>
      <text:h>163. Domnul Steagul</text:h>
      <text:p>Ordine <text:line-break/><text:line-break/>[v1:]Știu că Tu mă asculți,<text:line-break/>Când Te chem mă ajuți.<text:line-break/>În necaz mă ocrotești.<text:line-break/>Mă sprijini<text:line-break/><text:line-break/>[c1:]/: Chiar de voi cădea <text:line-break/>Mă vei ridica. <text:line-break/>Te voi înălța Toată viața mea. :/<text:line-break/><text:line-break/>[b1:]/: Ne vom bucura <text:line-break/>De biruința Ta. <text:line-break/>În Numele Tău, <text:line-break/>Spre slava Ta <text:line-break/>Steaguri vom flutura. :/</text:p>
      <text:h>164. Domnul te va pazi</text:h>
      <text:p>Ordine v1 c1 v2 c1 v3 c1<text:line-break/><text:line-break/>[v1:]Orice-ar veni să nu te temi,<text:line-break/>Domnul te va păzi!<text:line-break/>Te ocrotește-n orce vremi,<text:line-break/>Domnul te va păzi.<text:line-break/><text:line-break/>[c1:]Domnul te va păzi!<text:line-break/>În orice loc, în orice zi,<text:line-break/>Domnul te va păzi!<text:line-break/>Domnul te va păzi.<text:line-break/><text:line-break/>[v2:]În zile pline de dureri,<text:line-break/>Domnul te va păzi!<text:line-break/>De ale iadului puteri,<text:line-break/>Domnul te va păzi.<text:line-break/><text:line-break/>[v3:]Stai liniștit în mâna Sa,<text:line-break/>Domnul te va păzi!<text:line-break/>El nu respinge ruga ta,<text:line-break/>Domnul te va păzi.</text:p>
      <text:h>165. Domnul va lucra</text:h>
      <text:p>Ordine v1 v2 v3 v4 b1 v1 v5<text:line-break/><text:line-break/>[v1:]Domnul va lucra luminând cărarea ta.<text:line-break/>Chiar dacă tu nu poți vedea,<text:line-break/>El va fi ’naintea ta.<text:line-break/><text:line-break/><text:line-break/><text:line-break/>[v3:]Tu să crezi mereu, să te încrezi în brațul Său<text:line-break/>Iar când cel rău vrea viața ta<text:line-break/>Domnul nu te va lăsa.<text:line-break/><text:line-break/><text:line-break/><text:line-break/>[b1:]Chiar în pustiu de-ai fi, El te conduce.<text:line-break/>Din stâncă, apa vieții îți va da;<text:line-break/>Toate de vor pieri, El mereu cu tin’ va fi,<text:line-break/>Ți-a promis prin cuvântul Său!<text:line-break/><text:line-break/>[v2:]Te va învăța cum să mergi pe calea Sa.<text:line-break/>Și în necaz și-n bucurii<text:line-break/>Nu te va lăsa Domnul va lucra!<text:line-break/><text:line-break/>[v4:]Roagă-te mereu către Tatăl Dumnezeu<text:line-break/>Și prin Cuvânt, prin Duhul Sfânt,<text:line-break/>El te v-ajuta pe cărarea ta.<text:line-break/><text:line-break/>[v5:]Te va învăța cum să mergi pe calea Sa.<text:line-break/>/: Și în necaz și-n bucurii<text:line-break/>Nu te va lăsa Domnul va lucra! :/</text:p>
      <text:h>166. Dragostea Lui m-a ridicat</text:h>
      <text:p>Ordine v1 c1 v2 c1 v3 c1<text:line-break/><text:line-break/>[v1:]De păcat împovărat în lume pribegeam,<text:line-break/>Despre jertfa lui Isus nimic eu nu știam,<text:line-break/>Dar Isus m-a ridicat și m-a răscumpărat;<text:line-break/>El mi-a dat iertarea Sa și m-a salvat.<text:line-break/><text:line-break/>[c1:]/: Dragostea Lui m-a ridicat<text:line-break/>Din valul de păcat și m-a salvat! :/<text:line-break/><text:line-break/>[v2:]Pentru tot ce a făcut Domnul în viața mea<text:line-break/>Îi predau azi inima să locuiască-n ea.<text:line-break/>Jertfa și iubirea Lui mereu le voi cânta<text:line-break/>El va fi întotdeauna lauda mea.<text:line-break/><text:line-break/>[v3:]Vino și tu la Isus suflete rătăcit,<text:line-break/>Lasă-te condus de El și vei fi fericit!<text:line-break/>Crede în Cuvantul Său, urmează-L negreșit<text:line-break/>Ca să fii depin iertat și mântuit. </text:p>
      <text:h>167. Dragostea Ta</text:h>
      <text:p>Ordine v1 c1 v2 c1 v3 c1<text:line-break/><text:line-break/>[v1:]Când încă nu eram, Te-ai gândit la mine,<text:line-break/>Când nu existam, Isus mă cunoșteai.<text:line-break/>Pe Dealul Golgotei, pe Via Dolorosa<text:line-break/>Purtai păcatul meu amar, <text:line-break/>Pe cruce la Calvar.<text:line-break/><text:line-break/>[c1:]/: Cuiele nu Te-au ținut pe cruce,<text:line-break/>Puteai atât de lesne să cobori<text:line-break/>Dar dragostea Ta pentru omenire,<text:line-break/>Te-a pironit, gândindu-Te la noi! :/<text:line-break/><text:line-break/>[v2:]Nu Te-am văzut, cum Te-a văzut Maria<text:line-break/>Și mâna nu mi-am pus-o în mâna Ta.<text:line-break/>Ca pipăind să cred că ești Isus Mesia<text:line-break/>Cred c-ai murit și-ai înviat<text:line-break/>Să fiu și eu salvat.<text:line-break/><text:line-break/>[v3:]Cu dragoste prin jertfă m-ai mântuit,<text:line-break/>Iertat sunt de păcate și-s fericit<text:line-break/>În legământ am spus: Te voi urma în viață;<text:line-break/>Isus, ești Domnul meu ceresc, <text:line-break/>Mă-nchin și Te iubesc!</text:p>
      <text:h>168. du-ma dincolo de porti</text:h>
      <text:p>Ordine v1 c1 v2 c1 c1<text:line-break/><text:line-break/>[v1:]Du-ma dincolo de porti<text:line-break/>Du-ma-n locul sfant<text:line-break/>Dincolo de altare<text:line-break/>Doamne fata sa iti vad<text:line-break/><text:line-break/>Trece-ma de oameni si<text:line-break/>De preotii ce-ti canta<text:line-break/>Mi-este dor de dreptatea Ta<text:line-break/>Si-ntr-un singur loc e ea.<text:line-break/><text:line-break/>[c1:]Du-ma Doamne <text:line-break/>in sfanta-Ti prezenta<text:line-break/>Du-ma Doamne <text:line-break/>prin sangele-Ti sfant.<text:line-break/>Du-ma Doamne <text:line-break/>in sfanta-Ti prezenta,<text:line-break/><text:line-break/>/:Ia carbunele,<text:line-break/> atinge-mi buzele,<text:line-break/>iarta-ma!:/<text:line-break/><text:line-break/>[v2:]Tu esti sfant, sfant, <text:line-break/>sfant si-atotputernic,<text:line-break/>Inaintea Ta, <text:line-break/>Doamne, ma-nchin.<text:line-break/>Tu esti sfant, sfant,<text:line-break/>sfant si-atotputernic,<text:line-break/><text:line-break/>/:Doamne iata-ma, <text:line-break/>te rog primeste-ma,<text:line-break/>iarta-ma!:/</text:p>
      <text:h>169. Du-ma Doamne</text:h>
      <text:p>Ordine v1 v2 c1 v3 v4 c2<text:line-break/><text:line-break/>[v1:]Du-mă dincolo de toți,<text:line-break/>În locul Tău prea Sfânt<text:line-break/>Dincolo de-altare<text:line-break/>În prezența Ta să cânt.<text:line-break/><text:line-break/>[v2:]Du-mă dincolo de oameni<text:line-break/>Și de cei ce Te-au văzut<text:line-break/>Să fiu flămând și însetat <text:line-break/>După tine Doamne sfânt.<text:line-break/><text:line-break/>[c1:]Du-mă Doamne în sfânta-ti prezență<text:line-break/>Du-mă Doamne prin sângele sfânt.<text:line-break/><text:line-break/>Du-mă Doamne în sfânta-ți prezență<text:line-break/>Ia cărbunele, atinge-mi buzele<text:line-break/>Iartă-mă! Iartă-mă!<text:line-break/><text:line-break/><text:line-break/>[v3:]Du-mă dincolo de gânduri,<text:line-break/>Dincolo de nori<text:line-break/>Dincolo de vorbe,<text:line-break/>Față de păcat să mor.<text:line-break/><text:line-break/>[v4:]Du-mă dincolo de oameni<text:line-break/>Și de tot ce este rău<text:line-break/>În prezența Ta sunt descoperit,<text:line-break/>Tu ești sfântul Dumnezeu.<text:line-break/><text:line-break/>[c2:]Tu ești sfânt, sfânt, sfânt și-atot puternic <text:line-break/>Înaintea Ta, Doamne mă-nchin.<text:line-break/><text:line-break/>Tu ești sfânt, sfânt, sfânt și-atot puternic <text:line-break/>Doamne iarta-mă, te rog primește-mă<text:line-break/>Iartă-mă! Iartă-mă!<text:line-break/></text:p>
      <text:h>170. Du-ma la izvorul</text:h>
      <text:p>Ordine v1 c1 v2 c1 v3 c1<text:line-break/><text:line-break/>[v1:]Du-mă la Izvorul unde curge<text:line-break/>Harul Tău mereu,<text:line-break/>La Golgota, unde trece<text:line-break/>Setea sufletului meu. <text:line-break/><text:line-break/>[c1:]Du-mă la Izvorul<text:line-break/>Ce mă spală de păcat.<text:line-break/>Sângele lui Isus<text:line-break/>Pentru mine s­-a vărsat. <text:line-break/><text:line-break/><text:line-break/>[v2:]Du-mă la Izvorul<text:line-break/>Unde va pieri orice păcat,<text:line-break/>Și de orice legătură<text:line-break/>Sufletul va fi scăpat.<text:line-break/><text:line-break/>[v3:]Du-mă la Izvorul<text:line-break/>Unde și eu mă voi curăța,<text:line-break/>Unde valul sfintei ape<text:line-break/>De tot mă va vindeca.</text:p>
      <text:h>171. Duh de viata noua</text:h>
      <text:p>Ordine v1 c1 v2 c1 v3 c1 v4 c1<text:line-break/><text:line-break/>[v1:]Duh de viață nouă, să cobori<text:line-break/>Focul sfânt, eu te rog cu dor!<text:line-break/>Și o viață sfântă Tu-mi vei da<text:line-break/>Azi și pururea!<text:line-break/><text:line-break/>[c1:]Prin puterea Ta, eu biruiesc,<text:line-break/>Clipe fericite eu trăiesc;<text:line-break/>Pe Hristos mi-l amintesc mereu<text:line-break/>Să Îl port în pieptul meu.<text:line-break/>Roada Ta bogată pururea<text:line-break/>Umple viața mea! <text:line-break/><text:line-break/>[v2:]Pentru suflet ești Mângâietor,<text:line-break/>Pentru viață Îndrumător;<text:line-break/>Inima și gura-nflăcărezi<text:line-break/>Să Îl mărturisesc.<text:line-break/><text:line-break/>[v3:]Viața nouă și cu roada sa<text:line-break/>Zi de zi e lucrarea Ta.<text:line-break/>Proslăvești pe Domnul, jertfa Sa<text:line-break/>În inima mea.<text:line-break/><text:line-break/>[v4:]Sfinte Duh condu viața mea<text:line-break/>Tot mereu după voia Ta<text:line-break/>Ca desăvârșit s-ajung mai sus<text:line-break/>La al meu Isus.</text:p>
      <text:h>172. Duhul Domnului</text:h>
      <text:p>Ordine c1 c1 v1<text:line-break/><text:line-break/>[c1:]Duhul Domnului este putere,<text:line-break/>Duhul Domnului e tăria mea.<text:line-break/>Duhul Domnului este putere,<text:line-break/>El îmi dă victoria.<text:line-break/><text:line-break/>[v1:]Cel ce e-n noi, e mai tare<text:line-break/>Decât duhul veacului.<text:line-break/>Suntem mai mult decât biruitori,<text:line-break/>Prin Cuvântul Domnului, doar al Lui.</text:p>
      <text:h>173. Dulce e a crede-n Isus</text:h>
      <text:p>Ordine v1 c1 v2 c1 v3 c1<text:line-break/><text:line-break/>[v1:]Dulce e a crede-n Isus,<text:line-break/>A primi cuvântul Lui,<text:line-break/>Stând pe-a Lui promisiune,<text:line-break/>Și făcând doar voia Lui. <text:line-break/><text:line-break/>[c1:]Doamne, mă încred în Tine,<text:line-break/>Te iubesc atât de mult!<text:line-break/>O Isuse, scump Isuse,<text:line-break/>De-a Ta voce vreau s-ascult!<text:line-break/><text:line-break/>[v2:]Dulce e a crede-n Isus,<text:line-break/>Și în sângele-I curat,<text:line-break/>A primi prin El iertare,<text:line-break/>Mântuire de păcat.<text:line-break/><text:line-break/>[v3:]Da, e dulce-a a crede-n Isus,<text:line-break/>Și a nu păcătui,<text:line-break/>A avea cu Domnul pace,<text:line-break/>Fericit cu El a fi.</text:p>
      <text:h>174. Dumnezeu credincios</text:h>
      <text:p>Ordine v1 b1 c1 v1 b1 c1 p1 c1 c1<text:line-break/><text:line-break/>[v1:]Soarele răsărit într-o dimineață nouă<text:line-break/>Vădește iar credincioșia Ta.<text:line-break/>Iar în nopțile pustii<text:line-break/>Când nu mai puteam spera <text:line-break/>Tu mi-ai dat har și acum pot vedea.<text:line-break/><text:line-break/>[b1:]Chiar si-atunci când îmi este greu<text:line-break/>Și speranța n-o întrezăresc,<text:line-break/>Zorii zilei se vor arăta din nou.<text:line-break/><text:line-break/>[c1:]Dumnezeu credincios<text:line-break/>În veci ești vrednic să fii lăudat!<text:line-break/>Dumnezeu credincios<text:line-break/>Ne bizuim pe-nțelepciunea Ta!<text:line-break/>Credincios!<text:line-break/><text:line-break/><text:line-break/>[p1:]Cerurile ne vorbesc despre gloria Regelui,<text:line-break/>Ne unim cu toți-acum și Îți cântăm!<text:line-break/><text:line-break/></text:p>
      <text:h>175. Dumnezeu e dragoste</text:h>
      <text:p>Ordine v1 v2 v3 v4 v5<text:line-break/><text:line-break/>[v1:]/: Dumnezeu e dragoste :/<text:line-break/>Dumnezeu cel veşnic<text:line-break/>Domn al păcii<text:line-break/>Dumnezeu e dragoste.<text:line-break/><text:line-break/>[v2:] /: Dumnezeu e adevăr :/<text:line-break/>Dumnezeu cel veşnic<text:line-break/>Domn al păcii<text:line-break/>Dumnezeu e adevăr.<text:line-break/><text:line-break/>[v3:]/: Dumnezeu e lumina mea :/<text:line-break/>Dumnezeu cel veşnic<text:line-break/>Domn al păcii<text:line-break/>Dumnezeu e lumina mea<text:line-break/><text:line-break/>[v4:]/: Dumnezeu e-l meu Salvator :/<text:line-break/>Dumnezeu cel veşnic<text:line-break/>Domn al păcii<text:line-break/>Dumnezeu e-al meu Salvator.<text:line-break/><text:line-break/>[v5:]/: În curând El vine pe nori :/<text:line-break/>Dumnezeu cel veşnic<text:line-break/>Domn al păcii<text:line-break/>În curând El vine pe nori.<text:line-break/></text:p>
      <text:h>176. Dumnezeu e taria mea</text:h>
      <text:p>Ordine v1 v2 c1 v3 v4 c1<text:line-break/><text:line-break/>[v1:]Când în zare se ivește solul celui necurat,<text:line-break/>Dumnezeu e tăria mea.<text:line-break/>Când armatele de duhuri cerul l-au întunecat<text:line-break/>Dumnezeu e tăria mea.<text:line-break/><text:line-break/>[v2:]Când tot iadul stă-n picioare pregătit pentru război,<text:line-break/>Când simt că sufletul se zbate prins în cursa grea.<text:line-break/>Mă aplec în rugăciune și-aștept ajutorul Slavei,<text:line-break/>Dumnezeu e scăparea mea.<text:line-break/><text:line-break/>[c1:]Dumnezeu e tăria mea <text:s text:c="2"/><text:line-break/>Adăpost pentru sufletul meu<text:line-break/>Ajutor când povara e grea <text:s text:c="3"/><text:line-break/>Dumnezeu e tăria mea.<text:line-break/><text:line-break/>[v3:]Dumnezeu are putere ca în Cer și pe Pământ<text:line-break/>Dumnezeu e tăria mea.<text:line-break/>Tot ce-n lume se întâmplă este scris și în Cuvânt<text:line-break/>Dumnezeu e tăria mea.<text:line-break/><text:line-break/>[v4:]Încercarea când e mare și se pare că mă-ngroapă,<text:line-break/>Întunericul e gros și nu mai pot vedea.<text:line-break/>Plec și fruntea și genunchii dar înalț spre Ceruri duhul<text:line-break/>Dumnezeu e tăria mea.</text:p>
      <text:h>177. Dumnezeu mare</text:h>
      <text:p>Ordine v1 v2 c1 v3 c1 c2 b1 c1 c2<text:line-break/><text:line-break/>[v1:]Pe cruce viață mi-ai dat <text:line-break/>Când noaptea în zi ai schimbat<text:line-break/>Nu-i nimeni altul cum ești Tu!<text:line-break/><text:line-break/>[v2:]În noapte lumin-ai adus <text:line-break/>Lumina vieții ești Tu <text:line-break/>Nu-i nimeni altul cum ești Tu!<text:line-break/><text:line-break/><text:line-break/>[c1:]Ești cel mai mare, plin de-ndurare<text:line-break/>Atotputernic ești peste toate!<text:line-break/>Tu-mi dai iertare, dai vindecare doar Tu,<text:line-break/>Doar Tu!<text:line-break/><text:line-break/><text:line-break/>[v3:]În noapte lumin-ai adus <text:line-break/>Lumina vieții ești Tu <text:line-break/>Nu-i nimeni altul cum ești Tu!<text:line-break/><text:line-break/><text:line-break/>[c2:]Dumnezeu mare, Dumnezeu tare<text:line-break/>Atotputernic ești peste toate!<text:line-break/>Tu-mi dai iertare, dai vindecare doar Tu,<text:line-break/>Doar Tu!<text:line-break/><text:line-break/>[b1:]/:Când ești de partea noastră<text:line-break/>Nimic nu stă-mpotrivă<text:line-break/>De ești de partea noastră <text:line-break/> <text:s text:c="2"/>Suntem biruitori! :/<text:line-break/><text:line-break/>Suntem biruitori!</text:p>
      <text:h>178. Dumnezeu minunat</text:h>
      <text:p>Ordine v1 v2 c1 c2 b1 c1 c2<text:line-break/><text:line-break/>[v1:]Oceanele ascund ceva din taina Ta,<text:line-break/>Munții îmi arată maiestatea Ta.<text:line-break/>Bolta cerului se pleacă ușor,<text:line-break/>Toate cântă pentru Creator.<text:line-break/><text:line-break/><text:line-break/><text:line-break/>[v2:]Planetele dansează la porunca Ta,<text:line-break/>Pământul liniștit toarce-n axa sa.<text:line-break/>Galaxii ce fredonează toate în cor:<text:line-break/>„Vrednic este al nostru Creator!”<text:line-break/><text:line-break/>[c1:]Dumnezeu minunat<text:line-break/>În palma Ta am fost săpat,<text:line-break/>Înainte să văd lumea mea,<text:line-break/>Eram un vis în inima Ta!<text:line-break/><text:line-break/><text:line-break/>[c2:]Dumnezeu minunat<text:line-break/>În palma Ta am fost săpat,<text:line-break/>Tu ești stânca pe care stau,<text:line-break/>Tu ești apa din care beau!<text:line-break/><text:line-break/>/:Dumnezeu minunat! :/<text:line-break/><text:line-break/>[b1:]E un mister, e o minune<text:line-break/>Ce nu se poate explica.<text:line-break/>Cu tot ce este, Doamne-n mine,<text:line-break/>Eu Îți voi cânta!</text:p>
      <text:h>179. Dupa ploaie si furtuna</text:h>
      <text:p>Ordine v1 c1 v2 c1 v3 c1<text:line-break/><text:line-break/>[v1:]După ploaie si furtună, <text:line-break/>Va veni o zi mai bună,<text:line-break/>Soarele va străluci mai luminos.<text:line-break/>După norul plin de ceață <text:line-break/>O lumină se arată,<text:line-break/>E lumina Domnului Isus Hristos.<text:line-break/><text:line-break/><text:line-break/>[c1:]/:Cine se încrede-n Domnul <text:line-break/>Are viața mai frumoasă,<text:line-break/>Căci lumina Lui pătrunde <text:line-break/>Si o luminează-ndată;<text:line-break/>Dumnezeu de sus veghează, <text:line-break/>Și El binecuvintează<text:line-break/>Sufletele-acelor ce se-ncred în El:/<text:line-break/><text:line-break/>[v2:]Când avem probleme-n viață, <text:line-break/>Să cerem o luminare,<text:line-break/>De la Domnul nostru Sfânt Isus Cristos.<text:line-break/>Rugăciunea schimbă totul, <text:line-break/>Schimbă mersul vieții noastre,<text:line-break/>Zi de zi înspre mai bine cu Isus.<text:line-break/><text:line-break/>[v3:]Stai o clipă, meditează, <text:line-break/>Sufletu-ți înviorează,<text:line-break/>Dumnezeu te cercetează chiar acum.<text:line-break/>Nu lăsa să treacă clipa, <text:line-break/>Clipa mântuirii tale,<text:line-break/>Dă-I a ta viață astăzi lui Isus.</text:p>
      <text:h>180. E Craciun</text:h>
      <text:p>Ordine v1 c1 v2 c2<text:line-break/><text:line-break/>[v1:]Un copil zâmbește lumii dintr-un leagăn sărac<text:line-break/>Vin păstorii să Îl vadă, magii daruri ii fac<text:line-break/>Blândul Iosif și Maria stau în preajma Sa<text:line-break/>Și din ceruri îi veghează cea mai frumoasă stea!<text:line-break/><text:line-break/>[c1:]E Crăciun chiar acum pe pământ și-n Betleem<text:line-break/>Vino creștine, la nașterea sfântă te chem!<text:line-break/>Fii-nțelept și mai bun și iubeste ca și cum<text:line-break/>În orice zi ce o vei trăi ar fi doar Crăciun.<text:line-break/><text:line-break/>[v2:]Un copil nu are-n leagăn jucării de pluș<text:line-break/>Doarme-n fân sub răsuflarea unui măgăruș<text:line-break/>Dar îngeri din înalturi veste dau în cor<text:line-break/>Că-I născut s-aducă pace și dragoste tuturor!<text:line-break/><text:line-break/>[c2:]E Crăciun chiar acum pe pământ și-n Betleem<text:line-break/>Vino creștine, la nașterea sfântă te chem!<text:line-break/>Fii-nțelept și mai bun și iubeste ca și cum<text:line-break/>În orice zi ce o vei trăi ar fi doar Crăciun.</text:p>
      <text:h>181. E drept ca a murit Isus</text:h>
      <text:p>Ordine v1 c1 v2 c1 v3 c1<text:line-break/><text:line-break/>[v1:]E drept că Isus a murit <text:line-break/>Purtând păcatul meu ?<text:line-break/>Pe cruce când a suferit <text:line-break/>El, fiu de Dumnezeu ?<text:line-break/><text:line-break/>[c1:]/: Da, crucea-I acel loc unde El m-am luminat;<text:line-break/>Am fost orb, vedere-aici mi s-a dat.<text:line-break/>Pe Isus în inimă L-am primit;<text:line-break/>Cant voios, pacea Lui am dobândit! :/<text:line-break/><text:line-break/>[v2:]Simt ale Fiului dureri, <text:line-break/>Ce scumpă-I rana Lui,<text:line-break/>Prin care ințeleg-deajuns <text:line-break/>Iubirea Tatălui.<text:line-break/><text:line-break/>[v3:]Isuse, datoria mea <text:line-break/>Cu plâns n-o pot plăti,<text:line-break/>Te rog, cum sunt s ma primesti<text:line-break/>Ca Tie-ti voi servi. </text:p>
      <text:h>182. E mai dulce an de an</text:h>
      <text:p>Ordine v1 c1 v2 c1 v3 c1<text:line-break/><text:line-break/>[v1:]De-a lui Isus iubire cu care m-a căutat,<text:line-break/>De-o milă ce-i nespusă prin care m-a salvat<text:line-break/>De-adânca-I îndurare și marele Său dar<text:line-break/>Răsune-a mea cântare slăvind mărețu-I har<text:line-break/><text:line-break/>[c1:]E mai dulce an de an,<text:line-break/>E mai dulce an de an,<text:line-break/>Cât de minunată este-a Lui iubire,<text:line-break/>E mai dulce an de an.<text:line-break/> <text:line-break/><text:line-break/><text:line-break/>[v2:]El a umblat în lume având un trai plăcut,<text:line-break/>Chemând la El pe oameni mult bine le-a făcut<text:line-break/>La orbi le-a dat vedere, bolnavi a vindecat<text:line-break/>A pus în inimi pace, pe toți i-a ajutat<text:line-break/> <text:line-break/><text:line-break/><text:line-break/>[v3:]Iubirea-I minunată ce mult a suferit<text:line-break/>Purtând pedeapsa noastră pe cruce a murit<text:line-break/>Cu sfinții împreună noi glasul să-nălțăm<text:line-break/>Cu cerul și pământul pe Domnul să-L lăudăm!<text:line-break/> <text:line-break/></text:p>
      <text:h>183. E puterea sangelui varsat</text:h>
      <text:p>Ordine v1 c1 v2 c1 v3 c1<text:line-break/><text:line-break/>[v1:]Vrei tu să scapi de poveri și păcat<text:line-break/>Prin Mielul divin ce-a fost străpuns?<text:line-break/>Vrei tu să-vingi răul ce te-a legat<text:line-break/>Prin sfânt sânge al lui Isus?<text:line-break/> <text:line-break/><text:line-break/><text:line-break/>[c1:]E puterea sângelui vărsat,<text:line-break/>Sânge sfânt și curat!<text:line-break/>E puterea sângelui vărsat<text:line-break/>Care spală al tău păcat!<text:line-break/> <text:line-break/><text:line-break/><text:line-break/>[v2:]Vrei să fii liber de patimi, păcat,<text:line-break/>Prin Mielul divin ce-a fost străpuns?<text:line-break/>Azi la Calvar poți să fii vindecat<text:line-break/>Prin sfânt sânge al lui Isus.<text:line-break/> <text:line-break/><text:line-break/><text:line-break/>[v3:]Vrei să fii alb, mai curat ca un crin<text:line-break/>Prin Mielul divin ce-a fost străpuns?<text:line-break/>Vrei tu iertare, viață din plin<text:line-break/>în sfânt sânge al lui Isus?<text:line-break/> <text:line-break/></text:p>
      <text:h>184. E puternicul lui Israel</text:h>
      <text:p>Ordine v1 c1 v2 v3 v4 c1<text:line-break/><text:line-break/>[v1:]Cand toti vor auzi vocea Lui in vazduh <text:line-break/>Un cant in noapte va rasuna<text:line-break/>Vino la muntele Lui sfant <text:line-break/>Ca sa vezi puterea Sa<text:line-break/><text:line-break/>[c1:]E Puternicul lui Israel , <text:line-break/>Puternicul lui Israel<text:line-break/>Din cer vocea Sa maret va rasuna <text:line-break/>Puternicul lui Israel /:2X<text:line-break/><text:line-break/>[v2:]Din bezna-n lumina cei orbi se vor trezi<text:line-break/>Iar surzi vor auzi<text:line-break/>Cei schiopi vor salta, in picioare vor sta <text:line-break/>Cei muti intr-un glas vor canta<text:line-break/><text:line-break/>[v3:]E Puternicul lui Israel , Puternicul lui Israel<text:line-break/>Din cer vocea Sa maret va rasuna <text:line-break/>Puternicul lui Israel /:2X<text:line-break/><text:line-break/>[v4:]Cand lumea va vedea frumusetea Domnului<text:line-break/>Viata-n desert va-nflori<text:line-break/>Spuneti atunci celor care se tem<text:line-break/>Fiti tari si credeti vocea Lui</text:p>
      <text:h>185. E raul sfant</text:h>
      <text:p>Ordine v1 c1 v2 c1 v3 c1<text:line-break/><text:line-break/>[v1:]Peste munte e-un râu ce curge,<text:line-break/>Înviorare revarsă curgând.<text:line-break/>În văi adânci și-n întinsa câmpie<text:line-break/>Râul străbate viață-aducând. <text:line-break/><text:line-break/><text:line-break/>[c1:]E râul sfânt care suflete mișcă,<text:line-break/>E râul sfânt care curge șuvoi.<text:line-break/>Redeșteptarea de la Rusalii<text:line-break/>Revars-o acum din plin peste noi! <text:line-break/><text:line-break/><text:line-break/>[v2:]Curgerea Lui e venită din Ceruri<text:line-break/>și poate lua generații la rând.<text:line-break/>Cei ce străbat ale râului țărmuri<text:line-break/>se-adapă din Râu și-apoi cântă strigând:<text:line-break/><text:line-break/>[v3:]‘Nainte spre munte ne place să mergem,<text:line-break/>Biserica-ntreagă trezire-așteptând.<text:line-break/>În ape intrăm la-nceput pân’ la glezne,<text:line-break/>și-apoi înspre larg ne-avântăm înotând.</text:p>
      <text:h>186. E viu, e viu!</text:h>
      <text:p>Ordine c1 v1 c1 v2 c1<text:line-break/><text:line-break/>[c1:]E viu, e viu! Mormântul lui e gol.<text:line-break/>E viu, e viu! Trăiește Domnul meu!<text:line-break/> E viu, e viu! În toată strălucirea<text:line-break/> Îl vom vedea în slava Sa.<text:line-break/><text:line-break/>[v1:]Maria, ucenicii aleargă spre mormânt.<text:line-break/>Un înger le aduce <text:s text:c="1"/>din cer mesajul sfânt:<text:line-break/>Vă duceți și vestiți: azi Hristos a înviat!<text:line-break/>Deci credeți și vă bucurați!<text:line-break/><text:line-break/>[v2:]Maria stă și plânge; ar vrea să știe ce-i,<text:line-break/>Dar iată o minune! Isus 'naintea ei!<text:line-break/>Ce mare fericire! “Rabuni!” zice ea.<text:line-break/>Și noi în cer Îl vom vedea.</text:p>
      <text:h>187. E-al nostru Domn</text:h>
      <text:p>Ordine v1 c1 v2 c1 v3 c1<text:line-break/><text:line-break/>[v1:]Cine-a pus oceanelor hotar?<text:line-break/>Cine-a pus nisipul pe cântar?<text:line-break/>Regi și țări se tem de-al Său Cuvânt<text:line-break/>Iar natura se ridică-n cânt<text:line-break/><text:line-break/>[c1:]E-al nostru Domn, <text:line-break/>Stă pe tron în cer<text:line-break/>Să ne închinăm Lui<text:line-break/>E-al nostru Domn, <text:line-break/>Nimeni nu-i ca El<text:line-break/>Să ne închinăm Lui<text:line-break/><text:line-break/>[v2:]Cine <text:s text:c="1"/>poate sfatul Lui a-i da?<text:line-break/>Cine Legea Sa o va lega?<text:line-break/>Ce să-nveți pe Cel ce-i infinit?<text:line-break/>Poți afla minuni de negrăit.<text:line-break/><text:line-break/>[v3:]Cine-n mâini piroane a-ndurat?<text:line-break/>Vina omului când a purtat?<text:line-break/>Domn etern prin moarte umilit<text:line-break/>Viu e-acum pe tron proslăvit</text:p>
      <text:h>188. E-o minune cand soarele apune</text:h>
      <text:p>Ordine v1 c1 c1 v2 v2 v3 c1 c1 v4 c1 c1<text:line-break/><text:line-break/>[v1:]E-o minune când soarele-apune<text:line-break/>Minune din veşnicii<text:line-break/>Dar mai mare-i minunea din inimă<text:line-break/>E minunea că El m-a iubit!<text:line-break/><text:line-break/>[c1:]/: Minunat e Domnul meu!<text:line-break/>Mai minunat e El<text:line-break/>Decât orice pe pământ<text:line-break/>Minunat e Domnul sfânt! :/<text:line-break/><text:line-break/>[v2:]E-o minune şi vara şi iarna <text:line-break/>Minune din veşnicii.<text:line-break/>Dar mai mare-i minunea din inimă<text:line-break/>E minunea că El m-a iubit!<text:line-break/><text:line-break/>[v3:]E-o minune şi ziua şi noaptea <text:line-break/>Minune din veşnicii.<text:line-break/>Dar mai mare-i minunea din inimă<text:line-break/>E minunea că El m-a iubit!<text:line-break/><text:line-break/>[v4:]E-o minune întreaga-mi făptură<text:line-break/>Minune din veşnicii.<text:line-break/>Dar mai mare-i minunea din inimă<text:line-break/>E minunea că El m-a iubit!</text:p>
      <text:h>189. El e adapostul</text:h>
      <text:p>Ordine v1 c1 v2 c1 v3 c1<text:line-break/><text:line-break/>[v1:]Dacă stai sub ocrotirea<text:line-break/>Celui prea-nalt, la umbra Lui.<text:line-break/>Zi despre Domnul:<text:line-break/>El <text:s text:c="1"/>e-adăpostul, Domnul meu<text:line-break/>în care mă-ncred.<text:line-break/><text:line-break/>[c1:]O mie să cadă alături de tine<text:line-break/>și zece mii la dreapta ta de vor cădea,<text:line-break/>Cu ochii privește să vezi răsplătirea<text:line-break/>Acelui rău, doar harul său, te va salva.<text:line-break/><text:line-break/>[v2:]Să nu te temi, nici de săgeata<text:line-break/>și nici de groaza din întuneric.<text:line-break/>El te v-ascunde sub aripa Lui,<text:line-break/>căci pavăză-i credința Sa.<text:line-break/><text:line-break/>[v3:]Pentru că zici: El e-adăpostul<text:line-break/>și faci din El scăparea ta.<text:line-break/>Nenorocirea și nici urgia<text:line-break/>de cortul tău nu se v-apropia.</text:p>
      <text:h>190. El e fantana</text:h>
      <text:p>Ordine v1 v2 c1 v3 v4 c1<text:line-break/><text:line-break/>[v1:]Astăzi cânt voios că Dumnezeu, <text:line-break/>E Stăpânul vieții mele, <text:line-break/>El e Domnul meu. <text:line-break/><text:line-break/>Cine pe Pământ, cine-n Ceruri sus <text:line-break/>E ca Domnul meu, <text:line-break/>E ca Domnul meu, Isus?<text:line-break/><text:line-break/>[v2:]Fără El flămând și însetat <text:line-break/>Rătăceam în lumea largă neajutorat. <text:line-break/>Dar când m-a găsit <text:line-break/><text:line-break/>El m-a săturat <text:line-break/>Și mi-a dat să beau, <text:line-break/>Și mi-a dat să beau din harul Său.<text:line-break/><text:line-break/>[c1:]El e fântâna cu ape vii<text:line-break/>Nimic în lume nu-L poate-nlocui.<text:line-break/>Stânca de veacuri, Păstorul meu<text:line-break/>Râul vieții, de-a pururi Dumnezeu!<text:line-break/><text:line-break/><text:line-break/><text:line-break/><text:line-break/>[v3:]O, ce fericit sunt cu Domnul meu<text:line-break/>Nicăieri în lume, nu-I altul ca și El.<text:line-break/>El e mai de preț decât orice ce am<text:line-break/>El e slava mea, e comoara mea, în veci!<text:line-break/><text:line-break/><text:line-break/><text:line-break/><text:line-break/>[v4:]Chiar de n-ar mai fi râuri pe Pământ<text:line-break/>El e Râul vieții mele limpede și sfânt,<text:line-break/>Niciodată El nu va seca<text:line-break/>Și voi bea din El, și voi bea din El, mereu.<text:line-break/><text:line-break/><text:line-break/></text:p>
      <text:h>191. El e inatat</text:h>
      <text:p>Ordine v1 c1<text:line-break/><text:line-break/>[v1:]El e ’nălțat, Împăratul divin e ’nălțat; <text:line-break/>Îl voi lăuda!<text:line-break/>El e ’nălțat, Împăratul divin<text:line-break/>Veșnic Îl voi lăuda! <text:line-break/><text:line-break/>[c1:]El este Domn, <text:line-break/>Da, El Adevărul e; <text:line-break/>Cer și pământ<text:line-break/>Tresaltă ’naintea Lui! <text:line-break/>El e ’nălțat,<text:line-break/>Împăratul divin e ’nălțat! </text:p>
      <text:h>192. El e-n stare</text:h>
      <text:p>Ordine v1 c1<text:line-break/><text:line-break/>[v1:]El e-n stare, da e-n stare <text:line-break/>Să rezolve-ngrijorarea ce o am.<text:line-break/>El e-n stare, da e-n stare<text:line-break/>Să-mi atingă inima cu-al Lui balsam.<text:line-break/><text:line-break/>[c1:]El e-n stare, da e-n stare<text:line-break/>Să-mplinească dincolo de orice vis.<text:line-break/>El e-n stare, da e-n stare<text:line-break/>Să îmi schimbe astăzi viața ca prin vis.</text:p>
      <text:h>193. El e-nălţat</text:h>
      <text:p>Ordine v1 v2 v1 v2 v1 v2<text:line-break/><text:line-break/>[v1:]El e-nălţat,<text:line-break/>Împăratul divin e-nălţat,<text:line-break/>Îl voi lăuda!<text:line-break/>El e-nălţat,<text:line-break/>Împăratul divin <text:line-break/>Vesnic Îl voi lăuda!<text:line-break/><text:line-break/>[v2:]El este Domn,<text:line-break/>Da, El adevărul e;<text:line-break/>Cerul și pământul<text:line-break/>tresaltă ’naintea Lui.<text:line-break/>El e-nălţat,<text:line-break/>Împăratul divin e-nălţat!</text:p>
      <text:h>194. El este Domn si în ceruri domneşte</text:h>
      <text:p>Ordine v1 v2 c1 v3 v4 c1 c2 c1<text:line-break/><text:line-break/>[v1:]El este Domn <text:line-break/>Si în ceruri domneşte,<text:line-break/>El este Domn!<text:line-break/>Lumina-i creată <text:line-break/>Când El porunceşte,<text:line-break/>El este Domn!<text:line-break/><text:line-break/>[v2:]Şi cine ca El <text:line-break/>N-are capăt la zile,<text:line-break/>El este Domn!<text:line-break/>El vine-n putere <text:line-break/>Când chemi al Său Nume<text:line-break/>El este Domn!<text:line-break/><text:line-break/>[c1:]Arată-Ţi puterea<text:line-break/>O, Domnul meu!<text:line-break/>Arată-Ţi puterea,<text:line-break/>O, Domnul meu..<text:line-break/>Dumnezeu!<text:line-break/><text:line-break/>[v3:]Cuvântul Tău, Doamne <text:line-break/>Speranţă e-n lume<text:line-break/>Eşti Dumnezeu!<text:line-break/>Prin a Ta putere <text:line-break/>Avem mântuire,<text:line-break/>Eşti Dumnezeu!<text:line-break/><text:line-break/>[v4:]Nu-Ţi cerem avere, <text:line-break/>Privim doar la cruce,<text:line-break/>Eşti Dumnezeu!<text:line-break/>Păcatele noastre <text:line-break/>La Tine le-aducem,<text:line-break/>Eşti Dumnezeu!<text:line-break/><text:line-break/>[c2:]Trimite-Ţi puterea<text:line-break/>O, Domnul meu!<text:line-break/>Trimite-Ţi puterea,<text:line-break/>O, Domnul meu..<text:line-break/>Dumnezeu!</text:p>
      <text:h>195. El m-a condus, ce har divin!</text:h>
      <text:p>Ordine v1 c1 v2 c1 v3 c1<text:line-break/><text:line-break/>[v1:]El m-a condus ce har divin, <text:line-break/>În El am pace pe deplin.<text:line-break/>În orice loc, oriunde-aș fi, <text:line-break/>Cu brațul Lui mă va-nsoți.<text:line-break/><text:line-break/>[c1:]El mă conduce-n voia Sa,<text:line-break/>Cu mâna Sa mă va purta!<text:line-break/>Eu cu credință-L voi servi,<text:line-break/>Căci brațul Lui mă va-nsoți!<text:line-break/><text:line-break/>[v2:]Ia, Doamne, mâna mea-n a Ta, <text:line-break/>Să pot umbla în voia Ta<text:line-break/>În toate liniștit voi fi, <text:line-break/>Căci brațul Tău mă va-nsoți.<text:line-break/><text:line-break/>[v3:]Lucrarea mea când o sfârșesc, <text:line-break/>Victoria o dobândesc.<text:line-break/>În moarte chiar, cu El voi fi, <text:line-break/>Căci brațul Lui mă va-nsoți.</text:p>
      <text:h>196. El ne-a iubit</text:h>
      <text:p>Ordine v1 c1 v2 c1 v3 c1<text:line-break/><text:line-break/>[v1:]El ne-a iubit, venind în lume,<text:line-break/>Noi, cei pierduți, să fim salvați;<text:line-break/>Prin sânge sfânt vărsat pe cruce,<text:line-break/>la Golgota Isus Hristos ne-a vindecat.<text:line-break/><text:line-break/>[c1:]Știind că-I viu, pot învinge teama<text:line-break/>Și eu sunt viu că m-a salvat;<text:line-break/>Și când ispita grea mă va ajunge,<text:line-break/>De brațul Său voi fi mereu eliberat.<text:line-break/><text:line-break/>[v2:]Ca un copil ce se încrede<text:line-break/>În tatăl său pe-acest Pământ,<text:line-break/>Așa mă-ncred și eu în Domnul<text:line-break/>Și de păcat descătușat, voios Îi cânt!<text:line-break/><text:line-break/>[v3:]Când voi pleca în veșnicie,<text:line-break/>Când lupta grea va înceta <text:line-break/>Îl voi vedea pe tron de slavă<text:line-break/>Pe Cel ce moartea a învins prin jertfa Sa.</text:p>
      <text:h>197. El poate</text:h>
      <text:p>Ordine c1 v1 c1 v2 c1 v3 c1<text:line-break/><text:line-break/>[c1:]/:El poate, El poate,<text:line-break/>Eu știu că poate!<text:line-break/>Eu știu că Domnul<text:line-break/>poate’a mă duce-n Cer! :/<text:line-break/><text:line-break/>[v1:]El inimi vindecat-a, <text:line-break/>Pe robi eliberând.<text:line-break/>A dat vedere orbilor,<text:line-break/>bolnavii vindecând!<text:line-break/><text:line-break/>[v2:]A dat l-ai Săi putere <text:line-break/>Să-I fie martori vii. <text:line-break/>Prin Duhul Său cel Sfânt <text:line-break/>Le-a dat și multe bucurii !<text:line-break/><text:line-break/>[v3:]Deci suflete grăbește<text:line-break/>Și vino la Iisus.<text:line-break/> Căci bunul tău Păstor milos<text:line-break/>Te duce-n Ceruri sus.</text:p>
      <text:h>198. El Shaddai</text:h>
      <text:p>Ordine c1 v1 c1 v2 c1<text:line-break/><text:line-break/>[c1:]El Shadai, El Shadai, El Eliona Adonai,<text:line-break/>Neschimbat ești din vecii,<text:line-break/>Neschimbat în veci rămâi.<text:line-break/><text:line-break/>El Shadai, El Shadai, <text:line-break/>Er Kamkana Adonai,<text:line-break/>Slava numai Tu o ai, El Shadai.<text:line-break/><text:line-break/>[v1:]Ai dat pe Fiul Tău pe-altar<text:line-break/>Și-ai salvat pe-al lui Avraam.<text:line-break/>Pe Israel prin pustiu cu putere l-ai condus.<text:line-break/><text:line-break/>Marea Tu ai despărțit, flăcările-ai răcorit,<text:line-break/>Pe Mesia, să ne mântuie-ai trimis.<text:line-break/><text:line-break/>[v2:]Peste vremi ai prevestit că Mesia va veni.<text:line-break/>Dar ei nu L-au cunoscut,<text:line-break/>L-au respins și L-au vândut.<text:line-break/><text:line-break/>El păcatul le-a purtat, a murit și-a înviat!<text:line-break/>El e Cel ce vine iar în curând.</text:p>
      <text:h>199. El va domni</text:h>
      <text:p>Ordine v1 c1 v2 c1 v3 v3 c1 c1 v3 v3<text:line-break/><text:line-break/>[v1:]Într-un miez de iarnă, <text:line-break/>totul este stins,<text:line-break/> <text:s text:c="1"/><text:line-break/>Pentru-o lume rece, <text:line-break/>fără niciun vis,<text:line-break/><text:line-break/>O lumină, <text:line-break/>într-un staul a venit<text:line-break/><text:line-break/>[c1:]Și va domni în veci de veci, <text:line-break/>în veci de veci<text:line-break/><text:line-break/>El va domni în veci de veci, <text:line-break/>în veci de veci<text:line-break/><text:line-break/>Căci un copil ni s-a născut,<text:line-break/>Regele trimis de sus,<text:line-break/>El va domni în veci de veci, <text:line-break/>în veci de veci. <text:line-break/><text:line-break/>[v2:]Dacă-aș fi ca magii, aș călători,<text:line-break/>De-aș fi ca păstorii, tot aș oferi,<text:line-break/>Dar simplu cum sunt,<text:line-break/>Inima Îi dăruiesc.<text:line-break/><text:line-break/>[v3:]Într-un staul s-a născut,<text:line-break/>Cel ce totul a făcut,<text:line-break/>Prunc trimis ca jertfă,<text:line-break/>Isus, e Mesia,<text:line-break/><text:line-break/>În speranțe și nevoi,<text:line-break/>Salvatorul a venit,<text:line-break/>Cel promis de mii de ani,<text:line-break/>Isus, e Mesia.</text:p>
      <text:h>200. El vine iar</text:h>
      <text:p>Ordine v1 v2 c1 v3 v4 c1 b1 c1<text:line-break/><text:line-break/>[v1:]Trăim vremi de har ca Ilie <text:line-break/>Cuvântul divind proclamând,<text:line-break/>Trăim iar în vremea lui Moise profetul<text:line-break/>Neprihănire primind!<text:line-break/><text:line-break/>[v2:]Deși zi de zi încercări vin,<text:line-break/>E foame, întuneric, război<text:line-break/>Rămânem un glas care strigă-n pustie:<text:line-break/>“Pregătiți calea Domnului Sfânt!”<text:line-break/><text:line-break/>[c1:]El vine iar, peste nori pășind <text:line-break/>Trâmbițe vestesc un soare strălucind!<text:line-break/>Să-L slăvim, e-al îndurării an<text:line-break/>Din Sion El ne-a mântuit.<text:line-break/><text:line-break/>[v3:]Sunt zilele lui Ezechiel <text:line-break/>Când oasele prind viață iar.<text:line-break/>Sunt zilele-n care ca David psalmistul<text:line-break/>Un templu de laudă-Ți zidim!<text:line-break/><text:line-break/>[v4:]Sunt zilele de seceriș sfânt,<text:line-break/>Sunt holdele coapte pe câmp.<text:line-break/>Suntem lucrătorii din via Ta Doamne<text:line-break/>Cuvântul divin proclamând!<text:line-break/><text:line-break/>[b1:]/:Nimeni nu este ca Tine!<text:line-break/> Nimeni nu este ca Tine!<text:line-break/> <text:line-break/>Nimeni nu este ca Tine!<text:line-break/> <text:s text:c="2"/>Nimeni nu este ca Tine! :/<text:line-break/></text:p>
      <text:h>201. Emanuel</text:h>
      <text:p>Ordine v1 c1 v2 c1 b1 c1 e1<text:line-break/><text:line-break/>[v1:]Sfânt ești Doamne,<text:line-break/>Mă închin Ție<text:line-break/>Domn și Împărat.<text:line-break/><text:line-break/>[v1:]Aleluia, <text:line-break/>Tu vii în curând<text:line-break/>Și faci lucruri noi.<text:line-break/><text:line-break/>[c1:]Emanuel, Isus Hristos <text:line-break/>Tu nu mă vei lăsa.<text:line-break/>Păstorul meu, asupra mea veghezi, <text:line-break/>Emanuel.<text:line-break/><text:line-break/>[v2:]Mare ești Tu, <text:line-break/>Numești stelele,<text:line-break/>Și ele strălucesc.<text:line-break/><text:line-break/>[v2:]Sfânt ești Doamne,<text:line-break/>Vreau să Te urmez<text:line-break/>Pe nume m-ai chemat.<text:line-break/><text:line-break/>[b1:]Sfânt ești Doamne, Atotputernic,<text:line-break/>Nimeni nu-i ca Tin' .<text:line-break/>Sfânt ești Doamne, Atotputernic,<text:line-break/>Nimeni nu-i ca Tin'<text:line-break/><text:line-break/>[e1:]Emanuel, Isus Hristos <text:line-break/>Tu nu mă vei lăsa.<text:line-break/>Păstorul meu, asupra mea veghezi, <text:line-break/>Emanuel! Emanuel!<text:line-break/>Emanuel! Emanuel!</text:p>
      <text:h>202. Eram jos in pacat</text:h>
      <text:p>Ordine v1 c1 v2 c1 v3 c1 c1<text:line-break/><text:line-break/>[v1:]Eram jos în păcat, <text:line-break/>Dar Isus m-a salvat<text:line-break/>Lumina Lui din cer <text:line-break/>în mine-a strălucit,<text:line-break/>Scăldat în harul Său <text:line-break/>eu am un nume nou,<text:line-break/>Când stau de vorbă cu Isus sunt fericit.<text:line-break/><text:line-break/>[c1:]Vino, şi stai de vorbă azi cu Isus,<text:line-break/>Vino, spune-i Lui se griji te-apasă,<text:line-break/>El să ia al tău suspin<text:line-break/>Şi să-ţi dea pacea Lui din plin.<text:line-break/>Când simţi că vrei să stai în rugăciune,<text:line-break/>Când te arde-un dor şi nu-l poţi spune,<text:line-break/>Numai pe genunchi lângă Isus <text:line-break/>Eşti fericit.<text:line-break/><text:line-break/>[v2:]Cărarea când e grea <text:line-break/>şi raze nu-s pe ea,<text:line-break/>Şi norii de-ndoială <text:line-break/>soarele-au umbrit,<text:line-break/>Când ceaţa de păcat <text:line-break/>cerul a-ntunecat<text:line-break/>Eu stau de vorbă cu Isus <text:line-break/>şi-s fericit.<text:line-break/><text:line-break/>[v3:]Când umbrele se strâng <text:line-break/>şi ochii mei când plâng<text:line-break/>Atunci Isus e-al meu <text:line-break/>prieten neclintit.<text:line-break/>În rugăciune ia <text:line-break/>povara mea cea grea,<text:line-break/>Cand stau de vorbă cu Isus <text:line-break/>sunt fericit.</text:p>
      <text:h>203. Este oare iertare</text:h>
      <text:p>Ordine v1 b1 c1 v2 b1 c1 v3 b2 c2<text:line-break/><text:line-break/>[v1:]Este oare iertare pentru tot ce-am făcut?<text:line-break/>Doamne pot eu oare să vin așa cum sunt?<text:line-break/>‘Naintea Ta (naintea Ta),<text:line-break/>În fața Ta (în fața Ta).<text:line-break/><text:line-break/>[b1:]Știu Domnul meu sunt un om așa rău<text:line-break/>Și Te-am întristat mereu.<text:line-break/>Știu Domnul meu Te-am răstignit chiar eu<text:line-break/>Când am spus nu este Dumnezeu.<text:line-break/><text:line-break/>[c1:]Oare mă poți ierta (mă poți ierta)?<text:line-break/>Oare mă poți ierta (mă poți ierta)?<text:line-break/><text:line-break/><text:line-break/>[v2:]Este oare iertare pentru tot ce-am făcut?<text:line-break/>Doamne pot eu oare s-o iau de la-nceput?<text:line-break/>‘Naintea Ta (naintea Ta),<text:line-break/>În fața Ta (în fața Ta).<text:line-break/><text:line-break/>[v3:]Cred că este iertare pentru tot ce-am făcut.<text:line-break/>Cred c-acum e momentul s-o iau de la-nceput.<text:line-break/>‘Naintea Ta (naintea Ta),<text:line-break/>În fața Ta (în fața Ta).<text:line-break/><text:line-break/>[b2:]Știu Domnul meu vei veni în curând<text:line-break/>Și pe norii cerului vei sta.<text:line-break/>Știu Domnul meu vei veni în curând<text:line-break/>Nu voi mai pleca din casa Ta.<text:line-break/><text:line-break/>[c2:]Eu voi sta la dreapta Ta (la dreapta Ta).<text:line-break/>Eu voi sta la dreapta Ta (la dreapta Ta).<text:line-break/></text:p>
      <text:h>204. Este pace in sufletul meu</text:h>
      <text:p>Ordine v1 c1 v2 c1 v3 c2<text:line-break/><text:line-break/>[v1:]Când val de durere se-nalță pin’ la cer, <text:line-break/>Și nu știu în cine să sper <text:line-break/>Isus îmi șoptește prin El voi trăi<text:line-break/>Pace-n suflet îmi va dărui <text:line-break/><text:line-break/>[c1:]<text:line-break/>Ca un râu, liniștea mi-a curpins inima <text:line-break/>Este pace în sufletul meu.<text:line-break/><text:line-break/>[v2:]Deși încercări încă multe vor veni <text:line-break/>Neîncredere-asterne cel rău<text:line-break/>De sfântă speranță e plin gândul meu<text:line-break/>Că voi fi cu Isus într-o zi<text:line-break/><text:line-break/>[v3:]O Doamne grăbește să vină ziua Ta <text:line-break/>Când trâmbiți <text:s text:c="1"/>prin slăvi vor suna<text:line-break/>Alaiul regesc Doamne vreau să-l privesc<text:line-break/>Cu cei sfinți către cer să pornesc<text:line-break/><text:line-break/>[c2:]<text:line-break/>Și te rog prea frumos către cer glorios<text:line-break/>Voi urca voi striga Osana!</text:p>
      <text:h>205. Este timpul</text:h>
      <text:p>Ordine v1 v2 b1 c1 v3 v4 b1 c1<text:line-break/><text:line-break/>[v1:]Trece timpul, trece vremea,<text:line-break/>Trecem toți ca și cum n-am fi fost<text:line-break/>Ne uităm în viața noastră <text:line-break/>Oare am trăit-o cu folos.<text:line-break/><text:line-break/>[v2:]Trece timpul, trec și anii,<text:line-break/>Trecem toți ca și cum n-am fi fost<text:line-break/>Ne uităm în viața noastră <text:line-break/>Oare am trăit-o cu Hristos.<text:line-break/><text:line-break/>[b1:]Cât am iubit, cât am rodit, <text:line-break/>Cât de mult credinț-am trăit?<text:line-break/>Cât m-am rugat și am iertat<text:line-break/>Și la oameni calea spre cer am arătat?<text:line-break/><text:line-break/>[c1:]Este vremea să ne trezim,<text:line-break/>Este vremea să ne pregatim.<text:line-break/>Este vremea să ne trezim,<text:line-break/>Este vremea să ne pregatim!<text:line-break/><text:line-break/>[v3:]Trece timpul, trece vremea,<text:line-break/>Și nu știm când vom pleca<text:line-break/>Ne uităm în viața noastră <text:line-break/>Oare ce ne-a dorit inima.<text:line-break/><text:line-break/>[v4:]Trece timpul, trec și anii,<text:line-break/>Trecem toți ca și cum n-am fi fost,<text:line-break/>Ne uităm în viața noastră <text:line-break/>Oare am trăit-o cu Hristos.</text:p>
      <text:h>206. Esti aer ce-l respir</text:h>
      <text:p>Ordine v1 c1 v2 c1 v1 c1 v2 c1<text:line-break/><text:line-break/>[v1:]/: Ești aer ce-L respir :/<text:line-break/>Sfânta-Ți prezență<text:line-break/>În mine trăind.<text:line-break/><text:line-break/>[v2:]/: Tu pâinea vieții ești :/<text:line-break/>Cuvântul Tău sfânt<text:line-break/>Ce mi-L vorbești.<text:line-break/><text:line-break/>[c1:]Iar eu sunt fără Tine disperat.<text:line-break/>Iar eu sunt după Tine însetat.</text:p>
      <text:h>207. Esti cu mine mereu</text:h>
      <text:p>Ordine v1 c1 v2 b1 c1<text:line-break/><text:line-break/>[v1:]Dumnezeu este-adăpost și sprijin<text:line-break/>Un ajutor ce nu lipsește niciodată-n nevoi<text:line-break/>El este Locul meu de scăpare<text:line-break/>Și cetățuia mea, în care mă încred.<text:line-break/><text:line-break/><text:line-break/>[c1:]/: Ești cu mine mereu,<text:line-break/>Ești cu mine mereu<text:line-break/>Orice ar veni pe brațul Tău voi fi<text:line-break/>Ești cu mine mereu! :/<text:line-break/><text:line-break/><text:line-break/>[v2:]Fiindcă mă iubește zice Domnul,<text:line-break/>Voi fi cu el în strâmtorare, îl voi izbăvi<text:line-break/>Când mă va chema îi voi răspunde<text:line-break/>Sfânt Emanuel, veșnic Dumnezeu.<text:line-break/><text:line-break/><text:line-break/>[b1:]O mie să cadă alături de tine,<text:line-break/>Și zece mii la dreapta Ta.<text:line-break/>Doar vei privi cu ochii răsplătirea celor răi<text:line-break/>Dar de tine nu se va apropia.<text:line-break/></text:p>
      <text:h>208. Esti locul meu ascuns</text:h>
      <text:p>Ordine v1 c1<text:line-break/><text:line-break/>[v1:]Ești locul meu ascuns, <text:line-break/>Și-n inimă ai pus un cânt de bucurie! <text:line-break/>În clipa când frica vine, mă-ncred în Isus.<text:line-break/><text:line-break/>[c1:]Mă-ncred în Isus, <text:line-break/>Eram slab, dar spun acum:<text:line-break/> „Sunt tare în Domnul!”</text:p>
      <text:h>209. Esti maret in acest loc</text:h>
      <text:p>Ordine v1 b1 c1<text:line-break/><text:line-break/>[v1:]Simt prezența slavei tale<text:line-break/>Pe-ale laudei porți când trec,<text:line-break/>Templul se deschide<text:line-break/>Și eu Fața Ți-o zăresc.<text:line-break/><text:line-break/>[b1:]Și-n a ta înfățișare<text:line-break/>Văd frumusetea <text:s text:c="1"/>slavei tale,<text:line-break/>Pot doar să mă închin spunând:<text:line-break/><text:line-break/>[c1:]/: Ești măreț în acest loc Domnul meu,<text:line-break/>Ești măreț în acest loc Ava Tată.<text:line-break/>Vrednic ești să fii slăvit, veșnic preamărit<text:line-break/>Ești măreț în acest loc Domnul meu :/<text:line-break/></text:p>
      <text:h>210. Esti necuprins</text:h>
      <text:p>Ordine v1 c1 v2 c1 v3 c1<text:line-break/><text:line-break/>[v1:]Ești necuprins și sfânt ca nimeni altul<text:line-break/>Și totuși ne iubești din veșnicii.<text:line-break/>În Tine n-am găsit nicicând schimbare;<text:line-break/>Ai fost, vei fi și ești în veci de veci.<text:line-break/><text:line-break/>[c1:]O, Doamne, mare ești, mare e mila Ta<text:line-break/>Ce-asupra noastră mereu o reverși!<text:line-break/>Iubirea Ta simțim pe-a noastră cale,<text:line-break/>În Tine am găsit un adăpost!<text:line-break/><text:line-break/>[v2:]Și zori, și-amiaz’ de zi, și-amurg, și noapte,<text:line-break/>Și cerul înstelat te laudă,<text:line-break/>În susur de izvor, în cânt de păsări,<text:line-break/>În toate simt și văd iubirea Ta.<text:line-break/><text:line-break/>[v3:]Ești necuprins și sfânt, plin de-ndurare,<text:line-break/>Iertare să primesc<text:tab/>la Tine vin.<text:line-break/>Tărie n-am, sunt slab, Tu să-mi fii sprijin,<text:line-break/>Viața mi-o poți schimba în cer senin.</text:p>
      <text:h>211. Esti puternic, esti puternic</text:h>
      <text:p>Ordine v1 v2 c1 v3 c1 b1 c1<text:line-break/><text:line-break/>[v1:]Dragostea S-a coborât<text:line-break/>Și-n smerenie S-a jertfit.<text:line-break/>Tu ai frânt rușinea mea,<text:line-break/>Victorios ai înviat!<text:line-break/><text:line-break/>[v2:]Prin furtună și prin foc,<text:line-break/>Credincios îmi ești mereu.<text:line-break/>Liber sunt prin adevăr,<text:line-break/>Trăiești în mine, <text:line-break/>Domnul meu!<text:line-break/><text:line-break/>[c1:]Ești puternic, ești puternic! <text:line-break/>Moartea-i frântă, M-ai salvat!<text:line-break/>Este scris: „Isus e viu!”,<text:line-break/> Tu ești Domnul Domnilor!<text:line-break/><text:line-break/><text:line-break/>[v3:]Fără 'nceput, fără sfârșit,<text:line-break/>Ești speranță, Apărător.<text:line-break/>Ai venit să ne salvezi,<text:line-break/>Tot păcatul să-l plătești.<text:line-break/><text:line-break/>[b1:]Fie 'nălțat Numele Tău Sfânt,<text:line-break/>Numele Tău Sfânt, <text:line-break/>Numele Tău sfânt!<text:line-break/>Fie 'nălțat Numele Tău Sfânt,<text:line-break/>Numele Tău Sfânt, <text:line-break/>Numele Tău sfânt!</text:p>
      <text:h>212. Esti tot ce am</text:h>
      <text:p>Ordine v1 v2 b1 c1 v1 v2 b1 c1<text:line-break/><text:line-break/>[v1:]Isus, eu Te iubesc mai mult <text:line-break/>Decât iubesc orice pe-acest pământ, <text:line-break/>Ești tot ce îmi doresc.<text:line-break/><text:line-break/>[v2:]Și toată viața mea Ți-o închin, <text:line-break/>Cu tot ce sunt pe Tine Te slăvesc, <text:s text:c="1"/><text:line-break/>Eu Te slăvesc.<text:line-break/><text:line-break/>[b1:]Și îngerii Te adoră, <text:line-break/>Copiii Tăi Te laudă!<text:line-break/><text:line-break/>[c1:]Ești tot ce am, ești Domnul meu, <text:line-break/>Mă-ncredințez în brațul Tău. <text:line-break/>Ești Domnul meu, ești Tatăl meu, <text:line-break/>Tu nu poți fi înlocuit!</text:p>
      <text:h>213. Esti vrednic, Doamne</text:h>
      <text:p>Ordine v1 c1 v2 c1 v3 c1<text:line-break/><text:line-break/>[v1:]Ești vrednic, Doamne să fii slăvit,<text:line-break/>Vrednic de cinste și glorie.<text:line-break/>Demn de cântări și de voci preamărit,<text:line-break/>Vrednic să fii tu în inimi sfințit.<text:line-break/><text:line-break/><text:line-break/>[c1:]Tu ești vrednic, Tată din ceruri!<text:line-break/>Tu ești vrednic, Tu Salvatorul!<text:line-break/>Tu ești vrednic, sfântă-nchinare<text:line-break/>Și slavă doar Ție să-Ți dăm!<text:line-break/><text:line-break/>[v2:]Ești Cel mai demn de-onor și măriri,<text:line-break/>Demn ca în teamă să-ngenunchez.<text:line-break/>Să mă proștern cu al dragostei mir,<text:line-break/>Vrednic ești, Doamne, de-adânci mulțumiri<text:line-break/><text:line-break/>[v3:]Atotputernic Tată și Domn,<text:line-break/>Rege al regilor, Salvator.<text:line-break/>Sfetnic, Prieten și Mângâietor,<text:line-break/>Tu, Mântuirea și-al vieții izvor.</text:p>
      <text:h>214. Eu cu tine voi fi</text:h>
      <text:p>Ordine v1 c1 v2 c1<text:line-break/><text:line-break/>[v1:]Eu cu tine voi <text:line-break/>În orice noapte și zi<text:line-break/>Stai liniștit în brațul Meu<text:line-break/>În siguranță vei fi<text:line-break/><text:line-break/>[c1:]Te iubesc<text:line-break/>Și te voi iubi mereu <text:line-break/>Te voi ține de mână neîncetat <text:line-break/>Ești copilul meu!<text:line-break/><text:line-break/><text:line-break/>[v2:]Eu cu tine voi fi <text:line-break/>În ape și în pustii <text:line-break/>Voi lumina cărărea ta <text:line-break/>Chiar și când tu mă vei uita </text:p>
      <text:h>215. Eu intru in Sfanta-Ti prezenta</text:h>
      <text:p>Ordine v1 c1 v2 v1 c1 v2 c1<text:line-break/><text:line-break/>[v1:]Eu intru în sfânta-Ți prezență<text:line-break/>Prin sângele Mielului sfânt.<text:line-break/>Mă-nchin să-L cinstesc pe Acela<text:line-break/>Ce-a spus: „Eu sunt Cel ce sunt!”<text:line-break/><text:line-break/>[c1:]Doamne, eu mă închin.<text:line-break/>Eu mă închin…<text:line-break/>Doamne, eu mă închin.<text:line-break/>Eu mă închin…<text:line-break/><text:line-break/>[v2:]Fiindcă Tu ești Sfânt, Sfânt,<text:line-break/>Doar Tu ești Sfânt,<text:line-break/>Fiindcă Tu ești Sfânt, Sfânt,<text:line-break/>Doar Tu ești Sfânt.</text:p>
      <text:h>216. Eu iti doresc craciun fericit</text:h>
      <text:p>Ordine c1 e1 c1 e1 c1<text:line-break/><text:line-break/>[c1:]Eu îți doresc crăciun fericit!<text:line-break/>Eu îți doresc crăciun fericit!<text:line-break/>Eu îți doresc crăciun fericit<text:line-break/>Și un an nou bun!<text:line-break/><text:line-break/>[e1:]Eu azi îți aduc vestea cea bună.<text:line-break/>Eu îți doresc crăciun fericit,<text:line-break/>Și un an nou bun !</text:p>
      <text:h>217. Eu ma-ncred doar in Domnul</text:h>
      <text:p>Ordine v1 v2 c1 v3 v4 c1<text:line-break/><text:line-break/>[v1:]Eu mă-ncred doar în Domnul, <text:line-break/>El mă ajută.<text:line-break/>Eu mă-ncred doar în Domnul,<text:line-break/>El e-a mea stâncă.<text:line-break/><text:line-break/>[v2:]El e-al meu turn în care<text:line-break/>La necaz alerg.<text:line-break/>Eu mă-ncred doar în Domnul,<text:line-break/>Știu că nu greșesc !<text:line-break/><text:line-break/>[c1:]Pe Domnul clădesc, ajutorul meu.<text:line-break/>El e slava mea și când drumu-i greu.<text:line-break/>Toate popoarele lumii să se-ncreadă-n El,<text:line-break/>Eu mă-ncred doar în Domnul,<text:line-break/>Știu că nu greșesc.<text:line-break/><text:line-break/>[v3:]Eu mă-ncred doar în Domnul,<text:line-break/>Salvatorul meu.<text:line-break/>Eu mă-ncred doar în Domnul,<text:line-break/>El mă iubește.<text:line-break/><text:line-break/>[v4:]El din Cer, jos a venit,<text:line-break/>Viață-n dar mi-a dat.<text:line-break/>Eu mă-ncred doar în Domnul,<text:line-break/>Căci El m-a salvat.</text:p>
      <text:h>218. Eu nu-nteleg</text:h>
      <text:p>Ordine v1 c1 v2 c2 v3 c3<text:line-break/><text:line-break/>[v1:]Eu nu-nțeleg cum miile de îngerii <text:line-break/>I se închină Celui Preaînalt,<text:line-break/>Dar una știu, că în iubirea-I mare,<text:line-break/>Ca bun Păstor, Isus ne-a căutat.<text:line-break/><text:line-break/>[c1:]Și știm cu toți că a venit în lume <text:line-break/>S-o izbăvească de păcatul greu, <text:line-break/>Să-și dea viața ca să ne salveze<text:line-break/>Și să ne-mpace cu Preasfântul Dumnezeu.<text:line-break/><text:line-break/>[v2:]Nu pot descrie suferința-I mare <text:line-break/>Ce sub povara crucii a-ndurat;<text:line-break/>Când a lui inimă a fost zdrobită<text:line-break/>Sub apăsarea greului păcat.<text:line-break/><text:line-break/>[c2:]Dar asta știu: că-a dus până la capăt <text:line-break/>Osânda grea a celor vinovați,<text:line-break/>Purtând coroana cea de spini pe frunte<text:line-break/>Să ne prezinte-n fața Tată lui curați.<text:line-break/><text:line-break/>[v3:]Cum aș putea pricepe adevărul<text:line-break/>Cuprins în dragostea Lui pentru noi;<text:line-break/>Cum a iertat a lumii făr'delege<text:line-break/>Spălând a ei povară de noroi.<text:line-break/><text:line-break/>[c3:]Dar știu că-n cer e mare bucurie <text:line-break/>Căci Dumnezeu prin Fiul Său slăvit<text:line-break/>A biruit vrășmașul prin iubire<text:line-break/>Ca noi să fim în cer cu El necontenit.</text:p>
      <text:h>219. Eu sunt un om, sunt doar un om</text:h>
      <text:p>Ordine v1 c1 v2 c1 v1 c1 v2 c1 c1<text:line-break/><text:line-break/>[v1:]Eu sunt un om, sunt doar un om,<text:line-break/>Ajuta-mi te rog <text:line-break/>Sa pot sa cred ce pot a fi<text:line-break/>Sa sper mai mult in al meu Domn<text:line-break/>Invata-ma sa te slujesc <text:line-break/>timp de o zi<text:line-break/><text:line-break/>[c1:]Un timp de o zi, Isuse, <text:line-break/>Atat este tot ce-mi doresc<text:line-break/>O, da-mi tu puteri<text:line-break/> ce-am de facut sa-nfaptuiesc <text:line-break/>Caci maine nu stiu, Isuse,<text:line-break/>Daca va mai fi inca o zi<text:line-break/>Nu stiu timpul cand viata mea<text:line-break/>Se va sfarsi<text:line-break/><text:line-break/>[v2:]Imi amintesc cand pe pamant<text:line-break/>Cu oameni umblai si le vorbeai prin Duhul Sfant<text:line-break/>Vino si azi prezent sa fii,<text:line-break/>Sa ne vorbesti prin Duhul Tau<text:line-break/>Inca de o zi</text:p>
      <text:h>220. Eu Te laud</text:h>
      <text:p>Ordine v1 c1 v2 c1<text:line-break/><text:line-break/>[v1:]Eu Te laud, cu inima mea. <text:line-break/>Eu Te laud, cu sufletul meu. <text:line-break/>Eu Te caut, Te caut mereu. <text:line-break/>Vreau pe Tine, Doamne să Te urmez, <text:line-break/>Să Te urmez.<text:line-break/><text:line-break/>[c1:]Vreau să mă închin doar Ție,<text:line-break/>Să Te laud Domnul meu.<text:line-break/>Tot ce am Îți aparține,<text:line-break/>Tu ești vrednic Domnul meu.<text:line-break/><text:line-break/><text:line-break/>[v2:]Îmi plec genunchii, Te-nalț Împărat.<text:line-break/>Te ador, Îți dau tot ce am.<text:line-break/>Ridic privirea, privesc spre-al Tău Tron.<text:line-break/>Mă-ncred în Tine,<text:line-break/>Doar în Tine-al meu Domn,<text:line-break/>În Tine-al meu Domn!<text:line-break/></text:p>
      <text:h>221. Eu vreau sa Te laud</text:h>
      <text:p>Ordine v1 c1 v2 c2 v3 c3<text:line-break/><text:line-break/>[v1:]Eu vreau să Te laud<text:line-break/>Și să-Ți spun că Te iubesc.<text:line-break/>Tu-mi ești totul pe pământ,<text:line-break/>Și eu îți laud numele Tău Sfânt.<text:line-break/><text:line-break/><text:line-break/>[c1:]Eu vreau să Te laud<text:line-break/>Și să-ți spun că Te iubesc.<text:line-break/>Tu-mi ești totul pe pământ,<text:line-break/>Și eu îți laud numele,<text:line-break/>Eu îți laud numele,<text:line-break/>Eu îți laud numele Tău sfânt.<text:line-break/><text:line-break/><text:line-break/>[v2:]Câtă fericire am găsit<text:line-break/>Când te-am primit.<text:line-break/>Tu mi-ai pus în inimă<text:line-break/>Speranța că voi fi în cerul sfânt.<text:line-break/><text:line-break/><text:line-break/>[c2:]Mi-ai schimbat viața<text:line-break/>Ai adus în mine pace,<text:line-break/>Și mi-ai dat un legământ<text:line-break/>Când Domnul Isus a venit,<text:line-break/>Domnul Isus a venit,<text:line-break/>Să aducă pace pe Pământ.<text:line-break/><text:line-break/>[v3:]Vreau să fiu cu Tine<text:line-break/>Să ascult cuvântul Tău.<text:line-break/>Tu ești bucuria mea,<text:line-break/>Tu ai turnat în mine dragoste.<text:line-break/><text:line-break/>[c3:]Vreau să fiu lumină,<text:line-break/>Pentru cei din jurul meu.<text:line-break/>Tu să mă conduci mereu<text:line-break/>Și eu să răspândesc iubirea,<text:line-break/>Eu să răspândesc iubirea,<text:line-break/>Eu să răspândesc iubirea Ta.</text:p>
      <text:h>222. Fa-ne doar un glas</text:h>
      <text:p>Ordine v1 c1<text:line-break/><text:line-break/>[v1:]Tată noi vrem ca slava Ta<text:line-break/>Să poată fi văzută-n noi.<text:line-break/>Inimile noastre să devină doar o inimă<text:line-break/>Și-atunci lumea va ști,<text:line-break/>Că Isus este Domn.<text:line-break/><text:line-break/>[c1:]Fă-ne doar un glas,<text:line-break/>Ce-Ți înalță Numele,<text:line-break/>Fă-ne doar un glas,<text:line-break/>Ce Te preamărește<text:line-break/>Fă-ne doar un glas, <text:line-break/>Un gând și-o inimă<text:line-break/>Leagă-ne pe toți împreună!</text:p>
      <text:h>223. Fara dragoste</text:h>
      <text:p>Ordine v1 c1 v2 c1 v3 c1<text:line-break/><text:line-break/>[v1:]Un cântec de iubire poate fi trist și fără-nțeles<text:line-break/>Pentru cel ce în neștire ascultă al său vers<text:line-break/>El nu pricepe tainica-i chemare<text:line-break/>Și nici adâncul iubirii ce nu moare,<text:line-break/>Și nici adâncul iubirii ce nu moare.<text:line-break/><text:line-break/>[c1:]Fără dragoste viața n-ar mai fi,<text:line-break/>Fără dragoste n-am avea bucurii.<text:line-break/>Fără dragoste ne-am pierde ca prin vis, <text:line-break/>Fără dragoste, adânc într-un abis de ger.<text:line-break/><text:line-break/>[v2:]Aș fi o aramă sau un chimval răsunător<text:line-break/>Sau un cântec palid fără dor.<text:line-break/>Mă pierd în lumea fără sens<text:line-break/>Dacă în iubire n-am găsit înteles,<text:line-break/>Dacă în iubire n-am găsit înteles.<text:line-break/><text:line-break/>[v3:]Un cântec de iubire poate fi trist și fără-nțeles<text:line-break/>Pentru cel ce în neștire ascultă al său vers<text:line-break/>Mă pierd în lumea fără sens<text:line-break/>Dacă în iubire n-am găsit înteles,<text:line-break/>Dacă în iubire n-am găsit înteles.</text:p>
      <text:h>224. Fara dragoste-i nimic</text:h>
      <text:p>Ordine v1 c1 v2 c1 v3 c1<text:line-break/><text:line-break/>[v1:]Chiar dac’aș vorbi în limbi îngerești<text:line-break/>Fără dragoste eu nu sunt nimic.<text:line-break/>Chiar dac’aș avea toată știința<text:line-break/>Fără dragoste’i nimic.<text:line-break/><text:line-break/><text:line-break/>[c1:]Chiar dac’aș avea toată credința<text:line-break/>Încât să mut munți din loc!<text:line-break/>Fără dragoste eu nu sunt nimic<text:line-break/>Fără dragoste’i nimic!<text:line-break/><text:line-break/><text:line-break/>[v2:]Chiar dac’aș împărți toat’averea<text:line-break/>Și hrana celor săraci eu aș da.<text:line-break/>Chiar trupul să fie ars de l-aș da<text:line-break/>Fără dragoste’i nimic.<text:line-break/><text:line-break/><text:line-break/>[v3:]Acum nu pot pe El mai clar să’L văd<text:line-break/>Dar într’o zi îl voi vedea’n față.<text:line-break/>El pe mine m-a cunoscut demult<text:line-break/>Eu o să’L cunosc deplin.<text:line-break/></text:p>
      <text:h>225. Fata Ta o Doamne o cautam</text:h>
      <text:p>Ordine v1 c1 v2 c1 e1<text:line-break/><text:line-break/>[v1:]Fata Ta o Doamne, o cautam<text:line-break/>Pentru tara noastra ne rugam<text:line-break/>Trezeste-ne o Doamne inima<text:line-break/>Si toti din jur pe Tin' te vor vedea<text:line-break/><text:line-break/>[c1:]Inaltam numele Tau<text:line-break/>In unitate ne-nchinam<text:line-break/>Laudele vor rasuna<text:line-break/>Tara o vei transforma (x2)<text:line-break/><text:line-break/>[v2:]Niciodata nu vom da 'napoi<text:line-break/>Cu credinta noi inaintam<text:line-break/>Cand cu lacrimi noi vom semana<text:line-break/>Recolta din belsug vom secera<text:line-break/><text:line-break/>[e1:]/: Vrem trezire :/ in noi ...</text:p>
      <text:h>226. Fericire, fericire</text:h>
      <text:p>Ordine v1 c1 v2 c1<text:line-break/><text:line-break/>[v1:]Fericire, fericire de la Tine am primit<text:line-break/>Toată lumea de-aș avea, nu aș fi mai fericit.<text:line-break/>Fericire și speranță în viață Tu mi-ai dat<text:line-break/>Mi-ai promis că sus în Ceruri <text:line-break/>Eu voi fi cu Tine’odat’.<text:line-break/><text:line-break/><text:line-break/>[c1:]O Isuse în curând eu știu vei reveni<text:line-break/>Și acolo-n Slavă mă vei duce într-o zi.<text:line-break/>Plânset, moarte în Cer n-a fi<text:line-break/>Căci Te vom vedea în veșnicii.<text:line-break/><text:line-break/><text:line-break/>[v2:]Fericire, fericire de la Tine am primit<text:line-break/>Chiar de-n lume-s călător, <text:line-break/>Eu sunt cel mai fericit.<text:line-break/> <text:line-break/>Fericirea mea e Isus, <text:line-break/>Cel ce-odată m-a chemat<text:line-break/>Și mi-a spus că sus în Ceruri<text:line-break/>Voi cânta neîncetat.<text:line-break/><text:line-break/></text:p>
      <text:h>227. Fii a mea lumina</text:h>
      <text:p>Ordine v1 v2 v3 v4<text:line-break/><text:line-break/>[v1:]Fii a mea lumina Părinte ceresc, <text:line-break/>Prin Tine blând și curat să trăiesc! <text:line-break/>Ziua și noaptea, Doamne, s-aud vocea Ta, <text:line-break/>Prezența Ta să-mi umple mereu inima! <text:line-break/><text:line-break/>[v2:]Tu să-mi fii izbândă și gândul cel bun, <text:line-break/>Din Tine pururi comori să-mi adun! <text:line-break/>Tu locuind în mine, noi una să fim, <text:line-break/>Cuvântul Tău să-mi dea înțelepciune și alin. <text:line-break/><text:line-break/>[v3:]Nu vreau bogăție, nici laude lumești <text:line-break/>Căci mai de preț decât toate Tu-mi ești! <text:line-break/>Tu, numai Tu ești Rege în sufletul meu, <text:line-break/>Ești Primul, ești Stăpânul, <text:line-break/>Ești Domn, Dunezeu! <text:line-break/><text:line-break/>[v4:]Chiar de-ar fii s-alunec, rămâi viață mea, <text:line-break/>Tu-mi ești Puterea, doar Tu, Dragostea! <text:line-break/>Tu, Soare-al veșniciei mai sus de-orice nor, <text:line-break/>Mi-ești sfântă bucurie și-al inimii dor! </text:p>
      <text:h>228. Fii binecuvantat</text:h>
      <text:p>Ordine v1 v2 b1 c1 v3 v4 b1 c1 e1<text:line-break/><text:line-break/>[v1:]Fii binecuvântat <text:line-break/>Când pământul e săturat,<text:line-break/>Când ploaia dă peste el, <text:line-break/>Fii binecuvântat.<text:line-break/><text:line-break/>[v2:]Fii binecuvântat <text:line-break/>Când mă aflu pe pământ uscat,<text:line-break/>Când stau singur prin pustiu, <text:line-break/>Fii binecuvântat.<text:line-break/><text:line-break/>[b1:]Fiecare laudă Ție Ți-o dau,<text:line-break/>Când noaptea se apropie<text:line-break/>Te voi lăuda!<text:line-break/><text:line-break/>[c1:]Binecuvântat fie El,<text:line-break/>Binecuvântat! <text:line-break/>Binecuvântat fie El, <text:s text:c="1"/><text:line-break/>Binecuvântăm Numele Său!<text:line-break/><text:line-break/>[v3:]Fii binecuvântat<text:line-break/>Când soarele-i din nou pe cer,<text:line-break/>Când toate sunt cum le-ai creat, <text:line-break/>Fii binecuvântat.<text:line-break/><text:line-break/>[v4:]Fii binecuvântat<text:line-break/>Când drumu-i plin de suferinți,<text:line-break/>Chiar dacă plâng și-mi este greu, <text:line-break/>Fii binecuvântat.<text:line-break/><text:line-break/>[e1:]Primește lauda, <text:line-break/>Ești vrednic Dumnezeu.<text:line-break/>Îmi cântă inima, <text:line-break/>Fii binecuvântat!</text:p>
      <text:h>229. Fii cu noi Isuse</text:h>
      <text:p>Ordine v1 c1 v2 c1 e1<text:line-break/><text:line-break/>[v1:]Fii cu noi Isuse când adesea ne-ntâlnim,<text:line-break/>Fii iubirea noastră când în față ne privim<text:line-break/><text:line-break/><text:line-break/>[c1:]Prea scump Isuse, adunați aici,<text:line-break/>Ne unește gând și duh,<text:line-break/>De rău să fim păziți.<text:line-break/><text:line-break/>[v2:]Doamne pentru Tine împreună suntem azi,<text:line-break/>Mâinile le strîngem l-al iubirii Tale glas<text:line-break/><text:line-break/>[e1:]Fii cu noi Isuse cînd adesea ne-ntîlnim.</text:p>
      <text:h>230. Fii glorificat</text:h>
      <text:p>Ordine v1 c1 v2 c1 v3 c1<text:line-break/><text:line-break/>[v1:]Tată ceresc, Te iubesc și Te slăvesc,<text:line-break/>Fii glorificat în veci de veci!<text:line-break/><text:line-break/><text:line-break/>[c1:]Fii glorificat, fii glorificat,<text:line-break/>Fii glorificat în veci de veci!<text:line-break/><text:line-break/>[v2:]Scumpe Isus, Te iubesc și Te slăvesc,<text:line-break/>Fii glorificat în veci de veci!<text:line-break/><text:line-break/>[v3:]Duh sfânt ceresc, Te iubesc și Te slăvesc,<text:line-break/>Fii glorificat în veci de veci!</text:p>
      <text:h>231. Fiindca atat de mult</text:h>
      <text:p>Ordine v1 c1<text:line-break/><text:line-break/>[v1:]/:Fiindcă atât de mult ne-a iubit Dumnezeu,<text:line-break/>Că a trimis în lume pe Fiul Său.<text:line-break/>Fiindcă atât de mult El ne-a iubit<text:line-break/>Căci și-a lăsat Fiul răstignit! :/<text:line-break/><text:line-break/>[c1:] Ca oricine crede să nu piară,<text:line-break/>Ca oricine crede să nu moară,<text:line-break/>Ca oricine crede să primească viața-n dar<text:line-break/>Prin jertfa lui Isus de pe Calvar. </text:p>
      <text:h>232. Focul dragostei lui Isus</text:h>
      <text:p>Ordine v1 c1 v2 c1 v3 c1<text:line-break/><text:line-break/>[v1:]Focul dragostei lui Isus<text:line-break/>A cuprins poporul sfânt,<text:line-break/>Astfel și ei luminează<text:line-break/>Pretutindeni pe Pământ.<text:line-break/><text:line-break/>[c1:]Deci așa să luminați toți, înaintea tuturor<text:line-break/>Ca în țara păcii sfinte să ajungă mult popor!<text:line-break/><text:line-break/>[v2:]O, ce mare-ntunecime,<text:line-break/>Valul mării-i furios,<text:line-break/>Mulți privesc cu nerăbdare<text:line-break/>După farul luminos.<text:line-break/><text:line-break/>[v3:]Felinarele vă umpleți<text:line-break/>Cu-al iubiriii sfânt ulei,<text:line-break/>Multe suflete pierdute,<text:line-break/>Calea vor afla prin voi!</text:p>
      <text:h>233. Glorie</text:h>
      <text:p>Ordine v1 c1<text:line-break/><text:line-break/>[v1:]Inima mea Te laudă Isuse,<text:line-break/>Inima mea Te slăvește pe Tin’.<text:line-break/>Inima mea îți cântă aleluia,<text:line-break/>Ție Împărat divin.<text:line-break/><text:line-break/>[c1:]Glorie, glorie,<text:line-break/> Cel ce-a fost, este și va fi.<text:line-break/>Glorie, glorie,<text:line-break/>Prințului din veșnicii.</text:p>
      <text:h>234. Glorie (2)</text:h>
      <text:p>Ordine v1 v2 c1 v3 v4 c1 e1<text:line-break/><text:line-break/>[v1:]Gloria, onoarea, slava-I a Sa<text:line-break/>Celui ce șade, pe al Său tron, <text:line-break/>Mă voi închina.<text:line-break/><text:line-break/>[v2:]Alfa, Omega, Început și Sfârșit <text:line-break/>Domn atotputernic, <text:line-break/>Înaintea Ta noi vom sta! <text:line-break/>Noi vom sta<text:line-break/><text:line-break/>[c1:]Ești în cer Împărat peste munți înălțat <text:line-break/>Tu ești al meu Dumnezeu!<text:line-break/>Domn pe-ntregul pământ Îți cântăm, <text:line-break/>Miel prea Sfânt <text:line-break/>Tu ești al meu Dumnezeu!<text:line-break/>Tu ești al meu Dumnezeu!<text:line-break/><text:line-break/>[v3:]O Miel prea sfânt, o Miel jertfit <text:line-break/>Vrednic ești Tu, <text:line-break/>Să primeși în veci lauda<text:line-break/><text:line-break/>[v4:]Numele Său, mai presus de orice <text:line-break/>Ochii ca focul,<text:line-break/>Chemarea sa răsună din cer!<text:line-break/>Răsună din cer! <text:line-break/><text:line-break/>[e1:]În inima Ta, la pieptul Tău noi vom sta<text:line-break/>În inima Ta, la pieptul Tău noi vom sta </text:p>
      <text:h>235. Glorie, glorie Aleluia</text:h>
      <text:p>Ordine v1 c1 v2 c1 v3 c1<text:line-break/><text:line-break/>[v1:]Isuse, viața noastră,<text:line-break/>Noi pe Tine Te mărim,<text:line-break/>Căci prin jertfirea Ta <text:line-break/>Pe cruce noi voioși trăim.<text:line-break/>Ne-ai <text:s text:c="1"/>dat <text:s text:c="1"/>în <text:s text:c="1"/>dar <text:s text:c="1"/>iertarea<text:line-break/>Pentru <text:s text:c="1"/>vina ce-o <text:s text:c="1"/>purtăm,<text:line-break/>De-aceea <text:s text:c="1"/>Îți <text:s text:c="1"/>cântăm: <text:s text:c="1"/>Aleluia!<text:line-break/><text:line-break/><text:line-break/>[c1:]Glorie, glorie, Aleluia!<text:line-break/>Glorie, glorie, Aleluia!<text:line-break/>Glorie, glorie, Aleluia,<text:line-break/>Părintelui <text:s text:c="1"/>Ceresc.<text:line-break/><text:line-break/>[v2:]Din clipa când în viața noastră <text:line-break/>Pacea a intrat<text:line-break/>Cântăm întruna Mielului <text:line-break/>Ce ne-a răscumpărat.<text:line-break/>A Lui să fie slava ce în veci <text:s text:c="1"/>va triumfa<text:line-break/>Acum și pururea, Aleluia!<text:line-break/><text:line-break/>[v3:]Isuse când din nou în lume Te vei arăta,<text:line-break/>Acei ce-au biruit prin jertfa Ta s-or bucura!<text:line-break/>Înconjurați de strălucire toți îți vom cânta,<text:line-break/>Și slavă Îți vom da! Aleluia!</text:p>
      <text:h>236. Glorious Things of Thee are Spoken</text:h>
      <text:p>Ordine <text:line-break/><text:line-break/>[v1:]Glorious things of Thee are spoken,<text:line-break/>Zion, city of our God!<text:line-break/>He whose word cannot be broken<text:line-break/>Formed thee for His own abode.<text:line-break/>On the Rock of Ages founded,<text:line-break/>What can shake thy sure repose?<text:line-break/>With salvation’s walls surrounded,<text:line-break/>Thou mayest smile at all thy foes.<text:line-break/><text:line-break/>[v2:]See! The streams of living waters,<text:line-break/>Springing from eternal love,<text:line-break/>Well supply thy sons and daughters,<text:line-break/>And all fear of want remove;<text:line-break/>Who can faint, whilst such a river<text:line-break/>Ever flows their thirst to assuage?<text:line-break/>Grace which, like the Lord, the Giver,<text:line-break/>Never fails from age to age.<text:line-break/><text:line-break/>[v3:]Round each habitation hovering,<text:line-break/>See the cloud and fire appear!<text:line-break/>For a glory and a covering,<text:line-break/>Showing that the Lord is near.<text:line-break/>He who gives them daily manna,<text:line-break/>He who listens when they cry:<text:line-break/>Let Him hear the loud hosanna<text:line-break/>Rising to His throne on high.<text:line-break/><text:line-break/>[v4:]Saviour, if of Zion’s city<text:line-break/>I, through grace, a member am,<text:line-break/>Let the world deride or pity,<text:line-break/>I will glory in Thy name.<text:line-break/>Fading is the worldling’s pleasure,<text:line-break/>All his boasted pomp and show,<text:line-break/>Solid joys and lasting treasure<text:line-break/>None but Zion’s children know.</text:p>
      <text:h>237. Golgota, Golgota</text:h>
      <text:p>Ordine v1 v2 v3<text:line-break/><text:line-break/>[v1:]Golgota, Golgota, o loc minunat<text:line-break/>Mai ’nalt decât munții, <text:line-break/>Mai sfânt, mai curat.<text:line-break/>Pe tine urcat-a smerit și supus<text:line-break/>Cu crucea în spate prea blândul Isus.<text:line-break/><text:line-break/>[v2:]Pe tine, Golgota, viața Și-a dat,<text:line-break/>Pe noi să ne scape de greul păcat;<text:line-break/>Și prețul cel mare ce El l-a plătit<text:line-break/>Ne-a dat împăcarea cu Tatăl slăvit.<text:line-break/><text:line-break/>[v3:]Golgota, Golgota, ce har Ți-a fost dat,<text:line-break/>Pe culmea ta Domnul ne-a răscumpărat.<text:line-break/>Veniți toți pierduții, salvarea-i la ea;<text:line-break/>Izvorul iertării e-n veci Golgota.</text:p>
      <text:h>238. Great is Your Glory</text:h>
      <text:p>Ordine c1 v1 c1 v2<text:line-break/><text:line-break/>[c1:]Mareata este gloria Domnului Atotputernic<text:line-break/>Mareata este gloria Domnului<text:line-break/>Eu voi canta cu toata inima mea catre Domnul Atotputernic<text:line-break/>Mareata este gloria Ta Doamne!<text:line-break/><text:line-break/>[v1:]Dumnezeu a venit pe pamant<text:line-break/>Si-a dat viata Lui pentru mine. Amin, amin.<text:line-break/>Crucificat, si inviat. Amin, amin.<text:line-break/>Asezat la dreapta Lui Dumnezeu. Amin, amin.<text:line-break/><text:line-break/>[v2:]Sangele varsat peste mainile Lui fara pacate. Amin, amin.<text:line-break/>Prin trup si sange El a luptat pentru victorie. Amin, amin.<text:line-break/>Cuiele nu l-au putut tine pe Fiul Lui Dumnezeu. Amin, amin.<text:line-break/>Acum Dragostea Tatalui curge peste noi. Amin, amin.<text:line-break/>Aleluia, El va reveni. Amin, amin.<text:line-break/>Tu esti Acela care a fost. <text:line-break/>Tu esti Acela care este.<text:line-break/>Tu esti Acela care va reveni!</text:p>
      <text:h>239. Hai</text:h>
      <text:p>Ordine v1 c1<text:line-break/><text:line-break/>[v1:]Hai, e timpul, Lui să I Te-nchini<text:line-break/>Hai, e timpul să-I dai inima.<text:line-break/> <text:line-break/>Hai, așa cum ești să I Te-nchini<text:line-break/>Hai, așa cum ești dă-I inima; Hai!<text:line-break/><text:line-break/><text:line-break/>[c1:]/: Într-o zi vor spune toți:<text:line-break/>“Doar Tu ești Domn!”<text:line-break/>Într-o zi toți se vor pleca.<text:line-break/> <text:s text:c="1"/><text:line-break/>Comoară de preț vei rămâne în veci,<text:line-break/>Celor ce Te aleg!:/</text:p>
      <text:h>240. hai lupta</text:h>
      <text:p>Ordine v1 c1 v2 c1<text:line-break/><text:line-break/>[v1:]În încercare de voi fi<text:line-break/>Tu, Doamne vei fi cu mine... Ooo<text:line-break/>Și chiar de nu-nțeleg<text:line-break/>Ajută-mă sa te-aleg pe Tine... Ooo<text:line-break/>/: În orice incercare<text:line-break/>Tu mă faci mai tare<text:line-break/>Tu mă faci mai tare, Isus: /<text:line-break/><text:line-break/>[c1:]Hai luptă, hai luptă<text:line-break/><text:line-break/>[v2:]Și în lanțuri de voi fi<text:line-break/>Mâinile spre Tine vor fi... Ooo<text:line-break/>Îți mulțumesc Isus<text:line-break/>Căci Tu ai indurat pentru mine... Ooo<text:line-break/>/: Harul Tău lucrează<text:line-break/>Spre binele meu<text:line-break/>Spre binele meu, Isus: /</text:p>
      <text:h>241. Hai si lauda-L</text:h>
      <text:p>Ordine v1 c1 v2 c2 v3 c3<text:line-break/><text:line-break/>[v1:]Hai și laudă-L pe Domnul Sfânt:<text:line-break/>Aleluia!<text:line-break/>Laudă-L pe El cântând<text:line-break/>Aleluia!<text:line-break/><text:line-break/>[c1:]Laudă-L (laudă-L)<text:line-break/>Laudă-L (laudă-L)<text:line-break/>Laudă-L pe El cântând<text:line-break/>Aleluia!<text:line-break/><text:line-break/>[v2:]Cel născut în Betleem<text:line-break/>Aleluia<text:line-break/>Fiu de om, de Dumnezeu<text:line-break/>Aleluia<text:line-break/><text:line-break/>[c2:]E Isus (e Isus)<text:line-break/>E Isus (e Isus)<text:line-break/>Fiu de om, de Dumnezeu<text:line-break/>Aleluia!<text:line-break/><text:line-break/>[v3:]Într-o zi vom fi cu El<text:line-break/>Aleluia<text:line-break/>Fericiți în raiul Său<text:line-break/>Aleluia<text:line-break/><text:line-break/>[c3:]Fericiți (fericiți)<text:line-break/>Fericiți (fericiți)<text:line-break/>Fericiți în raiul Său<text:line-break/>Aleluia!</text:p>
      <text:h>242. Hai vino acum sa-L lauzi</text:h>
      <text:p>Ordine c1 v1 c1 v1 c1 v1 c1 v1<text:line-break/><text:line-break/>[c1:]Hai, vino acum să-L lauzi,<text:line-break/>Hai, vino să-I dai Lui inima,<text:line-break/>Hai aşa cum eşti să-L lauzi<text:line-break/>Hai aşa cum eşti naintea Sa, hai ...<text:line-break/><text:line-break/>[v1:]Orice om va mărturisi <text:line-break/>Că eşti Domn,<text:line-break/>Toţi genunchii se vor pleca.<text:line-break/>Binecuvântaţi <text:line-break/>Vor fi toţi cei ce<text:line-break/>Te vor lăuda.</text:p>
      <text:h>243. Harul ce curge din golgota</text:h>
      <text:p>Ordine v1 c1 v2 c1 v3 c1<text:line-break/><text:line-break/>[v1:]HARUL CE CURGE DIN GOLGOTA<text:line-break/>M-A MÂNTUIT, M-A FERICIT.<text:line-break/>AICI ISUS A FOST MORŢII DAT,<text:line-break/>PĂCATUL MEU EL L-A ISPĂŞIT.<text:line-break/><text:line-break/>[c1:]HARUL, HARUL,<text:line-break/>HARUL E DARUL NEMERITAT.<text:line-break/>HARUL, HARUL,<text:line-break/>PE VECI CU DOMNUL<text:line-break/>M-A ÎMPĂCAT.<text:line-break/><text:line-break/>[v2:]AM FOST ROBIT<text:line-break/>DE AL MEU PĂCAT<text:line-break/>CE M-APĂSA, MĂ CHINUIA<text:line-break/>DAR LA ISUS CÂND AM ALERGAT<text:line-break/>MI-A DAT IERTAREA<text:line-break/>ŞI PACEA SA.<text:line-break/><text:line-break/>[v3:]IUBITUL MEU, ASTĂZI<text:line-break/>EŞTI CHEMAT<text:line-break/>LA ACEST HAR<text:line-break/>CE ESTE-UN DAR<text:line-break/>VINO, PRIMEŞTE-L CĂ E AL TĂU,<text:line-break/>PLEACĂ-ŢI GENUNCHIUL<text:line-break/>ŞI INIMA.</text:p>
      <text:h>244. Harul ne-a venit de sus</text:h>
      <text:p>Ordine v1 c1 v2 c1 v3 c1<text:line-break/><text:line-break/>[v1:]Harul ne-a venit de Sus numai prin Isus.<text:line-break/>Jertfa-I mare, împăcare și iertare ne-a adus.<text:line-break/>Și-ntr-o vie bucurie pe vecie El ne-a pus.<text:line-break/><text:line-break/>[c1:]Slavă-Ți cântăm, slavă-Ți cântăm<text:line-break/>Slavă, Isuse-n vecie-Ți cântăm!<text:line-break/><text:line-break/>[v2:]Adevărul cel frumos ni l-a dat Hristos.<text:line-break/>La lumină mai deplină și divină El ne-a scos<text:line-break/>Mintea trează ne-o păstrează <text:line-break/>Și-o vegheaz-aicea jos.<text:line-break/><text:line-break/>[v3:]Dragostea ne-a dăruit Domnul cei iubit.<text:line-break/>Fericire și-odihnire în unire ne-a gătit.<text:line-break/>Cu-a Lui mân-o să ne pună o cunună la sfârșit.</text:p>
      <text:h>245. Hristos a inviat din morti</text:h>
      <text:p>Ordine c1 c1 e1<text:line-break/><text:line-break/>[c1:]Hristos a înviat din morți<text:line-break/>Cu moartea pe moarte călcând<text:line-break/>Și celor din morminte<text:line-break/>Viață dăruindu-le<text:line-break/><text:line-break/>[e1:]Aleluia, aleluia!</text:p>
      <text:h>246. Hristos a inviat!</text:h>
      <text:p>Ordine v1 v2 v3 v4<text:line-break/><text:line-break/>[v1:]Hristos a înviat din morți<text:line-break/>Hristos a înviat!<text:line-break/>Căzute-s ale morții porți<text:line-break/>Hristos a înviat!<text:line-break/>Căzute-s ale morții porți<text:line-break/>Hristos a înviat!<text:line-break/><text:line-break/>[v2:]Pământu-ntreg s-a zguduit<text:line-break/>Hristos a înviat!<text:line-break/>Când El mormântu-a biruit<text:line-break/>Hristos a înviat!<text:line-break/>Când El mormântu-a biruit<text:line-break/>Hristos a înviat!<text:line-break/><text:line-break/>[v3:]Cântăm slăvitei învieri<text:line-break/>Hristos a înviat!<text:line-break/>Izvorul unic de puteri<text:line-break/>Hristos a înviat!<text:line-break/>Izvorul unic de puteri<text:line-break/>Hristos a înviat!<text:line-break/><text:line-break/>[v4:]Hristos, Hristos biruitor<text:line-break/>Hristos a înviat!<text:line-break/>E singurul Mântuitor<text:line-break/>Hristos a înviat!<text:line-break/>E singurul Mântuitor<text:line-break/>Hristos a înviat!</text:p>
      <text:h>247. I AM</text:h>
      <text:p>Ordine <text:line-break/><text:line-break/>[v1:]“I AM”<text:line-break/><text:line-break/>I am the root of David, <text:line-break/>the bright and morning star <text:line-break/>I am the lion of Judah. I am.<text:line-break/><text:line-break/>I am Alpha and Omega, <text:line-break/>the beginning and the end. <text:line-break/>the first and the last, I am. <text:line-break/><text:line-break/>I am faithful and true. <text:line-break/>I am the Word of God. <text:line-break/>I am the lamb. I am. <text:line-break/><text:line-break/>I am the resurrection, <text:line-break/>and He that lives. <text:line-break/>I am alive forever. Amen. Amen.<text:line-break/><text:line-break/>I am King of kings and Lord of lords. <text:line-break/>I am the holy Lord, <text:line-break/>God Almighty which was and is and is to come. <text:line-break/>I am the Lord. </text:p>
      <text:h>248. Iarta-ma</text:h>
      <text:p>Ordine c1 v1 c1 v2 c1 v3 c1 v4 c1 v5<text:line-break/><text:line-break/>[c1:]Iartă-mă, Iartă-mă, Iartă-mă<text:line-break/>Dumnezeul meu,<text:line-break/><text:line-break/>[v1:]/:Pentru gândul nesfințit,<text:line-break/>Pentru patimă-n privit,<text:line-break/>Pentru vorba fără har,<text:line-break/>Doamne, iartă-mă Tu, iar :/<text:line-break/><text:line-break/>[v2:]/:Pentru timpul meu trecut<text:line-break/>Fără rodul ce l-ai vrut,<text:line-break/>Fără dragostea cu jar,<text:line-break/>Doamne, iartă-mă Tu, iar :/<text:line-break/><text:line-break/>[v3:]/:Pentru felul meu firesc,<text:line-break/>Printre oameni când pășesc,<text:line-break/>Pentru traiu-mi în zadar,<text:line-break/>Doamne, iartă-mă, Tu, iar :/<text:line-break/><text:line-break/>[v4:]/:Pentru nevegherea mea,<text:line-break/>De-a rămâne-n voia Ta,<text:line-break/>Pentru tot ce-a fost murdar,<text:line-break/>Doamne, iartă-mă, Tu, iar :/<text:line-break/><text:line-break/>[v5:]/:Pentru nevegherea mea,<text:line-break/>De-a rămâne-n voia Ta,<text:line-break/>Pentru tot ce-a fost murdar,<text:line-break/>Doamne, iartă-mă, Tu, iar :/</text:p>
      <text:h>249. Iata, rasuna vestea</text:h>
      <text:p>Ordine v1 c1 v2 c1 v3 c1<text:line-break/><text:line-break/>[v1:]Iată, răsună vestea cea bună:<text:line-break/>Azi a-nviat Isus!<text:line-break/>E sărbătoare strălucitoare, <text:line-break/>Plină de har nespus.<text:line-break/><text:line-break/>[c1:]Slavă, glorie! <text:line-break/>Isus e învingător!<text:line-break/>Imn de proslăvire <text:line-break/>Cântă al Său popor.<text:line-break/><text:line-break/>[v2:]Biruitor, din negura morții,<text:line-break/>Azi a-nviat Isus!<text:line-break/>Sfântă speranță și siguranță, <text:line-break/>În suflet ne-a adus.<text:line-break/><text:line-break/>[v3:]Gol e mormântul, cântă pământul:<text:line-break/>Azi a-nviat Isus!<text:line-break/>Moartea-i învinsă, calea-i deschisă <text:line-break/>Spre Țara cea de sus!</text:p>
      <text:h>250. Iehova Elohim</text:h>
      <text:p>Ordine v1 v2 c1 v4 v5 c1<text:line-break/><text:line-break/>[v1:]Iehova Elohim - Eternul Creator<text:line-break/>Iehova Adonai - Domnul Puternic <text:line-break/>EL e Iehova Shur - Stanca veacurilor<text:line-break/>El e Iehova - Atotputernic Domn.<text:line-break/><text:line-break/>[v2:]E marele "Eu sunt" - tatal lui Avraam<text:line-break/>Iehova Shalom - Domnul e pacea mea<text:line-break/>Iehova Rohi – Domnul Pastorul meu<text:line-break/>El e Iehova - Singurul Dumnezeu<text:line-break/><text:line-break/>[c1:]/:Cant aleluia, cant aleluia<text:line-break/>Cant aleluia, cant aleluia<text:line-break/>El e Iehova, Domnul puternic<text:line-break/>El e Iehova, Domnul cel mai iubit:\<text:line-break/><text:line-break/>[v4:]Iehova Iire – Poarta de grija<text:line-break/>Iehova Rafa – Domnul ma vindeca<text:line-break/>Iehova Nissi – Domnul e steagul meu<text:line-break/>Iehova Shama – Aici e Dumnezeu <text:line-break/><text:line-break/>[v5:]Iehova Tsidkenu - Dreptul judecator<text:line-break/>Iehova Savaoth - <text:s text:c="1"/>Domnul ostirilor<text:line-break/>Iehova Hoshenu - Al nostru Creator<text:line-break/>El e Iehova - Al nostru Salvator.</text:p>
      <text:h>251. Iertat</text:h>
      <text:p>Ordine v1 v2 c1 v3 v4 c1<text:line-break/><text:line-break/>[v1:]Vreau să mă gândesc<text:line-break/>La lucrarea ce-ai făcut-o-n mine<text:line-break/>Cum prin mila și-ndurarea <text:line-break/>Care-a curs prin Tine<text:line-break/><text:line-break/>[v2:]Mi-ai eliberat ființa <text:line-break/>Din cumplitul greu păcat<text:line-break/>Când Satan cu-a Lui putere <text:line-break/>Mă ținea încătușat! <text:line-break/><text:line-break/>[c1:]/:Sunt iertat prin a Ta lucrare sfântă<text:line-break/>Sunt spălat prin sângele Tău sfânt<text:line-break/>Meritul e al Tău nu al meu<text:line-break/>Îți voi cânta toată viața mea. :/<text:line-break/><text:line-break/>[v3:]N-am cuvinte să îți spun <text:line-break/>Cât de greu a fost să lupt<text:line-break/>Când cu propria-mi putere <text:line-break/>M-adânceam mai mult în lut<text:line-break/><text:line-break/>[v4:]Dar de când trăiești în mine <text:line-break/>Tu care-ai stat pe lemnul greu<text:line-break/>Pot să cânt să strig într-una: <text:line-break/>Tu ești Dumnezeul meu!</text:p>
      <text:h>252. In Domnul eu am adapost</text:h>
      <text:p>Ordine v1 c1 v2 c1 v3 c1 v4 c1<text:line-break/><text:line-break/>[v1:]În Domnul eu am adăpost, <text:line-break/>Cetate tare-n vreme rea.<text:line-break/>Deşi e valul furios, <text:line-break/>În El găsesc scăparea mea.<text:line-break/><text:line-break/>[c1:]Da, eu mă-ncred în Domnul,<text:line-break/>Cetatea mea,<text:line-break/>Cetatea mea, <text:line-break/>Cetatea mea!<text:line-break/>Isuse, eu doar Ţie <text:line-break/>Mă 'ncredinţez,<text:line-break/>Cetate tare-n vreme rea. <text:line-break/><text:line-break/>[v2:]Scut de dogoarea soarelui, <text:line-break/>Cetate tare-n vreme rea,<text:line-break/>E ca lumina farului <text:line-break/>Ce străluceşte-n noaptea grea. <text:line-break/><text:line-break/>[v3:]Cuvânt ce valuri potoleşti, <text:line-break/>Cetate tare-n vreme rea,<text:line-break/>Tu sufletu-mi adăposteşti <text:line-break/>Şi nici un rău nu s-a-ntâmpla.<text:line-break/><text:line-break/>[v4:]Doar Tu eşti mântuirea mea, <text:line-break/>Cetate tare-n vreme rea;<text:line-break/>Tu-mi dai iertarea, pacea Ta, <text:line-break/>Şi fericire voi avea!</text:p>
      <text:h>253. In fata tronului de sus</text:h>
      <text:p>Ordine v1 v2 v3 v4 b1 v5 e1<text:line-break/><text:line-break/>[v1:]In fata tronului de sus<text:line-break/>Eu am un Bun Aparator<text:line-break/>Un mare Preot, pe Isus<text:line-break/><text:line-break/>/: La care aflu ajutor :/<text:line-break/><text:line-break/>[v2:]Sapat eu sunt pe mana Sa<text:line-break/>Si pe-a Lui inima sunt scris<text:line-break/>Iar cand in ceruri eu voi sta<text:line-break/><text:line-break/>/: Parasul meu va fi invins :/<text:line-break/><text:line-break/>[v3:]Satan cand ma va acuza<text:line-break/>Spunandu-mi ca sunt vinovat<text:line-break/>Privesc la Domnul, Stanca mea<text:line-break/>Si-astern la cruce-al meu pacat<text:line-break/><text:line-break/>[v4:]Fiindca Domnul a murit<text:line-break/>Eu am ajuns neprihanit<text:line-break/>Dreptatea Sa indeplinind<text:line-break/><text:line-break/>/: Prin moartea Lui <text:line-break/>sunt mantuit :/<text:line-break/><text:line-break/>[b1:]Aleluia..<text:line-break/>Aleluia..<text:line-break/>Lauda Celui inviat <text:line-break/>Amin<text:line-break/><text:line-break/>[v5:]Si iata Mielul inaltat<text:line-break/>Ce-I nepatat, neprihanit<text:line-break/>Cuvantul viu si intrupat<text:line-break/>E Rege-al regilor, slavit<text:line-break/><text:line-break/>[e1:]/: Unit cu El nu voi muri<text:line-break/>Cu sange m-a rascumparat<text:line-break/>Voi fi cu El in vesnicii<text:line-break/>Cu Domnul meu, glorificat :/</text:p>
      <text:h>254. In orasul Betleem</text:h>
      <text:p>Ordine v1 c1 v2 c1 v3 c1<text:line-break/><text:line-break/>[v1:]In orasul Betleem<text:line-break/>Iosif cu sfanta Maria<text:line-break/>Osteniti de-atata drum<text:line-break/>Cauta un loc de gazduire<text:line-break/>Nimenea nu a dorit<text:line-break/>Sa-I primeasca-n casa lor<text:line-break/>Doar un staul au gasit<text:line-break/>Ca sa nasca pruncusor.<text:line-break/><text:line-break/>[c1:]Acolo in iesle jos<text:line-break/>S-a nascut Isus Hristos<text:line-break/>Ingerii canta sus in cer<text:line-break/>S-a nascut Emanuel<text:line-break/><text:line-break/>[v2:]Dar deodata pe pamant<text:line-break/>O lumina se iveste<text:line-break/>La pastori de pe camp<text:line-break/>Ingerul le glasuieste:<text:line-break/>Nu va temeti ca v-aduc<text:line-break/>Vestea buna in popor<text:line-break/>Astazi s-a nascut un prunc<text:line-break/>S-a nascut Mantuitor.<text:line-break/><text:line-break/>[v3:]Sarbatoarea este mare<text:line-break/>Chiar si azi canta colindul<text:line-break/>Vestea buna se aude<text:line-break/>De rasuna-ntreg pamantul.<text:line-break/>Hai cu totii sa cantam<text:line-break/>Slava, slava-n cerul sfant<text:line-break/>Pruncului sa ne-nchinam<text:line-break/>Pace fie pe Pamant</text:p>
      <text:h>255. Inima mea</text:h>
      <text:p>Ordine v1 v2 c1<text:line-break/><text:line-break/>[v1:]Doamne vreau să mă-nchin<text:line-break/>Și cu inima mea înaintea Ta vin<text:line-break/>Cand mă rog mă asculți,<text:line-break/>De pacate mă ierți,<text:line-break/>Numai Tu mă-nțelegi<text:line-break/><text:line-break/>[v2:]Credincios îmi răspunzi,<text:line-break/>Iar sub aripa Ta de furtuni mă ascunzi.<text:line-break/>Mâna Ta mă atinge<text:line-break/>Și îmi dă libertatea prin har să trăiesc.<text:line-break/>Nici nu pot să exprim cât Te doresc!<text:line-break/><text:line-break/>[c1:]Inima mea Îți spune iubire,<text:line-break/>Inima mea Îți dă mulțumire,<text:line-break/>Inima mea pe Tine Te caută,<text:line-break/>Inima mea, <text:line-break/>Căci Tu ești cel mai minunat!</text:p>
      <text:h>256. Inima mea tanjeste</text:h>
      <text:p>Ordine v1 v2 c1 c2<text:line-break/><text:line-break/>[v1:]Inima mea tânjește după curțile Tale, <text:line-break/>Sufletul meu suspină după-al Tău locaș <text:line-break/>Mi se topesc oasele de dor după Tine, <text:line-break/>Iar ochii-mi plâng neîncetat.<text:line-break/><text:line-break/>[v2:]Privesc spre locul sfânt <text:s text:c="1"/><text:line-break/>Ca să-Ți văd puterea și slava, <text:s text:c="1"/><text:line-break/>Chem bunătatea Ta peste viața mea, <text:line-break/>Aștept în tăcere răspunsul Tău, Doamne <text:line-break/>Vino, nu-ntârzia! <text:line-break/><text:line-break/>[c1:]Te voi binecuvânta dar toată viața mea<text:line-break/>Și în Numele Tău voi ridica mâinile,<text:line-break/>Lauda Ta va fi mereu în gura mea,<text:line-break/>Te iubesc, o, Domnul meu! <text:line-break/><text:line-break/>[c2:]Te voi binecuvânta dar toată viața mea<text:line-break/>Și în Numele Tău voi ridica mâinile,<text:line-break/>Lauda Ta va fi mereu în gura mea,<text:line-break/>/:Te iubesc, o, Domnul meu! :/</text:p>
      <text:h>257. intr-un grajd intr-o iesle</text:h>
      <text:p>Ordine c1 v1 c1 v2 c1 v3 c1 c1 c1<text:line-break/><text:line-break/>[c1:]/: Într-un grajd, într-o iesle<text:line-break/>Într-un grajd, într-o iesle<text:line-break/>S-antrupat Dumnezeu :/<text:line-break/><text:line-break/>[v1:]Te-ai făcut sărac şi pentru mine<text:line-break/>Te-ai făcut sărac s-ajung la Tine<text:line-break/>Te-ai făcut umil şi pentru mine<text:line-break/>Te-ai făcut străin s-ajung la Tine<text:line-break/><text:line-break/>[v2:]Doamne-Ţi multumesc, că-n lumea asta<text:line-break/>Te-am văzut curat şi neschimbat<text:line-break/>Doamne vreau să-Ţi spun că pe pământ<text:line-break/>Vreau să fiu şi eu ca Tine sfânt<text:line-break/><text:line-break/>[v3:]Tu ajută-mă şi dă-mi putere<text:line-break/>Să Te-aleg mereu în orice vreme<text:line-break/>Dă-mi iubirea Ta să pot ierta degrabă<text:line-break/>Dă-mi iertarea Ta ca o podoabă</text:p>
      <text:h>258. Intrati cu laude</text:h>
      <text:p>Ordine v1 c1 c1 v2 c1 v1 c1 c1 v2 c1 b1 c2<text:line-break/><text:line-break/>[v1:]/:Intrați cu laude pe porțile Lui,<text:line-break/>Intrați cu cântări, în cinstea Lui. :/<text:line-break/><text:line-break/>[c1:]Căci Domnul este bun, <text:line-break/>Bunătatea Lui rămâne<text:line-break/>Și credincioșia Lui <text:line-break/>În veci nu va apune <text:line-break/><text:line-break/>[v2:]Lăudați-I Numele, cântați-I glorie,<text:line-break/>Să-L preamărim pe Dumnezeu!<text:line-break/><text:line-break/>[b1:]/:Un psalm de iubire, <text:line-break/>Un psalm de mărire<text:line-break/>În semn de mulțumire <text:line-break/>Să-I cântăm acum! :/<text:line-break/><text:line-break/>[c2:]Căci Domnul este bun, <text:line-break/>Bunătatea Lui rămâne<text:line-break/><text:line-break/>/:Și credincioșia Lui <text:line-break/>În veci nu va apune :/</text:p>
      <text:h>259. Isus e in inima mea!</text:h>
      <text:p>Ordine v1 c1 v2 c1 v3 c1<text:line-break/><text:line-break/>[v1:]Viața mea s-a schimbat <text:line-break/>Când am fost mântuit,<text:line-break/>Isus e în inima mea!<text:line-break/><text:line-break/>Am în suflet lumina <text:line-break/>Ce mult am dorit,<text:line-break/>Isus e în inima mea!<text:line-break/><text:line-break/>[c1:]/: Isus e în inima mea! :/<text:line-break/>Râuri de bucurii <text:line-break/>Curg din ea ne-ncetat,<text:line-break/>Isus e în inima mea!<text:line-break/><text:line-break/>[v2:]Am lăsat calea lumii <text:line-break/>Când El m-a chemat,<text:line-break/>Isus e în inima mea!<text:line-break/><text:line-break/>Și păcatele mele<text:line-break/>Deplin le-a spălat,<text:line-break/>Isus e în inima mea!<text:line-break/><text:line-break/>[v3:]În cetatea cerească <text:line-break/>Eu voi locui,<text:line-break/>Isus e în inima mea!<text:line-break/><text:line-break/>Până-atunci către cer <text:line-break/>Fericit voi privi,<text:line-break/>Isus e în inima mea!</text:p>
      <text:h>260. Isus e Rege</text:h>
      <text:p>Ordine v1 c1 v2 c1 v3 b1 c1<text:line-break/><text:line-break/>[v1:]Al Tău nume e înălțat, Isus<text:line-break/>Pe întreg pământ<text:line-break/>Nume puternic și măreț<text:line-break/>Plin de glorie și sfânt<text:line-break/>În El sunt salvat<text:line-break/><text:line-break/>[c1:]Isus e Rege, <text:line-break/>vrednic de laudă<text:line-break/>Domn peste toate, <text:line-break/>nimeni nu este ca El<text:line-break/>Isus e mare, <text:line-break/>Sfânt și înălțat,<text:line-break/>Alfa Omega <text:line-break/>nimeni nu este ca El<text:line-break/><text:line-break/>[v2:]Nume de viață plin<text:line-break/>Tu trăiești în noi, ooo,<text:line-break/>Prin al Său nume biruim<text:line-break/>Prin El victoria primim<text:line-break/>Ce nume minunat<text:line-break/><text:line-break/>[v3:]El Domnul vieții, înălțat<text:line-break/>Prin moarte ne-a răscumpărat<text:line-break/>Fie lăudat<text:line-break/>Orice genunchi se va pleca<text:line-break/>De aceea veșnic vom cânta<text:line-break/>Isus Hristos e Domn<text:line-break/><text:line-break/>[b1:]El e Domn, Isus<text:line-break/>Domn preasfânt, Isus<text:line-break/>Tu ești Sfânt, Isus,<text:line-break/>Oooo, Isus<text:line-break/>Isus, El e Sfânt<text:line-break/>Isus, Tu ești Sfânt<text:line-break/>Isus, Oooo..</text:p>
      <text:h>261. Isus Hristos e Domnul</text:h>
      <text:p>Ordine v1 v2 v3 v4 v5<text:line-break/><text:line-break/>[v1:]Isus Hristos e Domnul, <text:s text:c="1"/>Aleluia!<text:line-break/>Isus Hristos e Domnul, <text:s text:c="1"/>Aleluia!<text:line-break/>Isus Hristos e Domnul, <text:s text:c="1"/>Aleluia!<text:line-break/>Isus Hristos e Domnul, <text:s text:c="1"/>Aleluia!<text:line-break/><text:line-break/>[v2:]El vindecă bolnavii, <text:s text:c="1"/>Aleluia!<text:line-break/>El vindecă bolnavii, <text:s text:c="1"/>Aleluia!<text:line-break/>El vindecă bolnavii, <text:s text:c="1"/>Aleluia!<text:line-break/>El vindecă bolnavii, <text:s text:c="1"/>Aleluia!<text:line-break/><text:line-break/>[v3:]El iartă păcătoșii, <text:s text:c="1"/>Aleluia!<text:line-break/>El iartă păcătoșii, <text:s text:c="1"/>Aleluia!<text:line-break/>El iartă păcătoșii, <text:s text:c="1"/>Aleluia!<text:line-break/>El iartă păcătoșii, <text:s text:c="1"/>Aleluia!<text:line-break/><text:line-break/>[v4:]Vom fi cu El în slavă, <text:s text:c="1"/>Aleluia!<text:line-break/>Vom fi cu El în slavă, <text:s text:c="1"/>Aleluia!<text:line-break/>Vom fi cu El în slavă, <text:s text:c="1"/>Aleluia!<text:line-break/>Vom fi cu El în slavă, <text:s text:c="1"/>Aleluia!<text:line-break/><text:line-break/>[v5:]Isus Hristos e Domnul, <text:s text:c="1"/>Aleluia!<text:line-break/>El vindecă bolnavii, <text:s text:c="1"/>Aleluia!<text:line-break/>El iartă păcătoșii, <text:s text:c="1"/>Aleluia!<text:line-break/>Vom fi cu El în slavă, <text:s text:c="1"/>Aleluia!</text:p>
      <text:h>262. Isus Hristos mai e si astazi</text:h>
      <text:p>Ordine v1 c1 v2 c1 v3 c1 v4 e1<text:line-break/><text:line-break/>[v1:]/:Isus Hristos mai e și astăzi printre noi<text:line-break/>Isus Hristos mai e și astăzi printre noi:/<text:line-break/><text:line-break/>[c1:]/: Lasă-L să te-atingă <text:s text:c="1"/>x3<text:line-break/>Și vei fi eliberat <text:s text:c="1"/>:/<text:line-break/><text:line-break/>[v2:]/:Mormântul lui Isus și astăzi este gol<text:line-break/>Mormântul lui Isus și astăzi este gol:/<text:line-break/><text:line-break/>[v3:]/:Puterea lui Isus și azi face minuni<text:line-break/>Puterea lui Isus și azi face minuni:/<text:line-break/><text:line-break/>[v4:]/:Să-L sărbătorim, să-i cântam cu toți <text:line-break/>Domnului un imn de slavă! :/<text:line-break/><text:line-break/>[e1:]Să-L lăudăm! <text:line-break/>Să-I cântăm un imn de slavă!<text:line-break/><text:line-break/>Aleluia, aleluia, aleluia, aleluia!<text:line-break/>Aleluia, aleluia.</text:p>
      <text:h>263. Isus m-ai cuprins din necuprins</text:h>
      <text:p>Ordine v1 v2 v3<text:line-break/><text:line-break/>[v1:]Isus, m-ai cuprins din necuprins,<text:line-break/>Isus viață-n mine ai aprins,<text:line-break/>O Isus m-ai iubit și m-ai salvat,<text:line-break/>Să fii veșnic, veșnic lăudat.<text:line-break/><text:line-break/>[v2:]Isus, pentru orbi lumină ai,<text:line-break/>Isus, celor muți Tu le dai grai,<text:line-break/>O Isus, șchiopii iarăși au umblat,<text:line-break/>Tu ești medic, medic minunat. <text:s text:c="1"/><text:line-break/><text:line-break/>[v3:]/:Isus, ești păstor celor pierduți,<text:line-break/>Isus apărător celor micuți,<text:line-break/>O Isus, din robie m-ai scăpat,<text:line-break/>Tu ești veșnic, veșnic lăudat! :/</text:p>
      <text:h>264. Isus Mesia</text:h>
      <text:p>Ordine v1 c1 v2 c1 b1 c2<text:line-break/><text:line-break/>[v1:]El a venit jos în păcat,<text:line-break/>Ca să devenim a Lui pe veci<text:line-break/>El s-a umilit și cruce-a purtat<text:line-break/>În dragostea-I mare, <text:line-break/>În dragostea-I mare!<text:line-break/><text:line-break/>[c1:]Isus Mesia, Domn peste toate,<text:line-break/>Ești Salvatorul, Emanuel!<text:line-break/>Dai eliberare, ne ești izbăvire,<text:line-break/>Isus Mesia, Rege ești!<text:line-break/><text:line-break/>[v2:]Trupul și-a dat, iar sângele sfânt<text:line-break/>A curs pentru noi din dragoste<text:line-break/>Întregul pământ s-a cutremurat<text:line-break/>În dragostea-I mare, <text:line-break/>În dragostea-I mare!<text:line-break/><text:line-break/>[b1:]Doar în Tine mă-ncred,<text:line-break/>Doamne-n Tine mă-ncred<text:line-break/>Toată gloria ți-o dau,<text:line-break/>Căci Tu m-ai salvat!<text:line-break/><text:line-break/>[c2:]Isus Mesia, Domn peste toate,<text:line-break/>Ești Salvatorul, Emanuel!<text:line-break/>Dai eliberare, ne ești izbăvire,<text:line-break/>Isus Mesia, Rege ești!<text:line-break/><text:line-break/>Isus Mesia, Rege ești!</text:p>
      <text:h>265. Isus ne-a rascumparat</text:h>
      <text:p>Ordine v1 c1 v2 c2 v3 c3<text:line-break/><text:line-break/>[v1:]O cruce de iubire Isus Cel răstignit<text:line-break/>În fără mărginire cu cerul ne-a înfrățit<text:line-break/><text:line-break/>[c1:]Nu-i nimeni să mai plângă,<text:line-break/>Nu-i nimeni să se frângă <text:line-break/>Noi știm un cântec minunat,<text:line-break/>Isus ne-a răscumpărat.<text:line-break/><text:line-break/>[v2:]Aproape sau departe oriunde ne-am afla<text:line-break/>În viață și în moarte mai mult ne vom lega<text:line-break/><text:line-break/>[c2:]Oricât ar durere, oricât de grea tăcere<text:line-break/>Noi știm un cântec minunat,<text:line-break/>Isus ne-a răscumpărat.<text:line-break/><text:line-break/>[v3:]Și noaptea ce se lasă oricum ne-ar despărți<text:line-break/>Vom fi curând acasă în cer ne-om regăsi.<text:line-break/><text:line-break/>[c3:]Frumos ca din iubire spre fără mărginire<text:line-break/>Același cântec minunat,<text:line-break/>Isus ne-a răscumpărat.</text:p>
      <text:h>266. Isus nu e o poveste</text:h>
      <text:p>Ordine v1 c1 v2 c1 b1 c1<text:line-break/><text:line-break/>[v1:]În fiecare an, <text:line-break/>ne amintim de Tine<text:line-break/>Cum ai venit în lume <text:line-break/>s-aduci mântuire.<text:line-break/>Așa mult Te-ai smerit, <text:line-break/>născându-Te în iesle<text:line-break/>Tu Împăratul slavei, <text:line-break/>Stăpân pe univers…<text:line-break/><text:line-break/>[c1:]Isus, e cea mai bună veste!<text:line-break/>Isus, nu e o poveste!<text:line-break/>Isus, e unica salvare!<text:line-break/>Pentru mine, <text:line-break/>pentru tine, <text:line-break/>pentru toți.<text:line-break/><text:line-break/>[v2:]Un cântec nou cântăm <text:line-break/>de ziua Ta Isuse<text:line-break/>Iar inima Ti-o dăm <text:line-break/>cadou să fie azi<text:line-break/>E tot ce-i mai de preț, <text:line-break/>și tot ce vrei Stăpâne<text:line-break/>Așa cum este toată,<text:line-break/>Ti-o-aducem la altar.<text:line-break/><text:line-break/>[b1:]/: Nu e sărbătoare <text:line-break/>Dacă nu-I sărbătorit<text:line-break/>De aceea Doamne <text:line-break/>Noi la iesle am venit :/</text:p>
      <text:h>267. Isus rasplata mea</text:h>
      <text:p>Ordine c1 c2 v1 c1 c2 b1 b2 c2<text:line-break/><text:line-break/>[c1:] Isus, răsplata mea, <text:line-break/>Ce mare bucurie!<text:line-break/><text:line-break/>Lumea toată de-aș avea<text:line-break/> Nu mă poate împlini.<text:line-break/><text:line-break/>Prin încercări eu voi cânta:<text:line-break/>Nu dau-napoi pe calea Ta!<text:line-break/><text:line-break/>[c2:]Isus îmi e de-ajuns,<text:line-break/>Isus îmi e de-ajuns!<text:line-break/><text:line-break/>El e tot ce am nevoie,<text:line-break/>Tot ce îmi doresc.<text:line-break/><text:line-break/>[v1:]Isus, totul în toți, <text:line-break/>Salvare, bucurie.<text:line-break/><text:line-break/>E speranța mea pe veci, <text:line-break/>iar ceru-i casa mea.<text:line-break/><text:line-break/>Chiar și-n furtuni eu voi cânta:<text:line-break/>Isus e aici, a Lui fie slava!<text:line-break/><text:line-break/>[b1:]/: M-am hotărât să-L <text:line-break/>urmez pe Isus<text:line-break/><text:line-break/>Și înapoi <text:line-break/>eu nu voi da! :/<text:line-break/><text:line-break/>[b2:]/: În urmă-i lumea, <text:line-break/>`nainte-i crucea<text:line-break/><text:line-break/>Și înapoi <text:line-break/>eu nu voi da! :/</text:p>
      <text:h>268. Isus speranţa lumii</text:h>
      <text:p>Ordine v1 p1 c1 v2 v1 p1 c1 v2 p1 c1 v2 c1 v2 e1<text:line-break/><text:line-break/>[v1:]Isus speranţa lumii <text:line-break/>Isus Cel care mângâie<text:line-break/>Speranţă din cer <text:line-break/>Aici pe pământ.<text:line-break/><text:line-break/>Isus Tu eşti lumina<text:line-break/>Isus eşti adevăr deplin<text:line-break/>Lumină din cer <text:line-break/>Aici pe pământ.<text:line-break/><text:line-break/>[p1:]Tu ai trăit şi ai murit<text:line-break/>Zăgazul morţii l-ai zdrobit.<text:line-break/><text:line-break/>[c1:]Speranta esti, <text:line-break/>In noi traiesti<text:line-break/>Stanca in care <text:line-break/>Ne-ncredem esti<text:line-break/> <text:s text:c="1"/>Lumina esti, <text:line-break/>Pentru toata lumea Isus<text:line-break/><text:line-break/>[v2:]Din morti inviat, <text:line-break/>Frica-ai invins<text:line-break/>Al pacii print, <text:line-break/>De noi te-ai atins<text:line-break/>Speranta esti <text:line-break/>Celor ce Te primesc acum <text:line-break/>Celor ce incred<text:line-break/><text:line-break/>[e1:]Celor ce incred</text:p>
      <text:h>269. Isus, Calea mea</text:h>
      <text:p>Ordine v1 c1 v2 c1 p1 c1 p1<text:line-break/><text:line-break/>[v1:]Trăiesc să te cunosc mai mult <text:line-break/>Cuvântul Tău sa îl ascult.<text:line-break/>Te rog condu-mi Tu pașii mei <text:line-break/>Și inima mea pe calea Ta.<text:line-break/><text:line-break/>[c1:]Tot ce am nevoie ești Tu Isus, Calea mea!<text:line-break/>Începutul meu ai fost și vei fi veșnicia mea!<text:line-break/><text:line-break/>Astăzi vin iți dăruiesc toată dragostea mea<text:line-break/>Cu ingeri voi cânta, Te voi înălța!<text:line-break/><text:line-break/>[v2:]Trăiesc să te cunosc mai mult<text:line-break/>În tine vreau să mă ascund.<text:line-break/>Și liniștea ce o găsesc, <text:line-break/>Mă odihnesc și te privesc.<text:line-break/><text:line-break/>[p1:]O Isuse, Te voi înălța!<text:line-break/>Cu îngerii voi cânta toată dragostea mea!</text:p>
      <text:h>270. Isus, ce fericire</text:h>
      <text:p>Ordine v1 c1 v2 c1 v3 c1<text:line-break/><text:line-break/>[v1:] <text:s text:c="1"/>Isus, ce fericire, Tu ești iubire<text:line-break/> <text:s text:c="1"/>Ești Salvatorul nostru.<text:line-break/><text:line-break/>[c1:] <text:s text:c="1"/>Emanuel, Domnul e cu noi<text:line-break/> <text:s text:c="1"/>Să-I cântăm slavă neîncetat!<text:line-break/><text:line-break/>[v2:]Doamne, Tu ești iubire și fericire, <text:line-break/>Tu ești balsam pe rană.<text:line-break/><text:line-break/>[v3:]Duh Sfânt, Tu ești lumină<text:line-break/>Pe calea noastră Tu ne ești călăuză.</text:p>
      <text:h>271. Isus, eu Te iubesc mai mult</text:h>
      <text:p>Ordine v1 c1 c2 c1 c2<text:line-break/><text:line-break/>[v1:]Isus, eu Te iubesc mai mult <text:line-break/>Decât iubesc orice pe-acest pământ <text:s text:c="1"/><text:line-break/>Eşti tot ce îmi doresc<text:line-break/>Şi toată viaţa mea Ti-o închin<text:line-break/>Cu tot ce sunt pe Tine Te slăvesc<text:line-break/>Eu Te slăvesc<text:line-break/><text:line-break/>[c1:]Şi îngerii Te adoră<text:line-break/>Copiii Tăi Te laudă<text:line-break/><text:line-break/>[c2:]Eşti tot ce am<text:line-break/>Eşti Domnul meu <text:s text:c="4"/><text:line-break/>Mă-ncredinţez în braţul Tău<text:line-break/>Eşti Domnul meu <text:line-break/>Esti Tatăl meu <text:line-break/>Tu nu poţi fi înlocuit</text:p>
      <text:h>272. Isuse viata Ta mie mi-ai dat</text:h>
      <text:p>Ordine v1 v2 v3 v4<text:line-break/><text:line-break/>[v1:]Isuse, viața Ta mie mi-ai dat.<text:line-break/>În Tine eu mă-ncred, Tu m-ai salvat!<text:line-break/>Simt că iubirea Ta umple ființa mea;<text:line-break/>Iată-Ți dau inima, o, Domnul meu!<text:line-break/><text:line-break/>[v2:]Prin mila Ta acum, primește-mă!<text:line-break/>Doamne, pe brațul Tău, o, ține-mă!<text:line-break/>Vreau să te pot urma crucea s-o pot purta,<text:line-break/>Ție să-ți pot cânta, o, Domnul meu!<text:line-break/><text:line-break/>[v3:]Sfințește-mi inima și fă-mă bun.<text:line-break/>Oricine va afla cui mă supun!<text:line-break/>Fapta, dorința mea, cu toată dragostea<text:line-break/>Le pun în slujba Ta, o, Domnul meu.<text:line-break/><text:line-break/>[v4:]Tot ce eu sunt și am e harul Tău.<text:line-break/>Altă avere n-am, o, Domnul meu!<text:line-break/>Aici și-n cer doresc, doar Ție să-Ți slujesc<text:line-break/>Veșnic să Te slăvesc, Doamne Isus.</text:p>
      <text:h>273. Iti dau inima mea</text:h>
      <text:p>Ordine v1 v2 c1 v3 v4 c1<text:line-break/><text:line-break/>[v1:]Iti dau inima mea<text:line-break/>Si tot ce am aduc<text:line-break/>Acum ‘naintea Ta<text:line-break/>De dragul Tau, Isus<text:line-break/><text:line-break/>[v2:]Tot ce eu visez<text:line-break/>Mandria mea Ti-o dau<text:line-break/>Renunt la dreptul meu<text:line-break/>Ca viata Ta s-o am<text:line-break/><text:line-break/>[c1:]Si Tie iti dau<text:line-break/>Tot ce sunt, tot ce am<text:line-break/><text:line-break/>[v3:]Iti dau cantecul meu<text:line-break/>Astept la crucea Ta<text:line-break/>Renunt la ce-I lumesc<text:line-break/>Caci pe Tine Te doresc<text:line-break/><text:line-break/>[v4:]Sa Te cunosc mai mult<text:line-break/>Sa inalt numele Tau<text:line-break/>Sa stiu bucuria Ta<text:line-break/>Chiar si-atunci <text:line-break/>Cand-mi este greu</text:p>
      <text:h>274. Iti multimim</text:h>
      <text:p>Ordine v1 c1 v2 c1 v1 c1 v2<text:line-break/><text:line-break/>[v1:]Ne-ai ales că să trăim,<text:line-break/>Ne-ai chemat să te slujim,<text:line-break/>Înnoiți de-al Tău cuvânt ,<text:line-break/>În purtare și în gând .<text:line-break/>Ne-ai iertat orice păcat, <text:line-break/>Moștenire am căpătat ,<text:line-break/>Prin credința-n jertfa Ta, <text:line-break/>Ne-nchinăm în fața Ta. <text:line-break/><text:line-break/>[c1:]/: Îți mulțumim, îți mulțumim <text:line-break/>Doamne bun, <text:line-break/>Te slăvim. <text:line-break/>Pentru harul tău și dragostea Ta, <text:line-break/>/: Doamne bun <text:line-break/>Îți mulțumim :/<text:line-break/><text:line-break/>[v2:]Te-ai lăsat batjocorit, <text:line-break/>Pe o cruce răstignit, <text:line-break/>Ai purtat osânda grea, <text:line-break/>Doamne pentru vina mea. <text:line-break/>Tu ești calea către cer, <text:line-break/>Adevăr ești un mișter<text:line-break/>Lăudăm de pe pământ <text:line-break/>Al Golgotei legământ.</text:p>
      <text:h>275. Iubind te daruiesti</text:h>
      <text:p>Ordine c1 v2 c1 v2 c1 v3<text:line-break/><text:line-break/>[c1:]Iubind te dăruiești cu tot ce-ți aparține, <text:line-break/>Iubind te dăruiești și uiți orice măsură.<text:line-break/><text:line-break/>[v1:]Chiar de-aș vorbi toate limbile <text:line-break/>Vorbite de oameni și îngeri, <text:line-break/>Dacă nu am iubire <text:line-break/>Sunt doar o aramă ce sună <text:line-break/>Sau un chimval zăngănitor.<text:line-break/><text:line-break/>[v2:]Chiar dacă aș profeți, <text:line-break/>Și-aș ști chiar misterele toate, <text:line-break/>Chiar de-aș avea o credință <text:line-break/>Încât să mut munții-n mare, <text:line-break/>Fără dragoste nu sunt nimic.<text:line-break/><text:line-break/>[v3:]Chiar dacă aș împărți săracilor <text:line-break/>Tot ce-i al meu,<text:line-break/>Chiar dacă mi-aș da trupul meu <text:line-break/>În flăcări să fie ars, <text:line-break/>Nu mi-ar folosi la nimic.</text:p>
      <text:h>276. Iubirea Lui</text:h>
      <text:p>Ordine v1 v2 c1 v3 v4 c1 v5 v6 c1<text:line-break/><text:line-break/>[v1:]Iubirea Lui e mult prea mare<text:line-break/>În vorbe simple s-o descrii,<text:line-break/>Mai sus de orice stea răsare<text:line-break/>Și-n adâncimi o poți găsi.<text:line-break/><text:line-break/>[v2:]'Naintea Lui când vii și-I spui<text:line-break/>Păcatul tău murdar,<text:line-break/>El, prin Isus, îți dă de sus<text:line-break/>Scăpare, în al Său har.<text:line-break/><text:line-break/>[c1:]Iubire sfântă și bogată,<text:line-break/>Tu ne rămâi mereu<text:line-break/>Cântarea noastră minunată,<text:line-break/>În veci lui Dumnezeu.<text:line-break/><text:line-break/>[v3:]Coroane, tronuri au să cadă<text:line-break/>Când ziua mare va suna,<text:line-break/>Și cei ce azi nu vor să creadă,<text:line-break/>La munți atunci vor alerga.<text:line-break/><text:line-break/>[v4:]Dar dragostea în veci va sta;<text:line-break/>O, Doamne, Tu nu treci!<text:line-break/>Și în al Tău har fără hotar<text:line-break/>Noi vom trăi în veci.<text:line-break/><text:line-break/>[v5:]Cu apa mării de am scrie<text:line-break/>Iubirea Lui pe ceru-întins,<text:line-break/>Și orice om de-ar vrea să fie<text:line-break/>Un scrib pe-al slavei necuprins,<text:line-break/><text:line-break/>[v6:]Și tot nu ar fi destul să scrii,<text:line-break/>Căci mările ar seca;<text:line-break/>Din veșnicii în veșnicii<text:line-break/>Se întinde dragostea.</text:p>
      <text:h>277. Iubirea Tatalui</text:h>
      <text:p>Ordine v1 c1 v2 c2 v3 c3<text:line-break/><text:line-break/>[v1:]Iubirea-adâncă-a Tatălui, <text:line-break/>Nimic nu o masoară,<text:line-break/>Ce-avea mai scump El dărui, <text:line-break/>Făcând din noi comoară.<text:line-break/><text:line-break/>[c1:]Durere de ne-nchipuit,<text:line-break/>Căci Tatăl și-a-ntors fața<text:line-break/>Pe Cel ales L-a părăsit, <text:line-break/>Iar noua ne-a dat viața!<text:line-break/><text:line-break/>[v2:]La Fiul răstignit privesc, <text:line-break/>Păcatu-mi cum Îl frânge <text:line-break/>În rând cu cei ce Îl hulesc <text:line-break/>Și vocea mea-L străpunge.<text:line-break/><text:line-break/>[c2:]Pe cruce Eu Te-am Țintuit <text:line-break/>Dar când Ți-ai dat suflarea, <text:line-break/>Al nopții chin s-a risipit <text:line-break/>Și mi-ai adus iertarea!<text:line-break/><text:line-break/>[v3:]Cu ce-aș putea să mă mândresc <text:line-break/>Căci daruri n-am, nici fapte,<text:line-break/>Cu învierea-I mă fălesc, <text:line-break/>Cu salvatoarea-I moarte.<text:line-break/><text:line-break/>[c3:]O, nu-s de-ajuns spre-a-Ți multumi, <text:line-break/>Nici cânt, nici osanale, <text:line-break/>Christos cu viața Sa plăti, <text:line-break/>A mea răscumpărare!</text:p>
      <text:h>278. Jertfa de lauda</text:h>
      <text:p>Ordine v1 v2 p1 c1 c2 b1 c1 c2 e1<text:line-break/><text:line-break/>[v1:]Cerul declară, Doamne, gloria Ta,<text:line-break/>Pământul tremură-naintea Ta.<text:line-break/>Te laudă toată creația,<text:line-break/>Iar eu Te văd în strălucirea Ta!<text:line-break/><text:line-break/>[v2:]Ești peste orice nume înălțat,<text:line-break/>În slavă, cinste, glorie, îmbrăcat.<text:line-break/>Națiunile declară gloria Ta,<text:line-break/>Cu ceru-ntreg astăzi Îți voi cânta!<text:line-break/><text:line-break/>[p1:]Vin și Te caut, Te laud,<text:line-break/>Vreau prezența Ta.<text:line-break/>Te ador, Isus, Tu îmi ești de-ajuns,<text:line-break/>Ești speranța mea! <text:line-break/><text:line-break/>[c1:]Astăzi mă ofer,<text:line-break/>Ridic mâini înspre cer,<text:line-break/>O jertfă de laudă aduc la altar,<text:line-break/>Viața mea-ntreagă în dar.<text:line-break/><text:line-break/>[c2:]Astăzi mă ofer,<text:line-break/>Ridic mâini înspre cer,<text:line-break/>Spre Tine, Isus, Dumnezeu minunat,<text:line-break/>Cânt laudă neîncetat!<text:line-break/><text:line-break/>[b1:]/: <text:s text:c="1"/>Domn peste-ntreg univers,<text:line-break/>Eu către Tine privesc.<text:line-break/>Orice gând al meu l-îndrept spre Tin',<text:line-break/>La tronul Tău sfânt eu mă-nchin! <text:s text:c="1"/>:/ <text:line-break/><text:line-break/>[e1:]Astăzi mă ofer!</text:p>
      <text:h>279. Jertfa deplina</text:h>
      <text:p>Ordine v1 c1 v2 c1<text:line-break/><text:line-break/>[v1:]Câtă iubire, câtă jertfire,<text:line-break/>Cerul revarsă pe pământ.<text:line-break/>Haruri divine, daruri depline,<text:line-break/>Vin de la Domnul cel Preasfânt.<text:line-break/><text:line-break/>[c1:]Jertfa iubirii, jertfa Fiului,<text:line-break/>N-avem cuvinte-a cânta slava Ta.<text:line-break/>Slava jertfirii, slava Tatălui,<text:line-break/>Fie-nălțată slava Sa!<text:line-break/><text:line-break/>[v2:]Jertfă deplină, drum de lumină,<text:line-break/>Spală-mă azi să fiu curat.<text:line-break/>Haina dreptății, darul vieții,<text:line-break/>Doamne doresc să fiu salvat.</text:p>
      <text:h>280. Jertfa Ta</text:h>
      <text:p>Ordine v1 v2 c1 v3 v4 c1<text:line-break/><text:line-break/>[v1:]Ne sfatuiesti si ne inveti<text:line-break/>Doamne fiindca ne iubesti.<text:line-break/>Sa-nplinim Cuvantul Tau<text:line-break/>De El sa nu ne-ndepartam.<text:line-break/><text:line-break/>[v2:]Esti candela pe calea mea<text:line-break/>Lumina in noaptea grea.<text:line-break/>Un turn tare in nevoi<text:line-break/>Totdeauna esti cu noi.<text:line-break/><text:line-break/>[c1:]Jertfa Ta pe Golgota<text:line-break/>Schimba inimi, viata mea.<text:line-break/>Ne deschidem inima<text:line-break/>O Doamne intra Tu in ea.<text:line-break/><text:line-break/>[v3:]La-nceput ai fost Cuvant<text:line-break/>Plin de Har si Adevar.<text:line-break/>Intrupat printre noi<text:line-break/>Doamne ca sa fii cu noi.<text:line-break/><text:line-break/>[v4:]Umilit si smerit <text:line-break/>Si de toti batjocorit.<text:line-break/>Un exemplu Tu ai fost<text:line-break/>Isuse Tu mi-ai dat un rost.</text:p>
      <text:h>281. Jertfa vie</text:h>
      <text:p>Ordine v1 v2 c1 v3 c1 b1 c1<text:line-break/><text:line-break/>[v1:]Mă proștern, Isus, 'naintea Ta,<text:line-break/>Îți aduc toată ființa mea.<text:line-break/>'Ngenunchez și tot ce am ți-ofer,<text:line-break/>Mă-ncredințez deplin<text:line-break/>În brațul Tău, în brațul Tău!<text:line-break/><text:line-break/>[v2:]Viața mea Ție-Ți dăruiesc,<text:line-break/>Jertfa Ta în inim-o primesc.<text:line-break/>Te accept ca Domn și Salvator,<text:line-break/>Pe brațul Tău mă porți<text:line-break/>De-acum încolo, de-acum încolo!<text:line-break/><text:line-break/>[c1:]/: <text:s text:c="1"/>Ca o jertfă vie, eu mă dăruiesc,<text:line-break/>Doamne numai Ție, pe Tine te iubesc!<text:line-break/>La altarul sfânt vin, <text:line-break/>Cu tot ce sunt mă-nchin,<text:line-break/>Ție, doar Ție, Domn divin! <text:s text:c="1"/>:/<text:line-break/><text:line-break/>Doar Ție, Domn divin!<text:line-break/><text:line-break/>[v3:]Mintea mea Tu să o-nnoiești,<text:line-break/>Viața mea, Isus, Tu o sfințești.<text:line-break/>Vreau să mor față de păcat,<text:line-break/>Focul sfânt să ardă <text:line-break/>Ne-ncetat, neîncetat!<text:line-break/><text:line-break/>[b1:]/: <text:s text:c="1"/>Doar Ție, Domn divin, <text:s text:c="1"/>:/<text:line-break/>Doar Ție, Domn divin<text:line-break/>Mă dăruiesc, mă dăruiesc!<text:line-break/><text:line-break/>/: <text:s text:c="1"/>Doar Ție, Domn divin, <text:s text:c="1"/>:/<text:line-break/>Doar Ție!</text:p>
      <text:h>282. Jos la picioarele-Ți</text:h>
      <text:p>Ordine v1 c1<text:line-break/><text:line-break/>[v1:]Jos, <text:s text:c="1"/>la picioarele-Ți <text:line-break/>Stau adânc plecat.<text:line-break/>În prezența Ța,<text:line-break/>/: Sunt îngenunchiat:/<text:line-break/><text:line-break/>[c1:]Nu-i chemare mai <text:s text:c="1"/>mare,<text:line-break/>Nu-i <text:s text:c="1"/>altă <text:s text:c="1"/>onoare, <text:line-break/>Decât <text:s text:c="1"/>să îngenunchez la <text:s text:c="1"/>tronul <text:s text:c="1"/>Tău.<text:line-break/>Copleșit <text:s text:c="1"/>de <text:s text:c="1"/>uimire, scăldat <text:s text:c="1"/>în <text:s text:c="1"/>iubire,<text:line-break/>Eu <text:s text:c="1"/>trăiesc doar <text:s text:c="1"/>pentru-a <text:s text:c="1"/>Te <text:s text:c="1"/>lăuda. </text:p>
      <text:h>283. La Calvar</text:h>
      <text:p>Ordine v1 v2 c1 v3 v4 c1 b1 c1<text:line-break/><text:line-break/>[v1:]Uimit de'atâta bogătie, <text:line-break/>ce am găsit'o Doamne'n Tin'.<text:line-break/>Mă'ntreb ce'aș fi fără de Tine<text:line-break/>în viața aceasta de suspin?<text:line-break/><text:line-break/>[v2:]Credința, pacea, dragostea<text:line-break/>ce le'am primit din mâna Ta<text:line-break/>Pentru nimic nu le'aș schimba<text:line-break/>Isus ești fericirea mea!<text:line-break/><text:line-break/>[c1:]La Calvar păcatul mi'e șters<text:line-break/>La Calvar eu har primesc<text:line-break/>/: La Calvar, mântuire am în dar<text:line-break/>îți multumesc Isus pentru Calvar. :/<text:line-break/><text:line-break/>[v3:]Cine sunt eu să pot intra<text:line-break/>Doamne'n împărăția Ta?<text:line-break/>Nu merit și nu voi putea<text:line-break/>să'Ți răsplătesc iubirea Ta.<text:line-break/><text:line-break/>[v4:]Dar pot să spun la toți Isus<text:line-break/>de harul dragostei nespus<text:line-break/>Ce se găsește'n jerta Ta<text:line-break/>veniți și voi la Golgota.<text:line-break/><text:line-break/>[b1:]De n'ar fi Golgota n'am ști ce'I dragostea,<text:line-break/>N'am știi ce's bucurii nici zâmbet de copii.<text:line-break/>Eram pierduți pe veci legați în lanțuri reci,<text:line-break/>În moarte și păcat dar Isus, ne'a salvat!</text:p>
      <text:h>284. La cruce, unde-a murit Hristos</text:h>
      <text:p>Ordine v1 c1 v2 c1 v3 c1 v4 c1<text:line-break/><text:line-break/>[v1:]La cruce, unde-a murit Hristos,<text:line-break/>Eu am venit ca un păcătos;<text:line-break/>El m-a primit și sunt bucuros,<text:line-break/>Slavă lui Hristos!<text:line-break/><text:line-break/>[c1:]Slavă lui Hristos!<text:line-break/>Slavă lui Hristos!<text:line-break/>Sângele Lui sfânt m-a curățit;<text:line-break/>Slavă lui Hristos!<text:line-break/><text:line-break/><text:line-break/>[v2:]Ce minunat: sunt eliberat!<text:line-break/>Domnul pe cruce mult a răbdat,<text:line-break/>El mi-a dat harul de-a fi iertat.<text:line-break/>Slavă lui Hristos!<text:line-break/><text:line-break/>[v3:]Tu, sfânt izvor ce speli de păcat,<text:line-break/>Un loc mai bun eu nu am aflat;<text:line-break/>Numai la cruce pot fi salvat.<text:line-break/>Slavă lui Hristos!<text:line-break/><text:line-break/>[v4:]Vino și bea din acest izvor,<text:line-break/>Te-nchină bunului Salvator,<text:line-break/>Crede în El, fii ascultător.<text:line-break/>Slavă lui Hristos!</text:p>
      <text:h>285. La crucea de la Golgota</text:h>
      <text:p>Ordine v1 c1 v2 c1<text:line-break/><text:line-break/>[v1:]La crucea de la Golgota<text:line-break/>Doamne vin să-ngenunchez, cu viața mea.<text:line-break/>Sunt obosit de-al meu păcat<text:line-break/>Sufletul mi-e-ndurerat, ajută-mă.<text:line-break/><text:line-break/>[c1:]Trimite-mi Doamne har din Cer,<text:line-break/>Dă-mi mântuire să nu pier,<text:line-break/>Primește viața mea în dar la cruce, la Calvar.<text:line-break/>Sfințește Doamne ființa mea<text:line-break/>Să pot să stau ‘naintea Ta,<text:line-break/>Să-Ți mulțumesc că m-ai răscumpărat.<text:line-break/><text:line-break/>[v2:]Sunt călător pe-acest Pământ,<text:line-break/>Nu fii tristă inimă, nu dispera.<text:line-break/>Stai lângă Cruce, nu uita,<text:line-break/>Isus Te va mângâia, inima mea.</text:p>
      <text:h>286. La Tine Doamne imi inalt sufletul 2</text:h>
      <text:p>Ordine v1 c1 v2 c1 v3 c1 v4 c1<text:line-break/><text:line-break/>[v1:]La Tine, Doamne,<text:line-break/>Îmi înalţ sufletul,<text:line-break/>La Tine, Doamne,<text:line-break/>Îmi înalţ sufletul.<text:line-break/><text:line-break/>[c1:]Domnul meu,<text:line-break/>Mă-ncred în Tine<text:line-break/>Să nu fiu dat de ruşine,<text:line-break/>Cel rău să nu se bucure de mine.<text:line-break/><text:line-break/>[v2:]Învaţă-mă cărările Tale,<text:line-break/>Învaţă-mă cărările Tale.<text:line-break/><text:line-break/>[v3:]Nu-Ţi aminti greşelile mele,<text:line-break/>Nu-Ţi aminti greşelile mele.<text:line-break/><text:line-break/>[v4:]Cei ce cred<text:line-break/>Sunt prieteni cu Domnul,<text:line-break/>Cei ce cred<text:line-break/>Sunt prieteni cu Domnul.</text:p>
      <text:h>287. La Tine venim</text:h>
      <text:p>Ordine v1 v2 c1 c2 v1 v2 c1 c2 c1 c2<text:line-break/><text:line-break/>[v1:]La Tine venim, <text:line-break/>La Tine venim,<text:line-break/>Mântuiți în fața Ta noi stăm<text:line-break/>Cu capul sus,<text:tab/><text:line-break/>Inima plină de laudă,<text:line-break/>Ție ne-nchinăm.<text:line-break/><text:line-break/>[v2:]Te preamărim,<text:line-break/>Te preamărim,<text:line-break/>Îndurarea Ta o înălțăm,<text:line-break/>Căci ne-ai eliberat,<text:line-break/>Lanțurile le-ai rupt,<text:line-break/>Care ne-au robit.<text:line-break/><text:line-break/>[c1:]Noi Te iubim, noi Te iubim,<text:line-break/>Al Tău Nume mare-L înălțăm<text:line-break/>Căci în Tine e puterea,<text:line-break/>In Tine-i măreția<text:line-break/>Prin care suntem biruitori.<text:line-break/><text:line-break/>[c2:]Ție ne-nchinăm,<text:line-break/>Ție ne-nchinăm,<text:line-break/>Cu podoabe sfinte-n fața Ta stăm.<text:line-break/>Laudă Ție Domnul meu,<text:line-break/>Domnește Tu printre noi.</text:p>
      <text:h>288. La Tine venim [2]</text:h>
      <text:p>Ordine v1 c1<text:line-break/><text:line-break/>[c1:]La <text:s text:c="1"/>Tine <text:s text:c="1"/>venim<text:line-break/>Ție <text:s text:c="1"/>ne-închinăm<text:line-break/>Mâini <text:s text:c="1"/>curate <text:s text:c="1"/>spre <text:s text:c="1"/>Ceruri <text:s text:c="1"/>ridicăm.<text:line-break/>Tu <text:s text:c="1"/>ești <text:s text:c="1"/>al <text:s text:c="1"/>nostru <text:s text:c="1"/>Dumnezeu<text:line-break/>Ce <text:s text:c="1"/>ne <text:s text:c="1"/>ocrotește <text:s text:c="1"/>mereu ! <text:s text:c="1"/><text:line-break/><text:line-break/>[v1:]Tu <text:s text:c="1"/>ești <text:s text:c="1"/>Dumnezeul ce <text:s text:c="1"/>toate <text:s text:c="1"/>ai <text:s text:c="1"/>creat,<text:line-break/>Ce <text:s text:c="1"/>toate <text:s text:c="1"/>ai <text:s text:c="1"/>creat <text:s text:c="1"/>atât <text:s text:c="1"/>de <text:s text:c="1"/>minunat,<text:line-break/>Pe <text:s text:c="1"/>Tine <text:s text:c="1"/>Te <text:s text:c="1"/>slăvim, pe <text:s text:c="1"/>Tine <text:s text:c="1"/>Te <text:s text:c="1"/>iubim,<text:line-break/>Tu <text:s text:c="1"/>ești <text:s text:c="1"/>minunat!!!</text:p>
      <text:h>289. La Tine, Doamne, imi inalt sufletul! 1</text:h>
      <text:p>Ordine v1 c1 v2 c1 v3 c1 v4 c1<text:line-break/><text:line-break/>[v1:]/: La Tine, Doamne, imi inalt sufletul! :/<text:line-break/><text:line-break/>[c1:]/: Domnul meu, ma-ncred in Tine,<text:line-break/>Sa nu fiu dat de rusine,<text:line-break/>Vrajmasii sa nu se bucure de mine! :/<text:line-break/><text:line-break/>[v2:]/: Nu-Ti aminti greselile mele! :/<text:line-break/><text:line-break/>[v3:]/: Invata-ma cararile Tale! :/<text:line-break/><text:line-break/>[v4:]/: Cei ce se tem sunt prieteni cu Domnul. :/</text:p>
      <text:h>290. Langa Tine vreau</text:h>
      <text:p>Ordine v1 v2 c1 v1 v2 c1<text:line-break/><text:line-break/>[v1:]Lângă Tine vreau<text:line-break/>Să fiu aproape iar<text:line-break/>Și pentru prietenia Ta<text:line-break/>Renunț la orice altceva<text:line-break/><text:line-break/>[v2:]Ești iubirea mea,<text:line-break/>Cine-altcineva?<text:line-break/>Tu nu poți fi înlocuit,<text:line-break/>Nici caldă-mbrățișarea Ta.<text:line-break/>Adu-mă înapoi, Doamne lângă Tine!<text:line-break/><text:line-break/>[c1:]Ești tot ce vreau<text:line-break/>Tot ce-am dorit vreodată.<text:line-break/>Vreau să-nțeleg<text:line-break/>Cât de aproape-mi ești. </text:p>
      <text:h>291. Lasati Duhul Sfant sa lucreze</text:h>
      <text:p>Ordine v1 c1 v2 c1 v3 c1<text:line-break/><text:line-break/>[v1:]Pentru noi s-a ivit mântuirea<text:line-break/>Pentru noi Cel de Sus a murit.<text:line-break/>Pentru noi s-a ivit izbăvirea,<text:line-break/>Pentru noi Cel de Sus S-a jertfit.<text:line-break/><text:line-break/>[c1:]Lăsați Duhul Sfânt să lucreze,<text:line-break/>Să ne elibereze de blestem și păcat.<text:line-break/>Lăsați pe Pământ fericirea,<text:line-break/>Dragostea și iubirea ce Isus ne-a lăsat.<text:line-break/><text:line-break/>[v2:]Cu Isus, vom zbura către stele,<text:line-break/>Cu Isus, spre o lume de vis.<text:line-break/>Cu Isus, trec ispitele grele,<text:line-break/>Cu Isus, vom zbura-n Paradis.<text:line-break/><text:line-break/>[v3:]Te-așteptăm ca să vii Tu Isuse.<text:line-break/>Așteptăm slava Ta pe Pământ.<text:line-break/>Așteptăm profețiile spuse,<text:line-break/>Te-așteptăm, Tatăl nostru Cel Sfânt.</text:p>
      <text:h>292. Laud Numele Tau Isu + Refrenul din Aleluia</text:h>
      <text:p>Ordine v1 c1 v2 c1 v3 b1 c1 c2 c3 c1<text:line-break/><text:line-break/>[v1:]La-nceput a fost Cuvântul <text:line-break/>Și Cuvântul s-a-ntrupat<text:line-break/>Gloria Sa nemărginita<text:line-break/>Printre noi s-a arătat<text:line-break/><text:line-break/>[c1:]Laud numele Tău, Isus<text:line-break/>Laud numele Tău, Isus<text:line-break/>Ești al meu Rege înalțat<text:line-break/><text:line-break/>Laud numele Tău, Isus<text:line-break/>Ești mielul ce-a fost străpuns<text:line-break/>Laud numele Tău, Isus<text:line-break/>Al slavei Rege<text:line-break/><text:line-break/>[v2:]Iar pentru-a fi în veci cu Tine<text:line-break/>Printre oameni ai umblat<text:line-break/>N-ai renunțat nicicând la mine<text:line-break/>Te-ai smerit să fii ‘nălțat<text:line-break/><text:line-break/>[v3:]A Ta lucrare e desăvârșită,<text:line-break/>Până la capăt ne-ai iubit<text:line-break/>Viața domnește, <text:line-break/>Iar moartea e-nvinsă <text:line-break/>Isus Cristos a biruit<text:line-break/><text:line-break/>[b1:]Orice putere, Orice domnie <text:line-break/>Domnul meu toate le-ai zdrobit<text:line-break/>Din a Sa cruce, curge iubire<text:line-break/>Viața prin El, eu am primit<text:line-break/><text:line-break/>[c2:]Tu ești sfânt, ești sfânt,<text:line-break/>Domnul nostru din Ceruri.<text:line-break/>Vrednic ești în veci!<text:line-break/>Vrednic ești în veci!<text:line-break/><text:line-break/>[c3:]Căci Tu doar ești sfânt,<text:line-break/>Ești sfânt,<text:line-break/>Domnul nostru din Ceruri.<text:line-break/>Vrednic ești în veci! <text:line-break/>Vrednic ești în veci!<text:line-break/>Amin!</text:p>
      <text:h>293. Laud Numele Tau Isus</text:h>
      <text:p>Ordine v1 c1 v2 c1 v3 b1 c1<text:line-break/><text:line-break/>[v1:]La-nceput a fost Cuvântul <text:line-break/>Și Cuvântul s-a-ntrupat<text:line-break/>Gloria Sa nemărginată<text:line-break/>Printre noi s-a arătat<text:line-break/><text:line-break/>[c1:]Laud numele Tău, Isus<text:line-break/>Laud numele Tău, Isus<text:line-break/>Ești al meu Rege înalțat<text:line-break/><text:line-break/>Laud numele Tău, Isus<text:line-break/>Ești mielul ce-a fost străpuns<text:line-break/>Laud numele Tău, Isus<text:line-break/>Al slavei Rege<text:line-break/><text:line-break/>[v2:]Iar pentru-a fi în veci cu Tine<text:line-break/>Printre oameni ai umblat<text:line-break/>N-ai renunțat nicicând la mine<text:line-break/>Te-ai smerit să fii ‘nălțat<text:line-break/><text:line-break/>[v3:]A Ta lucrare e desăvârșită,<text:line-break/>Până la capăt ne-ai iubit<text:line-break/>Viața domnește, <text:line-break/>Iar moartea e-nvinsă <text:line-break/>Isus Cristos a biruit<text:line-break/><text:line-break/>[b1:]Orice putere, Orice domnie <text:line-break/>Domnul meu toate le-ai zdrobit<text:line-break/>Din a Sa cruce, curge iubire<text:line-break/>Viața prin El, eu am primit</text:p>
      <text:h>294. Lauda astazi pe Domnul</text:h>
      <text:p>Ordine v1 c1 v2 c1 v3 c1 v4 c1<text:line-break/><text:line-break/>[v1:]Laudă astăzi pe Domnul,<text:line-break/>Suflet zdrobit de patimi.<text:line-break/>Lauda-L printre suspine,<text:line-break/>Laudă-L printre lacrimi.<text:line-break/><text:line-break/>[c1:]Drumul slavei, trece și pe la cruce,<text:line-break/>Credincioșii știu în genunchi să-l urce!<text:line-break/><text:line-break/>[v2:]Mare să-ți fie credința,<text:line-break/>Roagă-te și fii tare.<text:line-break/>Nu ocoli suferința,<text:line-break/>Ea îți va da răbdare.<text:line-break/><text:line-break/>[v3:]Domnu-ți întinde aproape<text:line-break/>Mâinile Sale bune.<text:line-break/>Scumpe-s oftările toate<text:line-break/>Spuse în rugăciune.<text:line-break/><text:line-break/>[v4:]Nu e spre cer altă cale,<text:line-break/>Mergi cu Isus într-una.<text:line-break/>Numai pe urmele Sale<text:line-break/>Poți dobândi cununa.</text:p>
      <text:h>295. lauda fie adusa</text:h>
      <text:p>Ordine v1 c1 e1<text:line-break/><text:line-break/>[v1:]/: Laudă fie adusă,<text:line-break/>Celui ce S-a Născut<text:line-break/>La Betleem! :/ x10<text:line-break/><text:line-break/>/: Aleluia!<text:line-break/>Salvatorul nostru,<text:line-break/>Rege s-a Născut<text:line-break/>La Betleem. :/ x2<text:line-break/><text:line-break/>[c1:]1. /: Hai deschide inima ta,<text:line-break/>Să găseşti minunea din ea!<text:line-break/>Într-o iesle şi-n viaţa ta,<text:line-break/>S-a născut Mesia! :/ x6<text:line-break/><text:line-break/>[e1:]/: S-a născut Mesia! :/ x2</text:p>
      <text:h>296. Lauda pe Domnul, suflete!</text:h>
      <text:p>Ordine v1 c1 v2 c1 v3 c1<text:line-break/><text:line-break/>[v1:]Laudă pe Domnul, suflete,<text:line-break/>La tronul Său proșterne-te, <text:line-break/>Laudă în rugă și în cânt <text:line-break/>Pe Tatăl, Fiul, Duhul Sfânt!<text:line-break/><text:line-break/>[c1:]Laudă-­L în zori și pe-­nserat <text:line-break/>Pe Cel ce har divin ți-­a dat,<text:line-break/>Cântă din toată inima <text:line-break/>Slava, iubirea, mila Sa.<text:line-break/><text:line-break/>[v2:]Duh de viață ai primit,<text:line-break/>Prin harul Său te-­a înnoit,<text:line-break/>Ți-­a dat prin jertfă pacea Lui<text:line-break/>Si moștenirea Cerului.<text:line-break/><text:line-break/>[v3:]Domnul te scapă de cel rău,<text:line-break/>Te izbăvește-­n ceasul greu,<text:line-break/>Cu bucurie și sfânt har<text:line-break/>Iți umple-­al inimii altar.</text:p>
      <text:h>297. Lauda, cinste, onoare</text:h>
      <text:p>Ordine v1 v2 c1 c2 v2 v4 c1 c2<text:line-break/><text:line-break/>[v1:]Tu domnești pe tronul Slavei<text:line-break/>În veșnicie îmbrăcat,<text:line-break/>Stălucirea Slavei Tale<text:line-break/>Mă uimește ne'ncetat.<text:line-break/><text:line-break/>[v2:]Cine oare se compară<text:line-break/>Doamne cu puterea Ta?<text:line-break/>Tu ești Domnul vieții mele,<text:line-break/>Tu ești mântuirea mea. <text:line-break/><text:line-break/>[c1:]Laudă, cinste, onoare<text:line-break/>Mielului ce-a înviat,<text:line-break/>Noi aducem închinare <text:line-break/>Numelui glorificat!<text:line-break/><text:line-break/>[c2:]Laudă, cinste, onoare<text:line-break/>Mielului ce stă pe tron,<text:line-break/>Noi aducem închinare <text:line-break/>Doar pe El îl înălțăm!<text:line-break/><text:line-break/>[v3:]Îngerii și heruvimii<text:line-break/>Fredonează toți în cor,<text:line-break/>El e vrednic de mărire<text:line-break/>Doar El e biruitor.<text:line-break/><text:line-break/>[v4:]Peste moarte ai călcat<text:line-break/>Doamne cu puterea Ta,<text:line-break/>Tu ești Domnul vieții mele,<text:line-break/>Tu ești mântuirea mea!</text:p>
      <text:h>298. Laudati puterea lui Isus !</text:h>
      <text:p>Ordine v1 v2 v3 v4<text:line-break/><text:line-break/>[v1:]Lăudați puterea lui Isus !<text:line-break/>Voi îngeri, vă-nchinați !<text:line-break/>//: Coroana de-mpărat luați și Îl încoronați ! ://<text:line-break/><text:line-break/>[v2:]Iar voi martiri de sub altar<text:line-break/>cu toți vă închinați,<text:line-break/>//: Odrasla lui Ișai lăudați, și Îl încoronați! ://<text:line-break/><text:line-break/>[v3:]Voi, cei aleși de Dumnezeu,<text:line-break/>de El răscumpărați,<text:line-break/>//: Lăudați-L pe Emanuel, și Îl încoronați! ://<text:line-break/><text:line-break/>[v4:]Dați slavă Domnului Isus<text:line-break/>Aduceți sfânt onor,<text:line-break/>//: Și veșnic să-L încoronăm <text:line-break/>Ca Domn al tuturor! ://</text:p>
      <text:h>299. Leaga-ne Doamne</text:h>
      <text:p>Ordine v1 c1<text:line-break/><text:line-break/>[v1:]Leagă-ne Doamne pe toți împreună <text:line-break/>Cu lanțuri ce nu pot fi rupte.<text:line-break/>Leagă-ne Doamne pe toți împreună, <text:line-break/>O, leagă-ne în dragoste.<text:line-break/><text:line-break/>[c1:]Este un singur Domn,<text:line-break/>Este-un singur Fiu.<text:line-break/>Este-un singur Duh și Acela-i viu .</text:p>
      <text:h>300. Leul din Iuda</text:h>
      <text:p>Ordine v1 v2 c1 v3 v4 c1<text:line-break/><text:line-break/>[v1:]Hai spune-mi <text:line-break/>Cine a biruit moartea,<text:line-break/>Cine-a călcat peste ea?<text:line-break/>Cine e Leul din Iuda,<text:line-break/>Scutul, tăria mea?<text:line-break/><text:line-break/>[v2:]Spune-mi cine a biruit frica,<text:line-break/>Cine-a călcat peste ea?<text:line-break/>Cine e Leul din Iuda,<text:line-break/>Scutul, tăria mea?<text:line-break/><text:line-break/>[c1:]Aleluia, aleluia, aleluia<text:line-break/>Isus este Domn!<text:line-break/>Aleluia, aleluia, aleluia<text:line-break/>Isus este Domn!<text:line-break/><text:line-break/>[v3:]Hai spune-mi <text:line-break/>Cine-a murit pentru mine,<text:line-break/>Cine-a murit pentru noi?<text:line-break/>Cine-a murit pentru lume,<text:line-break/>Glorie doar Regelui?<text:line-break/><text:line-break/>[v4:]Spune-mi cine-ntr-o zi se va-ntoarce<text:line-break/>În fruntea oștirii Lui?<text:line-break/>El va primi închinarea,<text:line-break/>Pământul și cerul e-al Lui!</text:p>
      <text:h>301. Lumina lumii e Isus</text:h>
      <text:p>Ordine v1 c1 v2 c1 v3 c1<text:line-break/><text:line-break/>[v1:]Bezna nopții s-a risipit<text:line-break/>Că lumina a venit.<text:line-break/>S-a coborât din cerul sfânt<text:line-break/>Să vină pe pământ!<text:line-break/><text:line-break/>[c1:]//: Lumina lumii e Isus,<text:line-break/>Lumina ce-a venit de sus.<text:line-break/>Lumina lumii e Isus,<text:line-break/>Lumină fără de apus! <text:s text:c="1"/>://<text:line-break/><text:line-break/>[v2:]Greul și amarul păcat<text:line-break/>De Isus a fost luat.<text:line-break/>Oamenii ce văd lumina Sa<text:line-break/>Vin la Golgota!<text:line-break/><text:line-break/>[v3:]Nu vom mai umbla prin noroi<text:line-break/>Căci Isus este cu noi.<text:line-break/>Ne luminează calea către Cer,<text:line-break/>Isus, Emanuel!</text:p>
      <text:h>302. Lumina lumii prezenta-Ti divina varianta</text:h>
      <text:p>Ordine v1 c1 v2 c1 c1 b1 c1 c2 b1 c1<text:line-break/><text:line-break/>[v1:]Lumina Lumii, <text:line-break/>prezenta divina<text:line-break/>Ajuta-ma sa-nteleg, <text:line-break/>Cat de frumos ne-ai creeat pentru Tine<text:line-break/>Speranta ne-ai daruit<text:line-break/><text:line-break/>[c1:]Toata inchinarea, toata adorarea<text:line-break/>Tie-ti daruiesc, O, Domnul meu. <text:line-break/>Numai Tu esti vesnic, numai Tu esti vrednic<text:line-break/>Doamne numai Tu esti minunat!<text:line-break/><text:line-break/>[v2:]Rege etern ce Domnesti sus in Ceruri<text:line-break/>La dreapta lui Dumnezeu, <text:line-break/>In umilinta venit-ai in lume<text:line-break/>Din dragoste Te-ai jertfit.<text:line-break/><text:line-break/>[b1:]Cum sa-nteleg cat Te-a costat<text:line-break/>Sa ierti deplin al meu pacat. x2<text:line-break/><text:line-break/>[c2:]Cheama Numele Domnului vei fi iertat<text:line-break/>Cheama Numele Domnului vei fi salvat</text:p>
      <text:h>303. Lumineaza Tu Isuse</text:h>
      <text:p>Ordine v1 c1 v2 c1 v3 c1<text:line-break/><text:line-break/>[v1:]Luminează Tu, Isuse, <text:line-break/>Lumea prin lumina Ta.<text:line-break/>Mulți cuprinși de întuneric<text:line-break/>Mor pierduți în bezna grea.<text:line-break/><text:line-break/>[c1:]Luminează, o, Isuse, <text:line-break/>Tot Pământu'ntunecat,<text:line-break/>Prin Cuvântul Tău alungă<text:line-break/>Orice umbră de păcat!<text:line-break/><text:line-break/>[v2:]Rătăcind în întuneric<text:line-break/>Mulți viața și-o petrec.<text:line-break/>Și plăcerile de'o clipă<text:line-break/>Zi de zi îi amăgesc.<text:line-break/><text:line-break/>[v3:]Despre Rai și fericire,<text:line-break/>Mulți în lume azi nu știu.<text:line-break/>Luminează'i, Tu, Isuse,<text:line-break/>Pănă nu e prea târziu!</text:p>
      <text:h>304. M-a aflat pe cai straine</text:h>
      <text:p>Ordine v1 c1 v2 c1 v3 c1<text:line-break/><text:line-break/>[v1:]M-a aflat pe căi străine <text:line-break/>Bunul meu Păstor, Isus.<text:line-break/>Din adânc și întuneric <text:line-break/>La lumină m-a adus.<text:line-break/><text:line-break/>[c1:]Aleluia! Aleluia!<text:line-break/>Voi cânta neîncetat.<text:line-break/>Prin Isus am mântuire,<text:line-break/>Fie veșnic lăudat!<text:line-break/><text:line-break/>[v2:]M-a luat cu drag de brațe, <text:line-break/>De păcat m-a vindecat.<text:line-break/>Hrană din Cuvântul vieții<text:line-break/>Și putere El mi-a dat!<text:line-break/><text:line-break/>[v3:]M-a spălat Mântuitorul, <text:line-break/>Haină albă am primit.<text:line-break/>M-a sfințit prin al Său sânge,<text:line-break/>O, cât sunt de fericit!</text:p>
      <text:h>305. M-ai ales</text:h>
      <text:p>Ordine v1 v2 v3 v4<text:line-break/><text:line-break/>[v1:]M-ai ales, m-ai ales,<text:line-break/>Dintre mii și mii de mii, m-ai ales.<text:line-break/>Glasuri multe m-au strigat,<text:line-break/>Mâini întinse m-au chemat,<text:line-break/>Dar din toate drag Isus, Te-am ales!<text:line-break/><text:line-break/>[v2:]M-ai ales, m-ai ales, <text:line-break/>Dintre mii și mii de mii, m-ai ales.<text:line-break/>Nimeni n-a iubit mai mult,<text:line-break/>Într-al vieții greu tumult,<text:line-break/>Când iubirea-m înțeles, Te-am ales.<text:line-break/><text:line-break/>[v3:]M-ai ales, m-ai ales, <text:line-break/>Dintre mii și mii de mii, m-ai ales.<text:line-break/>Cum puteam să nu-Ți răspund,<text:line-break/>Cum puteam să mă ascund,<text:line-break/>Când pe cruce ai murit, m-ai ales!<text:line-break/><text:line-break/>[v4:]M-ai ales, m-ai ales, <text:line-break/>Dintre mii și mii de mii, m-ai ales.<text:line-break/>Vreau să-Ți mulțumesc deplin <text:line-break/>Pentru harul Tău divin,<text:line-break/>Când prin el Te-am înțeles, m-ai ales!</text:p>
      <text:h>306. M-ai ales Tu Doamne</text:h>
      <text:p>Ordine v1 v2 c1<text:line-break/><text:line-break/>[v1:]M-ai ales Tu Doamne, <text:line-break/>Mulțumesc că m-ai iubit<text:line-break/>Dintre toți îți cânt slavă <text:line-break/>Căci m-ai mântuit.<text:line-break/><text:line-break/><text:line-break/>[c1:]În Cer Tu ești slăvit și pe Pământ!<text:line-break/>Măreția Ta Doamne ține pe veci!<text:line-break/>Măreția Ta, Măreția Ta <text:line-break/>Măreția Ta Doamne ține pe veci!<text:line-break/><text:line-break/>[v2:]Marea Ta îndurare <text:line-break/>Până la ceruri ajunge,<text:line-break/>Adevărul Tău, credință a dat <text:line-break/>El ne-a cuprins.</text:p>
      <text:h>307. M-am hotaratsa-L urmez pe Iisus</text:h>
      <text:p>Ordine v1 v2 v3 v4<text:line-break/><text:line-break/>[v1:]M-am hotărât să-L urmez pe Isus x3<text:line-break/>Nu-i drum ’napoi, nu-i drum ’napoi !<text:line-break/><text:line-break/>[v2:]Nimic nu mă va clinti pe cale x3<text:line-break/>Nu-i drum ’napoi, nu-i drum ’napoi!<text:line-break/><text:line-break/>[v3:]În urmă-i lumea, ’nainte-i crucea, x3<text:line-break/>Nu-i drum ’napoi, nu-i drum ’napoi!<text:line-break/><text:line-break/>[v4:]Renunț la lume, dar nu la Iisus, x3<text:line-break/>Nu-i drum ’napoi, nu-i drum ’napoi!</text:p>
      <text:h>308. Ma intreb</text:h>
      <text:p>Ordine v1 v2 b1 c1 v3 v2 b1 c1<text:line-break/><text:line-break/>[v1:]Mă întreb, de ce nu pot,<text:line-break/>Isuse să-Ți slujesc?<text:line-break/>Mă <text:s text:c="1"/>întreb, de <text:s text:c="1"/>ce nu pot, <text:line-break/>Să iubesc cu iubirea Ta?<text:line-break/><text:line-break/>[v2:]Mă <text:s text:c="1"/>întreb, de <text:s text:c="1"/>ce <text:s text:c="1"/>nu <text:s text:c="1"/>pot,<text:line-break/>Să <text:s text:c="1"/>trăiesc <text:s text:c="1"/>mai <text:s text:c="1"/>sfânt?<text:line-break/>Mă <text:s text:c="1"/>întreb...de <text:s text:c="1"/>ce <text:s text:c="1"/>nu sunt <text:s text:c="1"/>mai <text:s text:c="1"/>bun?<text:line-break/><text:line-break/>[b1:]//: Dar ochii <text:s text:c="1"/>îmi ridic <text:s text:c="1"/><text:line-break/>Și <text:s text:c="1"/>inima-mi deschid,<text:line-break/>Către <text:s text:c="1"/>Tine <text:s text:c="1"/>strig <text:s text:c="1"/>Iisus,<text:line-break/>Și <text:s text:c="1"/>găsesc <text:s text:c="1"/>răspuns. <text:s text:c="2"/>://<text:line-break/><text:line-break/>[c1:]Trebuie, să <text:s text:c="1"/>mă <text:s text:c="1"/>smeresc <text:s text:c="1"/>mai mult.<text:line-break/>Trebuie, gândirea <text:s text:c="1"/>să <text:s text:c="1"/>mi-o <text:s text:c="1"/>schimb.<text:line-break/>Trebuie, prin <text:s text:c="1"/>Duhul <text:s text:c="1"/>să <text:s text:c="1"/>mă <text:s text:c="1"/>rog.<text:line-break/>Trebuie, la <text:s text:c="1"/>mine <text:s text:c="1"/>să <text:s text:c="1"/>renunț.<text:line-break/><text:line-break/>[v3:]Mă întreb, de ce nu pot,<text:line-break/>De Tine ca să spun?<text:line-break/>Mă <text:s text:c="1"/>întreb, <text:s text:c="1"/>de <text:s text:c="1"/>ce <text:s text:c="1"/>nu <text:s text:c="1"/>pot, <text:line-break/>Să <text:s text:c="1"/>mă rog <text:s text:c="1"/>mai <text:s text:c="1"/>mult?</text:p>
      <text:h>309. Ma-ncred in El</text:h>
      <text:p>Ordine v1 c1 v2 c1 v3 c1<text:line-break/><text:line-break/>[v1:]Mă-ncred în El, <text:line-break/>Orice s-ar întâmpla<text:line-break/>Pe drumul meu, <text:line-break/>Sau în viața mea.<text:line-break/>Fie ce-o fi, în orice zi<text:line-break/>Cerescul Tată m-a călăuzit !<text:line-break/><text:line-break/>[c1:]Mă-ncred în El, <text:line-break/>El știe soarta mea<text:line-break/>Pe stâncă sus, <text:line-break/>Sau în adânc de văi.<text:line-break/>Lovit de val, ajung la mal<text:line-break/>Cerescul Tată m-a călăuzit !<text:line-break/><text:line-break/>[v2:]Mă-ncred în El, <text:line-break/>Oriunde aș fi dus,<text:line-break/>Chiar în cuptor de foc <text:line-break/>de aș fi pus.<text:line-break/>În suferinți sau bucurii<text:line-break/>Cerescul Tată m-a călăuzit !<text:line-break/><text:line-break/>[v3:]Mă-ncred în El, <text:line-break/>Chiar și când nu-nțeleg<text:line-break/>Eu voia Lui întotdeauna-aleg.<text:line-break/>Că doar așa, în slava Sa<text:line-break/>Cerescul Tată m-a călăuzit !</text:p>
      <text:h>310. Mai aproape de cer</text:h>
      <text:p>Ordine v1 v2 c1 v3 v4 c1<text:line-break/><text:line-break/>[v1:]Mă simt atât de slab, o Doamne,<text:line-break/>Tu-ntărește-mă!<text:line-break/>De alunec iar pe cale,<text:line-break/>Isus ridică-mă!<text:line-break/><text:line-break/>[v2:]Mă simt atât de slab, o Doamne,<text:line-break/>Tu-ntărește-mă!<text:line-break/>Doresc să fiu mai aproape de Tine,<text:line-break/>Isus ajută-mă!<text:line-break/><text:line-break/>[c1:]/ : Mai aproape de Cer<text:line-break/> <text:s text:c="3"/>Vreau să fiu azi ca ieri.<text:line-break/> <text:s text:c="3"/>Vreau să Te iubesc Isus,<text:line-break/> <text:s text:c="3"/>Vreau să Te ascult, mai mult :/<text:line-break/> <text:s text:c="3"/>Ajută-mă Isus !<text:line-break/><text:line-break/>[v3:]Doresc să fiu mai aproape de Tine,<text:line-break/>Azi mai mult ca ieri.<text:line-break/>Să Te cunosc, să trăiesc cu Tine<text:line-break/>Azi mai mult ca ieri.<text:line-break/><text:line-break/>[v4:]Genunchii să-mi plec înaintea Ta,<text:line-break/>Azi mai mult ca ieri.<text:line-break/>Să mă închin în prezența Ta,<text:line-break/>Azi mai mult ca ieri!</text:p>
      <text:h>311. Mai mult ca orice comori</text:h>
      <text:p>Ordine c1 v1 c1 v2 v3 c1<text:line-break/><text:line-break/>[c1:]Mai mult ca orice comori și bogății<text:line-break/>Dincolo de orice vis<text:line-break/>E dragostea lui Isus ce m-a găsit<text:line-break/>Dragostea perfectă de sus.<text:line-break/><text:line-break/>[v1:]Orice trecut ai duce-n suflet,<text:line-break/>Oricât ai fi de neînsemnat,<text:line-break/>Iubirea ce ți se oferă<text:line-break/>Edarul sfânt al Cerului.<text:line-break/><text:line-break/>[v2:]Când oameni-ți cer sacrificii<text:line-break/>Ca să-ți dea din dragostea lor,<text:line-break/>Vei rămâne doar cu-o amăgire<text:line-break/>Cu-n vis rănit și gol.<text:line-break/><text:line-break/>[v3:]Dumnezeu așteaptă-n dragostea-I mare<text:line-break/>Să-ți deschizi viața pentru cer,<text:line-break/>Privind în tine vei recunoaște<text:line-break/>Ce nevoie ai de El.</text:p>
      <text:h>312. Mai mult sa Te iubesc!</text:h>
      <text:p>Ordine v1 c1 v2 c1 v3 c1<text:line-break/><text:line-break/>[v1:]Mai mult să Te iubesc, <text:line-break/>Doamne, aș vrea.<text:line-break/>Din inimă doresc <text:line-break/>A mă-nchina!<text:line-break/><text:line-break/>[c1:]Mai mult să Te iubesc, Mântuitorule !<text:line-break/>Să Te iubesc, să Te iubesc !<text:line-break/><text:line-break/>[v2:]În lume căutam <text:line-break/>Scăparea mea,<text:line-break/>Azi, însă, mă întorc <text:line-break/>Spre mila Ta.<text:line-break/><text:line-break/>[v3:]Dureri și crucea grea <text:line-break/>De-or apăsa,<text:line-break/>Ca Tine, Doamne-aș vrea <text:line-break/>A le purta.</text:p>
      <text:h>313. Mai scump ca argintul</text:h>
      <text:p>Ordine v1<text:line-break/><text:line-break/>[v1:]Doamne ești mai scump ca argintul<text:line-break/>Doamne ești mai scump ca aurul !<text:line-break/>Nu-i nimic în lume să îmi placă<text:line-break/>Tot ce vreau Isuse, ești doar Tu !</text:p>
      <text:h>314. Mai sus de toate</text:h>
      <text:p>Ordine v1 v2 c1 v1 v2 c1<text:line-break/><text:line-break/>[v1:]Mai sus de oameni <text:line-break/>și de-mpărați,<text:line-break/>Mai sus de toate <text:line-break/>pe care Le-ai creat,<text:line-break/>Mai sus de lume,<text:line-break/> mai sus de înțelepți,<text:line-break/>Tu ai fost,<text:line-break/>rămâi în veci de veci.<text:line-break/><text:line-break/>[v2:]Mai sus de tronuri și-mpărății,<text:line-break/>Mai sus de-a lumii mari minunății,<text:line-break/>Mai sus de aur și tot ce-i valoros,<text:line-break/>Tu rămâi în veci Cel mai prețios.<text:line-break/><text:line-break/>[c1:]Răstignit și pus într-un mormânt,<text:line-break/>Ca să mori venit-ai pe Pământ.<text:line-break/>Și zdrobit, ca un trandafir,<text:line-break/>Tu ai căzut și Te-ai gândit doar la min’.</text:p>
      <text:h>315. Maini catre cer</text:h>
      <text:p>Ordine v1 c1 v2 c1 c2 b1 b1 b1 c1 c1 e1<text:line-break/><text:line-break/>[v1:]Ești Domnul meu, mai sus de cer înălțat<text:line-break/>Ești sfânt și drept, vrednic să fii lăudat<text:line-break/>Ești Domnul meu, calea Tu mi-ai arătat<text:line-break/>Ești neschimbat, vrednic să fii lăudat!<text:line-break/><text:line-break/>[c1:]Mâini către cer azi eu ridic<text:line-break/>Și mă predau Ție Doamne<text:line-break/>Cu vocea mea îți cânt mereu<text:line-break/>Doar Tu ești Domnul meu!<text:line-break/><text:line-break/>[v2:]Rege etern, cer și pământ Te slăvesc<text:line-break/>Ești Dumnezeu, viața prin Tine-o primesc<text:line-break/>Ești Creator, în tot ce faci minunat<text:line-break/>Al meu Împărat, vrednic să fii lăudat!<text:line-break/><text:line-break/>[b1:]Azi mă predau și Ție-Ți dau<text:line-break/>Tot ce sunt eu, Regele meu!<text:line-break/><text:line-break/>[c2:]Mâini către cer azi eu ridic<text:line-break/>Și mă predau Ție Doamne<text:line-break/>Cu vocea mea îți cânt mereu<text:line-break/>Doar Tu ești Domnul meu!<text:line-break/>Ești Regele meu! Ești Regele meu!<text:line-break/><text:line-break/>[e1:]Ești Regele meu, Tu Domnul meu!<text:line-break/>Ești Regele meu, Tu Domnul meu!</text:p>
      <text:h>316. Mainile ridicam</text:h>
      <text:p>Ordine v1 c1 c1 c2 v1 c1 c1 b1 b1 e1<text:line-break/><text:line-break/>[v1:]Mâinile ridicăm când ne rugăm,<text:line-break/>Numele Tău chemăm, Ție ne-nchinăm.<text:line-break/>Am venit Doamne aici să Te-ntâlnim,<text:line-break/>Dumnezeu plin de har ești doar Tu.<text:line-break/>Te-adorăm doar pe Tine, Te lăudăm<text:line-break/>Numai Tu ești Dumnezeu<text:line-break/>Numai Tu, numai Tu.<text:line-break/><text:line-break/>[c1:]Sfânt ești, sfânt ești doar Tu, Domnul meu<text:line-break/>Sfânt e, sfânt e doar Numele Tău ! <text:s text:c="1"/><text:line-break/><text:line-break/>[c2:]Numai Tu ești Dumnezeu<text:line-break/>Numai Tu, numai Tu.<text:line-break/><text:line-break/>[b1:]Mâinile ridicăm, numele Tău chemăm<text:line-break/>Am venit Doamne aici Ție să ne-nchinăm!<text:line-break/><text:line-break/>[e1:]Numai Tu ești Dumnezeu,<text:line-break/>Numai Tu, numai Tu.</text:p>
      <text:h>317. Maret e Domnul meu</text:h>
      <text:p>Ordine v1 v1 c1 c1 v1 v1 c1 c1<text:line-break/><text:line-break/>[v1:]Măreț e Domnul meu<text:line-break/>Ce măreț e Domnul meu<text:line-break/>Măreț e Domnul meu<text:line-break/>Aleluia Îi cântăm!<text:line-break/><text:line-break/>[c1:]Frumusețea lui Isus<text:line-break/>Nicicând nu se va schimba<text:line-break/>Strălucește ca o stea<text:line-break/>Luminând viața mea.</text:p>
      <text:h>318. Maret Salvator</text:h>
      <text:p>Ordine v1 c1 v2 c1 c1 b1 b2 c1 c1 b1 b2 b1 b2 c1<text:line-break/><text:line-break/>[v1:]Toți avem nevoie<text:line-break/>De dragoste curată<text:line-break/>Prin mila Ta de Sus.<text:line-break/>Cu toții vrem iertare<text:line-break/>Și bunătatea-Ți mare,<text:line-break/>Speranța lumii!<text:line-break/><text:line-break/><text:line-break/>[c1:]Doamne, Tu ce miști chiar munții<text:line-break/>Ești un măreț Salvator!<text:line-break/>Ești măreț Salvator!<text:line-break/>Veșnic, ai dat salvare lumii<text:line-break/>Și-ai înviat dintre morți,<text:line-break/>Înviat dintre morți!<text:line-break/><text:line-break/><text:line-break/>[v2:]Primește-mă cum sunt,<text:line-break/>Eu las la crucea Ta<text:line-break/>Povara mea cea grea.<text:line-break/>Îți dau viața-ntreagă,<text:line-break/>Tot ce eu trăiesc,<text:line-break/>Mă dăruiesc azi!<text:line-break/><text:line-break/><text:line-break/>[b1:]Lasă gloria peste-ntreg Pământ!<text:line-break/>Cântăm!<text:line-break/>Pentru slava Celui veșnic viu!<text:line-break/>Doamne! <text:s text:c="13"/><text:line-break/><text:line-break/>[b2:]Lasă gloria peste-ntreg Pământ!<text:line-break/>Cântăm!<text:line-break/>Pentru slava Celui veșnic viu!</text:p>
      <text:h>319. Maretul har (Lantul s-a frant)</text:h>
      <text:p>Ordine v1 v2 c1 v3 c1 v4 c1 c1<text:line-break/><text:line-break/>[v1:]Mărețul har m-a mântuit<text:line-break/>Pe mine din păcat.<text:line-break/>Pierdut eram, dar m-a găsit,<text:line-break/>De <text:s text:c="1"/>moarte m-a <text:s text:c="1"/>scăpat.<text:line-break/><text:line-break/>[v2:]Mărețul har m-a învățat<text:line-break/>S-o rup cu orice-i rău.<text:line-break/>Ce scump mi-e azi tot harul dat,<text:line-break/>Trăiesc prin El mereu.<text:line-break/><text:line-break/>[c1:]Lanțul s-a frânt, azi liber sunt,<text:line-break/>Răscumpărat prin Sange sfant.<text:line-break/>Și-n mila Sa, mi-a dat în dar,<text:line-break/>Iubirea Lui, mărețul har.<text:line-break/><text:line-break/>[v3:]Dureri, batjocuri, prigoniri,<text:line-break/>Adesea-m întâlnit;<text:line-break/>Prin harul marii Lui Iubiri<text:line-break/>Eu toate-am biruit.<text:line-break/><text:line-break/>[v4:]Prin har ajunge-voi în cer <text:line-break/>Cu slavă îmbrăcat,<text:line-break/>Și voi slăvi în veșnicii<text:line-break/>Pe Cel ce har mi-a dat.<text:line-break/><text:line-break/>Pe Cel ce har mi-a dat,<text:line-break/>De moarte m-a scapat.</text:p>
      <text:h>320. Maretul har (m-a mantuit)</text:h>
      <text:p>Ordine v1 v2 v3<text:line-break/><text:line-break/>[v1:]Mărețul har m-a mântuit<text:line-break/>Pe mine din păcat.<text:line-break/>Pierdut eram, dar m-a găsit,<text:line-break/>De <text:s text:c="1"/>moarte m-a <text:s text:c="1"/>scăpat.<text:line-break/><text:line-break/>[v2:]Mărețul har m-a învățat<text:line-break/>S-o rup cu orice-i rău.<text:line-break/>Ce scump mi-e azi tot harul dat,<text:line-break/>Trăiesc prin El mereu.<text:line-break/><text:line-break/>[v3:]Prin har ajunge-voi în cer <text:line-break/>Cu slavă îmbrăcat,<text:line-break/>Și voi slăvi în veșnicii<text:line-break/>Pe Cel ce har mi-a dat.</text:p>
      <text:h>321. Mari se despart</text:h>
      <text:p>Ordine v1 c1 c1 v2 c1 c1 b1 c1 c1 e1<text:line-break/><text:line-break/>[v1:]Tristă mi-e inima,<text:line-break/>Tu-Ți arăți dragostea,<text:line-break/>Când deschizi ochii mei ca să văd ce-ai făcut.<text:line-break/>Când nu văd drumul meu, sprijin mi-e Duhul Tău,<text:line-break/>Când deschizi ochii mei ca să văd ce-ai făcut,<text:line-break/>Când deschizi ochii mei ca să văd ce-ai făcut.<text:line-break/><text:line-break/>[c1:]Mări se despart, neamuri vin,<text:line-break/>La chemarea Ta răspund.<text:line-break/>Viața mea Ți-o închin,<text:line-break/>În Tine speranța-mi pun.<text:line-break/><text:line-break/>[v2:]Suferinți s-or sfârși,<text:line-break/>Harul tău va domni,<text:line-break/>Când deschizi ochii mei ca să văd ce-ai făcut.<text:line-break/>Inima-mi va cânta și mă voi bucura,<text:line-break/>Când deschizi ochii mei ca să văd ce-ai făcut.<text:line-break/>Când deschizi ochii mei ca să văd ce-ai făcut.<text:line-break/><text:line-break/>[b1:]Când deschizi ochii mei ca să văd ce-Ai făcut.<text:line-break/>Isus ochii-mi deschizi ca să văd ce-Ai făcut.<text:line-break/><text:line-break/>[e1:]În Tine speranța-mi pun!<text:line-break/>În Tine speranța-mi pun!</text:p>
      <text:h>322. Meriti toata lauda</text:h>
      <text:p>Ordine i1 i1 i1 v1 v2 c1 v1 v2 c1 c1 b1 b1 c1 c1 i1 i1 i1 i1<text:line-break/><text:line-break/>[i1:]Meriți toată lauda!<text:line-break/>Meriți toată lauda! <text:s text:c="1"/><text:line-break/><text:line-break/>[v1:]Venim în fața Ta-n închinare,<text:line-break/>Laude noi vrem să-Ți cântăm.<text:line-break/>Pe porțile Tale azi intrăm<text:line-break/>Sărbătoare e-n templul Tău.<text:line-break/><text:line-break/>[v2:]Ceru-ntreg privește și se bucură.<text:line-break/>Noi strigăm "Aleluia" numai Ție,<text:line-break/>Din morți ai înviat!<text:line-break/><text:line-break/>[c1:]Meriți toată lauda, <text:s text:c="4"/><text:line-break/>În cer și pe pământ!<text:line-break/>Doamne fii lăudat,<text:line-break/>Din morți ai înviat. <text:s text:c="1"/><text:line-break/><text:line-break/>[b1:]Tot ce este-n mine, Îl slăvește-acum.<text:line-break/>Puterea și gloria,<text:line-break/>O, Domnul meu cel Bun.<text:line-break/><text:line-break/>E bucurie în viața mea, în prezența Ta.<text:line-break/>Doamne ne-ai eliberat<text:line-break/>Și de-aceea Îți cântăm.</text:p>
      <text:h>323. Meriti toata slava</text:h>
      <text:p>Ordine v1 v2 c1 c1 c2 c3 c3 v1 v2 c1 c1 c2 c3 c3 c3 c3<text:line-break/><text:line-break/>[v1:]Meriți toată slava<text:line-break/>Meriți toată cinstea<text:line-break/>Meriți lauda și-nchinarea!<text:line-break/><text:line-break/>[c1:]Pentru mine-un păcătos<text:line-break/>L-ai trimis pe Hristos<text:line-break/>Sus pe dealul Golgota<text:line-break/>Ca să poarte vina mea.<text:line-break/><text:line-break/>[c2:]Să fiu salvat.. să fiu iertat,<text:line-break/>Prin Isus răscumpărat!<text:line-break/><text:line-break/>[c3:]Cântăm glorie, cântăm glorie,<text:line-break/>Osana Domnului, slavă și mărire!<text:line-break/><text:line-break/>[v2:]Meriți toată slava<text:line-break/>Meriți toată cinstea<text:line-break/>Meriți lauda și-nchinarea,<text:line-break/>Dumnezeule!</text:p>
      <text:h>324. Mi-am pus nadejdea-n Tine</text:h>
      <text:p>Ordine v1 c1 v2 c1 v3 c1 c1 b1 b1 b1 b1 c1<text:line-break/><text:line-break/>[v1:]Mi-am pus nădejdea-n Tine,<text:line-break/>Mi-am pus nădejdea-n Tine<text:line-break/>să nu fiu dat de rușine!<text:line-break/>Mi-am pus nădejdea-n Tine,<text:line-break/>Mi-am pus nădejdea-n Tine<text:line-break/>Vrăjmașii mei să nu se bucure de mine!<text:line-break/><text:line-break/>[c1:]În Tine e nădejdea mea,<text:line-break/>În Tine e speranța mea.<text:line-break/>Doar prin Tine izbăvire voi primi,<text:line-break/>Cu Tine ne-ncetat voi birui, Domnul meu!<text:line-break/><text:line-break/>[v2:]Tu-mi ești Stânca tare,<text:line-break/>Tu-mi ești Stânca tare<text:line-break/>Adăpost când îmi este greu.<text:line-break/>Tu-mi ești Stânca tare,<text:line-break/>Tu-mi ești Stânca tare<text:line-break/>Tu ești Dumnezeu meu!<text:line-break/><text:line-break/>[v3:]Ești steag de biruință, ești steag de biruință<text:line-break/>În lupta-nverșunată.<text:line-break/>Ești steag de biruință, ești steag de biruință,<text:line-break/>Cu tine lupta-i câștigată!<text:line-break/><text:line-break/>[b1:]Ești Domn al Domnilor<text:line-break/>Rege al regilor<text:line-break/>Împărat al veșniciilor. </text:p>
      <text:h>325. Mila Ta</text:h>
      <text:p>Ordine v1 c1 c2 c2 v1 c1 c2 c2 c2 c2 c1 c2 c2<text:line-break/><text:line-break/>[v1:]Mărturisim acum căci suntem slabi,<text:line-break/>Așa de slabi, dar Tu ești Domn!<text:line-break/>Chiar dacă n-avem nimic să-Ți oferim<text:line-break/>Venim si Îți spunem: “Doamne, ajută-ne!”<text:line-break/><text:line-break/>[c1:]O inimă care e zdrobită, nicicând n-o vei refuza.<text:line-break/>Inima Ta bate plină de milă pentru noi,<text:line-break/>Să curgă râul, din Duhul Tău, Doamne Te rugăm!<text:line-break/><text:line-break/>[c2:]Lasă mila Ta să cadă<text:line-break/>Să curgă mila Ta din Cer<text:line-break/>E nouă zi de zi,<text:line-break/>O, las-o să cadă peste noi!</text:p>
      <text:h>326. Multa vreme eu am ratacit</text:h>
      <text:p>Ordine v1 c1 v2 v3 c1 v4 c1 c1<text:line-break/><text:line-break/>[v1:]Multă vreme eu am rătăcit<text:line-break/>Neștiind că Domnul m-a iubit,<text:line-break/>Pentru mine că s-a răstignit<text:line-break/>Pe Golgota!<text:line-break/><text:line-break/>[c1:]Sus pe cruce al Său sânge-a curs,<text:line-break/>Trupul, inima I le-au străpuns!<text:line-break/>Chiar și pentru-al meu păcat muri<text:line-break/>Pe Golgota!<text:line-break/><text:line-break/>[v2:]Din Cuvântul Domnului cunosc<text:line-break/>Astăzi că eu sunt un păcătos,<text:line-break/>Și în locul meu muri Hristos<text:line-break/>Pe Golgota!<text:line-break/><text:line-break/>[v3:]Am venit la El și m-a iertat,<text:line-break/>Multe binecuvântări mi-a dat,<text:line-break/>M-a făcut copilul Său bogat,<text:line-break/>Pe Golgota!<text:line-break/><text:line-break/>[v4:]Domnului de azi eu m-am predat<text:line-break/>Și în veci de El nu mă despart<text:line-break/>Al meu suflet Domnul mi-a salvat,<text:line-break/>Pe Golgota!</text:p>
      <text:h>327. Multa vreme eu am ratacit &lt;copy&gt;</text:h>
      <text:p>Ordine v1 c1 v2 v3 c1 v4 c1 c1<text:line-break/><text:line-break/>[v1:]Multă vreme eu am rătăcit<text:line-break/>Neștiind că Domnul m-a iubit,<text:line-break/>Pentru mine că s-a răstignit<text:line-break/>Pe Golgota!<text:line-break/><text:line-break/>[c1:]Sus pe cruce al Său sânge-a curs,<text:line-break/>Trupul, inima I le-au străpuns!<text:line-break/>Chiar și pentru-al meu păcat muri<text:line-break/>Pe Golgota!<text:line-break/><text:line-break/>[v2:]Din Cuvântul Domnului cunosc<text:line-break/>Astăzi că eu sunt un păcătos,<text:line-break/>Și în locul meu muri Hristos<text:line-break/>Pe Golgota!<text:line-break/><text:line-break/>[v3:]Am venit la El și m-a iertat,<text:line-break/>Multe binecuvântări mi-a dat,<text:line-break/>M-a făcut copilul Său bogat,<text:line-break/>Pe Golgota!<text:line-break/><text:line-break/>[v4:]Domnului de azi eu m-am predat<text:line-break/>Și în veci de El nu mă despart<text:line-break/>Al meu suflet Domnul mi-a salvat,<text:line-break/>Pe Golgota!</text:p>
      <text:h>328. Multumim</text:h>
      <text:p>Ordine v1 v2 v3<text:line-break/><text:line-break/>[v1:]Mulțumim, o, Tatăl nostru,<text:line-break/>Pentru Fiul Tău iubit.<text:line-break/>Mulțumim că-n orice vreme<text:line-break/>Minunat ne-ai ocrotit.<text:line-break/>Pentru primăveri senine,<text:line-break/>Ca și pentru toamne reci,<text:line-break/>Pentru lacrimi, Ție, Doamne,<text:line-break/>Îți aducem slavă-n veci.<text:line-break/><text:line-break/>[v2:]Mulțumim pentru răspunsul<text:line-break/>Rugăciunilor ce-l dai.<text:line-break/>Mulțumim că ajutorul<text:line-break/>Gata pentru noi îl dai.<text:line-break/>Pentru rău și pentru bine,<text:line-break/>Pentru sfinte mângâieri,<text:line-break/>Mulțumim pentru iubirea,<text:line-break/>Mai bogată azi ca ieri.<text:line-break/><text:line-break/>[v3:]Mulțumim pentru toți spinii,<text:line-break/>Mulțumim și pentru flori,<text:line-break/>Pentru case și cămine,<text:line-break/>Pentru soarele din nori.<text:line-break/>Pentru bucurii nespuse,<text:line-break/>Pentru pace Te slăvim,<text:line-break/>Pentru tainica nădejde,<text:line-break/>Doamne mare-Ți mulțumim.</text:p>
      <text:h>329. Muzica-ncetat</text:h>
      <text:p>Ordine v1 c1 c2 v2 c1 c2 c2 e1 e1 e2 e2 c2 c2<text:line-break/><text:line-break/>[v1:]Muzica a-ncetat, totu-i nemișcat,<text:line-break/>Dar eu vin spre Tin’...<text:line-break/>Doamne, m-a durut tot ce n-am făcut,<text:line-break/>Voia să-Ți ascult.<text:line-break/><text:line-break/>[c1:]Mai mult de-un cântec Ți-aduc,<text:line-break/>Căci doar cântecul nu-i<text:line-break/>Ceea ce Tu ai fi vrut.<text:line-break/>Tu cauți mult mai adânc<text:line-break/>Decât se poate vedea,<text:line-break/>Te uiți în inima mea!<text:line-break/><text:line-break/>[c2:]Mă-ntorc la inima închinării,<text:line-break/>Vreau să văd fața Ta,<text:line-break/>Doar fața Ta, Isus!<text:line-break/>Îmi pare rău de a mea greșeală,<text:line-break/>Că nu Te-am căutat,<text:line-break/>Și nu m-am închinat destul.<text:line-break/><text:line-break/>[v2:]Oamenii nu pot înțelege tot<text:line-break/>Ce Tu ai jertfit.<text:line-break/>Tot ce am primit, Tu ne-ai dăruit,<text:line-break/>Doamne, prin Isus...<text:line-break/><text:line-break/>[e1:]Mai mult de-un cântec Ți-aduc,<text:line-break/>Mai mult de-un cântec Ți-aduc...<text:line-break/><text:line-break/>[e2:]Te uiți în inima mea,<text:line-break/>În inima mea...</text:p>
      <text:h>330. N-ai  asemanare</text:h>
      <text:p>Ordine v1 c1 c1 v2 c1 c1 v3 c1 c1<text:line-break/><text:line-break/>[v1:]N-ai <text:s text:c="1"/>asemănare nici <text:s text:c="1"/>în Cer nici <text:s text:c="1"/>pe Pământ,<text:line-break/>nici în măreție nici în faptă și-n cuvânt.<text:line-break/><text:line-break/>[c1:]Îți cântăm: „Osana!” Dumnezeule slăvit,<text:line-break/>Pentru mântuirea, ce-n Isus ne-ai dăruit.<text:line-break/><text:line-break/>[v2:]Orișicine vine și renunță la păcat,<text:line-break/>în Isus găsește un prieten minunat!<text:line-break/><text:line-break/>[v3:]Orișicine crede nu va fi respins nicicând<text:line-break/>are mântuire, și-o nădejde pe Pământ.</text:p>
      <text:h>331. N-ai fost dator</text:h>
      <text:p>Ordine v1 c1 c1 v2 c1 c1<text:line-break/><text:line-break/>[v1:]De-atâtea ori eu sunt uimit de planul Tău<text:line-break/>Cu oameni buni, cu oameni răi, cu-mprejurări<text:line-break/>De voia Ta, de harul Tău, de tot ce faci<text:line-break/>N-ai fost dator Tu cu nimic, cu nimic.<text:line-break/><text:line-break/>[c1:]N-ai fost dator să mă iubești<text:line-break/>N-ai fost dator să Te jertfești<text:line-break/>N-ai fost dator să-mi dai iertare<text:line-break/>Dar Tu mi-ai dat !<text:line-break/>N-ai fost dator Tu cu nimic<text:line-break/>Dar totul în dar am primit<text:line-break/>Te laud, o, Doamne, mă-nchin<text:line-break/>Și-Ți mulțumesc !<text:line-break/><text:line-break/>[v2:]La ce-ai făcut, la tot ce faci, e un răspuns<text:line-break/>Atât de mult tu ne-ai iubit, încât ai spus:<text:line-break/>"Pe Fiul meu îl dau să moară pentru voi<text:line-break/>Cine va crede să nu piară, să aibă viață apoi".</text:p>
      <text:h>332. Neclintit (Ekklessia)</text:h>
      <text:p>Ordine v1 v2 c1 c1 v1 v2 c1 c1 b1 b1 c1 c1<text:line-break/><text:line-break/>[v1:]Vrednic de lauda <text:line-break/>Ce o pot cânta<text:line-break/>Vrednic ești Tu in veci<text:line-break/>De-nchinarea mea<text:line-break/>Vrednic de tot ce sunt <text:line-break/>Toată viața mea<text:line-break/>Ești Tu Isus<text:line-break/><text:line-break/>[c1:]Sfânt ești, <text:line-break/>Nimeni nu-i ca Tine<text:line-break/>Totu-Ti aparține<text:line-break/>Luminează Tu prin mine<text:line-break/>Vreau sa Te cunosc mai bine<text:line-break/>Vreau a Ta iubire<text:line-break/>Pentru cei de langa mine<text:line-break/><text:line-break/>[b1:]Voi zidi pe-a Ta iubire<text:line-break/>E o temelie tare<text:line-break/>Voi trai doar prin credință<text:line-break/>Neclintit în orice vreme<text:line-break/><text:line-break/>[v2:]Isus e numele <text:line-break/>Cel mai Minunat<text:line-break/>Isus e singurul <text:line-break/>Care m-a salvat<text:line-break/>Vrednic de tot ce sunt <text:line-break/>Toată viața mea<text:line-break/>Esti Tu Isus<text:line-break/>Ești Tu Isus</text:p>
      <text:h>333. necunoscut</text:h>
      <text:p>Ordine <text:line-break/><text:line-break/>[v1:]<text:line-break/>Când lupta se-apropie te rog nu uita<text:line-break/>Războiul e-al Domnului<text:line-break/>Rămâi în picioare <text:line-break/>Şi nu dispera<text:line-break/>Războiul e-al Domnului<text:line-break/><text:line-break/></text:p>
      <text:h>334. Nemarginita-Ti dragoste</text:h>
      <text:p>Ordine v1 c1 v2 c1 b1 c1<text:line-break/><text:line-break/>[v1:]Când nu Îți vorbeam, <text:line-break/>un cântec îmi cântai<text:line-break/>Dragostea Ta îmi arăta<text:line-break/>Din suflarea Ta, <text:line-break/>în mine ai suflat<text:line-break/>Dragostea Ta mi-ai arătat<text:line-break/><text:line-break/>[c1:]O, nemărginită, <text:line-break/>nepătrunsă dragoste a Ta <text:line-break/>O, mă urmărește, <text:line-break/>mă găsește și când sunt pierdut<text:line-break/>N-am câștigat-o, <text:line-break/>n-am meritat-o însă zilnic o primesc<text:line-break/>O, nemărginită, <text:line-break/>nepătrunsă dragoste a Ta<text:line-break/><text:line-break/>[v2:]Când nu Te iubeam, <text:line-break/>Tu totuși mă doreai<text:line-break/>Dragostea Ta îmi arătai<text:line-break/>Chiar când Te-am trădat, <text:line-break/>pe cruce ai urcat<text:line-break/>Dragostea Ta mi-ai arătat<text:line-break/><text:line-break/>[b1:]Nu e umbra prea groasă<text:line-break/>Valea prea joasă<text:line-break/>Ca să ma găseşti<text:line-break/>Niciun zid nu-i prea tare<text:line-break/>Nu-i munte prea mare<text:line-break/>Ca să mă găseşti</text:p>
      <text:h>335. Nimeni nu e ca Tine</text:h>
      <text:p>Ordine v1 v1 c1 v1 v1 c1 v1<text:line-break/><text:line-break/>[v1:]Nimeni nu e ca Tine<text:line-break/>Nimeni n-a putut viața-mi schimba<text:line-break/>Oricât de mult aș căuta n-aș găsi<text:line-break/>Nimeni nu-i ca Tin’ <text:line-break/><text:line-break/>[c1:]Dragostea-I fără de margini<text:line-break/>Inima mi-a copleșit<text:line-break/>Sunt în siguranță în brațul Tău sfânt<text:line-break/>Nimeni nu-i ca Tin’</text:p>
      <text:h>336. Nimeni nu-i ca Tine Isus</text:h>
      <text:p>Ordine v1 v2 p1 c1 v1 v2 p1 c1 p1 c1<text:line-break/><text:line-break/>[v1:]Tu esti Cel ce existi din vesnicii<text:line-break/>Tu esti Cel ce in veci va domni<text:line-break/>Numai Tu esti al Meu Creator<text:line-break/>Numai Tu esti pe veci Salvator <text:line-break/><text:line-break/>[v2:]Tu esti Cel ce pe mare a umblat<text:line-break/>Tu esti Cel ce din morti a inviat<text:line-break/>Numai Tu esti asa de minunat<text:line-break/>Numai Tu esti mereu neschimbat<text:line-break/><text:line-break/>[p1:]Nimeni nu-i ca Tine, Isus<text:line-break/> Nimeni nu-i ca Tine, Isus!<text:line-break/><text:line-break/>[c1:]Numele Tau e inaltat<text:line-break/>Si orice natiune se va pleca<text:line-break/>Intreg universul va declara<text:line-break/>Acum si in veci gloria Ta</text:p>
      <text:h>337. Noapte de craciun preasfintita esti</text:h>
      <text:p>Ordine v1 c1 v2 c1 v3 c1<text:line-break/><text:line-break/>[v1:]Noapte de „crăciun” preasfințită ești!<text:line-break/>Cu lumini strălucitoare bucurii vestești!<text:line-break/>Că la Betleem s-a născut Isus,<text:line-break/>Fiul Tatălui din Ceruri, Pruncul Sfânt.<text:line-break/><text:line-break/>[c1:]S-a născut Isus, pace ne-a adus!<text:line-break/>Bucuria este mare-n Cer și pe Pământ!<text:line-break/>Îngerii în cor slăvesc pe Salvator:<text:line-break/>“Pace pe Pământ și bună-nvoire!”<text:line-break/><text:line-break/>[v2:]Mic și drăgălaș, dulce Copilaș,<text:line-break/>Ne-a adus din Cer lumină, dragoste și har.<text:line-break/>Dumnezeu ne-a dat ce-a avut mai scump<text:line-break/>Fiul Tatălui din Ceruri, Pruncul Sfânt.<text:line-break/><text:line-break/>[v3:]Magii Îl cinstesc pe Fiul ceresc;<text:line-break/>Păstorii îngenunchează, cu drag Îl privesc.<text:line-break/>Cinsteşte-L şi tu în viaţa ta<text:line-break/>Prin credinţă şi iubire, nu uita.</text:p>
      <text:h>338. Noapte sfanta de craciun</text:h>
      <text:p>Ordine v1 v2 v3<text:line-break/><text:line-break/>[v1:]Noapte sfântă de crăciun,<text:line-break/>Noapte sfântă de crăciun.<text:line-break/>Bucurie ne aduce<text:line-break/>Noaptea sfântă de crăciun!<text:line-break/>Bucurie ne aduce<text:line-break/>Noaptea sfântă de crăciun!<text:line-break/><text:line-break/>[v2:]Jos în iesle-n Betleem,<text:line-break/>Jos în iesle-n Betleem<text:line-break/>Dumnezeu la noi venise<text:line-break/>Jos în iesle-n Betleem!<text:line-break/>Dumnezeu la noi venise<text:line-break/>Jos în iesle-n Betleem!<text:line-break/><text:line-break/>[v3:]Să-I aducem toți în dar,<text:line-break/>Să-I aducem toți în dar.<text:line-break/>Inima drept mulțumire,<text:line-break/>să-I aducem toți în dar!<text:line-break/>Inima drept mulțumire,<text:line-break/>să-I aducem toți în dar!</text:p>
      <text:h>339. Noi Te asteptam</text:h>
      <text:p>Ordine v1 c1 v2 c1 b1 c1<text:line-break/><text:line-break/>[v1:]Știu credința mută munții,<text:line-break/>Vrem să îi mutăm<text:line-break/>Venim cu umilință<text:line-break/>Pe Tine te-adorăm<text:line-break/>Noi te așteptăm<text:line-break/>Tu ești creatorul lumii<text:line-break/>Îmi știi inima<text:line-break/>Ești Salvatorul nostru<text:line-break/>Simțim iubirea Ta<text:line-break/><text:line-break/>[c1:]/: Noi te așteptăm<text:line-break/>Mâinile ridicăm, spre cer<text:line-break/>Doar pe Tin', Te-adorăm<text:line-break/>Cântând, Aleluia: / 3x<text:line-break/><text:line-break/>[v2:]Tu ești tot ce ai promis,<text:line-break/>Credincios, măreț și bun<text:line-break/>Ne dorim a Ta prezență<text:line-break/>Tot ce vrem ești Tu!<text:line-break/><text:line-break/>[b1:]Aleluia</text:p>
      <text:h>340. Noi triumfam</text:h>
      <text:p>Ordine v1 v1 c1 c1 v2 v2 c1 c1 v3 v3 c1 c1 v4 v4 c1 c1<text:line-break/><text:line-break/>[v1:]E război, frate n-ai uitat<text:line-break/>Să ieșim afară din păcat<text:line-break/>Chiar de lumea nu ne înțelege<text:line-break/>Noi fideli pe cale-aici vom merge.<text:line-break/><text:line-break/>[c1:]Noi triumfăm în lupt-acum<text:line-break/>Conduși de Duhul Domnului<text:line-break/>Dușmanul strigă, dar să n-ai frică<text:line-break/>Spre cer privirea ți-o ridică.<text:line-break/><text:line-break/>[v2:]Cuvântul, ca sabie ni-i dat<text:line-break/>Slava lumii noi am lepădat<text:line-break/>Drumul l-a deschis Isus, prin luptă<text:line-break/>Și acum, puternic ne ajută.<text:line-break/><text:line-break/>[v3:]Să faci binele nu obosi<text:line-break/>Veșnica răsplată vei primi<text:line-break/>Luptă contra nebuniei lumii<text:line-break/>Caută comoara-nțelepciunii.<text:line-break/><text:line-break/>[v4:]Te-ntărește și nu te-ntrista<text:line-break/>Când suferința se-abate-asupra ta<text:line-break/>Alergarea în curând sfârșește<text:line-break/>Mirele vine, nu zăbovește.</text:p>
      <text:h>341. Nu e munte prea inalt</text:h>
      <text:p>Ordine v1 v2 v3 v1 v2 v3<text:line-break/><text:line-break/>[v1:]Nu este munte prea ’nalt<text:line-break/>Ca să nu-l mişte,<text:line-break/>Nu e problemă prea grea<text:line-break/>Să n-o rezolve,<text:line-break/><text:line-break/>[v2:]Nu e furtună prea rea<text:line-break/>Să n-o liniştească,<text:line-break/>Nu e durere prea grea<text:line-break/>Să n-o aline.<text:line-break/><text:line-break/>[v3:]El purtat-a pe umerii Săi<text:line-break/>Povara lumii,<text:line-break/>El poate lua chiar acum<text:line-break/>Povara Ta.</text:p>
      <text:h>342. Nu la intamplare sunt</text:h>
      <text:p>Ordine v1 c1 v2 c1 v3 c1 v4 c1<text:line-break/><text:line-break/>[v1:]Nu la întâmplare sunt<text:line-break/>Domnul m-a creeat.<text:line-break/>Nu la întâmplare sunt<text:line-break/>Domnul m-a creeat.<text:line-break/><text:line-break/>[c1:]Eu sunt cu voi în orice zi,<text:line-break/>Eu sunt cu voi în orice zi,<text:line-break/>Eu sunt cu voi în orice zi,<text:line-break/>A spus Isus.<text:line-break/><text:line-break/>[v2:]Nici puterea lumii-ntregi<text:line-break/>Nu-mi dă-acest sprijin.<text:line-break/>Nici puterea lumii-ntregi<text:line-break/>Nu-mi dă-acest sprijin.<text:line-break/><text:line-break/>[v3:]De aceea cânt voios<text:line-break/>Ca să știe toți.<text:line-break/>De aceea cânt voios<text:line-break/>Ca să știe toți.<text:line-break/><text:line-break/>[v4:]Singur, trist și părăsit<text:line-break/>Nu vreau să mai fiu.<text:line-break/>Singur, trist și părăsit<text:line-break/>Nu vreau să mai fiu.</text:p>
      <text:h>343. Nu mai fi trist caci pentru tine</text:h>
      <text:p>Ordine v1 c1 v2<text:line-break/><text:line-break/>[v1:]Nu mai fi trist<text:line-break/>Căci pentru tine s-a coborât,<text:line-break/>Din strălucire Emanuel, <text:line-break/>Să ne aducă pace în inimă!<text:line-break/><text:line-break/>[c1:]Sunt fericit!<text:line-break/>Chiar dac-am lacrimi pe-obraz.<text:line-break/>Iată secretul: în inimă-i Isus!<text:line-break/><text:line-break/>[v2:]Fericirea-i să-L ai pe Isus,<text:line-break/>Și să trăiești, numai cu Isus<text:line-break/>Cel din Betleem,<text:line-break/>Ce s-a născut azi și în inima mea!</text:p>
      <text:h>344. Nu mergi de la mine,Doamne</text:h>
      <text:p>Ordine v1 c1 v2 c1 v3 c1 v4 c1 c1<text:line-break/><text:line-break/>[v1:]Nu mergi de la mine,Doamne,<text:line-break/>Strigă inima.<text:line-break/>Mila Ta reverși spre alții, <text:line-break/>Fă‑mi și mie‑așa.<text:line-break/><text:line-break/>[c1:]Isus, Isus! Strigă inima,<text:line-break/>Mila Ta reverși spre alții,<text:line-break/>Fă‑mi și mie‑așa.<text:line-break/><text:line-break/>[v2:]Vin la Tronul îndurării,<text:line-break/>Că-s îndurerat;<text:line-break/>Vezi, aici stau cu căință<text:line-break/>Să fiu mângâiat.<text:line-break/><text:line-break/>[v3:]Ești izvor de bucurie,<text:line-break/>Orice vină ștergi.<text:line-break/>Pace Ta mi-o dai Tu mie<text:line-break/>Partea mea Tu ești.<text:line-break/><text:line-break/>[v4:]Mă-ncred în Tine, Doamne,<text:line-break/>Stânca mea Tu ești;<text:line-break/>Lângă Tine-n orice vreme<text:line-break/>Eu mă odihnesc.<text:line-break/></text:p>
      <text:h>345. Nu stiu ce sa-Ți spun</text:h>
      <text:p>Ordine v1 v2 v3 v4 c1 v5 v6 c1 c1 b1 c1 c1<text:line-break/><text:line-break/>[v1:]Nu știu ce să-Ți spun,<text:line-break/>O, Doamne mare,<text:line-break/>Pe genunchi eu mă pun<text:line-break/>Și stau până doare.<text:line-break/><text:line-break/>[v2:]Și gânduri adun<text:line-break/>În mintea mea plină,<text:line-break/>Și lacrimi îmi curg,<text:line-break/>Și vocea-mi suspină.<text:line-break/><text:line-break/>[v3:]Știu greșeli ce-am făcut<text:line-break/>Și știu că Te doare.<text:line-break/>Vreau să lupt zi de zi,<text:line-break/>Dar parcă firea nu moare.<text:line-break/><text:line-break/>[v4:]Aș zbura de aici<text:line-break/>Către bolta senină,<text:line-break/>Vreau să merg spre lumină,<text:line-break/>Vreau să merg spre lumină!<text:line-break/><text:line-break/>[c1:]Privesc spre ceruri zi de zi,<text:line-break/>Ce am în inimă Tu știi.<text:line-break/>Vrei Tu, o, Doamne să mă ierți,<text:line-break/>O, ține-mă la piept cum știi,<text:line-break/>Ridică-mă între cei vii,<text:line-break/>Leagă-mi Tu rănile ce dor.<text:line-break/><text:line-break/>[v5:]Nu mă duc nicăieri,<text:line-break/>Eu te am doar pe Tine.<text:line-break/>Doamne, Tu m-ai creat,<text:line-break/>Tu ești Cel ce mă ține.<text:line-break/><text:line-break/>[v6:]Nu lăsa Tu nimic<text:line-break/>Doamne să ne despartă,<text:line-break/>Vreau să-Ți dau viața toată,<text:line-break/>Vreau să-Ți dau viața toată!<text:line-break/><text:line-break/>[b1:]Ești Domnul meu mă-nchin doar Ție,<text:line-break/>Mă leg de Tine pe vecie!<text:line-break/><text:line-break/>[v6:]Nu lăsa Tu nimic<text:line-break/>Doamne să ne despartă,<text:line-break/>Vreau să-Ți dau viața toată,<text:line-break/>Vreau să-Ți dau viața toată!<text:line-break/></text:p>
      <text:h>346. Nu te-ndoi, ci crede</text:h>
      <text:p>Ordine v1 c1 c1 v2 c2 c2 v3 c3 c3 v4 c4 c4<text:line-break/><text:line-break/>[v1:]Nu te-ndoi, ci crede că dincolo de nor<text:line-break/>E-un soare și mai dulce, și mai strălucitor.<text:line-break/><text:line-break/>[v2:]Nu te uita la tine, că ești așa de slab<text:line-break/>Nici la vrășmașul care te-ar nimici degrab’<text:line-break/><text:line-break/>[v3:]Nu te-ndoi, ci crede că dincolo de tot<text:line-break/>Veghează Dumnezeul Puternic, Savaot;<text:line-break/><text:line-break/>[v4:]Și dacă crezi puternic, nimica nu-i spre rău,<text:line-break/>Ci totul se va-ntoarce spre-un și mai bine-al tău.<text:line-break/><text:line-break/>[c1:]Nu norul este veșnic,<text:line-break/>Ci soarele-i acel<text:line-break/>Ce-nvinge și rămâne<text:line-break/>Stăpân în urmă el!<text:line-break/><text:line-break/>[c2:]Nu te uita la ziduri,<text:line-break/>La porțile de fier,<text:line-break/>La ura ce scrâșnește,<text:line-break/>Ci uită-te la cer!<text:line-break/><text:line-break/>[c3:]Căci nici un păr nu-ți cade<text:line-break/>Și nici o clipă nu-i<text:line-break/>Că nu-i nici o-ncercare<text:line-break/>Decât prin voia Lui!<text:line-break/><text:line-break/>[c4:]Nu te-ndoi, ci crede<text:line-break/>Că-n ceasul cel mai greu<text:line-break/>În fiecare clipă,<text:line-break/>Veghează Dumnezeu!</text:p>
      <text:h>347. Nu va fi o veste mai frumoasa</text:h>
      <text:p>Ordine v1 c1 v2 c1 v3 c1 c1<text:line-break/><text:line-break/>[v1:]Nu va fi o veste mai frumoasă <text:line-break/>Ca salvarea dată prin Isus<text:line-break/>Nici iubire care să jertfească <text:line-break/>Pentru noi cât a jertfit Isus.<text:line-break/><text:line-break/>[c1:]Dragostea Lui e darul<text:line-break/>Cel mai minunat!<text:line-break/>Minunat, minunat,<text:line-break/>O, dragostea Lui e darul<text:line-break/>Cel mai minunat,<text:line-break/>Minunat și pentru noi.<text:line-break/><text:line-break/>[v2:]Zilnic mă-nconjoară cu-ndurare<text:line-break/>Văd la orice pas cât e de bun<text:line-break/>El mi-a dat pe veci răscumpărare<text:line-break/>Pot și eu voios acum să spun:<text:line-break/><text:line-break/>[v3:]Nu vom înțelege niciodată <text:line-break/>Ce măreață e iubirea sa,<text:line-break/>Și atunci în slava nevisată <text:line-break/>Tot iubirea Lui o vom cânta:</text:p>
      <text:h>348. Nu-i nimeni ca Tine</text:h>
      <text:p>Ordine v1 c1 v2 c2 c1<text:line-break/><text:line-break/>[v1:]Nu-i nimeni ca Tine, Isus iubit Salvator!<text:line-break/>Cu viața mea, Te preamăresc<text:line-break/>Și vreau să-Ți spun că: „Te iubesc!”<text:line-break/>Ești pace, tărie,<text:line-break/>Turn de scăpare și-alin,<text:line-break/>Sufletul meu și trupul meu<text:line-break/>Numai Ție Ți le închin!<text:line-break/><text:line-break/>[c1:]Să cânte Pământul întreg Domnului!<text:line-break/>Putere, mărire și laudă doar Lui.<text:line-break/>Cu munții și marea<text:line-break/>Noi toți ne plecăm,<text:line-break/>Înaintea Numelui Său!<text:line-break/>Marile Tale lucrări voi cânta<text:line-break/>În dragoste, Doamne,<text:line-break/>Pe veci eu voi sta!<text:line-break/>Nu se compară nimic cu iubirea Ta.<text:line-break/><text:line-break/>[v2:]Isuse, Tu ești sfânt, nimeni ca Tine nu e!<text:line-break/>Cât voi trăi, voi prețui<text:line-break/>Iubirea Ta ce m-a salvat.<text:line-break/>Alinare, ocrotire,<text:line-break/>Turn de scăpare Tu-mi ești!<text:line-break/>Cu tot ce am, cu tot ce sunt<text:line-break/>Voi cânta cât voi trăi!<text:line-break/><text:line-break/>[c2:]Lăudați pe Domnul cu strigăte mari!<text:line-break/>Putere, mărire și laudă doar Lui.<text:line-break/>Munții se-nclină chiar și apele<text:line-break/>Când El vine-n glorie.<text:line-break/>De bucurie cânt lui Dumnezeu!<text:line-break/>Pe veci Te iubesc,<text:line-break/>Pe veci Te voi ‘nălța!<text:line-break/>Nimeni ca Tine nu mă va iubi, Isus.</text:p>
      <text:h>349. Numai pe Tine</text:h>
      <text:p>Ordine v1 c1 v2 c1 v3 c1<text:line-break/><text:line-break/>[v1:]Dintre tot ce-i mai frumos în viață<text:line-break/>Dintre tot ce cântă gândul meu<text:line-break/>Te-aleg pe Tine,<text:line-break/>Te-aleg pe Tine,<text:line-break/>Dumnezeu.<text:line-break/><text:line-break/>[c1:]Numai pe Tine,<text:line-break/>Numai pe Tine,<text:line-break/>Numai pe Tine Te aleg.<text:line-break/>Veșnicia cu Tine vreau să o petrec.<text:line-break/><text:line-break/>[v2:]Dintre vocile ce mă cheamă-ntruna,<text:line-break/>Și îmi spun că drumul meu e greu<text:line-break/>Te-aleg pe Tine,<text:line-break/>Te-aleg pe Tine, Dumnezeu.<text:line-break/><text:line-break/>[v3:]Lumea-ntreagă orice mi-ar oferi<text:line-break/>N-am s-aleg, ci am să spun mereu:<text:line-break/>“Te-aleg pe Tine,<text:line-break/>Te-aleg pe Tine, Dumnezeu.”</text:p>
      <text:h>350. Numele Tau</text:h>
      <text:p>Ordine v1 c1 b1 b1 v2 c1 b1 b1 b1 b1<text:line-break/><text:line-break/>[v1:]Numele Tău Doamne Îl voi rosti!<text:line-break/>Turn de scăpare îmi e zi de zi!<text:line-break/>Numele Tău doar în El mă încred<text:line-break/>În strâmtorare eu n-am să mă pierd.<text:line-break/><text:line-break/>[c1:]Valuri de vin dar viața să-mi ia<text:line-break/>Numele Tău îl voi chema<text:line-break/>El este scut, tăria mea<text:line-break/>Și veșnic, veșnic îl voi striga!<text:line-break/><text:line-break/>[b1:]Isus, Isus!<text:line-break/>Isus, Isus!<text:line-break/><text:line-break/>[v2:]Doamne chemăm numele Tău cel sfânt,<text:line-break/>Vrem s-auzim glasul Tău pe pământ.<text:line-break/>Prin viața noastră Isus Te-nălțăm,<text:line-break/>Numele Tău Doamne îl lăudăm.</text:p>
      <text:h>351. Numele Tau e minunat</text:h>
      <text:p>Ordine v1 c1 v2 c1 c1 c1 e1<text:line-break/><text:line-break/>[v1:]Doamne, Ți-aducem închinare<text:line-break/>Dumnezeu puternic și sfânt.<text:line-break/>Ți-aducem slavă și onoare<text:line-break/>Căci Tu ai spus "Eu sunt acel ce sunt"!<text:line-break/><text:line-break/>[c1:]Numele Tău e minunat,<text:line-break/>Numele Tău e-adevarăt.<text:line-break/>Numele Tău este tot ce se poate spune!<text:line-break/>Numele Tău e minunat,<text:line-break/>Numele Tău e-adevarăt.<text:line-break/>Numele Tău e mai presus de orice nume!<text:line-break/><text:line-break/>[v2:]În fața ta se pleacă toate<text:line-break/>Pământul și cerul sublim.<text:line-break/>Venim și noi cu inimile noastre<text:line-break/>Să Te lăudăm, să Te slăvim!<text:line-break/><text:line-break/>[e1:]Numele Tău!</text:p>
      <text:h>352. Numele Tau e-naltat</text:h>
      <text:p>Ordine v1 c1 v2 p1 c2 c1<text:line-break/><text:line-break/>[v1:]Numele Tau e ‘naltat printre neamuri e laudat<text:line-break/>Puterea Ta e vestita pe-ntreg pamant<text:line-break/>Vrednic de cinste esti Tu<text:line-break/>Se cuvine sa ne-nchinam inaintea Ta, in fata Ta Doamne.<text:line-break/><text:line-break/>[c1:]Voi inalta numele Tau,<text:line-break/>Voi proclama domnia-ti pe pamant<text:line-break/>Voi arata puterea sangelui tau sfant<text:line-break/>Dorinta mea va fi a ta,voi face Doamne numai voia ta.<text:line-break/>Cat voi trai pe-acest pamant sa te slujesc.<text:line-break/><text:line-break/>[v2:]In glorie si-n slava-ntronat<text:line-break/>In splendoare esti imbracat<text:line-break/>Minunile tale-s cantate din neam in neam,<text:line-break/>Caci nimeni nu este ca Tin’ Dumnezeule divin <text:line-break/>Creatia-ntreaga pe Tine te lauda. <text:line-break/><text:line-break/>[p1:]Voi arata puterea sangelui tau sfant<text:line-break/>Dorinta mea va fi a ta,voi face Doamne numai voia ta.<text:line-break/>Cat voi trai pe-acest pamant sa te slujesc.<text:line-break/><text:line-break/>[c2:]/: Numele Tau e sfant<text:line-break/>Numele Tau e drept<text:line-break/>Numele Tau e mare pe-ntreg pamant :/</text:p>
      <text:h>353. O cantare de marire</text:h>
      <text:p>Ordine v1 c1 v2 c1 v3 c1 v4 c1 c1<text:line-break/><text:line-break/>[v1:]O cântare de mărire am în inimă mereu<text:line-break/>De când L-am găsit pe Domnul la Calvar.<text:line-break/>El a dat odihnă sfântă,<text:line-break/>Pace sufletului meu,<text:line-break/>Și sunt liber, fericit prin al Său Har.<text:line-break/><text:line-break/>[c1:]Fericită inima mea cântă,<text:line-break/>Plină de nespuse bucurii.<text:line-break/>Mai frumos nici îngerii nu cântă,<text:line-break/>Ca acei din valea plângerii.<text:line-break/><text:line-break/>[v2:]Cât de mult doream să aflu drumul cel adevărat,<text:line-break/>Cineva să-mi ia păcatul dureros!<text:line-break/>Am aflat că El osânda la Golgota a purtat,<text:line-break/>Și-am venit atunci la cruce bucuros.<text:line-break/><text:line-break/>[v3:]Câtă frică și-ntuneric pe cărarea mea era,<text:line-break/>Când umblam rătăcitor fără Isus !<text:line-break/>Am adus la El povara și de-atunci în viața mea,<text:line-break/>Bucuria și lumina au pătruns.<text:line-break/><text:line-break/>[v4:]Merg spre casa unde veșnic fericirea voi gusta,<text:line-break/>În eternul strălucitul meu palat.<text:line-break/>Față-n față în mărire pe Isus îl voi vedea,<text:line-break/>Și cu sfinții-I voi da slavă nencetat.</text:p>
      <text:h>354. O ce veste minunata</text:h>
      <text:p>Ordine v1 c1 c1 v2 c2 c2 v3 c3 c3 v4 c4 c4<text:line-break/><text:line-break/>[v1:]O ce veste minunată<text:line-break/>În Betleem ni se-arată.<text:line-break/><text:line-break/>[c1:]Că a născut Prunc,<text:line-break/>Prunc din Duhul Sfânt<text:line-break/>Fecioara Maria.<text:line-break/><text:line-break/>[v2:]Că la Betleem Maria<text:line-break/>Săvârșind călătoria.<text:line-break/><text:line-break/>[c2:]În sărac lăcaș<text:line-break/>Lâng-acel oraș<text:line-break/>Naște pe Mesia.<text:line-break/><text:line-break/>[v3:]Pe Fiul Cel din vecie<text:line-break/>Ce L'a trimis Tatăl mie.<text:line-break/><text:line-break/>[c3:]Să se nască<text:line-break/>Și să crească<text:line-break/>Să ne mântuiască.<text:line-break/><text:line-break/>[v4:]E Isus, Păstorul mare,<text:line-break/>Turmă ca El nimeni n'are.<text:line-break/><text:line-break/>[c4:]Noi Îl lăudăm <text:line-break/>Și ne închinăm<text:line-break/>Cu credință tare.</text:p>
      <text:h>355. O inima curata</text:h>
      <text:p>Ordine v1 v1 c1 c1 v1 v1 c1 c1 e1<text:line-break/><text:line-break/>[v1:]O inimă curată, Doamne,<text:line-break/>Este tot ce-mi doresc din partea Ta!<text:line-break/><text:line-break/>[c1:]O inimă în care răutatea să nu stea,<text:line-break/>O inimă în care să domnești, eu aș vrea!<text:line-break/>O inimă deschisă pentru Tine Domnul meu,<text:line-break/>Să-Ți înalțe Osanale către Tine cel mai mare<text:line-break/>Dumnezeu!<text:line-break/><text:line-break/>[e1:]Să-Ți înalțe Osanale către Tine cel mai mare<text:line-break/> <text:s text:c="4"/>Dumnezeu!</text:p>
      <text:h>356. O lume întreagă stă în nepăsare</text:h>
      <text:p>Ordine v1 c1 v2 c1 v3 c1<text:line-break/><text:line-break/>[v1:]O lume întreagă stă în nepăsare<text:line-break/>Şi caută-adăpost când vine <text:line-break/>o-ncercare<text:line-break/>/: Dar eu nu mă tem. :/<text:line-break/>În ceasul cel bun e stăpână pe toate<text:line-break/>Când Domnul îi vorbeşte i-e frică de moarte<text:line-break/>/: Dar eu nu mă tem. :/<text:line-break/><text:line-break/>[c1:]Da, eu nu mă tem<text:line-break/>Chiar dacă cei din jur mă părăsesc<text:line-break/>Da, eu nu mă tem orice-ar veni;<text:line-break/>Viaţa mea e-n mâna Celui ce-a murit pe lemn,<text:line-break/>Cu mine Îl chem şi eu nu mă tem.<text:line-break/><text:line-break/>[v2:]Ades vine-ncercarea, năvalnic ca marea<text:line-break/>Şi norii negri, grabnic, întunecă zarea<text:line-break/>/: Dar eu nu mă tem. :/<text:line-break/>Se spulberă gândul şi orice speranţă<text:line-break/>Şi nici măcar o clipă nu ai siguranţă<text:line-break/>/: Dar eu nu mă tem :/<text:line-break/><text:line-break/>[v3:]Chiar oamenii cei răi <text:line-break/>mă-nconjoară cu ură<text:line-break/>Din cupa lor să-mi dea să beau <text:line-break/>o picătură<text:line-break/>/: Dar eu nu mă tem. :/<text:line-break/>Cu Domnul meu eu trec biruitor peste toate,<text:line-break/>Din apă şi din foc să mă scape, El poate,<text:line-break/>/: Dar eu nu mă tem. :/</text:p>
      <text:h>357. O noapte sfanta</text:h>
      <text:p>Ordine v1 c1 v2 c2 v3 c3<text:line-break/><text:line-break/>[v1:]O noapte sfântă, binecuvântată<text:line-break/>Isus în iesle umil S-a născut.<text:line-break/>În lumea de păcate frământată,<text:line-break/>Mântuitorul azi a coborât.<text:line-break/><text:line-break/>[v1:]Speranța-n sufletul trudit răsare,<text:line-break/>A zorilor lumină strălucesc.<text:line-break/><text:line-break/>[c1:]Îngenunchiați! E Ceru-n sărbătoare.<text:line-break/>Mulțimi de îngeri azi Îl preamăresc.<text:line-break/>Mulțimi de îngeri azi Îl preamăresc.<text:line-break/><text:line-break/>[v2:]Conduce stea spre ieslea Lui săracă,<text:line-break/>Și noi ca magii adânc ne smerim.<text:line-break/>Vrem darul nostru Pruncului să placă,<text:line-break/>Întreaga viață Lui i-o dăruim.<text:line-break/><text:line-break/>[v2:]El Rege-al regilor stă într-o iesle,<text:line-break/>Simțind din plin necazul nostru greu.<text:line-break/><text:line-break/>[c2:]Glorie Lui, el printre noi trăiește,<text:line-break/>Și chiar în iesle El e Dumnezeu.<text:line-break/>Și chiar în iesle El e Dumnezeu.<text:line-break/><text:line-break/>[v3:]Ne-a arătat iubirea jertfitoare,<text:line-break/>Cu pace El a venit pe Pământ.<text:line-break/>Nu vor fi robi, nici lanțurile-amare,<text:line-break/>Nici asuprire-n a-L Său Nume Sfânt.<text:line-break/><text:line-break/>[v3:]Cântări de mulțumire să-I aducem,<text:line-break/>Simțind din plin necazul nostru greu.<text:line-break/><text:line-break/>[c3:]El este Domn, Hristos în veci e Rege,<text:line-break/>Iubirea, slava Lui o preamărim.<text:line-break/>Iubirea, slava Lui o preamărim.</text:p>
      <text:h>358. O poarta e deschisa</text:h>
      <text:p>Ordine v1 c1 v2 c1 e1<text:line-break/><text:line-break/>[v1:]O poartă e deschisă<text:line-break/>S-ajungi în Ceruri sus<text:line-break/>Numele ei e Golgota.<text:line-break/>De vrei să-L vezi pe Isus<text:line-break/>Să fii al Lui de-acum<text:line-break/>o, vino azi la Golgota!<text:line-break/><text:line-break/>[c1:]Mai este loc la cruce pentru tine!<text:line-break/>Mai este loc la cruce pentru oricine!<text:line-break/>Mai este loc pentru întreg Pământul!<text:line-break/>Mai este loc, mai este loc!<text:line-break/><text:line-break/>[v2:]Oricine-ai fi în lume<text:line-break/>Și orice nume porți<text:line-break/>Tu ai nevoie de Isus.<text:line-break/>Hai, vino și primește-L<text:line-break/>La cruce stă și-acum<text:line-break/>Te va primi, căci El e bun!<text:line-break/><text:line-break/>[e1:]La cruce, în Cer, mai este loc!</text:p>
      <text:h>359. O, Beetleem oras micut</text:h>
      <text:p>Ordine v1 v2 v3<text:line-break/><text:line-break/>[v1:]O, Beetleem oraș micuț, cum dormi de liniștit,<text:line-break/>În timp ce mii de stele sus aleargă-n infinit.<text:line-break/>La tine-n întuneric, „Lumina” S-a născut,<text:line-break/>O iesle-n staul doar ai dat Celui făr' de-nceput.<text:line-break/><text:line-break/>[v2:]Pe când dormeai nepăsător, Mesia a venit,<text:line-break/>Și oști Cerești slăveau în cor pe Cel ce ne-a iubit.<text:line-break/>O, stele-a dimineții vestiți venirea Sa!<text:line-break/>Pământu-ntreg răsune-acum și-n veci de slava Sa!<text:line-break/><text:line-break/>[v3:]Azi Te rugăm, cobori la noi, Copil din Betleem,<text:line-break/>Aruncă-afar-orice păcat, pe Tine doar Te vrem.<text:line-break/>Ne îndulcește viața, în lumea de nevoi,<text:line-break/>O, scumpe Domn, Emanuel, de-acum rămâi cu noi!</text:p>
      <text:h>360. O, ce dulce nume</text:h>
      <text:p>Ordine v1 c1 v2 c1 v3 c1 v4 c1 c1<text:line-break/><text:line-break/>[v1:]O, ce dulce nume este<text:line-break/>Numele Isus Hristos!<text:line-break/>Pace, bucurie-aduce<text:line-break/>Sufletului credincios.<text:line-break/><text:line-break/>[c1:]Ce frumos, ce frumos<text:line-break/>despre El să cânți voios,<text:line-break/>Ce frumos, ce frumos<text:line-break/>e să-L lauzi pe Hristos!<text:line-break/><text:line-break/>[v2:]Ce iubit și dulce nume:<text:line-break/>El ne face fericiți,<text:line-break/>Cei ce L-au primiti îi cântă,<text:line-break/>Bucuroși că-s mântuiți!<text:line-break/><text:line-break/>[v3:]Cu Isus și-n al Său nume<text:line-break/>Noi să mergem zi de zi,<text:line-break/>Doar așa în lupta vieții<text:line-break/>Pe cel rău vom birui.<text:line-break/><text:line-break/>[v4:]Vă plecați în al Său nume,<text:line-break/>La picioare-I vă-nchinați.<text:line-break/>Până când în Cer cu sfinții,<text:line-break/>Vom cânta încoronați.</text:p>
      <text:h>361. O, ce valuri de-ndurare</text:h>
      <text:p>Ordine v1 c1 v2 c1 v3 c1<text:line-break/><text:line-break/>[v1:]O, ce valuri de-ndurare<text:line-break/>curg din crucea lui Iisus!<text:line-break/>O, ce jertfă minunată<text:line-break/>este jertfa lui Iisus!<text:line-break/><text:line-break/>[c1:]Curăţit în al Său sânge<text:line-break/>şi crezând în jertfa Lui,<text:line-break/>Te apropii fără teamă<text:line-break/>de preasfântul Dumnezeu.<text:line-break/><text:line-break/>[v2:]Pretutindeni să se întindă<text:line-break/>valu-acestei mari iubiri,<text:line-break/>Toată lumea să audă<text:line-break/>despre jertfa lui Iisus.<text:line-break/><text:line-break/>[v3:]Orice suflet ce se află<text:line-break/>în ruină şi-n păcat<text:line-break/>Să privească azi la Tatăl<text:line-break/>şi sa fie mantuit</text:p>
      <text:h>362. O, ce veste plina de bucurii</text:h>
      <text:p>Ordine v1 c1 v2 c1 v3 c1<text:line-break/><text:line-break/>[v1:]O, ce veste plină de bucurii<text:line-break/>Corul de îngeri ne-a adus,<text:line-break/>Vestea bună a marii îndurări<text:line-break/>Ce azi Dumnezeu ne-a trimis de Sus.<text:line-break/><text:line-break/>[c1:]Iată: S-a născut Isus,<text:line-break/>Mântuire ne-a adus!<text:line-break/>El ne scapă din nevoi;<text:line-break/>Dumnezeu e azi cu noi!<text:line-break/><text:line-break/>[v2:]O, ce veste plină de bucurii !<text:line-break/>Cu-nsuflețire să cântăm;<text:line-break/>Ale noastre glasuri vestească azi:<text:line-break/>Prin Domnul Isus mântuire'avem !<text:line-break/><text:line-break/>[v3:]O, ce veste plină de bucurii !<text:line-break/>Ea ne alină în dureri.<text:line-break/>Domnul sfânt la noi azi S'a coboarât<text:line-break/>ca să ne ridice cu El în Cer</text:p>
      <text:h>363. O, cine este-acest Copil?</text:h>
      <text:p>Ordine v1 c1 v2 c1 v3 c1<text:line-break/><text:line-break/>[v1:]O, cine este-acest Copil <text:line-break/>Ce stă culcat pe paie,<text:line-break/>În timp ce îngerii din Cer<text:line-break/>Îi cântă adorare?<text:line-break/><text:line-break/>[c1:]El e Hristos Isus, E Regele trimis de Sus!<text:line-break/>Veniți și'L căutați pe Cel născut în iesle!<text:line-break/><text:line-break/>[v2:]El doarme'n ieslea boilor<text:line-break/>Pe brațele Mariei,<text:line-break/>Păstori și magi aduc cu ei<text:line-break/>Prinosul bucuriei.<text:line-break/><text:line-break/>[v3:]Veniți la El bogați, săraci,<text:line-break/>Cu daruri și'nchinare,<text:line-break/>Căci e nădejdea tuturor<text:line-break/>La toți ne dă salvare!</text:p>
      <text:h>364. O, creste-mi iubirea</text:h>
      <text:p>Ordine <text:line-break/><text:line-break/>[v1:]O, crește-mi iubirea în inima mea,<text:line-break/>Isuse, Isuse, mereu Te-aș ruga:<text:line-break/><text:line-break/>[c1:] Îmi umple cu Harul pe care-l aștept <text:s text:c="3"/><text:line-break/> Și ochii, și graiul, și inima-n piept;<text:line-break/> Îmi umple cu Harul pe care-l aștept <text:s text:c="3"/><text:line-break/> Și ochii, și graiul, și inima-n piept.<text:line-break/><text:line-break/>[v2:]O, crește-mi iubirea, Isuse iubit,<text:line-break/>Să fiu de-a' ei haruri deplin copleșit;<text:line-break/><text:line-break/>[c2:]Revarsă-mi-o-n suflet cu val după val,<text:line-break/>Ca râul ce crește de dă peste mal;<text:line-break/>Revarsă-mi-o-n suflet cu val după val,<text:line-break/>Ca râul ce crește de dă peste mal.<text:line-break/><text:line-break/>[v3:]O, crește-mi iubirea, iubite Isus,<text:line-break/>În starea și locul în care m-ai pus.<text:line-break/><text:line-break/>[c3:]Să-i port pretutindeni belșugul de har,<text:line-break/>Și-a ei revărsare să n-aibă hotar;<text:line-break/>Să-i port pretutindeni belșugul de har,<text:line-break/>Și-a ei revărsare să n-aibă hotar.<text:line-break/><text:line-break/>[v4:]O, crește-mi iubirea cu rodu-i sfințit,<text:line-break/>Chiar numai cu ură de-aș fi răsplătit.<text:line-break/><text:line-break/>[c4:]Să nu pot, Isuse, trăi fără ea:<text:line-break/>O, crește-mi iubirea în inima mea!<text:line-break/>Să nu pot, Isuse, trăi fără ea:<text:line-break/>O, crește-mi iubirea în inima mea!</text:p>
      <text:h>365. O, Doamne ia-ma-n slujba Ta</text:h>
      <text:p>Ordine v1 c1 v2 c1 v3 c1 v4 c1<text:line-break/><text:line-break/>[v1:]O, Doamne ia-mă-n slujba Ta,<text:line-break/>Cu viața mea, cu tot ce am<text:line-break/>Și clipele, și zilele<text:line-break/>Să fie ale Tale.<text:line-break/><text:line-break/>[c1:]Ia-mă pe mine însumi,<text:line-break/>Fii stăpân peste mine;<text:line-break/>Ia-mă cu tot ce am, o, Doamne,<text:line-break/>Și fă ce vrei cu mine.<text:line-break/><text:line-break/>[v2:]Ia-mi gura, Doamne-n slujba Ta,<text:line-break/>Să Îți vestească dragostea,<text:line-break/>Și buzele dreptatea Ta<text:line-break/>Să o mărturisească.<text:line-break/><text:line-break/>[v3:]Ia-mi glasul meu să cânte doar<text:line-break/>Mărirea Ta și-al Tău scump har,<text:line-break/>Să laude-așa cum Tu dorești<text:line-break/>Cereasca îndurare!<text:line-break/><text:line-break/>[v4:]Smerit mă plec 'naintea Ta<text:line-break/>Și Îți supun voința mea.<text:line-break/>Te rog să-mi umpli inima<text:line-break/>Cu dragoste de Tine!</text:p>
      <text:h>366. O, Doamne mare!</text:h>
      <text:p>Ordine v1 c1 v2 c1 v3 c1 v4 c1 v5 c1 c1<text:line-break/><text:line-break/>[v1:]O Doamne Mare, când privesc eu lumea,<text:line-break/>Ce ai creat-o prin al Tău Cuvânt.<text:line-break/>Ființele ce’mpodobesc natura,<text:line-break/>Cum le’ntreții cu brațul Tău cel sfânt.<text:line-break/><text:line-break/>[c1:]Atunci Îți cânt, Măreț Stăpânitor:<text:line-break/>Ce mare ești, ce mare ești!<text:line-break/><text:line-break/>[v2:]Privirea când mi-o-nalț și văd minunea;<text:line-break/>Mulțimea astrelor lucind pe cer.<text:line-break/>Mărețul soare, cât și blânda lună<text:line-break/>Plutind, ca mingi de aur, prin eter.<text:line-break/><text:line-break/>[v3:]Când întâlnesc pe Domnu-n Cartea Sfântă,<text:line-break/>Și când zăresc mulțimea de-ndurări,<text:line-break/>Pe-ai Săi aleși cum i-a iubit întruna<text:line-break/>Și i-a condus prin binecuvântări.<text:line-break/><text:line-break/>[v4:]Și-L văd pe Domnul pe Pământu-acesta,<text:line-break/>Ca serv, dar plin de dragoste și har.<text:line-break/>Zăresc în duh amara-I suferință,<text:line-break/>Și mântuirea ce mi-o dă în dar.<text:line-break/><text:line-break/>[v5:]Când Domnul sfânt va reveni-n mărire<text:line-break/>Și când voi sta uimit în fața Sa,<text:line-break/>Eu voi striga în sfântă adorare:<text:line-break/>“Ce mare ești, ce mare-i slava Ta!”</text:p>
      <text:h>367. O, Doamne, esti frumos</text:h>
      <text:p>Ordine v1 v1 v2 b1 v1 e1<text:line-break/><text:line-break/>[v1:]O, Doamne ești frumos,<text:line-break/>Eu caut fața Ta.<text:line-break/>Și când privesc în ochii Tăi,<text:line-break/>Eu văd iubirea Ta.<text:line-break/><text:line-break/>[v2:]Aprinde focul sfânt<text:line-break/>În trupu-mi de pământ.<text:line-break/>Întoarce-mă la dragostea<text:line-break/>Ce-ntâi în mine-ardea.<text:line-break/><text:line-break/>[b1:]Întoarce-mă la dragostea<text:line-break/>Ce-ntâi în mine-ardea.<text:line-break/><text:line-break/>[e1:]Și când privesc în ochii Tăi,<text:line-break/>Eu văd iubirea Ta.</text:p>
      <text:h>368. O, Doamne, strig in clipa grea!</text:h>
      <text:p>Ordine v1 c1 v2 c1 v3 c1 v4 c1<text:line-break/><text:line-break/>[v1:]O, Doamne, strig in clipa grea;<text:line-break/>Privește slăbiciunea mea,<text:line-break/>Scăpare dă-mi cu mâna Ta;<text:line-break/>Cum sunt primește-mă!<text:line-break/><text:line-break/>[c1:]Cum sunt, primește-mă,<text:line-break/>Cum sunt, primește-mă,<text:line-break/>Tu ești Mântuitorul meu,<text:line-break/>Cum sunt, primește-mă.<text:line-break/><text:line-break/>[v2:]Păcatul mă apasă greu;<text:line-break/>Te rog, mă scapă de cel rău!<text:line-break/>Doresc de-acum să fiu al Tău,<text:line-break/>Cum sunt primește-mă!<text:line-break/><text:line-break/>[v3:]Putere, râvnă îmi lipsesc,<text:line-break/>Încât și ceea ce doresc<text:line-break/>Precum aș vrea nu-mplinesc;<text:line-break/>Cum sunt primește-mă!<text:line-break/><text:line-break/>[v4:]Te-aștept acum ca un sărac,<text:line-break/>Dar nu sunt, doamne, disperat<text:line-break/>Știind că Tu ești îndurat;<text:line-break/>Cum sunt primește-mă!</text:p>
      <text:h>369. O, Doamne-aici ne-am adunat</text:h>
      <text:p>Ordine v1 v2 v3 v4<text:line-break/><text:line-break/>[v1:]O, Doamne,-aici ne-am adunat ca fii ’naintea Ta;<text:line-break/>Cuvântul Tău ce ni L-ai dat cu drag vom asculta,<text:line-break/>Cuvântul Tău ce ni L-ai dat cu drag vom asculta.<text:line-break/><text:line-break/>[v2:]Urechi și inimi să deschizi atunci când ne vorbești,<text:line-break/>La noi, Isuse, vrem să vii cu bucurii cerești,<text:line-break/>La noi, Isuse, vrem să vii cu bucurii cerești.<text:line-break/><text:line-break/>[v3:]Smeriți noi așteptăm acum divinul Tău cuvânt,<text:line-break/>Dorim ca Tu să Îl sădești în inimi pe pământ,<text:line-break/>Dorim ca Tu să Îl sădești în inimi pe pământ.<text:line-break/><text:line-break/>[v4:]Rămâi cu noi, Păstor iubit, în clipe de vegheri,<text:line-break/>S-ajungem ceasul mult dorit al sfintei învieri,<text:line-break/>S-ajungem ceasul mult dorit al sfintei învieri.</text:p>
      <text:h>370. O, Duhule Sfant</text:h>
      <text:p>Ordine v1 c1 v1 c1<text:line-break/><text:line-break/>[v1:]O, Duhule Sfânt lucrează în noi<text:line-break/>Și dă-ne de sus sfințenia Ta.<text:line-break/>Cercetează-ne, schimbă-ne,<text:line-break/>Modelează-ne, azi umple-ne,<text:line-break/>Umple-ne!<text:line-break/><text:line-break/>[c1:]Aprinde în noi focul sfânt,<text:line-break/>Lumina Ta pe pământ,<text:line-break/>În templul Tău să cobori<text:line-break/>Și slava Ta să se vadă-n noi.<text:line-break/>Ne dă putere într-o lume în nevoi,<text:line-break/>Ne dă putere într-o lume în nevoi. </text:p>
      <text:h>371. O, frunte-nsangerata</text:h>
      <text:p>Ordine v1 v2 v3<text:line-break/><text:line-break/>[v1:]O, frunte-nsângerată <text:line-break/>Și demnă-n al Tău chin<text:line-break/>O, frunte chinuită <text:line-break/>Sub ramura de spini<text:line-break/><text:line-break/>[v1:]O, frunte-mpodobită <text:line-break/>Cu har dumnezeiesc<text:line-break/>Ești azi disprețuită, <text:line-break/>Eu însă Te slăvesc!<text:line-break/><text:line-break/>[v2:]Întreaga Ta durere <text:line-break/>M-apasă astăzi greu<text:line-break/>De mult ce îndurat-ai <text:line-break/>De vină-s numai eu<text:line-break/><text:line-break/>[v2:]Îndură-Te de mine, <text:line-break/>O, nu Te mânia<text:line-break/>Îndură-Te, împarte-mi <text:line-break/>Milostivirea Ta!<text:line-break/><text:line-break/>[v3:]Ce mare bucurie, <text:line-break/>Ce har neprețuit<text:line-break/>Să mă cufund, o, Doamne <text:line-break/>În chinul Tău cumplit<text:line-break/><text:line-break/>[v3:]De s-ar putea chiar viața, <text:line-break/>Chiar viața mea Ți-aș da<text:line-break/>Ce sfântă bucurie <text:line-break/>Să mor la crucea Ta!</text:p>
      <text:h>372. O, noapte preasfintita</text:h>
      <text:p>Ordine v1 v2 v3<text:line-break/><text:line-break/>[v1:]O, noapte preasfințită, toate-s în odihnă,<text:line-break/>Toți dorm numai părinții sfinți<text:line-break/>Stau păzind lângă al lor Iubit.<text:line-break/><text:line-break/>[v1:]Dormi și Tu, o, Prunc sfânt!<text:line-break/>Dormi și Tu, o, Prunc sfânt! <text:line-break/><text:line-break/>[v2:]O, noapte preasfințită, îngeresc glas răsună.<text:line-break/>Auzi din Cer „Aleluia!”<text:line-break/>Acest cuvânt, o, cum răsună.<text:line-break/><text:line-break/>[v2:]Hristos ne mântuie!<text:line-break/>Hristos ne mântuie!<text:line-break/><text:line-break/>[v3:]O, noapte preasfințită saltă, o, inimă!<text:line-break/>Acum Fiul lui Dumnezeu<text:line-break/>El te mângâie prin darul Său.<text:line-break/><text:line-break/>[v3:]Vezi Hristos s-a născut!<text:line-break/>Vezi Hristos s-a născut!</text:p>
      <text:h>373. O, Pastorule bun</text:h>
      <text:p>Ordine v1 v2 v3 v4 e1<text:line-break/><text:line-break/>[v1:]O, Păstorule Bun,<text:line-break/>Paște sufletul meu ostenit,<text:line-break/>Căci pe dulcea Ta pășune<text:line-break/>Sunt atât de fericit.<text:line-break/>Doar acolo este hrana care viață dă din plin,<text:line-break/>Și pe cale, în ispite, întărit sunt pe deplin.<text:line-break/><text:line-break/>[v2:]Știu că sunt în lumea largă<text:line-break/>Și-alte feluri de pășuni,<text:line-break/>Însă toate-s veninoase,<text:line-break/>Pline de deșertăciuni.<text:line-break/>Chiar în jurul meu, oriunde,<text:line-break/>Eu le pot găsi ușor,<text:line-break/>Dar ce ele îmi oferă e amar și trecător.<text:line-break/><text:line-break/>[v3:]Am trăit o vreme-acolo,<text:line-break/>Pe-ale lumii largi pășuni,<text:line-break/>Neștiind că sunt departe<text:line-break/>De tot ce este sfânt și bun.<text:line-break/>Multe pofte și păcate<text:line-break/>Viața mi-au împovărat,<text:line-break/>De-adevăr și fericire ele m-au îndepărtat.<text:line-break/><text:line-break/>[v4:]Dar Tu ai venit la mine,<text:line-break/>Pe pășunea Ta m-ai pus,<text:line-break/>M-ai adus din nou la viață,<text:line-break/>Bunule Păstor, Iisus;<text:line-break/>Cu aleșii Tăi pe cale<text:line-break/>Din cuvânt eu mă hrănesc,<text:line-break/>Și cu Tine împreună către Cer călătoresc.<text:line-break/><text:line-break/>[e1:]Cu aleșii Tăi pe cale<text:line-break/>Din cuvânt eu mă hrănesc,<text:line-break/>Și cu Tine împreună către Cer călătoresc.</text:p>
      <text:h>374. O, scumpa zi!</text:h>
      <text:p>Ordine v1 c1 v2 c1 v3 c1 v4 c1 c1<text:line-break/><text:line-break/>[v1:]O, scumpă zi, când Te-am primit<text:line-break/>Isuse, Salvatorul meu;<text:line-break/>Sunt bucuros și fericit<text:line-break/>C-am fost primit să fiu al Tău.<text:line-break/><text:line-break/>[c1:]Scumpă zi, scumpă zi,<text:line-break/>Când prin Isus am fost salvat!<text:line-break/>Voi priveghea, mă voi ruga,<text:line-break/>În Tine mă voi bucura.<text:line-break/>Scumpă zi, scumpă zi,<text:line-break/>Când prin Isus am fost salvat!<text:line-break/><text:line-break/>[v2:]Prin Duhul sunt născut din nou,<text:line-break/>Isus e-al meu, iar eu al Său;<text:line-break/>Îmi este Domn și-L voi urma<text:line-break/>Mărturisindu-L tot mereu.<text:line-break/><text:line-break/>[v3:]Cu Domnul sunt în legământ<text:line-break/>Cu Duhul Sfânt pecetluit;<text:line-break/>Isuse, știu că mă conduci<text:line-break/>Pe cale, până la sfârșit.<text:line-break/><text:line-break/>[v4:]De bunul meu Mântuitor<text:line-break/>Nici-când eu nu mă voi lăsa;<text:line-break/>Privesc spre Cer încrezător<text:line-break/>Că voi ajunge-n slava Sa.</text:p>
      <text:h>375. O, Tata Sfant, noi Te iubim!</text:h>
      <text:p>Ordine v1 c1 v2 c2 c3 e1<text:line-break/><text:line-break/>[v1:]O, Tată Sfânt, noi Te iubim<text:line-break/>Și Numele Tău înălțăm.<text:line-break/>Vie’mpărăția Ta, noi Te rugăm<text:line-break/>Și lucrarea Ta noi o premărim!<text:line-break/><text:line-break/>[c1:]Binecuvântat fii, o, Doamne !<text:line-break/>Cel ce ai fost, ești și vei fi!<text:line-break/>Sfânt și minunat, și puternic,<text:line-break/>În veci Tu vei domni!<text:line-break/><text:line-break/>[v2:]Tată din Ceruri noi Te iubim,<text:line-break/>Te preamărim azi pe Pământ.<text:line-break/>Îți vestim Împărăția prin cântare<text:line-break/>Declarăm Atotputernicia Ta!<text:line-break/><text:line-break/>[c2:]Binecuvântat fii, o, Doamne!<text:line-break/>Cel ce ai fost, ești și vei fi!<text:line-break/>Binecuvântat fii, o, Doamne!<text:line-break/>Ce-mpărățești în veci de veci!<text:line-break/><text:line-break/>[c3:]Binecuvântat fii, o, Doamne !<text:line-break/>Cel ce ai fost, ești și vei fi!<text:line-break/>Sfânt și minunat, și puternic,<text:line-break/>În veci Tu vei domni!<text:line-break/><text:line-break/>[e1:]În veci Tu vei domni!</text:p>
      <text:h>376. O, tu, popor al Domnului, grabeste!</text:h>
      <text:p>Ordine v1 c1 v2 c1 v3 c1 v4 c1<text:line-break/><text:line-break/>[v1:]O, tu, popor al Domnului, grăbește,<text:line-break/>Și spune lumii de iubirea Sa,<text:line-break/>Cum Dumnezeu prin mila Sa dorește<text:line-break/>Harul salvării omului să-i dea.<text:line-break/><text:line-break/>[c1:]Lumii vestește despre Isus,<text:line-break/>El mântuirea din ceruri a adus!<text:line-break/><text:line-break/>[v2:]Mulți oameni încă rătăcesc departe,<text:line-break/>În lanțuri grele, prinși de-al lor păcat.<text:line-break/>Și nu e nimeni care să le spună<text:line-break/>Cum a murit Hristos și-a înviat.<text:line-break/><text:line-break/>[v3:]Pe fiii tăi îndeamnă-i să vestească<text:line-break/>Sfântul Cuvânt măreț și glorios<text:line-break/>Și mijlocește pentru ei în rugă<text:line-break/>Să-și dea viața în slujba lui Hristos.<text:line-break/><text:line-break/>[v4:]El vine iar, Biserică, fii gata;<text:line-break/>Dă în știre harul Său mântuitor<text:line-break/>Ca toți să-i iasă în întâmpinare<text:line-break/>Când va veni pe nori biruitor.</text:p>
      <text:h>377. Ochii ridic</text:h>
      <text:p>Ordine v1 v2 v3 e1<text:line-break/><text:line-break/>[v1:]Ochii ridic, slava Regelui să văd.<text:line-break/>Glasul înalț, pe Domnul Îl proslăvesc.<text:line-break/>Pe El iubesc și Îl proclam.<text:line-break/>Aleluia!<text:line-break/>El e Rege !<text:line-break/><text:line-break/>[v2:]Inima mea vreau Ție să Îți cânte<text:line-break/>și mâinile Ție să Îți slujească.<text:line-break/>Te preamăresc Ție mă-nchin.<text:line-break/>Aleluia!<text:line-break/>Ești Domnul meu.<text:line-break/><text:line-break/>[v3:]A mea rugă, Doamne, Tu să mi-o asculți.<text:line-break/>În fața Ta cum sunt Tu să mă primești.<text:line-break/>Ești Rege sfânt și glorios.<text:line-break/>Aleluia!<text:line-break/>Îți cânt pe veci!<text:line-break/><text:line-break/>[e1:]Aleluia!<text:line-break/>Îți cânt pe veci!</text:p>
      <text:h>378. Om al durerii</text:h>
      <text:p>Ordine v1 c1 v2 c1 b1 c1 v3 c1<text:line-break/><text:line-break/>[v1:]Om al durerii, <text:line-break/>Miel divin, <text:line-break/>părăsit de toţi,<text:line-break/><text:line-break/>Păcatul omenirii-ntregi<text:line-break/>asupra Lui a luat.<text:line-break/>[---]<text:line-break/>Bătut, zdrobit, batjocorit, <text:line-break/>El nu S-a apărat<text:line-break/>"Voia Ta, nu voia Mea" <text:line-break/>A spus când S-a rugat.<text:line-break/><text:line-break/>[c1:]M-ai salvat la vechea cruce,<text:line-break/>Dragostea Ta mi-ai arătat!<text:line-break/>Sufletu-mi strigă "Aleluia!",<text:line-break/>Slavă Celui înălţat!<text:line-break/><text:line-break/>[v2:]Dumnezeu venit din cer, <text:line-break/>Tu ne-ai răscumpărat,<text:line-break/>Vrei să Te-mpaci cu cei ce sus<text:line-break/>Pe cruce Te-au urcat.<text:line-break/><text:line-break/>[b1:]Datoria mea a plătit-o El, <text:line-break/>Sângele ce-a curs <text:line-break/>Este-a Lui Isus.<text:line-break/>De blestem, păcat, <text:line-break/>Nu mai sunt legat, <text:line-break/>Fiul a plătit, <text:line-break/>Sunt eliberat!<text:line-break/><text:line-break/>[v3:]Piatra s-a rostogolit, <text:line-break/>Mormântul este gol,<text:line-break/>Aleluia, fii-nălţat, <text:line-break/>Din morţi ai înviat!</text:p>
      <text:h>379. Omule, nu intamplarea</text:h>
      <text:p>Ordine v1 c1 c1 v2 c1 c1 v3 c1 c1 v4 c1 c1<text:line-break/><text:line-break/>[v1:]Văd Doamne chipul Tău strălucitor,<text:line-break/>Și-n stele sus, și-n soare, și în nor,<text:line-break/>Dar chipul Tău și omul l-a purtat,<text:line-break/>În vremea când era nevinovat,<text:line-break/>Căci după chipul Tău, Tu l-ai creat,<text:line-break/>Să fie sfânt și fără de păcat.<text:line-break/><text:line-break/>[c1:]Omule, nu întâmplarea <text:s text:c="5"/><text:line-break/>Ți-a dat chipul minunat!<text:line-break/>Dumnezeu, cu îndurarea,<text:line-break/>El te-a binecuvântat!<text:line-break/><text:line-break/>[v2:]Văd Doamne mâna Ta de Creator,<text:line-break/>Și-n văi adânci, și-n vârful munților,<text:line-break/>În piatra care scapără scântei<text:line-break/>Și în parfumul florilor de tei,<text:line-break/>În fagurul ce picură din roi,<text:line-break/>Căci le-ai creat pe toate pentru noi.<text:line-break/><text:line-break/>[v3:]Văd Doamne chipul Tău în adunări,<text:line-break/>Prin Duhul Sfânt, cu dar de vindecări.<text:line-break/>Tu locuiești în cerul strălucit,<text:line-break/>Dar vii și lângă omul umilit,<text:line-break/>Ca să-l ridici din umilința lui<text:line-break/>Și-n carul mântuirii să îl sui!<text:line-break/><text:line-break/>[v4:]Văd mâna Ta în fiecare zi,<text:line-break/>Și-n răsărit, și-n marele apus;<text:line-break/>În stropul cel de rouă cristalin,<text:line-break/>Și-n norii care, plini de apă, vin<text:line-break/>Să cadă peste lutul frământat,<text:line-break/>Să crească rodul binecuvântat!</text:p>
      <text:h>380. Osana (Vreau sa spuna cel ce-i slab)</text:h>
      <text:p>Ordine v1 v1 c1 c1 v2 v2 c1 c1 v3 v3 c1 c1<text:line-break/><text:line-break/>[v1:]Vreau să spună cel ce-i slab:<text:line-break/>"Eu sunt tare în Hristos!"<text:line-break/>Cel sărac: "Eu sunt bogat!"<text:line-break/>Iar cel orb: "Sunt sănătos!"<text:line-break/><text:line-break/>[c1:]Osana! Osana!<text:line-break/>Mielului ce-a fost-njunghiat!<text:line-break/>Osana! Osana!<text:line-break/>Celui mort și înviat.<text:line-break/><text:line-break/>[v2:]Tot ce-a fost rău și murdar<text:line-break/>Mi-ai iertat prin al Tău Har.<text:line-break/>Ca un râu iubirea Ta<text:line-break/>Umple azi inima mea.<text:line-break/><text:line-break/>[v3:]Știu că mă vei ridica<text:line-break/>Chiar de-aș fi-n adânc de văi.<text:line-break/>Bucuros Te voi înălța<text:line-break/>Și salvat îți voi cânta!</text:p>
      <text:h>381. osana amin osana</text:h>
      <text:p>Ordine c1 v1 c1 v2 c1 v3 c1<text:line-break/><text:line-break/>[c1:]Osana, amin, osana<text:line-break/>O, aleluia, maranata!<text:line-break/><text:line-break/>[v1:] /: Isus e domn, Isus e domn<text:line-break/>Isus e domn în viața mea :/<text:line-break/><text:line-break/>[v2:]/: El ne iubeşte, El ne iubeşte<text:line-break/>El ne iubeşte, pe noi pe toţi :/<text:line-break/><text:line-break/>[v3:]/: El vine iar, El vine iar<text:line-break/>El vine iar din cer la noi :/</text:p>
      <text:h>382. Osana lui Isus in veci</text:h>
      <text:p>Ordine c1 v1 v1 c2 v2 v2 c3 v3 v3<text:line-break/><text:line-break/>[c1:]Osana, osana,<text:line-break/>Osana lui Isus în veci!<text:line-break/>Osana, osana,<text:line-break/>Osana lui Isus în veci!<text:line-break/><text:line-break/>[v1:]De moarte m-a scăpat,<text:line-break/>Viață mi-a dat.<text:line-break/>El e Domn, e al meu Păstor,<text:line-break/>Osana lui Isus în veci!<text:line-break/><text:line-break/>[c2:]Glorie, glorie,<text:line-break/>Glorie Celui ce-a învins!<text:line-break/>Glorie, glorie,<text:line-break/>Glorie Celui ce-a învins!<text:line-break/><text:line-break/>[v2:]Pentru mine-a răbdat,<text:line-break/>Din moarte-a-nviat!<text:line-break/>Dragostea-I mare m-a cuprins,<text:line-break/>Glorie Celui ce-a învins!<text:line-break/><text:line-break/>[c3:]Slavă, slavă,<text:line-break/>Slavă lui Isus să-I dăm!<text:line-break/>Slavă, slavă,<text:line-break/>Slavă lui Isus să-I dăm!<text:line-break/><text:line-break/>[v3:]În curând va veni,<text:line-break/>Și cu El vom fi!<text:line-break/>Fericiți astăzi să-I cântăm,<text:line-break/>Slavă lui Isus să-I dăm!</text:p>
      <text:h>383. Osana sus in ceruri</text:h>
      <text:p>Ordine v1 c1 c1 v2 c1 c1 v3 c1 c1 c2<text:line-break/><text:line-break/>[v1:]Îl văd pe Regele Gloriei,<text:line-break/>Venind din cer pe nori de foc<text:line-break/>Totul tremură, totul tremură.<text:line-break/>Da! Iubirea-I și-ndurarea<text:line-break/>Păcatele ni le-a spălat<text:line-break/>Toți vom cânta, toți vom cânta:<text:line-break/><text:line-break/>[c1:]Osana, Osana,<text:line-break/>Osana sus în Ceruri! <text:line-break/><text:line-break/>[v2:]Eu văd o generație<text:line-break/>Ce intră în lucrarea Sa<text:line-break/>Crezând în El, crezând în El.<text:line-break/>Eu văd că o trezire,<text:line-break/>Se naște-n timp ce ne rugăm<text:line-break/>Stând pe genunchi, stând pe genunchi!<text:line-break/><text:line-break/>[v3:]Vindecă-mi Tu inima<text:line-break/>Fă-mă ca să văd ce nu pot vedea.<text:line-break/>Arată-mi cum pot să iubesc, cum Tu m’ai iubit.<text:line-break/>Leagă-mi inima de-a Ta.<text:line-break/>Cu tot ce sunt eu vreau să fac voia Ta.<text:line-break/>Până-n ziua când voi fi în Ceruri.<text:line-break/><text:line-break/>[c2:]Osana,<text:line-break/>Osana sus in ceruri</text:p>
      <text:h>384. Osana, Osana,Te laudam Isuse!</text:h>
      <text:p>Ordine v1 c1 o1 v2 c1 o1 o1<text:line-break/><text:line-break/>[v1:]Către Tine cântul nostru înălțăm,<text:line-break/>Te lăudăm.<text:line-break/>Ești speranță, după Tine tânjim,<text:line-break/>Noi te iubim.<text:line-break/>Căci lângă Tine biruim orice-ar veni.<text:line-break/>Și doar în Tine mântuirea ne-o găsim,<text:line-break/>Noi găsim!<text:line-break/><text:line-break/>[c1:]Osana, Osana!<text:line-break/>Te lăudăm Isuse,<text:line-break/>Viață ne-ai dat la cruce!<text:line-break/>Osana, Osana!<text:line-break/>În veci de veci mărire,<text:line-break/>Ne închinăm doar Ție!<text:line-break/><text:line-break/>[o1:]Osana, Osana!<text:line-break/>Osana, Osana!<text:line-break/><text:line-break/>[v2:]Către Tine inima ne îndreptăm,<text:line-break/>Te lăudăm.<text:line-break/>Ești salvare, vieți înfrânte Tu schimbi,<text:line-break/>Te proslăvim!<text:line-break/>Căci lângă Tine biruim orice-ar veni.<text:line-break/>Și doar în Tine mântuirea ne-o găsim,<text:line-break/>Noi găsim!</text:p>
      <text:h>385. Partea mea vei fi</text:h>
      <text:p>Ordine v1 c1 v2 c2 v3 c3<text:line-break/><text:line-break/>[v1:]Partea mea vei fi, o, Doamne,<text:line-break/>Scutul meu în veșnicii !<text:line-break/>Pe cărarea către Ceruri<text:line-break/>Lăngă mine Tu să fii!<text:line-break/><text:line-break/>[c1:]Domnul meu, Domnul meu,<text:line-break/>Domnul meu, Domnul meu!<text:line-break/>Pe cărarea către Ceruri,<text:line-break/>Lângă mine Tu să fii!<text:line-break/><text:line-break/>[v2:]Nu o viață mai ușoară,<text:line-break/>Nu vreau faimă, bogății<text:line-break/>Mai degrabă suferință<text:line-break/>Lângă mine doar să fii!<text:line-break/><text:line-break/>[c2:]Domnul meu, Domnul meu,<text:line-break/>Domnul meu, Domnul meu!<text:line-break/>Mai degrabă suferință<text:line-break/>Lângă mine doar să fii!<text:line-break/><text:line-break/>[v3:]Și prin văi întunecoase<text:line-break/>Mâna Ta mă va păzi<text:line-break/>Când voi trece pragul morții<text:line-break/>Lânga mine vreau să fii!<text:line-break/><text:line-break/>[c3:]Domnul meu, Domnul meu,<text:line-break/>Domnul meu, Domnul meu!<text:line-break/>Când voi trece pragul morții<text:line-break/>Lângă mine vreau să fii!</text:p>
      <text:h>386. Pasiunea mea</text:h>
      <text:p>Ordine v1 v1 v2 c1 v1 v3 c1<text:line-break/><text:line-break/>[v1:]Tată al celor vii, fii proslăvit<text:line-break/>Tată m-ai ridicat, la Tine m-ai atras<text:line-break/><text:line-break/>[v2:]Sufletul mi-ai ridicat<text:line-break/>Cuvântul Tău e în inima mea<text:line-break/>Duhul meu s-a înălțat<text:line-break/>Născut din nou de atingerea Ta<text:line-break/><text:line-break/><text:line-break/>[c1:]Tu ești și vei fi (pasiunea mea)!<text:line-break/>Tu ești și vei fi (pasiunea mea)!<text:line-break/>Tu ești și vei fi (pasiunea mea)!<text:line-break/>Tu ești și vei fi!<text:line-break/><text:line-break/>[v3:]Tată al celor vii, al Tău sunt și voi fi<text:line-break/>Pasiunea mea, Tu ești și vei fi!</text:p>
      <text:h>387. Pe aripi spre Tin'</text:h>
      <text:p>Ordine v1 c1 c1 v1 c1 c1 b1 b1 b1 b1 c1 c1 e1<text:line-break/><text:line-break/>[v1:]Aici Te aștept azi,<text:line-break/>Locuiește-n min', Te rog.<text:line-break/>Tânjesc după Tine din nou.<text:line-break/>M-ascunzi în iubirea-Ți,<text:line-break/>Du-mă pe genunchi,<text:line-break/>Să Te cunosc vreau tot mai mult.<text:line-break/><text:line-break/>[c1:]Trăiește-n min' ,<text:line-break/>Viața mea inund-o!<text:line-break/>Respiri în min',<text:line-break/>Să mă-nalț pe aripi spre Tin‘!<text:line-break/><text:line-break/>[b1:]Să mă-nalț pe aripi spre Tin‘!<text:line-break/><text:line-break/>[e1:]Pe aripi spre Tin‘!</text:p>
      <text:h>388. Pe bolta cerului senin</text:h>
      <text:p>Ordine v1 v2 v3<text:line-break/><text:line-break/>[v1:]Pe bolta cerului senin <text:line-break/>Cântări au răsunat<text:line-break/>Când îngerii duios și lin <text:line-break/>Din harfe au cântat:<text:line-break/><text:line-break/>[v1:]Slăvit să fie Dumnezeu <text:line-break/>Și pace pe Pământ!<text:line-break/>Ascultă-ntregul Univers <text:line-break/>Al îngerilor cânt.<text:line-break/><text:line-break/>[v2:]Și azi e Cerul larg deschis, <text:line-break/>Iar îngerii în zbor,<text:line-break/>Din străluciri de nedescris, <text:line-break/>Sublim ne cântă'n cor.<text:line-break/><text:line-break/>[v2:]Deasupra tristelor câmpii <text:line-break/>Se'apleacă Cerul sfânt<text:line-break/>Să stingă zbuciumul din noi <text:line-break/>Cu'al îngerilor cânt.<text:line-break/><text:line-break/>[v3:]Căci iată, clipele grăbesc <text:line-break/>Spre ceasul profețit,<text:line-break/>Când vremurile se opresc <text:line-break/>În prag, la răsărit.<text:line-break/><text:line-break/>[v3:]Când Cerul nou se va ivi <text:line-break/>Având un nou Pământ,<text:line-break/>Atunci și oamenii vor ști <text:line-break/>Al îngerilor cânt.</text:p>
      <text:h>389. Pe cine am eu Doamne</text:h>
      <text:p>Ordine v1 v1<text:line-break/><text:line-break/>[v1:]Pe cine am eu Doamne,<text:line-break/>Pe cine, în cer și pe pământ.<text:line-break/>Nimeni nu-I ca Tine<text:line-break/>Nu-I nimeni, Isuse, Domn Sfânt,<text:line-break/>Domn Sfânt!<text:line-break/><text:line-break/>[v1:]Tu ești stânca inimii mele<text:line-break/>Tu ești locul de-adăpost<text:line-break/>Tu ești comoara mea<text:line-break/>Viața-n Tine are rost!<text:line-break/><text:line-break/><text:line-break/>[v1:]Tu ești lumina vieții<text:line-break/>Doar Tu ești pacea mea<text:line-break/>Mereu din strâmtorare<text:line-break/>Tu îmi scoți inima!<text:line-break/></text:p>
      <text:h>390. Pe sfanta vietii carare</text:h>
      <text:p>Ordine v1 c1 v2 c1 v3 c1 v4 c1<text:line-break/><text:line-break/>[v1:]Pe sfânta vieții cărare,<text:line-break/>Isuse, prin har alergăm;<text:line-break/>Și flori de iubire, de soare,<text:line-break/>Spre lauda Ta semănăm.<text:line-break/><text:line-break/>[v2:]În lupta cea bună-a credinței,<text:line-break/>'Napoi nicidecum să nu dăm;<text:line-break/>Suntem rânduiți biruinței,<text:line-break/>Spre lauda Ta când luptăm.<text:line-break/><text:line-break/>[v3:]Ne-ai pus în ogorul iubirii,<text:line-break/>Poverile ei să purtăm;<text:line-break/>Să fim la-nălțimea menirii,<text:line-break/>Spre lauda Ta să lucrăm.<text:line-break/><text:line-break/>[v4:]În toate-mpreună cu Tine,<text:line-break/>Isuse, ne-ai pus să răbdăm;<text:line-break/>Prin Tine și astăzi și mâine,<text:line-break/>Spre lauda Ta să cântăm.<text:line-break/><text:line-break/>[c1:]Spre lauda Ta, spre lauda Ta,<text:line-break/>Isuse, cu foc vom cânta;<text:line-break/>În veci Te slăvim, în veci Te iubim,<text:line-break/>Prin harul pe care-l primim.</text:p>
      <text:h>391. Pe un deal departat</text:h>
      <text:p>Ordine v1 c1 v2 c1 v3 c1<text:line-break/><text:line-break/>[v1:]Pe un deal depărtat Mielul sfânt a purtat<text:line-break/>Crucea grea pentru-al lumii păcat<text:line-break/>Îl iubesc și-L privesc suferind răbdător<text:line-break/>Pe Isus, Cel ce viața și-a dat<text:line-break/><text:line-break/>[c1:]Cu privirea spre Domnul voi sta<text:line-break/>Amintindu-mi mereu jertfa Sa<text:line-break/>Și ca El crucea mi-o voi purta<text:line-break/>Până-n cer când coroană-mi va da!<text:line-break/><text:line-break/>[v2:]Jertfa de pe Calvar ce-i respinsă de mulți<text:line-break/>Mă atrage pe mine la ea<text:line-break/>Căci acolo Isus, lăsând gloria sus<text:line-break/>A murit pentru a mă salva<text:line-break/><text:line-break/>[v3:]Doar în sângele sfânt ce pe cruce a curs<text:line-break/>E minunea salvării-n Hristos<text:line-break/>Căci murind la Calvar Mielul sfânt, preacurat<text:line-break/>Din blestem și pierzare m-a scos.</text:p>
      <text:h>392. Pentru sangele varsat</text:h>
      <text:p>Ordine v1 c1 v2 c1 b1 e1<text:line-break/><text:line-break/>[v1:]Fiu de Împărat, slava cerului Tu ai lăsat<text:line-break/>Între noi întrupat dragostea ne-ai arătat.<text:line-break/>În chinul Tău cel mai greu,<text:line-break/>M-ai iubit Domnul meu<text:line-break/>Ai suferit nevinovat!<text:line-break/><text:line-break/>[c1:]Pentru sângele vărsat<text:line-break/>Voi cânta neîncetat<text:line-break/>O picătur-a fost de-ajuns<text:line-break/>Și eu am fost iertat<text:line-break/><text:line-break/>[c1:]Pentru sângele Tău sfânt,<text:line-break/>O, Isuse vreau să-Ți cânt<text:line-break/>Tu m-ai schimbat<text:line-break/>Din păcătos în sfânt<text:line-break/><text:line-break/>[v2:]Cuiele Te-au străpuns pentru mine<text:line-break/>Hainele au fost smulse de pe Tine<text:line-break/>Pe o cruce-nălțat, ai strigat răspicat:<text:line-break/>”Iartă-i Tată căci nu știu ce fac!”<text:line-break/><text:line-break/>[b1:]O, Isuse jertfa Ta<text:line-break/>Nu se poate cumpăra<text:line-break/>Nici cu aur, nici argint<text:line-break/>Nici cu toată lumea mea.<text:line-break/><text:line-break/>[e1:]Pentru sângele vărsat<text:line-break/>Voi cânta neîncetat!</text:p>
      <text:h>393. Pentru Tine</text:h>
      <text:p>Ordine v1 v2 c1 v1 v2 c1 v3 e1<text:line-break/><text:line-break/>[v1:]/: Un cântec port în gând mereu<text:line-break/>E pentru Tine Domnul meu :/<text:line-break/><text:line-break/>[v2:]/: Am pus în el iubirea mea<text:line-break/>Pentru frumusețea Ta :/<text:line-break/><text:line-break/>[c1:]/: Na, na, na, na, na, na, na<text:line-break/>Na, na, na, na, na, na, na<text:line-break/>Na, na, na, na, na, na, na :/<text:line-break/><text:line-break/>[v3:]De bucurie cânt mereu<text:line-break/>(De bucurie cânt mereu)<text:line-break/>Doar pentru Tine Domnul meu!<text:line-break/>Tresaltă-n mine inima<text:line-break/>(Tresaltă-n mine inima)<text:line-break/>Un cânt de frumusețea Ta!<text:line-break/><text:line-break/><text:line-break/>[e1:]Un cântec port în gând mereu<text:line-break/>E pentru Tine Domnul meu</text:p>
      <text:h>394. Pentru tine un pacatos</text:h>
      <text:p>Ordine v1 c1 v2 c1<text:line-break/><text:line-break/>[v1:]Pentru tine-un păcătos<text:line-break/>Pentru mine-un ticălos<text:line-break/>Pentru noi iubite suflet<text:line-break/>A murit Isus Hristos!<text:line-break/><text:line-break/>[v1:]A murit pe lemnul crucii<text:line-break/>Ca noi doi să fim salvați<text:line-break/>De-ale noastre păcate<text:line-break/><text:line-break/>[c1:]Este greu, da, este greu<text:line-break/>Când trăiești făr’ Dumnezeu<text:line-break/>Dar te rog nu te uita<text:line-break/>La viața ta cea grea<text:line-break/><text:line-break/>[c1:]Uită-te doar la Isus<text:line-break/>Ce la cruce El s-a dus<text:line-break/>Ca să moară pentru tine!<text:line-break/><text:line-break/>[v2:]Deci acum când tu dorești<text:line-break/>Pe Isus ca să-L primești<text:line-break/>Tu în dragoste să stai<text:line-break/>Ca în lume să nu te pierzi<text:line-break/><text:line-break/>[v2:]Și în veșnică iubire<text:line-break/>Cu Isus să fii mereu<text:line-break/>Doar o lumină vie!</text:p>
      <text:h>395. Pentru Tine vreau Isuse</text:h>
      <text:p>Ordine v1 c1 v2 c1 v3 c1<text:line-break/><text:line-break/>[v1:]Pentru Tine vreau Isuse<text:line-break/>Să-nving orice suferinți<text:line-break/>Am ales a jertfei cale,<text:line-break/>Pentru-a Tale biruinți<text:line-break/><text:line-break/>[c1:]Pentru Tine vreau Isuse<text:line-break/>Toată viața să mă lupt<text:line-break/>Până-n clipa sfântă-n care<text:line-break/>Lanțul tare fi-va rupt<text:line-break/><text:line-break/>[c1:]Pentru Tine vreau Isuse<text:line-break/>Toată viața să-Ți slujesc<text:line-break/>Până-n clipa sfântă-n care<text:line-break/>Lanțul tare fi-va rupt!<text:line-break/><text:line-break/>[v2:]Pentru Tine vreau Isuse<text:line-break/>Să trăiesc, să cânt, să mor<text:line-break/>Să vestesc a Tale sfinte,<text:line-break/>Dulci cuvinte tuturor<text:line-break/><text:line-break/><text:line-break/>[v3:]Pentru Tine drag Isuse<text:line-break/>Tot ce am de mi-aș jertfi<text:line-break/>N-am să pot cu viața toată<text:line-break/>Niciodată răsplăti</text:p>
      <text:h>396. Pleaca-ti genunchii</text:h>
      <text:p>Ordine v1 c1 v2 c1<text:line-break/><text:line-break/>[v1:]Pleacă-ți genunchii, Isus e-aici<text:line-break/>Ridică mâini curate spre cer<text:line-break/>Tronul de mărire e-n fața ta<text:line-break/>Slava se coboară din cer<text:line-break/><text:line-break/>[v1:]Îndrăznește de intră-n locul sfânt<text:line-break/>Spălat în sângele Mielului<text:line-break/>Vino cu cântări de mărire<text:line-break/>Osana Mielului Preasfânt.<text:line-break/><text:line-break/>[c1:]Rege-al regilor,<text:line-break/>Domn al domnilor<text:line-break/>Isus! Isus!<text:line-break/>Isus! Isus!<text:line-break/><text:line-break/>[v2:]Vino cu povara din viața ta<text:line-break/>Durerea ce te-apasă mereu<text:line-break/>Mâna lui Isus poate vindeca<text:line-break/>Povara și păcatul cel greu<text:line-break/><text:line-break/>[v2:]Pace ce coboară din cerul sfânt<text:line-break/>Dragostea și roadele ei<text:line-break/>Înțelepciunea și credința de neclintit<text:line-break/>Totul poți avea, doar să vrei</text:p>
      <text:h>397. Pregateste-mi inima, Doamne</text:h>
      <text:p>Ordine v1 v2 v3 v1 v2 v3<text:line-break/><text:line-break/>[v1:]Pregateste-mi inima, Doamne.<text:line-break/>Sa fie un templu sfant si curat.<text:line-break/>Cu multumire<text:line-break/>Traiesc pentru Tine.<text:line-break/>Te iubesc Isus, fii laudat!<text:line-break/><text:line-break/>[v2:]Doamne, fa-ma sa fiu un templu,<text:line-break/>Adevarat, curat si sfant,<text:line-break/>Cu multumire, a mea traire<text:line-break/>Sa Ti-o inchin Isus<text:line-break/>Pe-acest pamant. <text:line-break/><text:line-break/>[v3:]Doamne, fa-ne sa fim exemplu<text:line-break/>Si-o lumina pe-acest pamant,<text:line-break/>Ca sa se vada-n a noastra viata<text:line-break/>Numele Tau curat si sfant</text:p>
      <text:h>398. Primeste lauda</text:h>
      <text:p>Ordine c1 v1 c1 c1<text:line-break/><text:line-break/>[c1:]Primește lauda și închinarea<text:line-break/>Tată din ceruri Te slăvim!<text:line-break/>Primește lauda și închinarea<text:line-break/>Tată din ceruri Te iubim!<text:line-break/><text:line-break/>[v1:]Cu tot ce-avem ne-nchinăm<text:line-break/>În fața Ta Stăpâne<text:line-break/>Onoare și mărire, Ție-Ți dăm.<text:line-break/><text:line-break/>[v1:]Prin Duhul Sfânt să lucrezi<text:line-break/>Fă-Ți Numele de slavă<text:line-break/>Prezența Ta s-o vadă toți cei ce cred<text:line-break/></text:p>
      <text:h>399. Primii fulgi</text:h>
      <text:p>Ordine v1 v1 c1 c1 v1 v1 c1 c1<text:line-break/><text:line-break/>[v1:]Primii fulgi de zăpadă cad în iarnă,<text:line-break/>Primii fulgi cad încet.<text:line-break/>Eu îmi aduc aminte-aminte Doamne,<text:line-break/>Cum Tu Te-ai născut<text:line-break/><text:line-break/>[c1:]Domnul meu, Domnul meu<text:line-break/>Vreau acum să-Ți mulțumesc!<text:line-break/>Cu inima și viața mea, viața mea,<text:line-break/>Vreau doar Ție să-Ți slujesc.</text:p>
      <text:h>400. Primul Noel</text:h>
      <text:p>Ordine v1 c1 v2 c1 v3 c1 v4 c1<text:line-break/><text:line-break/>[v1:]Primul Noel l-au auzit<text:line-break/>Păstorii ce au străjuit<text:line-break/>Noaptea în câmp turmele lor<text:line-break/>Când îngerii cântau în cor.<text:line-break/><text:line-break/>[c1:]Noel, Noel, Noel, Noel, <text:line-break/>Ni s-a născut Emanuel.<text:line-break/><text:line-break/>[v2:]Uitându-se spre răsărit, <text:line-break/>O stea măreață au zărit,<text:line-break/>Care puternic strălucea,<text:line-break/>Într-una ziua și noaptea.<text:line-break/><text:line-break/>[v3:]Steaua încet s-a depărtat, <text:line-break/>Și peste Betleem a stat<text:line-break/>Luminând tot locul de jos,<text:line-break/>Unde era născut Hristos.<text:line-break/><text:line-break/>[v4:]Iar Magii de la răsărit, <text:line-break/>Cu daruri la El au venit:<text:line-break/>Aur, smirnă și tămâie,<text:line-break/>După cum și-n Carte scrie.</text:p>
      <text:h>401. Privim spre Mielul</text:h>
      <text:p>Ordine v1 c1 v2 c1 v3 c1 v4 e1<text:line-break/><text:line-break/>[v1:]Privim spre Mielul ce păcatele le-a purtat<text:line-break/>Și ne-amintim<text:line-break/>El a promis că cei ce vin crezând<text:line-break/>Sunt iertați la crucea Lui<text:line-break/><text:line-break/>[c1:]Împărțim Pâinea vieții azi<text:line-break/>Și cu toți bem din jertfa Lui<text:line-break/>Pacea Lui ne-a unit pe veci<text:line-break/>În jurul mesei Regelui<text:line-break/><text:line-break/>[v2:]Că trupul Salvatorului Isus a fost frânt<text:line-break/>Să ne-amintim<text:line-break/>Prin răni și moarte viață ne-a adus,<text:line-break/>Una ne-a făcut cu El<text:line-break/><text:line-break/>[v3:]Și sângele ce spală-orice păcat s-a vărsat<text:line-break/>Să ne-amintim<text:line-break/>Paharul morții l-a băut <text:line-break/>Ca noi să intrăm în viața Lui<text:line-break/><text:line-break/>[v4:]Cu mulțumire și credință azi noi venim<text:line-break/>Să ne-amintim<text:line-break/>Chemarea de-a păși pe urma Sa<text:line-break/>Pe pământ ca trup al Său<text:line-break/><text:line-break/>[e1:]Și părtași suferinței Lui<text:line-break/>Proclamăm: El va reveni!<text:line-break/>Și tânjim la ospăț să stăm<text:line-break/>În jurul mesei Regelui.</text:p>
      <text:h>402. Promisiuni</text:h>
      <text:p>Ordine v1 c1 c2 v2 v2 v2 e1<text:line-break/><text:line-break/>[v1:]Ai spus ca vei veni cu mine,<text:line-break/>Ca viata imi vei da din viata Ta.<text:line-break/>Ai spus ca ma vei ajuta pe cale,<text:line-break/>Cand voi cadea Tu ma vei ridica.<text:line-break/>Ai spus ca ai un plan cu mine,<text:line-break/>Ca vei conduce Tu viata mea.<text:line-break/>Ai spus ca-n incercare esti aproape,<text:line-break/>Ca ma vei linisti cu pacea Ta.<text:line-break/><text:line-break/>[c1:]Unde esti, cand cerul ma apasa?<text:line-break/>Unde esti, cand ranile ma dor?<text:line-break/>Unde esti, cand negura e trasa?<text:line-break/>Unde esti, cand nu mai pot?<text:line-break/><text:line-break/>[c2:]Ai promis ca esti mereu cu mine,<text:line-break/>Dar n-ai promis ca imi va fi usor.<text:line-break/>Cred cuvantul Tau care imi spune,<text:line-break/>Ca important esti Tu si nu sunt eu.<text:line-break/><text:line-break/>[v2:]Esti aici, desi nu-ti simt prezenta.<text:line-break/>Mi-este greu, dar nu privesc 'napoi.<text:line-break/>Ai promis, ca drumul duce acasa,<text:line-break/>Si spre casa ma indrept si eu<text:line-break/><text:line-break/>[e1:]Ai promis, ca drumul duce acasa,<text:line-break/>Si spre casa ma indrept si eu</text:p>
      <text:h>403. Psalmul 139</text:h>
      <text:p>Ordine v1 b1 c1 v2 b1 c1 c1 e1 v2<text:line-break/><text:line-break/>[v1:]Doamne Tu mă cunoști<text:line-break/>Știi când stau jos sau mă ridic<text:line-break/>Gândul meu îl cunoști<text:line-break/>Știi când umblu sau când eu dorm<text:line-break/><text:line-break/>[b1:]Tu cunoști calea mea<text:line-break/>Tu cunoști viața mea<text:line-break/><text:line-break/>[c1:]Și mă iubești<text:line-break/>Da, mă iubești<text:line-break/>Tu mă iubești<text:line-break/>Da, mă iubești<text:line-break/><text:line-break/>[v2:]Mă înalț către cer<text:line-break/>În lumină eu te privesc<text:line-break/>Ești în splendoare-mbrăcat<text:line-break/>În templul Tău vreau să locuiesc<text:line-break/><text:line-break/>[e1:]Să fiu aproape de Tine<text:line-break/>În locul sfânt<text:line-break/>Să mă închin<text:line-break/>(U u u u u u u u)</text:p>
      <text:h>404. Putere si victorie</text:h>
      <text:p>Ordine v1 v1 c1 e1 c1 e1<text:line-break/><text:line-break/>[v1:]Isus, vreau să merg întotdeauna cu Tine<text:line-break/>Și să țin puternic mâna Ta<text:line-break/>Și să simt prezența Ta în mine<text:line-break/><text:line-break/><text:line-break/>[c1:]Pentru că în Tine este putere și victorie<text:line-break/>Numai Numele Tău sfânt,<text:line-break/>Isus, m-ai eliberat!<text:line-break/><text:line-break/><text:line-break/>[e1:]Numai El povara mea o poartă<text:line-break/>Numai El povara mea o poartă</text:p>
      <text:h>405. Rasune a noastra cantare</text:h>
      <text:p>Ordine v1 c1 v2 c1 v3 c1 v4 c1<text:line-break/><text:line-break/>[v1:]Rasune a noastra cantare, <text:line-break/>Un imn de adanci multumiri;<text:line-break/>Sa fie si ceru-n serbare, <text:line-break/>Ca-n ziua de mari fericiri!<text:line-break/>Prin Duh inaltam o cantare, <text:line-break/>Prin Duh sa cinstim pe Isus,<text:line-break/>Caci slava ce-o are e mare <text:line-break/>In gloria unde-a ajuns.<text:line-break/><text:line-break/>[c1:]/: Osana lui Isus, :/ 3x<text:line-break/>De-acum si pana-n veac!<text:line-break/><text:line-break/>[v2:]Pe Isus Il simti in natura, <text:line-break/>Caci toate prin El s-au creat<text:line-break/>Si cine-I ca El in statura?<text:line-break/>Nu-i nimeni ca al meu Imparat!<text:line-break/>Cinstiti-L, ostroave si ape!<text:line-break/>Cinstiti-L, voi mari si uscat!<text:line-break/>Caci El a putut sa adape <text:line-break/>Multimi de popor insetat.<text:line-break/><text:line-break/>[v3:]Prin cate puterea-I se-arata? <text:line-break/>Prin cate dovezi Il cunosti?<text:line-break/>Priveste la ceruri si, iata, <text:line-break/>In toate pe El recunosti.<text:line-break/>Veniti voi, multimi de popoare!<text:line-break/>Sa vina toti cei pacatosi,<text:line-break/>Caci gloria Lui este mare! <text:line-break/>Iertare primiti bucurosi!<text:line-break/><text:line-break/>[v4:]Cu toti ridicati-va glasul,<text:line-break/>Un cor milioane formand!<text:line-break/>Simtiti ce sublim va fi glasul,<text:line-break/>Cand toti vom fi una curand?<text:line-break/>Marire lui Isus in ceruri! <text:line-break/>Marire si slava in veci!<text:line-break/>Cantati-I voi astazi si pururi,<text:line-break/>Marire si slava in veci!</text:p>
      <text:h>406. Rau al binecuvantarii</text:h>
      <text:p>Ordine v1 c1 v2 c1 v3 c1<text:line-break/><text:line-break/>[v1:]Râu al binecuvântării<text:line-break/>Duhul Celui veșnic viu<text:line-break/>Vino cu timpuri de pace<text:line-break/>Umple-nsetatul pustiu<text:line-break/><text:line-break/>[c1:]Doamne revarsă<text:line-break/>Duhul promis ca pe-un râu<text:line-break/>Chiar un strop dă fericire<text:line-break/>Dă-ne-ndeajuns Duhul Tău<text:line-break/><text:line-break/>[v2:]Sfântă binecuvântare<text:line-break/>Râu ce curgi din Dumnezeu<text:line-break/>Umple cu sfântă putere<text:line-break/>Sufletul nostru mereu<text:line-break/><text:line-break/>[v3:]Râu al binecuvântării<text:line-break/>Astăzi smeriți Te dorim<text:line-break/>Vino, revarsă putere<text:line-break/>Viață și har pe deplin</text:p>
      <text:h>407. Razboiul e al Domnului</text:h>
      <text:p>Ordine v1 c1 v2 c1 v3 c1<text:line-break/><text:line-break/>[v1:]Când lupta se-apropie te rog nu uita<text:line-break/>Războiul e al Domnului<text:line-break/>Rămâi în picioare, dar nu dispera<text:line-break/>Războiul e al Domnului<text:line-break/>Tu cântă-I:<text:line-break/><text:line-break/>[v2:]Armura de slavă s-o-mbraci dar să știi<text:line-break/>Războiul e al Domnului<text:line-break/>Ține sus Cuvântul și nu te clinti<text:line-break/>Războiul a al Domnului<text:line-break/>Tu cântă-I:<text:line-break/><text:line-break/>[v3:]În mijlocul luptei tu cântă-I mereu<text:line-break/>Războiul e al Domnului<text:line-break/>În fruntea oștirii e chiar Dumnezeu<text:line-break/>Războiul e al Domnului<text:line-break/>Tu cântă-I:<text:line-break/><text:line-break/>[c1:]Glorie, laudă!<text:line-break/>Puterea e numai a Lui!<text:line-break/>Tu cântă-I:<text:line-break/>Glorie, laudă!<text:line-break/>Onoarea și cinstea-s a Lui!</text:p>
      <text:h>408. Reckless love (Depealtaplaneta)</text:h>
      <text:p>Ordine v1 c1 v2 c1 b1 b1 c1<text:line-break/><text:line-break/>[v1:]Dinainte să fiu, <text:line-break/>în inimă m-ai purtat<text:line-break/>Ai fost mereu aşa de bun<text:line-break/>Ca să pot să trăiesc, <text:line-break/>viață Tu mi-ai suflat<text:line-break/>Tu eşti mereu aşa de bun<text:line-break/><text:line-break/>[c1:]O, nemărginită, <text:line-break/>nepătrunsă dragoste a Ta <text:line-break/>O, mă urmărește, <text:line-break/>mă găsește <text:line-break/>și când sunt pierdut<text:line-break/>N-am câștigat-o, <text:line-break/>n-am meritat-o <text:line-break/>însă zilnic o primesc<text:line-break/>O, nemărginită, <text:line-break/>nepătrunsă dragoste a Ta<text:line-break/><text:line-break/>[v2:]Când Ți-am fost duşman <text:line-break/>Te-ai luptat să mă ai<text:line-break/>Ai fost mereu aşa de bun<text:line-break/>Când nu meritam în locul meu plăteai<text:line-break/>Tu eşti mereu aşa de bun<text:line-break/><text:line-break/>[b1:]Nu e umbra prea groasă<text:line-break/>Valea prea joasă<text:line-break/>Ca să ma găseşti<text:line-break/>Niciun zid nu-i prea tare<text:line-break/>Nu-i munte prea mare<text:line-break/>Ca să mă găseşti</text:p>
      <text:h>409. Renunta-n mersul vietii tale</text:h>
      <text:p>Ordine v1 v2 v3 v4<text:line-break/><text:line-break/>[v1:]Renunță-n mersul vieții tale<text:line-break/>Orbitul umblet prin pustiu<text:line-break/>Ca să nu strigi cu remușcare<text:line-break/>E prea târziu, e prea târziu<text:line-break/><text:line-break/>[v2:]Nu te mâhni de grea povară<text:line-break/>Ce-apasă azi pentru puțin<text:line-break/>Mai bine azi o clip-amară<text:line-break/>Decât un veșnic prea târziu<text:line-break/><text:line-break/>[v3:]Atât de greu îți este oare<text:line-break/>Să spui: O, Doamne astăzi știu<text:line-break/>Că dacă azi nu vin la Tine<text:line-break/>Va fi un veșnic prea târziu<text:line-break/><text:line-break/>[v4:]Și știu că-n mersul vieții mele<text:line-break/>În Domnul nostru veșnic viu<text:line-break/>Înseamnă viață printre stele<text:line-break/>Și-un veșnic azi nu-i prea târziu</text:p>
      <text:h>410. Ridica-te</text:h>
      <text:p>Ordine v1 c1 v2 c1<text:line-break/><text:line-break/>[v1:]/: Nu te clinti când vine încercarea<text:line-break/>În viața ta<text:line-break/>Când voci șoptesc că ești pierdut<text:line-break/>Și nu are rost să mai lupți :/<text:line-break/><text:line-break/>[c1:]Amintește-ți ce Isus ți-a spus<text:line-break/>Că-n lume necazuri vei avea<text:line-break/>Amintește-ți ce Isus ți-a spus<text:line-break/>Că nu te va lăsa!<text:line-break/><text:line-break/>[c1:]/:Ridică-te și luptă ca un bun ostaș<text:line-break/>Nu da-napoi<text:line-break/>Ridică-te, hai luptă, fii ca o stâncă<text:line-break/>Isus e cu noi, e cu noi!:/<text:line-break/><text:line-break/>[v2:]/:De ești acum îngenunchiat<text:line-break/>În fața lumii descurajat<text:line-break/>Voci îți șoptesc că ești pierdut<text:line-break/>Și nu are rost să mai lupți :/</text:p>
      <text:h>411. Ridicati maini curate</text:h>
      <text:p>Ordine v1 c1 v2 c1<text:line-break/><text:line-break/>[v1:]Da, știu Isus că ești aici<text:line-break/>Din cenușă mă ridici<text:line-break/>Cu mâna Ta ușor m-atingi<text:line-break/>M-atingi<text:line-break/><text:line-break/>[v1:]Da, în prezența Ta eu vin<text:line-break/>Vreau acum să mă închin<text:line-break/>După Tine eu suspin<text:line-break/><text:line-break/>[c1:]/: Ridicați mâini curate spre cer și cântați<text:line-break/>Bateți din palme și-L lăudați<text:line-break/>Este-aici, este viu, a-nviat :/<text:line-break/>Ridicați<text:line-break/><text:line-break/>[v2:]Da, vrem în duh și-n adevăr<text:line-break/>Doar Ție să ne închinăm<text:line-break/>Cu bucurie să-Ți cântăm<text:line-break/><text:line-break/>[v2:]Da, vrem acum să ne-nchinăm<text:line-break/>În prezența Ta să stăm<text:line-break/>Numele să-Ți înălțăm</text:p>
      <text:h>412. Rusalii</text:h>
      <text:p>Ordine v1 c1 v2 c1<text:line-break/><text:line-break/>[v1:]Doamne, mai vreau rusalii<text:line-break/>Cu limbi de foc să le împrăștii<text:line-break/>Pe fiecare să ne atingi<text:line-break/>Cu Duhul Tău<text:line-break/><text:line-break/>[v1:]Doamne, vreau o trezire<text:line-break/>Și într-un gând și o simțire<text:line-break/>Să fim cu toții și să cântăm<text:line-break/>În limbi o mie<text:line-break/><text:line-break/>[c1:]/: Tu faci cerul să coboare<text:line-break/>Naști în inimă izvoare<text:line-break/>O, Duh Preasfânt dă-ne rusalii<text:line-break/>O, Duh Preasfânt :/<text:line-break/><text:line-break/>[v2:]Doamne, dă-mi bucurie<text:line-break/>Și să mă legi strâns în iubire<text:line-break/>Doamne eu vreau<text:line-break/>Vreau tot mai mult din Duhul Tău<text:line-break/><text:line-break/>[v2:]Doamne, mai vreau sfințire<text:line-break/>Și-un foc adânc să ardă-n mine<text:line-break/>Pe veșnicii să fiu al Tău<text:line-break/>În nemurire</text:p>
      <text:h>413. S-a ispravit</text:h>
      <text:p>Ordine v1 c1 v2 c1 v3 c1<text:line-break/><text:line-break/>[v1:]S-a isprăvit, s-a isprăvit<text:line-break/>Pe o cruce Domnul a murit<text:line-break/>Și sânge sfânt, nevinovat<text:line-break/>La Golgota Domnul a vărsat<text:line-break/><text:line-break/>[c1:]Dar El era străpuns<text:line-break/>Zdrobit pentru fărădelegile<text:line-break/>Și păcatele noastre<text:line-break/>Pedeapsa care ne dă pacea<text:line-break/>A căzut peste El<text:line-break/>Și prin rănile Lui suntem tămăduiți<text:line-break/><text:line-break/>[v2:]De-atunci Isus prin jertfa Sa<text:line-break/>El mântuie și poate ridica<text:line-break/>Păcatul meu și boala ta<text:line-break/>Isus Hristos o poate vindeca<text:line-break/><text:line-break/>[v3:]Există cer, există iad<text:line-break/>Sunt două căi în viață de urmat<text:line-break/>Una duce-n sus, celaltă-n jos<text:line-break/>O, lasă lumea, urmează-L pe Hristos</text:p>
      <text:h>414. S-a nascut Hristos</text:h>
      <text:p>Ordine v1 c1 v2 c1 v3 c1 v4 c1<text:line-break/><text:line-break/>[v1:]Într-un staul mic<text:line-break/>La o margine de sat,<text:line-break/>S-a născut un prunc,<text:line-break/>Drăgălaș și minunat.<text:line-break/><text:line-break/>[c1:]Îngeri cântă-n cor:<text:line-break/>Pace fie pe Pământ!<text:line-break/>S-a născut Hristos,<text:line-break/>Fiul Domnului cel Sfânt.<text:line-break/><text:line-break/>[v2:]Ceata de păstori<text:line-break/>În uimire asculta,<text:line-break/>Îngerescul cor,<text:line-break/>Vestea bună ce-aducea.<text:line-break/><text:line-break/>[v3:]Magi din Răsărit<text:line-break/>Au pornit conduși de stea,<text:line-break/>Și la Betleem <text:line-break/>Au venit a se-nchina.<text:line-break/><text:line-break/>[v4:]Vestea bună azi<text:line-break/>Se aude ne-ncetat,<text:line-break/>Pruncul a venit<text:line-break/>Să ne scape de păcat.</text:p>
      <text:h>415. Sa fii inaltat</text:h>
      <text:p>Ordine v1 v2 c1 v1 v3 c1<text:line-break/><text:line-break/>[v1:]Doamne Tu ești Dumnezeu<text:line-break/>Și vei domni în veci<text:line-break/>Întreg pământul<text:line-break/>Este plin de slava Ta<text:line-break/><text:line-break/>[v2:]Mereu veghezi să-mplinești<text:line-break/>Cuvântul Tău cel sfânt<text:line-break/>Prin dragoste<text:line-break/>Ne conduci pe-al vieții drum<text:line-break/><text:line-break/>[c1:]/: Să fii înălțat, să fii înălțat<text:line-break/>Domn al dragostei, Împărat! :/<text:line-break/><text:line-break/>[v3:]Ești Creator desăvârșit<text:line-break/>Dreptatea Ta vedem<text:line-break/>Cum se-mplinește<text:line-break/>Zi de zi în ce-ai promis</text:p>
      <text:h>416. Sa stie tot pamantul</text:h>
      <text:p>Ordine v1 c1 v2 c1 v3 c1<text:line-break/><text:line-break/>[v1:]/: Să știe tot pământul că are un Stăpân<text:line-break/>Să știe-ntreaga lume că are-un Creator :/<text:line-break/><text:line-break/>[c1:]Și acest Stăpân este Dumnezeu<text:line-break/>Care toate le-a creat prin puterea Sa<text:line-break/>Și acest Stăpân este Dumnezeu<text:line-break/>De aceea Lui mă-nchin și Îl preamăresc<text:line-break/><text:line-break/>[v2:]/:Să știi chiar și tu omule că ai un Creator<text:line-break/>Ce grija ta o poartă și-ți vine-n ajutor:/<text:line-break/><text:line-break/>[v3:]/: Îi mulțumești oare-ndeajuns<text:line-break/>Acestui bun Stăpân?<text:line-break/>Prin viața ta Îi dovedești<text:line-break/>Că Îl iubești și tu? :/</text:p>
      <text:h>417. Sa stralucesti</text:h>
      <text:p>Ordine v1 c1 v2 c1 v3 c1<text:line-break/><text:line-break/>[v1:]În lumina iubirii Tale<text:line-break/>Întunericul va dispare<text:line-break/>Tu, Lumină a lumii coboară<text:line-break/>Luminează poporul Tău iară<text:line-break/><text:line-break/>[c1:]Să strălucești,<text:line-break/>Să strălucești!<text:line-break/><text:line-break/>[c1:]Să strălucești, slava Ta să cuprindă țara<text:line-break/>Tu ce-ncălzești inimile cu foc!<text:line-break/>Vino la noi și ne umple de har și pace<text:line-break/>Al Tău Cuvânt, soare fă-l pe pământ!<text:line-break/><text:line-break/>[v2:]Prin lumina prezenței Tale<text:line-break/>Să spun lumii de-a Ta chemare<text:line-break/>Prin al Tău sânge mă curățește<text:line-break/>Încearcă-mi inima și mă sfințește<text:line-break/><text:line-break/>[v3:]Prezența Ta e atât de mare<text:line-break/>Pe pământ n-are-asemănare<text:line-break/>Chipul Tău oglindește-l în mine<text:line-break/>Schimbă-mă să m-aseamăn cu Tine</text:p>
      <text:h>418. Sa-I spun lui Isus orice durere</text:h>
      <text:p>Ordine v1 c1 v2 c1 v3 c1<text:line-break/><text:line-break/>[v1:]Să-I spun lui Isus orice durere<text:line-break/>Ce câteodată m-apasă greu<text:line-break/>El mă ajută și-mi dă scăpare<text:line-break/>El mă păzește de orice rău<text:line-break/><text:line-break/>[c1:]Să-I spun lui Isus, să-I spun lui Isus<text:line-break/>Chinul meu singur nu-l pot purta<text:line-break/>Să-I spun lui Isus, să-I spun lui Isus<text:line-break/>Isus mă scapă de grija mea<text:line-break/><text:line-break/>[v2:]Să-I spun lui Isus nevoi și grijuri<text:line-break/>Ce mă frământă neîncetat<text:line-break/>Îmi dă odihnă, eliberare<text:line-break/>Și mântuire de-orice păcat<text:line-break/><text:line-break/>[v3:]Lumea întreagă vrea să mă-nșele<text:line-break/>Să mă despartă de-al meu Isus<text:line-break/>Îi spun în rugă și-astă durere<text:line-break/>Și-a Lui putere îmi e de-ajuns</text:p>
      <text:h>419. Salvatorul</text:h>
      <text:p>Ordine v1 c1 v1 c1 e1<text:line-break/><text:line-break/>[v1:]Se-ntâmplă să nu înțeleg<text:line-break/>Cerescul plan al Celui drept<text:line-break/>Dar știu că-n dreapta mâinii Lui<text:line-break/>Stă Cel ce-i Salvatorul<text:line-break/><text:line-break/>[v1:]Îl cred în totul și-L vestesc<text:line-break/>El s-a jertfit, așa citesc<text:line-break/>În inimă-L simt și-L doresc<text:line-break/>Pe-acel ce-i Salvatorul<text:line-break/><text:line-break/>[v1:]Căci a venit din slăvi pe nori<text:line-break/>Să-și dea viața pentru noi<text:line-break/>Ți-e greu să crezi adeseori<text:line-break/>Dar știu, e Salvatorul<text:line-break/><text:line-break/>[c1:]/: Mi-e Salvator, Mântuitor<text:line-break/>E lângă mine ne-ncetat<text:line-break/>Mi-e Salvator, Mântuitor<text:line-break/>E lângă mine pas cu pas :/<text:line-break/><text:line-break/>[e1:]Mi-e Salvator, Mântuitor<text:line-break/>Mi-e Salvator, Mântuitor</text:p>
      <text:h>420. Sange de Miel</text:h>
      <text:p>Ordine v1 v2 v3 v4 v3<text:line-break/><text:line-break/>[v1:]Sânge de Miel a curs pe lemn<text:line-break/>Sânge de Fiu de Dumnezeu<text:line-break/>Pentru al meu trecut murdar<text:line-break/>Isus, Te-ai dat în dar<text:line-break/><text:line-break/>[v2:]Tu ai murit,<text:line-break/>Păcatul lumii-ntregi purtând<text:line-break/>Și vina mea<text:line-break/>A fost un cui înfipt în trupul Tău<text:line-break/><text:line-break/>[v3:]Dar ai înviat<text:line-break/>A treia zi cum ai promis<text:line-break/>La Tatăl drum ne-ai deschis<text:line-break/><text:line-break/>[v4:]Ai înviat<text:line-break/>Păcatul lumii-ntregi iertând<text:line-break/>Și viața mea<text:line-break/>Acum e nouă doar prin jertfa Ta</text:p>
      <text:h>421. Sarbatoresc</text:h>
      <text:p>Ordine v1 v1 c1 v1 c1<text:line-break/><text:line-break/>[v1:]Sărbătoresc și voi cânta<text:line-break/>Vreau să bat din palme-n ritmul laudei<text:line-break/>”Isus Domnește!” voi striga<text:line-break/>Sursa mântuirii și a laudei e<text:line-break/><text:line-break/>[c1:]Domn al domnilor, Rege-al regilor<text:line-break/>El domnește-n veci de veci<text:line-break/>M-a eliberat, în mine e viu<text:line-break/>Și trăiește-n inima mea</text:p>
      <text:h>422. Schimba-mi inima</text:h>
      <text:p>Ordine v1 v2 v1 v2 v1<text:line-break/><text:line-break/>[v2:]Tu ești olarul, iar eu lutul<text:line-break/>Fă-mă să semăn, Doamne cu Tine<text:line-break/><text:line-break/>[v1:]Schimbă-mi inima fă-mă mai curat<text:line-break/>Mai real, mai sfânt, mai adevărat</text:p>
      <text:h>423. Scumpe Isus, Ține-ma</text:h>
      <text:p>Ordine v1 c1 v2 c1 v3 c1<text:line-break/><text:line-break/>[v1:]Scumpe Isus ține-mă lângă a Ta cruce<text:line-break/>Căci acolo-i sfânt izvor ce salvare-aduce<text:line-break/><text:line-break/>[c1:]Lauda mea e Isus ce-a murit pe cruce<text:line-break/>Până voi ajunge-n cer la odihna dulce<text:line-break/><text:line-break/>[v2:]Lângă cruce am aflat dragostea-Ți divină<text:line-break/>Și a dimineții stea mi-a adus lumină<text:line-break/><text:line-break/>[v3:]Lângă cruce voi veghea, stând în așteptare<text:line-break/>Până când voi fi mutat în a Ta splendoare</text:p>
      <text:h>424. Se cuvine sa Te laud</text:h>
      <text:p>Ordine v1 c1 v2 c1 v3 c1<text:line-break/><text:line-break/>[v1:]Se cuvine să Te laud Domnul meu<text:line-break/>Se cuvine să Te laud tot mereu<text:line-break/><text:line-break/>[c1:]/: Sunt dator și se cuvine<text:line-break/>Cine altul decât Tine<text:line-break/>M-a iubit și mă iubește tot mereu :/<text:line-break/><text:line-break/>[v2:]În tot timpul să Te laud Domnul meu<text:line-break/>În tot locul să Te laud tot mereu<text:line-break/><text:line-break/>[v3:]Zi de zi vreau să Te laud Domnul meu<text:line-break/>Zi de zi vreau să Te laud tot mereu</text:p>
      <text:h>425. Se-aude un vuiet</text:h>
      <text:p>Ordine v1 c1 v2 c1 v3 c1<text:line-break/><text:line-break/>[v1:]Te-au așteptat apostolii să vii<text:line-break/>Și au trecut de-atunci două milenii<text:line-break/>Dar bine știu că fiecare zi<text:line-break/>Apropie momentul revenirii<text:line-break/><text:line-break/>[c1:]Se-aude-un vuiet de gloate multe<text:line-break/>Din cer auzi chemarea lor<text:line-break/>/: O, Tată, pe-al nost Domn trimite<text:line-break/>Ne-atât de dor, de El ne este dor :/<text:line-break/><text:line-break/>[v2:]Te așteptăm și noi ca să revii<text:line-break/>Să-Ți iei mireasa să o duci acasă<text:line-break/>Însuflețiți de Duhul Tău cel Sfânt<text:line-break/>Strigăm: ”Amin, vino cât mai curând!”<text:line-break/><text:line-break/>[v3:]Mi-e dor să stăm la pieptul Tău Isus<text:line-break/>Să Te vedem cântând de bucurie<text:line-break/>Căci am ajuns la locul mult dorit<text:line-break/>În Canaan, cu Tine-o veșnicie</text:p>
      <text:h>426. Sfant e Dumnezeu</text:h>
      <text:p>Ordine v1 c1 v1 c1 b1 c1<text:line-break/><text:line-break/>[v1:]Noi ridicăm către cer<text:line-break/>Mâini curate spre singurul Miel<text:line-break/>Numai El e Domn minunat<text:line-break/>Ce bun, ce mare e El!<text:line-break/><text:line-break/>[c1:]Și-mpreună cântăm, cu toții cântăm:<text:line-break/>Sfânt e Dumnezeu, Domn peste toate<text:line-break/>Întreg pământul îl laudă<text:line-break/>Sfânt e Dumnezeu, Domn peste toate<text:line-break/>/: Întreg pământul îl laudă :/<text:line-break/><text:line-break/>[b1:]/: Și se-nalță-acum tot mai sus<text:line-break/>E un imn ceresc spre gloria Lui<text:line-break/>Și se-nalță-acum tot mai sus<text:line-break/>E un imn ceresc spre gloria Lui :/</text:p>
      <text:h>427. Sfant esti, sfant esti, sfant esti</text:h>
      <text:p>Ordine v1 v2 v3 v4<text:line-break/><text:line-break/>[v1:]Sfânt ești, sfânt ești, sfânt ești<text:line-break/>Dumnezeu puternic<text:line-break/>Chiar în zorii dimineții<text:line-break/>Te slăvesc și-Ți cânt<text:line-break/><text:line-break/>[v1:]Sfânt ești, sfânt ești, sfânt ești<text:line-break/>Bun, milos și darnic<text:line-break/>Doamne ești veșnic<text:line-break/>Tată, Fiu, Duh Sfânt<text:line-break/><text:line-break/>[v2:]Sfânt ești, sfânt ești, sfânt ești<text:line-break/>Sfinții toți îți cântă<text:line-break/>Și-nainte-Ți pun coroana<text:line-break/>De învingător<text:line-break/><text:line-break/>[v2:]Heruvimi și îngeri<text:line-break/>Ție Ți se-nchină<text:line-break/>Ieri, azi și veșnic<text:line-break/>Ești biruitor<text:line-break/><text:line-break/>[v3:]Sfânt ești, sfânt ești, sfânt ești<text:line-break/>Norul Te ascunde<text:line-break/>Ochiul păcătosului<text:line-break/>Nu poate-a Te vedea<text:line-break/><text:line-break/>[v3:]Sfânt, Atotputernic<text:line-break/>Ești din veșnicie<text:line-break/>Doamne, Iehova<text:line-break/>Tu ești Dragostea<text:line-break/><text:line-break/>[v4:]Sfânt ești, sfânt ești, sfânt ești<text:line-break/>Domn Atotputernic<text:line-break/>Tot ce ai creat<text:line-break/>Te laudă-n cer și pe pământ<text:line-break/><text:line-break/>[v4:]Sfânt ești, sfânt ești, sfânt ești<text:line-break/>Bun, milos și darnic<text:line-break/>Doamne ești veșnic<text:line-break/>Tată, Fiu, Duh Sfânt</text:p>
      <text:h>428. Sfant mereu</text:h>
      <text:p>Ordine v1 c1 v2 c1<text:line-break/><text:line-break/>[v1:]/: Sfânt mereu, sfânt mereu<text:line-break/>E tot ce vreau doar<text:line-break/>Sfânt mereu vreau să fiu<text:line-break/>Sfânt mereu, sfânt mereu<text:line-break/>Vreau să fiu Domnul meu :/<text:line-break/><text:line-break/>[c1:]Ia-mi inima și schimb-o<text:line-break/>Viața mea, transform-o<text:line-break/>Mintea mea-noiește-o<text:line-break/>Fă-mă, doar fă-mă doar al Tău<text:line-break/>Fă-mă, doar fă-mă doar al Tău<text:line-break/><text:line-break/>[v2:]Credincios, credincios<text:line-break/>E tot ce vreau doar<text:line-break/>Credincios vreau să fiu<text:line-break/>Credincios, credincios<text:line-break/>E tot ce vreau să fiu</text:p>
      <text:h>429. Sfanta credinta de demult</text:h>
      <text:p>Ordine v1 v2 v3<text:line-break/><text:line-break/>[v1:]Sfântă credință de demult<text:line-break/>Prin foc, prin săbii ai răzbit<text:line-break/>Cu fericiri tu ne-ai umplut<text:line-break/>Când vestea bună am primit<text:line-break/><text:line-break/>[v1:]Sfântă credință tare ești<text:line-break/>Tu toate, toate biruiești<text:line-break/><text:line-break/>[v2:]În închisori fiind legați<text:line-break/>Cu trupul frânt se bucurau<text:line-break/>Chiar de erau încătușați<text:line-break/>Ei ca învingători mureau<text:line-break/><text:line-break/>[v2:]Sfântă credință tare ești<text:line-break/>Tu chiar și moartea biruiești<text:line-break/><text:line-break/>[v3:]Doar tu credință, ne ridici<text:line-break/>Și jar în piept tot tu ne dai<text:line-break/>Să te vestim la toți aici<text:line-break/>Prin vorbe sfinte și prin trai<text:line-break/><text:line-break/>[v3:]Sfântă credință dar de sus<text:line-break/>Fă să-L urmăm doar pe Isus</text:p>
      <text:h>430. Sfanta e noaptea de har</text:h>
      <text:p>Ordine v1 c1 v2 c2 v3 c3<text:line-break/><text:line-break/>[v1:]Sfântă e noaptea de har,<text:line-break/>Totul e calm și clar.<text:line-break/>Numai sfinții părinți stau veghind<text:line-break/>Lângă Pruncul ce doarme zâmbind.<text:line-break/><text:line-break/>[c1:]Dormi Copile divin,<text:line-break/>Dormi Copile divin!<text:line-break/><text:line-break/>[v2:]Sfântă e noaptea de har,<text:line-break/>Cerul tresaltă iar.<text:line-break/>Cântă corul Ceresc minunat,<text:line-break/>Prințului Slavei acum s'a'ntrupat:<text:line-break/><text:line-break/>[c2:]Salvatorul Isus,<text:line-break/>Salvatorul Isus!<text:line-break/><text:line-break/>[v3:]Sfântă e noaptea de har,<text:line-break/>Fiul trimis în dar.<text:line-break/>Mântuire din Cer ne-a adus,<text:line-break/>împăcare cu Tatăl de Sus.<text:line-break/><text:line-break/>[c3:]Azi Hristos S-a născut,<text:line-break/>Azi Hristos S-a născut!</text:p>
      <text:h>431. Singurul Motiv de Lauda</text:h>
      <text:p>Ordine v1 v2 c1 v1 v2 c1<text:line-break/><text:line-break/>[v1:]Singurul motiv de lauda<text:line-break/>Esti doar Tu Domnul meu<text:line-break/>Singur inaltat pe pamant si in cer<text:line-break/>Esti Isus tot mereu<text:line-break/><text:line-break/>[v2:]Adevarul Tau e salvarea mea,<text:line-break/>Esti lumina in noaptea cea grea.<text:line-break/>Tu esti dragostea,<text:line-break/>Esti iubirea mea<text:line-break/>Si in veci Iti voi canta<text:line-break/><text:line-break/>[c1:]Atotpunternic peste popoare,<text:line-break/>Esti maret, Esti plin de splendoare<text:line-break/><text:line-break/>In valul greu Esti,<text:line-break/>Esti Stanca tare<text:line-break/>Si nu e nimeni cum Esti Tu</text:p>
      <text:h>432. Slava-n veci lui Isus !</text:h>
      <text:p>Ordine v1 v2 c1 v1 v2 c1 c1<text:line-break/><text:line-break/>[v1:]Slavă-n veci lui Isus !<text:line-break/>Slavă şi mărire !<text:line-break/>El a biruit <text:line-break/>şi ne-a mântuit<text:line-break/>Prin moartea pe cruce !<text:line-break/><text:line-break/>[v2:]Astăzi sunt salvat<text:line-break/>De păcat iertat<text:line-break/>ÎI voi lăuda şi îi voi cânta<text:line-break/>Toată viaţa mea !<text:line-break/><text:line-break/>El pentru mine <text:line-break/>A suferit<text:line-break/>Pe lemnul crucii <text:line-break/>El S-a jertfit<text:line-break/><text:line-break/>[c1:]Şi astazi sunt liber <text:line-break/>De orice pacat<text:line-break/>îi dau mulţumire <text:line-break/>Căci m-a salvat !</text:p>
      <text:h>433. Slavit fie Domnul</text:h>
      <text:p>Ordine v1 c1 v2 v3 v2 c1<text:line-break/><text:line-break/>[v1:]Cum să-Ți mulțumesc<text:line-break/>Pentru tot ce mi-ai dăruit<text:line-break/>Eu n-am meritat<text:line-break/>Ca să mă iubești așa de mult<text:line-break/><text:line-break/>[v1:]Tot cerul n-ar putea să spună<text:line-break/>Deplin recunoștința mea<text:line-break/>Că tot ce sunt și cei voi fi de-a pururi<text:line-break/>E darul Tău divin<text:line-break/><text:line-break/>[c1:]Slăvit fie Domnul,<text:line-break/>Slăvit fie Domnul!<text:line-break/>Slăvit fie Domnul<text:line-break/>Pentru tot ce mi-a dat!<text:line-break/><text:line-break/>[v2:]M-a spălat al Său sânge,<text:line-break/>M-a-nălțat brațu-I tare<text:line-break/>Slăvit fie Domnul<text:line-break/>Pentru tot ce mi-a dat<text:line-break/><text:line-break/>[v3:]Aș vrea să-Ți fiu pe plac<text:line-break/>Cu viața mea, cu tot ce am<text:line-break/>Și gândul meu, ruga mea<text:line-break/>S-o înalț mereu spre Golgota</text:p>
      <text:h>434. Slavit fii Isuse</text:h>
      <text:p>Ordine v1 c1 v2 c1 v3 c1<text:line-break/><text:line-break/>[v1:]Slăvit fii Isuse că lucruri mari faci<text:line-break/>La Tine pe oameni cu drag îi atragi<text:line-break/>Prin jertfa măreață Tu viață ne-ai dat<text:line-break/>Și cerul Tău Doamne ni l-ai descuiat<text:line-break/><text:line-break/>[c1:]Îl slăviți pe Isus, slava Lui o cântați<text:line-break/>Îl slăviți pe Isus și pe veci Lui vă dați<text:line-break/>La Tatăl veniți prin Isus Fiul Său<text:line-break/>Primiți mântuirea primind harul Său!<text:line-break/><text:line-break/>[v2:]Ce mare salvare la toți ni s-a dat<text:line-break/>Și ce mântuire, prin sânge vărsat<text:line-break/>De crezi în Isus ce pe cruce muri<text:line-break/>Iertare și pace pe veci vei primi<text:line-break/><text:line-break/>[v3:]Ce mare iubire venită de sus<text:line-break/>Și ce fericire să fii cu Isus<text:line-break/>Dar cea mai slăvită trăire va fi<text:line-break/>Când veșnic pe Domnul în cer vom sluji</text:p>
      <text:h>435. Slujesc pe Salvatorul</text:h>
      <text:p>Ordine v1 c1 v2 c1 v3 c1<text:line-break/><text:line-break/>[v1:]Slujesc pe Salvatorul, pe Cel ce-a înviat,<text:line-break/>Eu știu că El trăiește cu slavă îmbrăcat.<text:line-break/>Îi simt deschisă mâna și glasul iubitor<text:line-break/>Și când îl chem El vine în ajutor.<text:line-break/><text:line-break/>[c1:]E viu, e viu! Trăiește Domnul meu!<text:line-break/>Cu mine merge și-mi vorbește<text:line-break/>Chiar pe drumul greu.<text:line-break/>E viu, e viu! Salvarea El mi-a dat<text:line-break/>Îl port în inimă mereu<text:line-break/>E viu cu-adevărat!<text:line-break/><text:line-break/>[v2:]Privesc întreg Pământul și văd iubirea Sa<text:line-break/>Și chiar lovit de grijuri eu nu voi dispera.<text:line-break/>Eu știu că El mă poartă prin aspre vijelii<text:line-break/>Și-n ziua cea din urmă cu El voi fi.<text:line-break/><text:line-break/>[v3:]Strigați de bucurie, cântați cu glas duios<text:line-break/>Un veșnic "Aleluia!" spre slava lui Hristos.<text:line-break/>Ca El nu este nimeni atât de blând și bun,<text:line-break/>Speranță și lumină pe-al vieții drum.</text:p>
      <text:h>436. Spala-ma in raul dragostei</text:h>
      <text:p>Ordine v1 v2 v1 v2<text:line-break/><text:line-break/>[v1:]Spală-mă în râul dragostei<text:line-break/>Umple-mă deplin cu bucurie sfântă<text:line-break/>Setea sufletului satur-o<text:line-break/>Cu ploaia Ta de sus<text:line-break/><text:line-break/>[v2:]Dă-mi vremi de-nviorare<text:line-break/>Binecuvântare varsă Tu<text:line-break/>Mai mult, mai mult o Doamne,<text:line-break/>Binecuvântare lasă Tu!</text:p>
      <text:h>437. Spala-mi Doamne gandul</text:h>
      <text:p>Ordine v1 c1 c2 c1 v2 c2 c1 v3 c2 c1<text:line-break/><text:line-break/>[v1:]Spală-mi Doamne gândul<text:line-break/>Spală-mi Doamne viața<text:line-break/>Fă să fiu curat<text:line-break/>Și plăcut în fața Ta<text:line-break/><text:line-break/>[c1:]Numai Tu urci zorii<text:line-break/>Și împrăștii ceața<text:line-break/>Numai Tu ești scutul<text:line-break/>Sufletului meu<text:line-break/><text:line-break/>[c2:]Spală-mi Doamne gândul<text:line-break/>Spală-mi Doamne viața<text:line-break/>Și mă fă asemeni<text:line-break/>Cu Tine mereu<text:line-break/><text:line-break/>[v2:]Spală-mi Doamne gândul<text:line-break/>Spală-mi Doamne viața<text:line-break/>Ia din mintea mea<text:line-break/>Orice gând al celui rău<text:line-break/><text:line-break/>[v2:]Vreau să fiu ca Tine<text:line-break/>Să-Ți ascult povața<text:line-break/>Vreau să pot privi<text:line-break/>Mereu în ochii Tăi<text:line-break/><text:line-break/>[v3:]Spală-mi Doamne gândul<text:line-break/>Spală-mi Doamne viața<text:line-break/>Când troiene reci<text:line-break/>Fac să-mi pară noaptea grea<text:line-break/><text:line-break/>[v3:]Adu primăvara<text:line-break/>Ce topește gheața<text:line-break/>Să văd iarăși<text:line-break/>Ghiocei în viața mea</text:p>
      <text:h>438. Speranta mea e in Isus</text:h>
      <text:p>Ordine v1 v2 v3 v4<text:line-break/><text:line-break/>[v1:]Speranța mea e în Isus,<text:line-break/>Far luminos pe calea mea. <text:line-break/>E adăpost, e stânca mea, <text:line-break/>Tare-n furtuni și vreme rea. <text:line-break/>Ce pace-mi dă prezența Sa<text:line-break/>Când temeri vin și lupta-i grea! <text:line-break/>Mângâietor e-al meu Isus, <text:line-break/>Dragostea Lui îmi e de-ajuns. <text:line-break/><text:line-break/>[v2:]Isus Cristos, Cel întrupat, <text:line-break/>Slava cerească-a părăsit. <text:line-break/>Divinul dar neprețuit<text:line-break/>De păcătos disprețuit, <text:line-break/>Isus muri nevinovat <text:line-break/>Cu Dumnezeu ne-a împăcat. <text:line-break/>Păcatul meu e ispășit, <text:line-break/>Prin moartea Lui sunt mântuit. <text:line-break/><text:line-break/>[v3:]A fost jertfit pe-o cruce grea, <text:line-break/>El gloriosul imparat. <text:line-break/>Dar S-a ‘naltat biruitor<text:line-break/>Cand din mormant a inviat. <text:line-break/>Prin sange sfant ce s-a varsat<text:line-break/>Sunt de pacat eliberat, <text:line-break/>Caci sunt al Sau si El e-al meu, <text:line-break/>Sunt un copil de Dumnezeu. <text:line-break/><text:line-break/>[v4:]De teama sunt eliberat <text:line-break/>Doar prin puterea lui Isus. <text:line-break/>Din prima zi pan’ la apus <text:line-break/>De bratul Lui eu sunt condus. <text:line-break/>Nici iadul chiar si nici vreun om <text:line-break/>Nu ma despart de-al meu Sfant Domn <text:line-break/>Si pana cand ne-om intalni <text:line-break/>Doar cu Isus eu voi trai. </text:p>
      <text:h>439. Splendoare de Împarat</text:h>
      <text:p>Ordine c1 v1 c1 v2 c1 b1 c1<text:line-break/><text:line-break/>[v1:]Splendoare de-mpărat<text:line-break/>Cu slavă îmbrăcat<text:line-break/>Pământul v-a cânta<text:line-break/>Pământul v-a cânta<text:line-break/><text:line-break/>[v1:]Lumină-I haina Sa<text:line-break/>Și noaptea nu va sta<text:line-break/>Fugind din fața Sa<text:line-break/>Fugind din fața Sa<text:line-break/><text:line-break/><text:line-break/>[c1:]Ce mare ești Tu<text:line-break/>Vom cânta, ce mare ești Tu<text:line-break/>Toți vom vedea ce mare ești<text:line-break/>Dumnezeu!<text:line-break/><text:line-break/>[v2:]Chiar timpul a făcut<text:line-break/>În mâna Lui se-ascund<text:line-break/>Sfârșit și început,<text:line-break/>Sfârșit și început<text:line-break/><text:line-break/>[v2:]Triunic Dumnezeu<text:line-break/>Tată, Fiu și Duh<text:line-break/>El este Leu și Miel<text:line-break/>El este Leu și Miel<text:line-break/><text:line-break/>[b1:]/: Numele Lui sfânt<text:line-break/>Îl înălțăm cântând<text:line-break/>Ce mare e al meu<text:line-break/>Dumnezeu! :/</text:p>
      <text:h>440. Spre cer doresc a ma grabi</text:h>
      <text:p>Ordine v1 c1 v2 c1 v3 c1 v4 c1<text:line-break/><text:line-break/>[v1:]Spre cer doresc a mă grăbi<text:line-break/>Pășind mai sus din zi în zi<text:line-break/>În calea mea mă rog mereu<text:line-break/>Să mă ridici, o, Domnul meu<text:line-break/><text:line-break/>[c1:]Te rog ridică-mă și-oi sta<text:line-break/>Încrezător pe calea Ta<text:line-break/>Să mă ajuți a mă-nălța<text:line-break/>Mai sus, mai sus în slava Ta!<text:line-break/><text:line-break/>[v2:]Nicicând eu nu doresc a sta<text:line-break/>În îndoieli și teamă grea<text:line-break/>Chiar dacă mulți așa trăiesc<text:line-break/>Eu un loc mai înalt doresc<text:line-break/><text:line-break/>[v3:]Doresc să urc mereu mai sus<text:line-break/>Privind la chipul Tău Isus<text:line-break/>Prin Duhul Sfânt să cresc mereu<text:line-break/>Din slavă-n slavă Domnul meu<text:line-break/><text:line-break/>[v4:]Doresc s-ajung acolo sus<text:line-break/>Să văd mărirea lui Isus<text:line-break/>De-aceea eu mă rog mereu<text:line-break/>Să mă ajuți, o, Domnul meu</text:p>
      <text:h>441. Spune-I lui Isus</text:h>
      <text:p>Ordine v1 c1 v2 c1 v3 c1 v4 c1<text:line-break/><text:line-break/>[v1:]De ești trist și apăsat în suflet<text:line-break/>Spune-I lui Isus, spune-I lui Isus<text:line-break/>De regreți plăcerile din lume<text:line-break/>Spune-I lui Isus acum!<text:line-break/><text:line-break/>[c1:]Spune-I lui Isus, spune-I lui Isus<text:line-break/>Nu este prieten mai bun<text:line-break/>Nu găsești un altul mai aproape<text:line-break/>Spune-I lui Isus acum!<text:line-break/><text:line-break/>[v2:]E obrazul tău brăzdat de lacrimi<text:line-break/>Spune-I lui Isus, spune-I lui Isus<text:line-break/>Ai ascuns de lume multe patimi<text:line-break/>Spune-I lui Isus acum!<text:line-break/><text:line-break/>[v3:]De ți-e teamă că furtuna vine<text:line-break/>Spune-I lui Isus, spune-I lui Isus<text:line-break/>De te-apasă grijile de mâine<text:line-break/>Spune-I lui Isus acum!<text:line-break/><text:line-break/>[v4:]Gândul morții te neliniștește<text:line-break/>Spune-I lui Isus, spune-I lui Isus<text:line-break/>Orice teamă El o risipește<text:line-break/>Spune-I lui Isus acum!</text:p>
      <text:h>442. Stanca vietii</text:h>
      <text:p>Ordine v1 v2 v3 v4<text:line-break/><text:line-break/>[v1:]Stânca vieții, Tu Isus<text:line-break/>Ce prin har mi Te-ai deschis<text:line-break/>Lasă sângele-Ți divin<text:line-break/>Să mă spele pe deplin<text:line-break/>Doar spre Tine eu privesc<text:line-break/>Mântuire să primesc<text:line-break/><text:line-break/>[v2:]Câte fapte am lucrat<text:line-break/>Legea Ta le-a judecat<text:line-break/>Orișicât eu m-aș lupta<text:line-break/>Râu de lacrimi de-aș vărsa<text:line-break/>De păcat nu m-ar spăla<text:line-break/>Numai sfântă mila Ta<text:line-break/><text:line-break/>[v3:]Sunt sărman și sunt dator<text:line-break/>Fii al meu Izbăvitor<text:line-break/>Gol sunt, Doamne-mbracă-mă<text:line-break/>Slab, dar Tu ajută-mă<text:line-break/>Recunosc că-s vinovat<text:line-break/>Tu mă spală de păcat<text:line-break/><text:line-break/>[v4:]Iar când lupta ia sfârșit<text:line-break/>Ochii mei când se închid<text:line-break/>Când voi sta naintea Ta<text:line-break/>Glas din cer când m-a chema<text:line-break/>Eu Te rog, o, Stânca mea<text:line-break/>Mă ascunde-n umbra Ta!</text:p>
      <text:h>443. Stau din nou</text:h>
      <text:p>Ordine v1 c1 v2 c1 b1 c1<text:line-break/><text:line-break/>[v1:]Stau din nou gândidu-mă la jertfa Ta<text:line-break/>Sângele scurs, trupul străpuns<text:line-break/>În locul meu, pedeapsa morții ai luat<text:line-break/>Ce dar nemeritat, Doamne Tu m-ai salvat!<text:line-break/><text:line-break/>[c1:]Privesc către crucea unde ai suferit<text:line-break/>Smerit de-ndurarea ce mi-ai oferit<text:line-break/>Mulțumesc Isuse,<text:line-break/>Viață nouă mi-ai dăruit!<text:line-break/><text:line-break/>[v2:]Acum ești înălțat în slavă<text:line-break/>În fața Ta toți se vor pleca<text:line-break/>Pân-atunci, uimit fiind de harul Tău<text:line-break/>Inima-mi va cânta pe veci dragostea Ta!<text:line-break/><text:line-break/>[b1:]Doamne-Ți mulțumesc pentru Golgota<text:line-break/>Viața-Ți dăruiesc, e-a Ta<text:line-break/>Doamne-Ți mulțumesc pentru Golgota<text:line-break/>Viața-Ți dăruiesc, e-a Ta</text:p>
      <text:h>444. Stii tu Cine te-a creat?</text:h>
      <text:p>Ordine v1 c1 v2 c1<text:line-break/><text:line-break/>[v1:]Știi tu Cine te-a creat?<text:line-break/>Știi tu Cine te-a chemat?<text:line-break/>Să vii în lume, să fii un om<text:line-break/>Cunoști tu eternul Domn?<text:line-break/><text:line-break/>[v1:]Știi tu Cine-a dăltuit<text:line-break/>Să-Ți dea chipul potrivit?<text:line-break/>Ființa ta e un mister<text:line-break/>Știi tu Cine stă în cer?<text:line-break/><text:line-break/>[c1:]E Dumnezeu, eternul Rege<text:line-break/>E Dumnezeu, eternul Domn!<text:line-break/>El e știința cea mai ‘naltă<text:line-break/>El umple Universul, stă veșnic pe tron!<text:line-break/><text:line-break/>[v2:]Știi tu Cine ți-a vorbit<text:line-break/>Prin Fiul Său nemărginit?<text:line-break/>Să lași păcatul, să crezi în El<text:line-break/>În Isus, Emanuel<text:line-break/><text:line-break/>[v2:]Știi tu Cine într-o zi<text:line-break/>Va judeca toți oamenii<text:line-break/>De tot ce-n viață au lucrat,<text:line-break/>Ai auzit de Cel Prea-nalt?</text:p>
      <text:h>445. Strang Cuvantul Tau in inima mea</text:h>
      <text:p>Ordine v1 v2 v1 v2 v1 v2<text:line-break/><text:line-break/>[v1:]/: Strang Cuvantul Tau in inima mea<text:line-break/>Ca sa nu pacatuiesc impotriva Ta :/<text:line-break/><text:line-break/>[v2:]Cuvantul Tau este o candela<text:line-break/>Pentru picioarele mele<text:line-break/>Si o lumina pe cararea mea<text:line-break/>Strang Cuvantul Tau in inima mea</text:p>
      <text:h>446. Stransi in jurul mesei Tale</text:h>
      <text:p>Ordine v1 c1 v2 c1 v3 c1 v4 c1<text:line-break/><text:line-break/>[v1:]Strânși în jurul mesei Tale<text:line-break/>Înțelegem deslușit<text:line-break/>Doamne, prețul mântuirii<text:line-break/>Ce-n iubire l-ai plătit<text:line-break/><text:line-break/>[c1:]Mulțumim de jertfa Ta<text:line-break/>Mulțumim! Mulțumim!<text:line-break/>Harul Tău întreg prin ea<text:line-break/>Azi și-n veci îl primim!<text:line-break/><text:line-break/>[v2:]Pentru-aducerea aminte<text:line-break/>Pentru sângele-Ți vărsat<text:line-break/>Pentru sfânta-Ți pomenire<text:line-break/>Doamne-acum ne-am adunat<text:line-break/><text:line-break/>[v3:]Mulțumim de masa sfântă<text:line-break/>Care ne-ai întins-o-n har<text:line-break/>Să trăim în părtășia<text:line-break/>Dragostei fără hotar<text:line-break/><text:line-break/>[v4:]Minunata rânduire<text:line-break/>Vrem cu râvnă-a-o-mplini<text:line-break/>Până-n clipa când Tu Doamne<text:line-break/>Cu mărire vei veni</text:p>
      <text:h>447. Sub crucea Ta</text:h>
      <text:p>Ordine v1 c1 v2 c1 v3 c1 v4 c1<text:line-break/><text:line-break/>[v1:]Sub crucea Ta Doamne Isuse<text:line-break/>Vreau să rămân pe veci plecat<text:line-break/>Să-mi plâng viața mea trecută<text:line-break/>Și-amarul greului păcat<text:line-break/><text:line-break/>[c1:]Sub crucea Ta, sub crucea Ta<text:line-break/>Eu pace dulce voi avea<text:line-break/>Sub crucea Ta, sub crucea Ta<text:line-break/>Eu pace dulce voi avea!<text:line-break/><text:line-break/>[v2:]Sub crucea Ta voi pune totul<text:line-break/>Și Ți-e-n veci voi fi supus<text:line-break/>Plângând voi spune tuturora<text:line-break/>C-atât de bun ești Tu Isus!<text:line-break/><text:line-break/>[v3:]Cu Tine vreau să port în lume<text:line-break/>Orice necazuri și nevoi<text:line-break/>În lupte grele și prigoane<text:line-break/>Să fim de-a pururi amândoi<text:line-break/><text:line-break/>[v4:]În noaptea grea și fără urme<text:line-break/>Cărarea Tu-mi vei lumina<text:line-break/>Și-oricâte vânturi mă vor bate<text:line-break/>Voi sta mereu sub crucea Ta</text:p>
      <text:h>448. Sunt aici (stau la dispozitia Ta)</text:h>
      <text:p>Ordine v1 c1 v2 c1<text:line-break/><text:line-break/>[v1:]Știu că Tu nu vrei nici jertfe și nici daruri<text:line-break/>Știu că Tu privești doar la inima mea<text:line-break/>Și că vrei să vezi o inimă întreagă<text:line-break/>Dăruită pe deplin în slujba Ta<text:line-break/><text:line-break/>[v1:]Aș dori ca viața mea să fie<text:line-break/>Pusă-n slujba Ta prin tot ce fac<text:line-break/>Să ascult chemarea Ta divină<text:line-break/>Să urmez în totul voia Ta<text:line-break/><text:line-break/>[c1:]Sunt aici, stau la dispoziția Ta<text:line-break/>Sunt aici, dorind să fac doar voia Ta<text:line-break/>Sunt aici și vreau chemarea să-Ți urmez<text:line-break/>Iată-mă, sunt aici!<text:line-break/><text:line-break/>[v2:]Tu ai pus Cuvântul Sfânt în mine<text:line-break/>Călăuză-n drumul vieții pe pământ<text:line-break/>Să trăiesc în voia Ta să Te urmez<text:line-break/>Și în inimă să fii Tu Domnul meu!</text:p>
      <text:h>449. Sunt aici la dispozitia Ta</text:h>
      <text:p>Ordine c1 v1 c1 v2 c1 v3 c1<text:line-break/><text:line-break/>[c1:]Sunt aici, la dispoziția Ta<text:line-break/>Cheamă-mă, Te voi asculta!<text:line-break/><text:line-break/>[v1:]Ogoarele sunt gata de recoltă<text:line-break/>Dar lucrătorii sunt așa puțini<text:line-break/>Mă dăruiesc, o, Doamne-n întregime<text:line-break/>Ca să culeg recolta dintre spini<text:line-break/><text:line-break/>[v2:]E timpul potrivit pentru popoare<text:line-break/>Mai sunt în lume încă mari comori<text:line-break/>Isus mai cheamă oameni în lucrare<text:line-break/>Să fie toți cu El biruitori<text:line-break/><text:line-break/>[v3:]Suntem noi sare pentru lumea-ceasta?<text:line-break/>În întuneric sunt noi lumini?<text:line-break/>Trăim cu Domnul în cuvânt și-n fapte<text:line-break/>Să știe lumea că suntem creștini</text:p>
      <text:h>450. Sunt aici la dispozitia Ta</text:h>
      <text:p>Ordine c1 v1 c1 v2 c1 v3 c1<text:line-break/><text:line-break/>[c1:]Sunt aici, la dispoziția Ta<text:line-break/>Cheamă-mă, Te voi asculta!<text:line-break/><text:line-break/>[v1:]Ogoarele sunt gata de recoltă<text:line-break/>Dar lucrătorii sunt așa puțini<text:line-break/>Mă dăruiesc, o, Doamne-n întregime<text:line-break/>Ca să culeg recolta dintre spini<text:line-break/><text:line-break/>[v2:]E timpul potrivit pentru popoare<text:line-break/>Mai sunt în lume încă mari comori<text:line-break/>Isus mai cheamă oameni în lucrare<text:line-break/>Să fie toți cu El biruitori<text:line-break/><text:line-break/>[v3:]Suntem noi sare pentru lumea-ceasta?<text:line-break/>În întuneric sunt noi lumini?<text:line-break/>Trăim cu Domnul în cuvânt și-n fapte<text:line-break/>Să știe lumea că suntem creștini</text:p>
      <text:h>451. Sunt frant eu cad</text:h>
      <text:p>Ordine v1 c1 v1 c1 c1<text:line-break/><text:line-break/>[v1:]Sunt frânt eu cad în brațul Tău acum<text:line-break/>Am obosit de-al lumii lung drum<text:line-break/>Eu vin acum, îngenunchez,<text:line-break/>Păcatul meu m-apasă greu<text:line-break/><text:line-break/>[c1:]În Tine mă-ncred, pe Tine Te caut<text:line-break/>Povara să-mi iei!<text:line-break/>În Tine mă-ncred, pe Tine Te caut<text:line-break/>Povara să-mi iei!</text:p>
      <text:h>452. Sunt iertat</text:h>
      <text:p>Ordine v1 c1 v1 c1 b1 c1<text:line-break/><text:line-break/>[v1:]Sunt iertat, căci ai fost părăsit<text:line-break/>Sunt acceptat, ai fost condamnat<text:line-break/>Și viață am acum, iar Duhul Tău e-n mine<text:line-break/>Căci ai murit și-ai înviat<text:line-break/><text:line-break/>[c1:]Ce dragoste de Dumnezeu<text:line-break/>Să moară-un Rege-n locul meu<text:line-break/>Ce dragoste uimit privesc<text:line-break/>Cu bucurie Te slăvesc<text:line-break/>Cu tot ce am, Te preamăresc!<text:line-break/><text:line-break/>[b1:]Tu-mi ești Rege! Isus, Tu-mi ești Rege!<text:line-break/>Tu-mi ești Rege! Isus, Tu-mi ești Rege!</text:p>
      <text:h>453. Sunt mantuit</text:h>
      <text:p>Ordine v1 v2 v3<text:line-break/><text:line-break/>[v1:]Sunt mântuit prin jertfa Lui<text:line-break/>Sunt mântuit prin jertfa Lui<text:line-break/>/: Sunt mântuit prin jertfa Lui<text:line-break/>Și bucuros o spun oricui<text:line-break/>Sângele Lui m-a curățit<text:line-break/>Sunt mântuit :/<text:line-break/><text:line-break/>[v2:]Isus al meu mi-e Salvator<text:line-break/>Isus al meu mi-e Salvator<text:line-break/>/: Isus al meu mi-e Salvator<text:line-break/>Cu viața mea îi sunt dator<text:line-break/>Sângele Lui m-a curățit<text:line-break/>Sunt mântuit :/<text:line-break/><text:line-break/>[v3:]El vine iar din cer la noi<text:line-break/>El vine iar din cer la noi<text:line-break/>/: El vine iar din cer la noi<text:line-break/>Cu fericirea lumii noi<text:line-break/>Sângele Lui m-a curățit<text:line-break/>Sunt mântuit :/</text:p>
      <text:h>454. Suntem trecatori</text:h>
      <text:p>Ordine v1 c1 v2 c1 v3 c1<text:line-break/><text:line-break/>[v1:]Suntem trecători, suntem călători<text:line-break/>Pornim înspre țara de vis<text:line-break/>Oriunde am fi, oriunde ne-am găsi<text:line-break/>Nu va fi nicicând ca-n Paradis<text:line-break/><text:line-break/>[c1:]Acolo ne este țara<text:line-break/>Promisă de Isus<text:line-break/>Cerul sfânt, patria dorită<text:line-break/>Țara cea de sus<text:line-break/><text:line-break/>[v2:]Suntem trecători, suntem călători<text:line-break/>Mai avem puțin de mers<text:line-break/>Și în curând de pe pământ<text:line-break/>Vom pleca spre lumi întregi<text:line-break/><text:line-break/>[v3:]Suntem trecători, suntem călători<text:line-break/>Și cântecul aceasta s-a sfârșit<text:line-break/>Curând pe nori, în splendori<text:line-break/>Dumnezeu ne va răpi</text:p>
      <text:h>455. Sus la lucru</text:h>
      <text:p>Ordine v1 c1 v2 c1 v3 c1 v4 c1<text:line-break/><text:line-break/>[v1:]Sus la lucru, Domnul bun așteaptă<text:line-break/>Din averea ta să-i dăruiești<text:line-break/>Partea Lui să n-o oprești vreodată<text:line-break/>Cu-ale tale bunuri să-L cinstești<text:line-break/><text:line-break/>[c1:]Azi dăruiește<text:line-break/>Și fii bucuros că al tău prinos<text:line-break/>Comori de slavă<text:line-break/>Strânge-n ceruri la Hristos!<text:line-break/><text:line-break/>[v2:]Nu uita că-n pragul tău chiar Domnul<text:line-break/>A venit prin cei săraci și goi<text:line-break/>Cât ar vrea să îți alunge somnul<text:line-break/>Și s-ajuți pe cei ce-s în nevoi<text:line-break/><text:line-break/>[v3:]El îți umple de belșug căminul<text:line-break/>Când din pâinea ta cu drag împarți<text:line-break/>Când alini durerea și suspinul<text:line-break/>Și sărmanii lumii îți sunt frați<text:line-break/><text:line-break/>[v4:]Poți să dai ce ai mai scump în viață<text:line-break/>Celui ce viața Lui ți-a dat?<text:line-break/>Poți să Îl privești pe Domnu-n față<text:line-break/>Și să-I spui că totul I-ai predat?</text:p>
      <text:h>456. Tata, Te slavesc</text:h>
      <text:p>Ordine v1 c1 v2 c1 v3 c1<text:line-break/><text:line-break/>[v1:]Tata, Te slavesc<text:line-break/>Te ador si-Ti multumesc<text:line-break/>Fii glorificat in veci de veci!<text:line-break/><text:line-break/>[c1:]\: Fii glorificat :\<text:line-break/>Fii glorificat in veci de veci!<text:line-break/><text:line-break/>[v2:]Isus, Te slavesc<text:line-break/>Te ador si-Ti multumesc<text:line-break/>Fii glorificat in veci de veci<text:line-break/><text:line-break/>[v3:]Duh Sfant Te slavesc,<text:line-break/>Te ador si-Ti multumesc<text:line-break/>Fii glorificat in veci de veci!</text:p>
      <text:h>457. Tatal Te Slavesc</text:h>
      <text:p>Ordine v1 v2 v3<text:line-break/><text:line-break/>[v1:]Tata Te slavesc,Te ador si-Ti multumesc.<text:line-break/>Fii glorificat in veci de veci<text:line-break/>Fii glorificat,fii glorificat<text:line-break/>Fii glorificat,fii glorificat<text:line-break/><text:line-break/>[v2:]Isus Te slavesc,Te ador si-Ti multumesc<text:line-break/>Fii glorificat in veci de veci.<text:line-break/>Fii glorificat,fii glorificat<text:line-break/>Fii glorificat in veci de veci.<text:line-break/><text:line-break/>[v3:]Duh Sfant Te slavesc,Te ador si-Ti multumesc<text:line-break/>Fii glorificat in veci de veci.<text:line-break/>Fii glorificat,fii glorificat<text:line-break/>Fii glorificat in veci de veci.</text:p>
      <text:h>458. Te intreb daca stii ce-i dragostea?</text:h>
      <text:p>Ordine v1 c1 e1<text:line-break/><text:line-break/>[v1:]Te întreb dacă știi ce-i dragostea?<text:line-break/>Ea este îndelung răbdătoare<text:line-break/>Ea nu se laudă niciodată<text:line-break/>Ea este plină de bunătate<text:line-break/><text:line-break/>[v1:]Dragostea nu se poartă nicicând rău<text:line-break/>Ea nu caută folosul său<text:line-break/>Dragostea suferă, crede totul<text:line-break/>Ea se bucură doar de adevăr<text:line-break/><text:line-break/>[c1:]Ea nu pizmuiește, nu se ceartă<text:line-break/>Ea este îndelung răbdătoare<text:line-break/>Dragostea lui Dumnezeu e veșnică<text:line-break/><text:line-break/>[e1:]Acum dar rămân toate acestea<text:line-break/>Credința, nădejdea și dragostea<text:line-break/>Acum dar dintre toate acestea<text:line-break/>/: Veșnică va fi doar dragostea Lui :/</text:p>
      <text:h>459. Te iubesc asa de mult</text:h>
      <text:p>Ordine v1 v2 v3 v4 v1 v2 v3 v4 v3 v4 v1 e1<text:line-break/><text:line-break/>[v1:]Ascultă Doamne lauda mea<text:line-break/>Când mă gândesc la Tine-n ruga mea<text:line-break/>Te iubesc Doamne, Te iubesc!<text:line-break/><text:line-break/>[v2:]Purtat pe aripi în prezența Ta<text:line-break/>Sufletu-mi cântă și în inima mea<text:line-break/>Te iubesc Doamne, Te iubesc!<text:line-break/><text:line-break/>[v3:]Iar acum eu doresc<text:line-break/>Să mă-nchin întotdeauna<text:line-break/>În puterea Numelui Tău!<text:line-break/><text:line-break/>[v4:]Îmi ridic mâinile<text:line-break/>Și-mi înalț vocea spre ceruri<text:line-break/>Căci Tu ești Lumina mea!<text:line-break/><text:line-break/><text:line-break/>[e1:]/: Te iubesc Doamne, Te iubesc! :/</text:p>
      <text:h>460. Te iubesc cu sange scris</text:h>
      <text:p>Ordine v1 c1 v2 c1 v3 c1<text:line-break/><text:line-break/>[v1:]Cu lacrimi de sânge, El Dumnezeu<text:line-break/>Și-a scris dragostea Sa pe Calvar<text:line-break/>Ca tu și eu să trăim<text:line-break/>Isus prin moartea Sa ne-a scris:<text:line-break/><text:line-break/>[c1:]Eu Te iubesc, Eu Te iubesc!<text:line-break/>Vezi Calvarul plânse<text:line-break/>Eu Te iubesc, Eu Te iubesc!<text:line-break/>Eu Te iubesc cu sânge scris!<text:line-break/><text:line-break/>[v2:]De veacuri El Dumnezeu și-a scris dragostea Cu același sânge-a suferit<text:line-break/>Dând tot ce-avea de dat<text:line-break/>Mesaju-i ușor de citit:<text:line-break/><text:line-break/>[v3:]O fluviu minunat<text:line-break/>Ce mă spală de păcat<text:line-break/>Tu poți fi spălat doar în<text:line-break/>Sânge, sânge, sângele lui Isus!</text:p>
      <text:h>461. Te iubesc si-ti cant din toata inima</text:h>
      <text:p>Ordine v1 v2 v3<text:line-break/><text:line-break/>[v1:]Te iubesc și-Ți cânt din toată inima<text:line-break/>Doamne tăria mea<text:line-break/>Tu-mi ești scutul, Tu ești izbăvirea mea<text:line-break/>Cetate-n vreme rea<text:line-break/><text:line-break/>[v1:]Lăudat fie Domnul, am strigat<text:line-break/>Și pe loc toți vrăjmașii-au fugit<text:line-break/>Te iubesc și-Ți cânt din toată inima<text:line-break/>Doamne tăria mea!<text:line-break/><text:line-break/>[v2:]Mâna Ți-ai întins-o, Tu m-ai apucat<text:line-break/>M-ai scos din ape mari<text:line-break/>Și cu glasul Tău din ceruri ai tunat<text:line-break/>Și s-au ascuns cei tari<text:line-break/><text:line-break/>[v2:]Tu-mi aprinzi o lumină Domnul meu<text:line-break/>Și-ntuneric și frică dispar<text:line-break/>Mâna Ți-ai întins-o, Tu m-ai apucat<text:line-break/>M-ai scos din ape mari<text:line-break/><text:line-break/>[v3:]Dumnezeu mă-ncinge cu puterea Sa<text:line-break/>M-așează pe-nălțimi<text:line-break/>Îmi deprinde brațul pentru lupta grea<text:line-break/>Și-mi pune arcu-n mâini<text:line-break/><text:line-break/>[v3:]Viu e Domnul și tare-I stânca mea<text:line-break/>Și prin El voi trăi-n veșnicii<text:line-break/>Dumnezeu mă-ncinge cu puterea Sa<text:line-break/>M-așează pe-nălțimi</text:p>
      <text:h>462. Te iubesc, Domnul meu</text:h>
      <text:p>Ordine v1 c1 v2 c2 b1 b2 e1<text:line-break/><text:line-break/>[v1:]Mă-ncred în Cuvântul Tău<text:line-break/>Te-aleg pe Tine tot mereu<text:line-break/>Lăsând în urmă tot ce-i rău<text:line-break/>M-arunc plângând în brațul Tău<text:line-break/><text:line-break/>[c1:]Și tot ce știu<text:line-break/>Că Te iubesc, Domnul meu!<text:line-break/>Și Te iubesc, Domnul meu!<text:line-break/><text:line-break/>[v2:]Mă uit la tot ce ai făcut<text:line-break/>Pe brațul Tău Tu m-ai ținut<text:line-break/>Când totul se va termina<text:line-break/>Tu, numai Tu vei rămânea<text:line-break/><text:line-break/>[c2:]Ești viața mea<text:line-break/>/: Și Te iubesc, Domnul meu!<text:line-break/>Și Te iubesc, Domnul meu! :/<text:line-break/><text:line-break/>[b1:]Cum s-a putut<text:line-break/>Să mori pentru-al meu păcat?<text:line-break/>Povara mi-ai luat<text:line-break/><text:line-break/>[b2:]Cum s-a putut<text:line-break/>Pe-o cruce ai fost străpuns?<text:line-break/>Regele meu, Isus!<text:line-break/><text:line-break/>[e1:]/: Și Te iubesc, Domnul meu!<text:line-break/>Și Te iubesc, Domnul meu! :/</text:p>
      <text:h>463. Te rog ma iarta</text:h>
      <text:p>Ordine v1 c1 v2 c1 e1 c1<text:line-break/><text:line-break/>[v1:]Ai venit în lume pentru păcătoși<text:line-break/>Cel dintâi din ei, o, Doamne-s eu<text:line-break/>Vin cu a mea vină și păcatul meu<text:line-break/>Vin la crucea Ta, o, Domnul meu<text:line-break/><text:line-break/>[c1:]Îmi pare rău, Te rog mă iartă<text:line-break/>Cu îndurare primește-mă din nou<text:line-break/>Cu harul Tău, Te rog mă-mbracă<text:line-break/>O, sfinte Tată, cât de mult îmi pare rău!<text:line-break/><text:line-break/>[v2:]Lacrima de gheață din sufletul tău<text:line-break/>O topește prin sângele Său<text:line-break/>Niciodată Domnul piatra n-a luat<text:line-break/>Doar a vindecat și a iertat<text:line-break/><text:line-break/>[e1:]Har mai are Domnul pentru viața ta<text:line-break/>Orișice păcate-ai fi făcut<text:line-break/>La Calvar pe cruce Domnul a murit<text:line-break/>Să fii ‘liberat și mântuit</text:p>
      <text:h>464. Te'nalta suflete</text:h>
      <text:p>Ordine v1 v2 v3<text:line-break/><text:line-break/>[v1:]Te-nalță suflete<text:line-break/>Din teamă și păcat<text:line-break/>Căci Fiul sfânt pe-altar<text:line-break/>În locul meu S-a dat<text:line-break/><text:line-break/>[v1:]Voi sta sfințit prin har<text:line-break/>În fața Tatălui<text:line-break/>Căci al meu nume-i scris<text:line-break/>În palma Lui!<text:line-break/><text:line-break/>[v2:]Pe dealul Golgotei,<text:line-break/>Zdrobit de-al meu păcat<text:line-break/>Cristos ca Preot bun<text:line-break/>Pe cruce a strigat:<text:line-break/><text:line-break/>[v2:]“O, iartă-i Tată sfânt<text:line-break/>O, iartă-i Tată sfânt<text:line-break/>Căci pentru-acești sărmani<text:line-break/>Pe lemn mă frâng!”<text:line-break/><text:line-break/>[v3:]În slava cerului<text:line-break/>El mijlocește-acum<text:line-break/>Și sângele-I curat<text:line-break/>Mă ține pe-al Său drum<text:line-break/><text:line-break/>[v3:]/: Stropit e-altarul sfânt<text:line-break/>Plătită-i vina mea<text:line-break/>Bogat în har trăiesc<text:line-break/>Prin jertfa Sa :/</text:p>
      <text:h>465. Te-adoram in fericire</text:h>
      <text:p>Ordine v1 v2 v3<text:line-break/><text:line-break/>[v1:]Te-adorăm în fericire,<text:line-break/>Domn al gloriei cerești<text:line-break/>Ce cu raza-Ți de iubire<text:line-break/>Inimile ne-ncălzești<text:line-break/><text:line-break/>[v1:]O, alungă nori și ceață<text:line-break/>De-ntuneric și păcat<text:line-break/>Și ne luminează viața<text:line-break/>Cu Duhul Tău sfânt, curat<text:line-break/><text:line-break/>[v2:]Orice lucruri mari sau mici,<text:line-break/>Ce prin Tine s-au creat<text:line-break/>Stele, îngeri cântă-n juru-Ți<text:line-break/>Laudă Ție ne-ncetat<text:line-break/><text:line-break/>[v2:]Munți și mare, deal și vale<text:line-break/>Floarea în splendoarea sa<text:line-break/>Toate lucrurile Tale<text:line-break/>Ne vestesc iubirea Ta<text:line-break/><text:line-break/>[v3:]Dătător de fericire<text:line-break/>Ești Tu, Doamne, tuturor<text:line-break/>Râu de viață și iubire<text:line-break/>Curge din al Tău izvor<text:line-break/><text:line-break/>[v3:]Tu ești Tată, Hristos frate,<text:line-break/>În Tine toți ne iubim<text:line-break/>Învață-ne-a ierta toate<text:line-break/>Și ca frați noi să trăim</text:p>
      <text:h>466. Te-aleg mereu</text:h>
      <text:p>Ordine v1 c1 v2 c1 v3 c1 v4 c1 v5 c1<text:line-break/><text:line-break/>[v1:]Isuse dintre toți Te-aleg mereu<text:line-break/>În orice zi, în orice clipă<text:line-break/>Căci Tu ești viața sufletului meu<text:line-break/>Și harul care mă ridică<text:line-break/><text:line-break/>[c1:]Te-aleg mereu, Te-aleg mereu<text:line-break/>Isus, Mântuitorul meu<text:line-break/>Te-aleg mereu, Te-aleg mereu<text:line-break/><text:line-break/>[v2:]Isuse-aleg deplin cărarea Ta<text:line-break/>Din miile de căi din lume<text:line-break/>Și vreau să merg pe ea cât m-ar costa<text:line-break/>Dă-mi Duhul Tău să mă îndrume<text:line-break/><text:line-break/>[v3:]Isuse-aleg Cuvântul Tău cel sfânt<text:line-break/>Căci numai El e adevărul<text:line-break/>Ce-mi dă lumină lină pe pământ<text:line-break/>Și-avânt să pot ajunge-n ceruri<text:line-break/><text:line-break/>[v4:]Isuse-aleg iubirea Ta de jar<text:line-break/>Din tot ce-n lume mă îmbie<text:line-break/>Ca să-mi aprind-al inimii altar<text:line-break/>Să ardă-acum și-n veșnicie<text:line-break/><text:line-break/>[v5:]Isuse din orice Te-aleg mereu<text:line-break/>Zi după zi, Te știu mai bine<text:line-break/>Căci Tu ești viața sufletului meu,<text:line-break/>Alt bun nu-mi vreau, decât pe Tine</text:p>
      <text:h>467. Te-am gasit</text:h>
      <text:p>Ordine v1 v2 v3 v4<text:line-break/><text:line-break/>[v1:]Te-am găsit pe munții înalți<text:line-break/>Te-am găsit pe margini de râu<text:line-break/>/:Te-am găsit în parfumul de floare<text:line-break/>Te-am găsit, Isuse, Te-am găsit:/<text:line-break/><text:line-break/>[v2:]Te-am găsit pe cerul senin,<text:line-break/>Te-am găsit pe dealuri și stânci<text:line-break/>/:Te-am găsit în pădurea-nverzită<text:line-break/>Te-am găsit, Isuse, Te-am găsit:/<text:line-break/><text:line-break/>[v3:]Te-am găsit în fulgul de nea,<text:line-break/>Te-am găsit în stele și-n nori<text:line-break/>/:Te-am găsit în stropii de rouă<text:line-break/>Te-am găsit, Isuse, Te-am găsit:/<text:line-break/><text:line-break/>[v4:]Te-am găsit pe Golgota sus,<text:line-break/>Te-am găsit și-atunci mi-ai vorbit<text:line-break/>/:Te-am găsit, fericirea mi-ai dat<text:line-break/>Te-am găsit, Isuse, Te-am găsit:/</text:p>
      <text:h>468. Te-astept Isuse</text:h>
      <text:p>Ordine v1 c1 v2 c2 v3 c3<text:line-break/><text:line-break/>[v1:]Te-aștept Isuse privind spre ceruri<text:line-break/>Să văd dacă nu vii<text:line-break/>În orice seară eu Te chem iarăși<text:line-break/>Pentru-a mă pregăti<text:line-break/><text:line-break/>[c1:]/: Tu ești aproape, poate la noapte<text:line-break/>S-ar întâmpla să vii<text:line-break/>Haina-i pătată, nu e curată<text:line-break/>Ce fac eu dacă vii? :/<text:line-break/><text:line-break/>[v2:]Te-aștept și ziua și-mi este teamă<text:line-break/>Că Tu vei apărea<text:line-break/>O, dă-mi putere când am durere<text:line-break/>Ca să mă pot lupta<text:line-break/><text:line-break/>[c2:]/: Sfântul Tău sânge și-acuma curge<text:line-break/>Doamne a mă spăla<text:line-break/>De orice vină, de orice tină<text:line-break/>Numai Tu poți ierta :/<text:line-break/><text:line-break/>[v3:]Când dimineața dispare ceața<text:line-break/>Din somn am tresărit<text:line-break/>Mă scol degrabă, privesc afară<text:line-break/>Să văd dac-ai venit<text:line-break/><text:line-break/>[c3:]/: Tu ești aproape, poate la noapte<text:line-break/>S-ar întmpla să vii<text:line-break/>Haina-i curată, nu e pătată<text:line-break/>De-acuma poți să vii! :/</text:p>
      <text:h>469. Tie lauda-ti cantam</text:h>
      <text:p>Ordine v1 c1 v1 c1 b1 c1<text:line-break/><text:line-break/>[v1:]/: Ție laudă-Ți cântăm, pe Tine Te-adorăm<text:line-break/>Numele Tău înălțăm! :/<text:line-break/>În prezența tronului plin de slavă<text:line-break/>În prezența Ta noi vrem să stăm<text:line-break/><text:line-break/>[c1:]Venim, mâinile ridicăm<text:line-break/>Venim, pe genunchi ne plecăm<text:line-break/>Venim, Ție să ne-nchinăm<text:line-break/>Inima să-Ți dăm!<text:line-break/><text:line-break/>[b1:]/: Inima și mintea mea<text:line-break/>Îți dăruiesc toată viața mea :/</text:p>
      <text:h>470. Toata inchinarea</text:h>
      <text:p>Ordine v1 c1 v2 c1 b1 c1<text:line-break/><text:line-break/>[v1:]Lumina lumii, Prezență divină<text:line-break/>Ajută-mă să-nțeleg<text:line-break/>Cât de frumos ne-ai creat pentru Tine<text:line-break/>Speranță ne-ai dăruit<text:line-break/><text:line-break/>[c1:]Toată închinarea, toată adorarea<text:line-break/>Ție-Ți dăruiesc, o, Domnul meu<text:line-break/>Numai Tu ești veșnic, numai Tu ești vrednic<text:line-break/>Doamne numai Tu ești minunat!<text:line-break/><text:line-break/>[v2:]Rege etern ce domnești sus în ceruri<text:line-break/>La dreapta lui Dumnezeu<text:line-break/>În umilință venit-ai în lume<text:line-break/>Din dragoste Te-ai jertfit<text:line-break/><text:line-break/>[b1:]/: Cum să-nțeleg cât Te-a costat<text:line-break/>Să ierți deplin al meu păcat :/</text:p>
      <text:h>471. Toata Inima</text:h>
      <text:p>Ordine v1 c1 v2 c2 b1 c2<text:line-break/><text:line-break/>[v1:]Vocea-ndoielii stinge-o iar,<text:line-break/>Tot ce-ai promis <text:line-break/>adu-mi aminte,<text:line-break/>Teama s-o înfrunt <text:line-break/>cu-al Tău Cuvânt.<text:line-break/>[---]<text:line-break/>Spulberă bezna <text:line-break/>în jurul meu,<text:line-break/>Când trec prin văi<text:line-break/>ridică-mi fruntea.<text:line-break/>Printre lacrimi <text:line-break/>Fii plăcerea mea.<text:line-break/><text:line-break/>[c1:]Toată inima <text:line-break/>eu o las în grija Ta.<text:line-break/>Tu eşti <text:line-break/>Domn în viaţa mea,<text:line-break/>mă las în grija Ta.<text:line-break/><text:line-break/>[v2:]Chiar în pustiu <text:line-break/>deschizi un drum,<text:line-break/>Iar vocea Ta <text:line-break/>supune marea.<text:line-break/>Cred că Tu lucrezi <text:line-break/>chiar şi acum,<text:line-break/>Chiar aici, <text:line-break/>chiar acum.<text:line-break/><text:line-break/>[c2:]/: Toata inima <text:line-break/>eu o las în grija Ta.<text:line-break/>Tu eşti <text:line-break/>Domn în viaţa mea,<text:line-break/>Mă las în grija Ta. :/<text:line-break/><text:line-break/>Eu ma las in grija Ta, grija Ta.<text:line-break/><text:line-break/>[b1:]/: Nu e nimic <text:line-break/>să poată <text:line-break/>să mă-frângă,<text:line-break/>Esti nădejdea mea!<text:line-break/>Orice-ar veni în cale, <text:line-break/>neclintit sunt,<text:line-break/>Eşti nădejdea mea! :/</text:p>
      <text:h>472. Toate lucrurile lucreaza</text:h>
      <text:p>Ordine v1 c1 e1 v1 c1 e1<text:line-break/><text:line-break/>[v1:]/: Când încercări și dureri vin asupra ta<text:line-break/>Nu te teme, nu descuraja! :/<text:line-break/><text:line-break/>[c1:]/: Căci toate lucrurile lucrează<text:line-break/>Spre binele celor ce iubesc pe Dumnezeu<text:line-break/>Căci toate lucrurile lucrează<text:line-break/>Spre binele, spre binele tău (Aleluia) :/<text:line-break/><text:line-break/>[e1:]/: Aleluia, aleluia, aleluia să-I cântăm!<text:line-break/>Aleluia, aleluia, aleluia slavă-I dăm! :/<text:line-break/></text:p>
      <text:h>473. Tot ce este-n mine</text:h>
      <text:p>Ordine v1 c1 v2 c1<text:line-break/><text:line-break/>[v1:]Ce bucurie să mă știu copilul Tău<text:line-break/>Și să fiu mereu păzit de mâna Ta<text:line-break/>Glorie Ție, ai spălat păcatul meu<text:line-break/>Prin Isus crucificat la Golgota!<text:line-break/><text:line-break/>[c1:]Tot ce este-n mine Te glorifică<text:line-break/>Și cu tot ce am Te preamăresc<text:line-break/>Viața mea Ți-o dau în mâna Ta de Tată<text:line-break/>Și-am să-Ți spun mereu cât Te iubesc<text:line-break/><text:line-break/>[v2:]Cu ce blândețe mă îndemni să Te urmez<text:line-break/>Zi de zi mă oglindesc în ochii Tăi<text:line-break/>Ce șoapte calde, când îmi spui că mă iubești<text:line-break/>Și nu știu cum aș putea să-Ți mulțumesc</text:p>
      <text:h>474. Tot ce sunt, sunt prin harul Său</text:h>
      <text:p>Ordine v1 v2 v3 v4 v5 v6 v7 v8<text:line-break/><text:line-break/>[v1:]Ce dar măreț e Isus Salvatorul<text:line-break/>E tot ce poate cerul să îmi dea,<text:line-break/>E bucurie și neprihănire<text:line-break/>E-o dragoste ce-mi umple inima!<text:line-break/><text:line-break/>[v2:] Speranța mea e doar în Domnul Isus,<text:line-break/>Viața mea-i legată doar de El!<text:line-break/>Pot să spun că Isus pace-n dar mi-a adus<text:line-break/>Tot ce sunt, sunt prin harul Său!<text:line-break/><text:line-break/>[v3:]Chiar dacă noaptea-n jurul meu se lasă<text:line-break/>Isus va fi mereu de partea mea,<text:line-break/>În slăbiciuni puterea Lui se-arată<text:line-break/>Prin El trăiesc, e bucuria mea!<text:line-break/><text:line-break/>[v4:]El e Păstorul bun ce mă păzește<text:line-break/>Chiar de-ar fi să trec prin văi adânci<text:line-break/>Nu mă tem știu că El nu mă va părăsi<text:line-break/>Tot ce sunt, sunt prin harul Său!<text:line-break/><text:line-break/>[v5:]Eu nu mă tem, destinul meu îl ține<text:line-break/>Știu că-s iertat El prețul l-a plătit<text:line-break/>El a murit pe cruce pentru mine<text:line-break/>Și-a înviat din morți a treia zi!<text:line-break/><text:line-break/>[v6:]El a murit ca eu să am viață<text:line-break/>Azi trăiesc prin har sunt mântuit!<text:line-break/>Pot acum să declar: „Liber sunt în Hristos”<text:line-break/>Tot ce sunt, sunt prin harul Său!<text:line-break/><text:line-break/>[v7:]Cu tot ce am Îl voi urma pe Isus<text:line-break/>El mi-a promis că mă va duce-n cer!<text:line-break/>Și zi de zi mă va-ntări, știu bine<text:line-break/>Pân’ voi ajunge-n fața Tronului!<text:line-break/><text:line-break/>[v8:] /: Credința mea în Domnul va rămâne<text:line-break/>Toată Gloria e doar a Lui,<text:line-break/>Când se va termina alergarea voi striga:<text:line-break/>“Sunt al Tău Ți-aparțin pe veci!": /</text:p>
      <text:h>475. Tot ce vreau esti Tu</text:h>
      <text:p>Ordine v1 c1 v2 c1 b1 c1<text:line-break/><text:line-break/>[v1:]Frica o las în urma mea<text:line-break/>Aud vorbind, e vocea Ta<text:line-break/>Cad în genunchi,<text:line-break/>Mâinile-mi ridic spre Tin’<text:line-break/><text:line-break/>[v1:]Dragostea Ta m-a chemat,<text:line-break/>Doamne Ție-Ți sunt predat<text:line-break/>Tot ce vreau e să văd lumina Ta<text:line-break/><text:line-break/>[c1:]/: Tot ce vreau ești Tu<text:line-break/>Tot ce vreau ești Tu doar, o Doamne! :/<text:line-break/><text:line-break/>[v2:]Încă o zi însă nu la fel<text:line-break/>Sunt atras de Duhul Tău<text:line-break/>Salvatorul meu te preamăresc!<text:line-break/><text:line-break/>[v2:]Căci prin Fiul Tău iubit<text:line-break/>Viață am și-s fericit<text:line-break/>Doamne fi în veci de veci slăvit!<text:line-break/><text:line-break/>[b1:]/: Ești Domn peste univers!<text:line-break/>Ești Domn și în veci domnești!<text:line-break/>Ești Domn peste univers!<text:line-break/>Ești Domn! :/</text:p>
      <text:h>476. Tot mai mult</text:h>
      <text:p>Ordine v1 v1 v2 v3 v1 v2 v3<text:line-break/><text:line-break/>[v1:]Tot mai mult Isus, tot mai mult<text:line-break/>Voia Ta s-o-mplinesc tot mai mult<text:line-break/>Tot mai mult să-nțeleg ce-mi vorbești<text:line-break/>Voia Ta s-o-mplinesc Isus tot mai mult <text:line-break/><text:line-break/>[v2:]Tu ești al meu Domn și Împărat<text:line-break/>Și pentru mine viața Tu Ți-ai dat<text:line-break/>Ca să trăiesc și să-Ți cânt în veci<text:line-break/>Doamne<text:line-break/><text:line-break/>[v3:]Tu ești al meu Domn și Împărat<text:line-break/>Și pentru mine viața Tu Ți-ai dat<text:line-break/>Vreau să-Ți slujesc Doamne<text:line-break/>Tot mai mult<text:line-break/></text:p>
      <text:h>477. Toti impreuna vrem sa Iti cantam</text:h>
      <text:p>Ordine v1 c1 v2 c1 v3 c1<text:line-break/><text:line-break/>[v1:]Toţi împreună vrem să Te lăudăm<text:line-break/>Toţi împreună vrem să Îţi cântăm<text:line-break/>Toţi împreună Îţi spunem:<text:line-break/>“Te iubim!”<text:line-break/><text:line-break/>[v2:]Toţi împreună smeriţi ne rugăm<text:line-break/>Toţi împreună smeriţi Te-aşteptăm<text:line-break/>Toţi împreună Îţi spunem:<text:line-break/>“Mulţumim!”<text:line-break/><text:line-break/>[c1:]Noi Te iubim, Te iubim!<text:line-break/>Toţi împreună Îţi spunem:<text:line-break/>“Te iubim!”<text:line-break/><text:line-break/>[v3:]Toţi împreună-ntr-un gând ne-nchinăm<text:line-break/>Toţi împreună-ntr-un gând Te-nălţăm<text:line-break/>Toţi împreună Îţi spunem:<text:line-break/>“Te slăvim!”</text:p>
      <text:h>478. Totul Te adora-n lume</text:h>
      <text:p>Ordine v1 c1 v2 c1 v3 c1 v4 c1<text:line-break/><text:line-break/>[v1:]Totul Te adoră-n lume<text:line-break/>Doamne mare, Doamne sfânt<text:line-break/>Proslăvindu-Ți al Tău Nume<text:line-break/>Sus în cer și pe pământ<text:line-break/><text:line-break/>[c1:]Te ador, Te ador,<text:line-break/>Scumpul meu Mântuitor<text:line-break/>Te ador, Te ador,<text:line-break/>Scumpul meu Mântuitor!<text:line-break/><text:line-break/>[v2:]Soare, luna, mii de stele<text:line-break/>Din imense depărtări<text:line-break/>Slava Ta o spun și ele<text:line-break/>Prin lucrarea lor din zări<text:line-break/><text:line-break/>[v3:]Pretutindeni dau de știre<text:line-break/>Ale Tale fapte mari<text:line-break/>Lucruri ce trec peste fire<text:line-break/>Glorioase, bune, tari<text:line-break/><text:line-break/>[v4:]Ești măreț și în furtună<text:line-break/>Și în susur de izvor<text:line-break/>Te vestește-ntreaga fire<text:line-break/>Ca Stăpân și Creator</text:p>
      <text:h>479. Trece Isus prin adunare</text:h>
      <text:p>Ordine v1 c1 v2 c1 v3 c1<text:line-break/><text:line-break/>[v1:]/: Trece Isus prin adunare<text:line-break/>Trece să-și vadă-al Său popor<text:line-break/>Strigați cu toți de bucurie<text:line-break/>Cântați cu toții azi în cor :/<text:line-break/><text:line-break/>[c1:]/: Cu ramuri de finic să-L întâmpinăm<text:line-break/>Osana, Aleluia să strigăm!<text:line-break/>El este Domn în cer ca și pe pământ<text:line-break/>Cântați-I Celui veșnic sfânt! :/<text:line-break/><text:line-break/>[v2:]/: Trece și azi în cercetare<text:line-break/>Să vindece pe fiecare<text:line-break/>Roagă-te și nu te-ntrista<text:line-break/>Isus cunoaște boala ta :/<text:line-break/><text:line-break/>[v3:]/: Zi de har și bucurie<text:line-break/>Pentru toți la părtășie<text:line-break/>Să ne rugăm și să cântăm<text:line-break/>Mărire lui Isus să-I dăm :/</text:p>
      <text:h>480. Tu ai biruit</text:h>
      <text:p>Ordine v1 v1 c1 v2 c2 b1 e1 c2 b1<text:line-break/><text:line-break/>[v1:]Tu esti cel ce intodeauna,<text:line-break/> lupta pentru al sau popor<text:line-break/>Tu esti cel ce porti coroana, <text:line-break/>sfanta de biruitor<text:line-break/>Ajutor imi esti in toate, <text:line-break/>Salvator taria mea<text:line-break/>Eu traiesc doar pentru a ma inchina <text:line-break/><text:line-break/>[v1:]Ma aplec in adorare, cand vad maretia Ta <text:line-break/>Orice frica va dispare, ai purtat victoria <text:line-break/>Umple astazi acest templu, lasa din puterea Ta <text:line-break/>Eu traiesc doar pentru a ma inchina<text:line-break/><text:line-break/>[c1:]Aleluia, Tu ai biruit, Tu ai biruit<text:line-break/>Aleluia, Isus, lumea Tu ai biruit<text:line-break/><text:line-break/>[v2:]Pentru oameni esti la Tatal, singurul mijlocitor <text:line-break/>Cei pierduti gasesc salvare, <text:line-break/>doar Tu esti mantuitor <text:line-break/>Esti Isus Hristos Mesia, <text:line-break/>Esti speranta intregii<text:line-break/>lumi Tu esti cel ce porti pe cap multe cununi<text:line-break/><text:line-break/>[c2:]/:Aleluia, Tu ai biruit, Tu ai biruit:/<text:line-break/>Aleluia, Isus, lumea Tu ai biruit<text:line-break/><text:line-break/>[b1:]//: Tu rastorni orice inaltimi<text:line-break/>Tu darami orice intaritura<text:line-break/>Tu esti Cel care porti cununi<text:line-break/>De-nvingator, biruitor ://<text:line-break/><text:line-break/>[e1:]Crucea a sfarsit lucrarea<text:line-break/>Si ai fost inmormantat<text:line-break/>Insa vine invierea <text:line-break/>Caci victoria ai purtat</text:p>
      <text:h>481. Tu alegi</text:h>
      <text:p>Ordine v1 c1 v2 c1 b1 e1<text:line-break/><text:line-break/>[v1:]Într-o zi totul lăsăm, nu luăm nimic<text:line-break/>De-aici când plecăm,<text:line-break/>Ne întrebăm:<text:line-break/>Oare ce este viața?<text:line-break/><text:line-break/>[v1:]Și bune și rele în urmă lăsăm<text:line-break/>Amintirile sunt tot ce avem<text:line-break/>Ne întrebăm:<text:line-break/>Oare ce este viața?<text:line-break/><text:line-break/>[c1:]Viața este mult mai mult,<text:line-break/>Viața nu este pământ<text:line-break/>Viața este venită de sus<text:line-break/>Viața este în Isus!<text:line-break/><text:line-break/>[v2:]Atâta durere și necaz<text:line-break/>Oamenii se frământă la orice pas<text:line-break/>Ne întrebăm:<text:line-break/>Oare ce este viața?<text:line-break/><text:line-break/>[v2:]Umblăm adesea cu capul plecat<text:line-break/>Uităm să privim la cerul înalt<text:line-break/>Ne întrebăm:<text:line-break/>Oare asta e viața?<text:line-break/><text:line-break/>[b1:]/: Nu alegi când să te naști<text:line-break/>Nu alegi cât vrei să trăiești<text:line-break/>Nu alegi când ai să mori<text:line-break/>Dar poți s-alegi de cine s-asculți :/<text:line-break/><text:line-break/>[e1:]Alege-L pe Isus! Alege-L pe Isus!<text:line-break/>Alege-L pe Isus! Alege-L pe Isus!</text:p>
      <text:h>482. Tu domnesti</text:h>
      <text:p>Ordine v1 c1 v2 c1 e1 c1<text:line-break/><text:line-break/>[v1:]Noaptea așterni,<text:line-break/>Numeri stelele <text:line-break/>Si pe nume le chemi<text:line-break/>Cerurile declară:<text:line-break/>Tu domnești!<text:line-break/><text:line-break/>[v1:]Tu strălucești<text:line-break/>Ca soarele într-o nouă zi<text:line-break/>Toate îți spun:<text:line-break/>Tu domnești!<text:line-break/><text:line-break/>[c1:]Tu domnești, da, domnești<text:line-break/>Pentru totdeauna Rege ești!<text:line-break/><text:line-break/>[v2:]Mări se despart,<text:line-break/>Mișcă munți întregi<text:line-break/>La Cuvântul Tău<text:line-break/>Voi declara:<text:line-break/>Tu domnești!<text:line-break/><text:line-break/>[v2:]Viață îmi dai<text:line-break/>Inima-mi cunoști <text:line-break/>Si pe nume mă chemi<text:line-break/>Trăiesc să-Ți cânt:<text:line-break/>Tu domnești!<text:line-break/><text:line-break/>[e1:]/: Aleluia, Tu domnești!<text:line-break/>Aleluia, Tu domnești! :/</text:p>
      <text:h>483. Tu esti bucuria mea</text:h>
      <text:p>Ordine v1 p1 c1 v2 p1 c1 b1 c1<text:line-break/><text:line-break/>[v1:]Atunci când am crezut că mor<text:line-break/>În adâncimea mărilor<text:line-break/>Tu mâna Ți-ai întins și m-ai salvat<text:line-break/><text:line-break/>[v1:]Atunci când am crezut că pier<text:line-break/>În mijlocul durerilor<text:line-break/>Iubirea m-a găsit, m-a vindecat<text:line-break/><text:line-break/>[p1:]Tu nu m-ai uitat<text:line-break/>Tu nu m-ai lăsat<text:line-break/>Tu ai fost mereu de partea mea<text:line-break/><text:line-break/>[c1:]/: Doamne Tu ești bucuria mea<text:line-break/>Tu ești scutul și tăria mea<text:line-break/>În Tine mă încred mereu<text:line-break/>Din toată inima :/<text:line-break/><text:line-break/>[v2:]Când sufletul mi-a obosit<text:line-break/>Într-o noapte rătăcit<text:line-break/>Lumina’ strălucit în jurul meu<text:line-break/><text:line-break/>[v2:]Tu ai pășit naintea mea<text:line-break/>Urmele să-Ți pot vedea<text:line-break/>Să pot găsi spre casă drumul meu<text:line-break/><text:line-break/>[b1:]În văi adânci<text:line-break/>Nădejdea mea Tu ești<text:line-break/>Pe ‘nalte stânci<text:line-break/>Mereu Tu mă păzești<text:line-break/><text:line-break/>[b1:]În neagra noapte<text:line-break/>Lumina Ta e-aproape<text:line-break/>Și-mi încălzește inima</text:p>
      <text:h>484. Tu esti bun</text:h>
      <text:p>Ordine v1 c1 v1 c1 b1 c1<text:line-break/><text:line-break/>[v1:]/: Unii spun că nu poți fi găsit<text:line-break/>Alții spun că nu poți fi văzut<text:line-break/>Dar știu că-n mine Doamne Tu trăiești<text:line-break/>Și-n inimă eu vreau să îmi vorbești :/<text:line-break/><text:line-break/>[c1:]Tu ești bun și iubirea Ta e-n mine<text:line-break/>Tu ești bun și iubirea Ta rămâne<text:line-break/>Tu ești bun și iubirea Ta e-n mine<text:line-break/>Tu ești bun, Tu ești bun! <text:line-break/><text:line-break/>[b1:]/: Căci numai Tu Isus<text:line-break/>Numai Tu îmi ești de-ajuns<text:line-break/>Numai Tu Isus ești Domn! :/</text:p>
      <text:h>485. Tu Esti credincios</text:h>
      <text:p>Ordine <text:line-break/><text:line-break/>[v1:]Tu ești credincios, tot ce faci e desăvârșit<text:line-break/>Ce începi duci la bun sfârșit, o, Tată, Tu ești credincios<text:line-break/>Tu ești credincios, m-ai convins cu iubirea Ta<text:line-break/>Tu ești Doamne minunea mea, o, Tată, Tu ești credincios<text:line-break/><text:line-break/>[c1:]Îmi ridic mâinile spre Tine, în Tine-i nădejdea mea<text:line-break/>Tu lucrezi Tată pentru mine, Tu nu mă vei abandona<text:line-break/>Îmi ridic ochii către Tine, recunosc bunătatea Ta<text:line-break/>Eu sunt lucrarea Ta<text:line-break/><text:line-break/>[v2:]Tu ești credincios, m-ai ales după planul Tău<text:line-break/>Îmi vorbești azi prin Duhul Tău, o, Tată, Tu ești credincios<text:line-break/>Tu ești credincios, Tu ești Tatăl luminilor<text:line-break/>Vreau s-arăt asta tuturor, o, Tată, Tu ești credincios<text:line-break/><text:line-break/>[b1:]Eu sunt lucrarea Lui, lucrarea Tatălui <text:line-break/><text:line-break/>[c2:]Tot ce ai început în mine, Tu vei duce la bun sfârșit<text:line-break/>Tot ce ai început în mine, Tu vei duce la bun sfârșit<text:line-break/>Frică eu nu mai am în mine, dragostea Ta m-a izbăvit<text:line-break/>Eu sunt lucrarea ta, Tu bucuria mea</text:p>
      <text:h>486. Tu esti Lumina mea</text:h>
      <text:p>Ordine v1 c1 v2 c1 b1 c1<text:line-break/><text:line-break/>[v1:]Pe mare bate un vânt,<text:line-break/>Lovește în mine urlând.<text:line-break/>Din valuri eu strig la Tine:<text:line-break/>Nu mă lăsa să plâng, ajută-mă să cânt.<text:line-break/><text:line-break/>[c1:]/: Tu ești lumina mea,<text:line-break/>O stea pe cerul meu,<text:line-break/>O lampă ce luminează drumul meu. :/<text:line-break/><text:line-break/>[v2:]Se luptă sufletul meu,<text:line-break/>Zdrobit de ce e mai rău.<text:line-break/>În frică prizonier...<text:line-break/>Nu mă lăsa să pier, ajută-mă să sper!<text:line-break/><text:line-break/>[b1:]Când nu Te văd, Tu ești cu mine,<text:line-break/>Chiar dacă nu Te simt, ești lângă mine.<text:line-break/>Chiar dacă nu zăresc a mea scăpare<text:line-break/>Luceafărul meu va răsări!</text:p>
      <text:h>487. Tu esti refugiul</text:h>
      <text:p>Ordine v1 c1 v2 c1<text:line-break/><text:line-break/>[v1:]Tu ești refugiul când sunt slab<text:line-break/>Tu ești comoara ce o caut<text:line-break/>Tu ești în toate Domn!<text:line-break/><text:line-break/>[v1:]Inima mea Ție Ți-o dau<text:line-break/>Îmbracă-mă cu al Tău har<text:line-break/>Fii Tu în toate Domn!<text:line-break/><text:line-break/>[c1:]Isus, Miel preasfânt<text:line-break/>Ție mă închin!<text:line-break/>Isus, Miel preasfânt<text:line-break/>Dumnezeu divin!<text:line-break/><text:line-break/>[v2:]Tu mi-ai luat rușinea mea<text:line-break/>M-ai ridicat în slava Ta<text:line-break/>Tu ești în toate Domn!<text:line-break/><text:line-break/>[v2:]Mâna-Ți întinzi atunci când cad<text:line-break/>Când sunt setos Tu apă-mi dai<text:line-break/>Fii Tu în toate Domn!</text:p>
      <text:h>488. Tu esti Rege</text:h>
      <text:p>Ordine v1 c1 v1 c1 b1 c1<text:line-break/><text:line-break/>[v1:]Fără Tine Doamne <text:line-break/>sunt pierdut<text:line-break/>Fără Tine-aș fi <text:line-break/>murit demult<text:line-break/>Sunt al Tău doar <text:line-break/>Ție-Ți aparțin<text:line-break/>Mântuit prin harul Tău divin<text:line-break/><text:line-break/>[v1:]Jertfa Ta îmi este îndeajuns<text:line-break/>Să pot sta în fața Ta Isus<text:line-break/>Harul îmi conduce inima<text:line-break/>Astăzi Tată în prezența Ta<text:line-break/><text:line-break/>[c1:]/: Tu ești Rege<text:line-break/>peste inima mea<text:line-break/>Tu ești Rege <text:line-break/>peste sufletul meu<text:line-break/>Tu ești Rege <text:line-break/>peste viața mea, Isus! :/<text:line-break/><text:line-break/>[b1:]Fără Tine eu sunt doar țărână<text:line-break/>Fără Tine viață nu am, Isus<text:line-break/>Fără Tine nu știu ce-i iubirea<text:line-break/>Tu ești tot ce am!</text:p>
      <text:h>489. Tu esti sfant</text:h>
      <text:p>Ordine v1 c1 v2 c1 b1 c1<text:line-break/><text:line-break/>[v1:]Pe Tine Doamne Te lăudăm<text:line-break/>Ne-nchinăm în duh și-n adevăr<text:line-break/>Glorie Celui veșnic viu<text:line-break/>Glorie Celui viu<text:line-break/><text:line-break/>[v1:]Pe Tine Doamne Te chemăm<text:line-break/>Numele Tău sfânt Îl înălțăm<text:line-break/>Ești Domnul care-n veci domnești<text:line-break/>În veci de veci domnești<text:line-break/><text:line-break/>[c1:]Tu ești sfânt, Tu ești drept<text:line-break/>Și harul Tău umple templul<text:line-break/>Numele Tău Isus îl înălțăm!<text:line-break/><text:line-break/>[c1:]Tu ești sfânt, Tu ești drept<text:line-break/>Și harul Tău umple templul<text:line-break/>Noi trăim pentru slava Ta Isus<text:line-break/>A Numelui Isus!<text:line-break/><text:line-break/>[v2:]Pe Tine Doamne Te iubim<text:line-break/>Pentru Tine noi vrem să trăim<text:line-break/>Focul Sfânt vrem să-L aprinzi<text:line-break/>Vrem să Te-auzim, să Te simțim!<text:line-break/><text:line-break/>[b1:]/: Sfânt e Dumnezeu<text:line-break/>Noi îi cântăm, Îl lăudăm<text:line-break/>Sfânt e Dumnezeu<text:line-break/>Noi îi cântăm, Îl lăudăm :/</text:p>
      <text:h>490. Tu esti Tatal meu</text:h>
      <text:p>Ordine c1 v1 c1 v2 c1 c1<text:line-break/><text:line-break/>[c1:]Tu ești Tatăl meu, veșnic Dumnezeu<text:line-break/>Tu ești cântul meu și tot ce sunt eu!<text:line-break/>Îți dau inima, îți dau dragostea<text:line-break/>Îți dau visul meu și tot ce sunt eu!<text:line-break/><text:line-break/>[v1:]Cuvinte ascunse<text:line-break/>În mine sunt, eu Ți le cânt<text:line-break/>Spre Tine Părinte<text:line-break/>Le-nalț acum, mă-nchin și spun<text:line-break/><text:line-break/>[v2:]Un cântec, un zâmbet<text:line-break/>Și viața mea cu tot ce am<text:line-break/>Spre Tine, Părinte<text:line-break/>Le-nalț acum, mă-nchin și spun</text:p>
      <text:h>491. Tu esti tot</text:h>
      <text:p>Ordine c1 v1 c1 v2 c1 b1 c1<text:line-break/><text:line-break/>[c1:]Tu ești tot ce eu pot să sper<text:line-break/>Eu sunt tot ce pot să-Ți ofer<text:line-break/>Tu-mplinești orice nevoie<text:line-break/>Mă iubești, iar tot ce-mi dai acum<text:line-break/>Îmi este de-ajuns!<text:line-break/><text:line-break/>[v1:]Tu ești tot ce simt, tot ce respir<text:line-break/>Ești mai mult decât eu știu<text:line-break/>Tu ești darul meu ce-L trăiesc mereu<text:line-break/>Ești mai mult decât eu știu<text:line-break/><text:line-break/>[v2:]Tu ești jertfă-n dar, cel mai mare har<text:line-break/>Ești mai mult decât eu știu<text:line-break/>Tu ești Rege-n veci, vei veni să domnești<text:line-break/>Ești mai mult decât eu știu<text:line-break/><text:line-break/>[b1:]/: Tu ești tot ce vreau, Tu ești tot ce simt<text:line-break/>Ești mai mult decât pot să știu<text:line-break/>Tu ești tot ce am, tot ce pot să spun<text:line-break/>Ești mai mult decât știu! :/</text:p>
      <text:h>492. Tu esti vrednic (Al Pacii Print)</text:h>
      <text:p>Ordine v1 v2 v3 p1 c1 c2 p1 b1 p1<text:line-break/><text:line-break/>[v1:]Tu eşti vrednic, <text:line-break/>Eşti puternic <text:line-break/>Sfânt eşti Doamne, <text:line-break/>De noi înălţat<text:line-break/><text:line-break/>[v2:]Vreau să Te urmez, <text:line-break/>Vreau să Te ascult<text:line-break/>Vreau să Te iubesc <text:line-break/>Cât voi trăi<text:line-break/><text:line-break/>[v3:]Mă închin si Te laud <text:line-break/>Isuse, Tu meriti<text:line-break/>Te iubesc, Tu esti vrednic<text:line-break/>Înaintea-ti m-aplec eu<text:line-break/><text:line-break/>[p1:]Eşti al Păcii Prinţ<text:line-break/>Îţi voi da viaţa mea<text:line-break/><text:line-break/>[c1:]Domn al Domnilor, <text:line-break/>Rege-al Regilor<text:line-break/>Dumnezeu Prea-Înalt, <text:line-break/>Domn al tuturor<text:line-break/>Esti Emanuel, <text:line-break/>Tu esti Cel ce esti!<text:line-break/>Esti al Păcii Print, <text:line-break/>Miel ce-a fost junghiat<text:line-break/><text:line-break/>[c2:]Dumnezeul viu, <text:line-break/>Esti salvarea mea<text:line-break/>Vei domni în veci, <text:line-break/>Esti din vesnicii<text:line-break/>Tu esti Alfa, Omega, <text:line-break/>Început si Sfârsit<text:line-break/>Salvatorul, Mesia, <text:line-break/>Prieten iubit <text:line-break/><text:line-break/>[b1:]Mă închin si Te laud<text:line-break/>Isuse, Tu meriti<text:line-break/>Te iubesc, <text:line-break/>Tu esti vrednic<text:line-break/>Înaintea-ti m-aplec eu</text:p>
      <text:h>493. Tu esti vrednic Domnul meu</text:h>
      <text:p>Ordine v1 v2 v3<text:line-break/><text:line-break/>[v1:]Tu ești vrednic Domnul meu<text:line-break/>Sfânt și veșnic Dumnezeu<text:line-break/>Îngerii-n lumină, Ție Ți se-nchină<text:line-break/>Tu ești vrednic, Tu ești vrednic<text:line-break/>Tu ești vrednic Domnul meu!<text:line-break/><text:line-break/>[v2:]Ești aproape Domnul meu<text:line-break/>Mă cuprinzi în harul Tău<text:line-break/>Pacea Ta divină, sufletu-mi alină<text:line-break/>Ești aproape, ești aproape<text:line-break/>Ești aproape Domnul meu!<text:line-break/><text:line-break/>[v3:]Slavă Ție Domnul meu,<text:line-break/>Ești iubirea, dorul meu<text:line-break/>Azi și-n veșnicie, mă închin doar Ție<text:line-break/>Slavă Ție, slavă Ție<text:line-break/>Slavă Ție Domnul meu!</text:p>
      <text:h>494. Tu esti vrednic, Tu esti vrednic</text:h>
      <text:p>Ordine c1 v1 c1 v2<text:line-break/><text:line-break/>[c1:]Tu ești vrednic, Tu ești vrednic<text:line-break/>Cinste, slavă să-Ți dăm<text:line-break/>Tu ești vrednic de-nchinare<text:line-break/>Și să Te adorăm<text:line-break/><text:line-break/>[v1:]Căci Tu ai creat universul și lumea<text:line-break/>Și viața din Tine primim<text:line-break/>Tu ești vrednic să-Ți dăm slavă<text:line-break/>Și să-Ți mulțumim!<text:line-break/><text:line-break/>[v2:]Căci Tu ai murit pe Golgota, pe cruce<text:line-break/>Iertare în dar Tu ne-ai dat<text:line-break/>Tu ești vrednic să-Ți dăm slavă<text:line-break/>Și să-Ți mulțumim!</text:p>
      <text:h>495. Tu existai din vesnicie</text:h>
      <text:p>Ordine v1 c1 v2 c1 v3 c1<text:line-break/><text:line-break/>[v1:]Tu existai din veșnicie înaintea tuturor<text:line-break/>Tu ești Fiul unui Tată creator<text:line-break/>Ai așteptat să vii în lume ca să Te putem vedea<text:line-break/>Și-naintea Ta cu toți a ne-nchina<text:line-break/><text:line-break/>[c1:]Isus, o, Isus,<text:line-break/>Tu ești minunat<text:line-break/>Isus, o, Isus,<text:line-break/>Fii-n veci lăudat!<text:line-break/><text:line-break/>[v2:]Tu Te-ai născut în umilire, suferind la fel ca noi<text:line-break/>Ca să îi ajuți pe cei ce-s în nevoi<text:line-break/>Tu ai fost plin de bunătate pentru cei mai păcătoși<text:line-break/>Tu ne-ai mântuit și suntem bucuroși<text:line-break/><text:line-break/>[v3:]Tu Te-ai lăsat zdrobit pe cruce într-o lume de păcat<text:line-break/>Pentru că Tu ești al păcii Împărat<text:line-break/>Dar ai zdrobit puterea morții și la cer Te-ai înălțat<text:line-break/>Și-astfel o speranță nouă Tu ne-ai dat</text:p>
      <text:h>496. Tu sa domnesti</text:h>
      <text:p>Ordine v1 c1 v2 c1<text:line-break/><text:line-break/>[v1:]Peste-ntreg pământ domnești în veci<text:line-break/>Cerul în amurg, munții stăpânești<text:line-break/>Dar mai mult de-atât, Doamne eu doresc<text:line-break/>Ca Tu în mine să domnești<text:line-break/><text:line-break/>[c1:]/: Tu să domnești în viața mea<text:line-break/>Vreau să fiu umplut de puterea Ta<text:line-break/>Căci tot ce am Tu stăpânești<text:line-break/>Și vreau ca-n mine să domnești! :/<text:line-break/><text:line-break/>[v2:]Peste orice gând sau cuvânt rostit<text:line-break/>Să se vadă-aș vrea frumusețea Ta<text:line-break/>Dar mai mult de-atât, Doamne eu doresc<text:line-break/>Ca Tu în mine să domnești</text:p>
      <text:h>497. Tu-mi eşti putere-n slăbiciuni</text:h>
      <text:p>Ordine v1 c1 v2 c1 v1 c1 v2 c1<text:line-break/><text:line-break/>[v1:]Tu-mi eşti putere-n slăbiciuni<text:line-break/>Şi eşti comoara ce-o doresc<text:line-break/>Doar Tu eşti tot ce vreau;<text:line-break/>Ca pe un diamant Te caut<text:line-break/>Aş fi nebun de-aş renunţa<text:line-break/>Căci Tu eşti tot ce vreau.<text:line-break/><text:line-break/>[c1:]Isus, Miel preasfânt<text:line-break/>Vrednic e-al Tău Nume<text:line-break/>Isus, Miel preasfânt<text:line-break/>Tu eşti tot ce vreau.<text:line-break/><text:line-break/>[v2:]Păcatul şi ruşinea mea<text:line-break/>Tu le-ai luat asupra Ta<text:line-break/>Tu eşti salvarea mea;<text:line-break/>Când sunt căzut Tu mă ridici<text:line-break/>Şi Tu mă binecuvintezi<text:line-break/>Doamne, eşti tot ce vreau.</text:p>
      <text:h>498. Uimit de-atata bogatie</text:h>
      <text:p>Ordine v1 c1 v2 b1 c1<text:line-break/><text:line-break/>[v1:]Uimit de-atâta bogăție,<text:line-break/>Ce am găsit-o, Doamne-n Tin’,<text:line-break/>Mă-ntreb ce-aș fi fără de Tine,<text:line-break/>În viața-aceasta de suspin!<text:line-break/>Credința, pacea, dragostea,<text:line-break/>Ce le-am primit din mâna Ta,<text:line-break/>Pentru nimic nu le-aș schimba,<text:line-break/>Isus, ești fericirea mea!<text:line-break/><text:line-break/>[c1:]La Calvar păcatul mi-e șters,<text:line-break/>La Calvar eu har primesc!<text:line-break/><text:line-break/>//: La Calvar mântuire am în dar,<text:line-break/>Îți mulțumesc, Isus, pentru Calvar! ://<text:line-break/><text:line-break/>[v2:]Cine sunt eu să pot intra, Doamne-n împărăția Ta?<text:line-break/>Nu merit și nu voi putea, Să-ți răsplătesc iubirea Ta!<text:line-break/>Dar pot să spun la toți, Isus, De harul dragostei nespus<text:line-break/>Ce se găsește-n jertfa Ta: Veniți și voi la Golgota!<text:line-break/><text:line-break/>[b1:]De n-ar fi Golgota, n-am ști ce-i dragostea,<text:line-break/>N-am ști ce-s bucurii și zâmbet de copii!<text:line-break/>Eram pierduți pe veci, legați în lanțuri reci,<text:line-break/>În moarte și păcat, dar Isus, ne-a salvat!</text:p>
      <text:h>499. Un cantec de lauda</text:h>
      <text:p>Ordine v1 v2 v3 v4 v5 v1 v2 v3 v4 v5<text:line-break/><text:line-break/>[v1:]Un cântec de laudă în inima mea<text:line-break/>Un cântec ce Tu l-ai pus<text:line-break/>Mi-ai dat libertate ca să pot cânta din nou<text:line-break/><text:line-break/>[v2:]Ai rupt întunericul din viața mea<text:line-break/>Mi-ai dat bucuria Ta<text:line-break/>Acum eu sunt liber ca să pot cânta din nou!<text:line-break/><text:line-break/>[v3:]Isus Tu m-ai răscumpărat<text:line-break/>Duhul Tău sfânt m-a eliberat!<text:line-break/><text:line-break/>[v4:]Dragostea Ta îmi dă curaj<text:line-break/>Să alerg către țintă ne-ncetat<text:line-break/>Doar Tu ești Domnul meu<text:line-break/>Te voi binecuvânta!<text:line-break/><text:line-break/>[v5:]Isus ești fericirea mea<text:line-break/>Eu cânt de bucurie-n fața Ta<text:line-break/>Doar Tu ești Domnul meu<text:line-break/>Te voi binecuvânta</text:p>
      <text:h>500. Un cor ingeresc</text:h>
      <text:p>Ordine v1 c1 v2 c1 v3 c1<text:line-break/><text:line-break/>[v1:]/: Un cor îngeresc <text:line-break/>Din cer s-aude chemând<text:line-break/>O păcătos’ vin’ la Isus,<text:line-break/>Vino, vino! :/<text:line-break/><text:line-break/>[c1:]/: Hai, hai la El nu mai sta!<text:line-break/>Azi Isus te cheamă, vino, vino! :/<text:line-break/><text:line-break/>[v2:]/: Urcând sus pe Calvar<text:line-break/>Isus și-a dat viața-n dar<text:line-break/>De-aceea azi noi te chemăm<text:line-break/>Vino, vino! :/<text:line-break/><text:line-break/>[v3:]/: Străin tu dacă ești,<text:line-break/>De ce pribeag mai rătăcești<text:line-break/>N-auzi chemarea lui Isus<text:line-break/>Vino, vino! :/</text:p>
      <text:h>501. Un Nume-mi place sa ascult</text:h>
      <text:p>Ordine v1 c1 v2 c1 v3 c1 v4 c1<text:line-break/><text:line-break/>[v1:]Un Nume-mi place să ascult<text:line-break/>De El aș vrea să cânt<text:line-break/>Ca Numele Isus Hristos<text:line-break/>Nu-i altul pe pământ<text:line-break/><text:line-break/>[c1:]Îl iubesc pe Isus, îl iubesc pe Isus<text:line-break/>Îl iubesc pe Isus, că-ntâi El m-a iubit<text:line-break/><text:line-break/>[v2:]Îmi spune Numele iubit<text:line-break/>De-un Miel dumnezeiesc<text:line-break/>Ce-n locul meu a fost jertfit<text:line-break/>Ca-n veci eu să trăiesc<text:line-break/><text:line-break/>[v3:]Îmi spune ce îmi dă Hristos<text:line-break/>În fiecare zi<text:line-break/>Deși e drumu-ntunecos<text:line-break/>Cu El va străluci<text:line-break/><text:line-break/>[v4:]Îmi spune că iubirea Lui<text:line-break/>M-ajută-n întristări<text:line-break/>Și că puterea Domnului<text:line-break/>Mă scapă de dureri</text:p>
      <text:h>502. Un singur Dumnezeu</text:h>
      <text:p>Ordine v1 v2 v3 v4 v1 v2 v3 v4<text:line-break/><text:line-break/>[v1:]/: Un singur Dumnezeu<text:line-break/>Un singur Domnitor<text:line-break/>Un singur Împărat și Creator :/<text:line-break/>Vrem să avem<text:line-break/><text:line-break/>[v2:]Pe nimeni altul nu dorim<text:line-break/>Pe nimeni altul nu vrem să știm<text:line-break/>Doar pe Tine, Dumnezeu<text:line-break/><text:line-break/>[v3:]Splendoarea și Măreția Ta<text:line-break/>Nu se pot asemăna<text:line-break/>Cu nimeni, Dumnezeu<text:line-break/><text:line-break/>[v4:]Ești Domn al Domnilor!<text:line-break/>Ești Rege al Regilor!</text:p>
      <text:h>503. Un tron inalt</text:h>
      <text:p>Ordine v1 c1 v2 c1<text:line-break/><text:line-break/>[v1:]Un tron înalt e-n cer<text:line-break/>Cum nu s-a mai văzut<text:line-break/>Și-n fața Lui vor fi chemați<text:line-break/>Cei ce-au crezut<text:line-break/><text:line-break/>[v1:]Acolo noi vom sta<text:line-break/>De Mielul sfânt iertați<text:line-break/>Prin Fiul harul l-am primit<text:line-break/>Și-am fost salvați!<text:line-break/><text:line-break/>[c1:]În slavă îngerii<text:line-break/>Îl preamăresc în cor<text:line-break/>Răsună cerul de safir<text:line-break/>De cântul lor!<text:line-break/><text:line-break/>[c1:]Puterea, gloria<text:line-break/>Onoarea, lauda<text:line-break/>Acelui ce domnește-n veci<text:line-break/>Lui Dumnezeu!<text:line-break/><text:line-break/>[v2:]În fața tronului<text:line-break/>Acasă noi vom fi<text:line-break/>Pe Domnul sfânt Îl vom sluji<text:line-break/>Și-L vom slăvi!<text:line-break/><text:line-break/>[v2:]Va șterge lacrima<text:line-break/>Și setea va pieri,<text:line-break/>Divinul Miel va fi Păstor<text:line-break/>Și va domni!</text:p>
      <text:h>504. Venim in a Ta prezenta</text:h>
      <text:p>Ordine v1 p1 c1 v1 c1 e1<text:line-break/><text:line-break/>[v1:]Venim în a Ta prezență<text:line-break/>Cu toți să îți cântăm,<text:line-break/>Un cântec de mărire<text:line-break/>Și venim să ne-nchinăm!<text:line-break/><text:line-break/>[p1:]Ne-ai dat o viață nouă<text:line-break/>Să putem să Te iubim<text:line-break/>Venim cu mulțumire<text:line-break/>O, Doamne Te slăvim!<text:line-break/><text:line-break/>[c1:]Tu ești Domnul creațiunii<text:line-break/>Mielul sfânt ce-a înviat<text:line-break/>Ești singurul ce-a biruit<text:line-break/>Și mormântu-a lepădat!<text:line-break/><text:line-break/>[c1:]Tu pe toți ne-ai eliberat<text:line-break/>De la moarte și ne-ai dat<text:line-break/>Libertatea să venim<text:line-break/>Ca-n prezența Ta să fim!<text:line-break/><text:line-break/>[e1:]Venim în a Ta prezență!</text:p>
      <text:h>505. Venim la poala crucii Tale</text:h>
      <text:p>Ordine v1 v1 v2<text:line-break/><text:line-break/>[v1:]/: Venim la poala crucii Tale<text:line-break/>Venim să-Ți cerem îndurare<text:line-break/>Venim din beznă și noroi<text:line-break/>Întinde-ți mâna Doamne peste noi :/<text:line-break/><text:line-break/>[v1:]/: Cu fruntea la pământ<text:line-break/>Cu inima zdrobită<text:line-break/>Îți cerem Doamne azi<text:line-break/>Putere înnoită :/<text:line-break/><text:line-break/>[v1:]Căci fără Duhul Tău<text:line-break/>Suntem tot pământești<text:line-break/>Ajută-ne ca să trăim<text:line-break/>Așa cum Tu dorești<text:line-break/><text:line-break/>[v1:]Noi vrem cu cinste să purtăm<text:line-break/>În lume orișicând<text:line-break/>Chipul Tău, iubirea Ta<text:line-break/>Aici pe pământ<text:line-break/><text:line-break/>[v2:]/: Ce mare har s-avem în dar iertare<text:line-break/>Să știm că vina noastră ai plătit<text:line-break/>În suflet ne aduci raze de soare<text:line-break/>O, Doamne fi slăvit! :/</text:p>
      <text:h>506. Veniti credinciosi azi</text:h>
      <text:p>Ordine v1 v2 v1<text:line-break/><text:line-break/>[v1:]Veniti, credinciosi azi, plini de bucurie<text:line-break/>Veniti, o, veniti toti azi la Betleem<text:line-break/>Iata-L in paie, Regele iubirii!<text:line-break/>/: Veniti sa ne-nchinam Lui :/ x3<text:line-break/>El este Domn <text:line-break/><text:line-break/>[v2:]Voi, coruri de ingeri, glorie aduceti<text:line-break/>Cantati Domnului cete ingeresti<text:line-break/>"Slava lui Dumnezeu in inaltime"<text:line-break/>/: Veniti sa ne-nchinam Lui :/ x3<text:line-break/>El este Domn</text:p>
      <text:h>507. Veniti cu credinta</text:h>
      <text:p>Ordine v1 c1 v2 c1 v3 c1<text:line-break/><text:line-break/>[v1:]Veniți cu credință, plini de bucurie,<text:line-break/>Veniți, o, veniți toți la Betleem!<text:line-break/>Iată-L în paie, Rege al Măririi.<text:line-break/><text:line-break/>[c1:]Veniți să ne-nchinăm Lui, <text:line-break/>Veniți să ne-nchinăm Lui,<text:line-break/>Veniți să ne-nchinăm Lui, El e Domn!<text:line-break/><text:line-break/>[v2:]Voi, coruri de îngeri, glorie aduceți<text:line-break/>Acelui ce-n iesle umil S-a născut.<text:line-break/>Slavă lui Dumnezeu în Înălțime!<text:line-break/><text:line-break/>[v3:]O, Doamne, Îți spunem: „Bun venit în lume!”<text:line-break/>Isuse, a Ta fie slava-n veci!<text:line-break/>Tu ești Cuvântul vieții printre oameni!</text:p>
      <text:h>508. Veniti sa Îi multumim</text:h>
      <text:p>Ordine c1 v1 c1 v1<text:line-break/><text:line-break/>[c1:]/: Veniți să Îi mulțumim<text:line-break/>Veniți să Îl preamărim<text:line-break/>Pe Cel Atotputernic<text:line-break/>Dumnezeu minunat! :/<text:line-break/><text:line-break/>[v1:]Când sunt slab, El e tare<text:line-break/>Când sunt mic, El e mare<text:line-break/>Zi de zi, prezența Lui<text:line-break/>O simt în viața mea<text:line-break/><text:line-break/>[v1:]De aceea acum să Îi cântăm<text:line-break/>Numele să-I înălțăm<text:line-break/>Lui Isus să-I mulțumim<text:line-break/>Cu toți, veniți!</text:p>
      <text:h>509. Veniti, crestini, la rugaciune</text:h>
      <text:p>Ordine v1 v2 v3 v4 v5<text:line-break/><text:line-break/>[v1:]Veniți creștini la rugăciune<text:line-break/>În casa Tatălui cel sfânt<text:line-break/>/: Veniți, veniți plecați genunchii<text:line-break/>Și fața voastră la pământ :/<text:line-break/><text:line-break/>[v2:]Căci se cutremură și munții<text:line-break/>Pământu-ntreg la glasul sfânt<text:line-break/>/: Se pleacă-n fața Lui natura<text:line-break/>Și cerul 'nalt cu nori și vânt :/<text:line-break/><text:line-break/>[v3:]Dar omul singura făptură<text:line-break/>Împodobit cu chip ceresc<text:line-break/>/: Azi nu mai vrea să ia aminte<text:line-break/>Acestui glas dumnezeiesc :/<text:line-break/><text:line-break/>[v4:]Creștinii noștrii de pe vremuri<text:line-break/>Altare sub pământ zideau<text:line-break/>/: Și pe furiș în miezul nopții<text:line-break/>Să se închine toți mergeau :/<text:line-break/><text:line-break/>[v5:]Azi masa Domnului stă-ntinsă<text:line-break/>Și cei poftiți nu vin la ea<text:line-break/>/: Ei n-aud glasul Lui ce strigă<text:line-break/>Veniți, veniți la masa Mea! :/</text:p>
      <text:h>510. Veniti, eu va voi spune</text:h>
      <text:p>Ordine c1 v1 c1 v2 c1 v3 c1<text:line-break/><text:line-break/>[c1:]Veniți eu vă voi spune<text:line-break/>Ce Domnul mi-a făcut<text:line-break/>Voi ce de El vă temeți<text:line-break/>Veniți cu gând plăcut<text:line-break/><text:line-break/>[v1:]Cu dragoste voi spune<text:line-break/>Că Domnul e al meu<text:line-break/>Și cânt de bucurie<text:line-break/>Eu sunt pe veci al Său<text:line-break/><text:line-break/>[v2:]Veniți eu vă voi spune<text:line-break/>De darul lui Isus<text:line-break/>Acum am viață nouă<text:line-break/>Fiind născut de sus<text:line-break/><text:line-break/>[v2:]Eram pierdut în lume<text:line-break/>La moarte condamnat<text:line-break/>Dar am primit alt nume<text:line-break/>Pe veci eu sunt salvat<text:line-break/><text:line-break/>[v3:]Veniți eu vă voi spune<text:line-break/>Cum Domnul m-a iertat<text:line-break/>Când disperat și singur<text:line-break/>La El am alergat<text:line-break/><text:line-break/>[v3:]Și toți acei ce astăzi<text:line-break/>La El se vor grăbi<text:line-break/>Iertare de păcate<text:line-break/>Și pace vor primi</text:p>
      <text:h>511. Vesnic Aleluia</text:h>
      <text:p>Ordine v1 v2 p1 c1 c1 v1 v2 b1 b1 b1 c1<text:line-break/><text:line-break/>[v1:]Ceru-ntreg a plâns, soarele-a apus<text:line-break/>Când Mielul scump, Isus, muri pe lemn.<text:line-break/>Prin sângele vărsat, prin trupul Său străpuns<text:line-break/>A luat asupra Lui blestemu-ntreg.<text:line-break/><text:line-break/>[p1:]Pamantul s-a miscat<text:line-break/>Cand piatra s-a depins<text:line-break/>Iubirea Lui a fost de neinvins<text:line-break/>O, moarte, unde esti?<text:line-break/>Zdrobita ai fost pe veci<text:line-break/>Prin sangele salvarii<text:line-break/><text:line-break/>[c1:]In veci vei fii glorificat<text:line-break/>In veci de veci esti inaltat<text:line-break/>In veci de veci, Isuse, <text:line-break/>Ai inviat, ai inviat<text:line-break/><text:line-break/>[b1:]Vesnic Aleluia, vesnic Aleluia<text:line-break/>Vesnic Aleluia, din morti ai inviat!<text:line-break/><text:line-break/>[v2:]Suflarea când Și-a dat, spre Tatăl a strigat.<text:line-break/>Părăsit de toți Isus era...<text:line-break/>Dar lupta n-a sfârșit și-acolo în mormânt<text:line-break/>A iadului puteri El le-a zdrobit.</text:p>
      <text:h>512. Viata fara de Tine</text:h>
      <text:p>Ordine v1 c1 v2 c1 c2<text:line-break/><text:line-break/>[v1:]Viața făr' de Tine Tată ceresc<text:line-break/>Este doar deșertăciune<text:line-break/>Numai Tu poți da vieții un sens<text:line-break/>Ca să trăim pentru Tine!<text:line-break/><text:line-break/>[c1:]Viața mea Tu mi-ai schimbat Isus<text:line-break/>Și-ai făcut un om nou din mine<text:line-break/>Ai pus în mine un dor nespus<text:line-break/>Dorul de-a fi lângă Tine!<text:line-break/><text:line-break/>[v2:]Duhul Tău Sfânt mi-a dat dragoste-n dar<text:line-break/>Și brațul Tău ocrotire<text:line-break/>Numai în Tine Isuse iubit<text:line-break/>Pot să găsesc fericire!<text:line-break/><text:line-break/>[c2:]Viața ta poate schimba Isus<text:line-break/>Poate face-un om nou din tine<text:line-break/>Astăzi îndreaptă-ți privirea-s sus<text:line-break/>Iată că Mirele vine!</text:p>
      <text:h>513. viata mea sa-i cante Lui</text:h>
      <text:p>Ordine v1 v2 c1 v3 v2 c1 b1 b1 b1 c1<text:line-break/><text:line-break/>[v1:]Mâinile-mi ridic<text:line-break/>Dar n-am ce să-Ți ofer<text:line-break/>Doar un suflet trist și gol<text:line-break/>Tu să îl transformi<text:line-break/><text:line-break/>[c1:]Viața mea să-I cânte Lui<text:line-break/>Viața mea să-I cânte Lui<text:line-break/>Vreau să vestesc acum,<text:line-break/>Al Său Nume cântând<text:line-break/>Până-încă mai e timp<text:line-break/>Viața mea să-I cânte Lui.<text:line-break/><text:line-break/>[v2:]Prin cuvântul meu<text:line-break/>Și prin fapta mea<text:line-break/>Viața mea să Îți las<text:line-break/>Jertfă pe altar<text:line-break/><text:line-break/>[v3:]Doamne, azi Îți dau<text:line-break/>Ca jertfă viața mea<text:line-break/>Ca să-i pot sluji pe toți<text:line-break/>Și voia să-Ți urmez<text:line-break/><text:line-break/>[b1:]Aleluia, aleluia!<text:line-break/>Viața mea să-I cânte doar Lui!</text:p>
      <text:h>514. Vindeca a mea-ndoiala</text:h>
      <text:p>Ordine v1 v2 v3 v4<text:line-break/><text:line-break/>[v1:]Vindecă a mea-ndoială<text:line-break/>Ce m-apasă uneori<text:line-break/>Când mă aflu dat uitării<text:line-break/>Și prin suflet trec fiori<text:line-break/><text:line-break/>[v2:]Nicio clipă de-ndoială<text:line-break/>Nu mai vreau în viața mea<text:line-break/>Prin a Ta răscumpărare<text:line-break/>Tu-mi dai pace, pacea Ta<text:line-break/><text:line-break/>[v3:]Depărtează-mi îndoiala<text:line-break/>Când mă simt însingurat<text:line-break/>Vino, Doamne, și condu-mă<text:line-break/>Să înving neîncetat<text:line-break/><text:line-break/>[v4:]Mă ajută ca de Tine<text:line-break/>Sufletul să nu-l despart<text:line-break/>Ci în strânsă legătură<text:line-break/>Să mă aflu ne-ncetat</text:p>
      <text:h>515. Vino la Domnul, nu-ntarzia</text:h>
      <text:p>Ordine v1 c1 v2 c1 v3 c1 c1<text:line-break/><text:line-break/>[v1:]Vino la Domnul, nu-ntârzia, <text:line-break/>Acceptă-n totul doar voia Sa;<text:line-break/>El este gata sprijin a-ți da, <text:line-break/>Deci vino la Isus!<text:line-break/><text:line-break/>[c1:]Ce plăcut va fi și minunat <text:line-break/>Când, scăpați de tot ce e păcat, <text:line-break/>Vom fi cu Domnul neîncetat.<text:line-break/>O, Doamne, iată vin!<text:line-break/><text:line-break/>[v2:]Vino, ascultă de-al Lui Cuvânt, <text:line-break/>Inima dă-I-o numaidecât.<text:line-break/>El este scutul tău orișicând, <text:line-break/>Deci vino la Isus!<text:line-break/><text:line-break/>[v3:]O, crede numai, nu te-ndoi, <text:line-break/>Cu siguranță <text:s text:c="1"/>te va primi.<text:line-break/>Și pentru tine El Se jertfi, <text:line-break/>Deci vino la Isus!</text:p>
      <text:h>516. Vocea Lui</text:h>
      <text:p>Ordine v1 c1 v2 c1 c1<text:line-break/><text:line-break/>[v1:]Să'ntâlnesc pe Domnul meu când am nevoie,<text:line-break/>Pe genunchi în rugăciuni mă voi pleca.<text:line-break/>El prin Duhul Său cel Sfânt îmi va răspunde<text:line-break/>Și oricând vocea Lui voi asculta.<text:line-break/><text:line-break/>[c1:]Vocea Lui se aude, <text:line-break/>Ea îmi dă har deplin și bucurii.<text:line-break/>Este Vocea care'mi dă siguranță<text:line-break/>Și o voi asculta zi de zi.<text:line-break/><text:line-break/>[v2:]Vocea Lui e un turn mare și puternic<text:line-break/>M-a desprins de tot ce e pământesc.<text:line-break/>El vorbește vântului, mării-nvolburate,<text:line-break/>Când aud vocea Lui se liniștesc.</text:p>
      <text:h>517. Voi canta</text:h>
      <text:p>Ordine v1 p1 c1 v2 p1 c1 c1<text:line-break/><text:line-break/>[v1:]Doamne-mi pari îndepărtat<text:line-break/>Chiar ani lumină sau un mai lung drum.<text:line-break/>Deși credința mi-am păstrat<text:line-break/>Mărturisesc acum nu mă mai simt ascultat.<text:line-break/><text:line-break/>[p1:]Dar nu știu ce să mai spun <text:line-break/>Și nu știu a`nainta,<text:line-break/>Însă harul ce`l primesc<text:line-break/>Îmi schimbă inima!<text:line-break/><text:line-break/>[c1:]Voi cânta, te voi lăuda!<text:line-break/>Chiar în ceasul cel mai rău <text:line-break/>Prin durere și prin greu.<text:line-break/>Voi cânta, te voi lăuda!<text:line-break/>Mâinile le-am ridicat<text:line-break/>Fiindcă ești adevărat!<text:line-break/>Voi cânta!<text:line-break/><text:line-break/>[v2:]Nu pot să întrezăresc<text:line-break/>Gândul Tău și-al Tău plan ceresc.<text:line-break/>Doar în Tine-am să mă-ncred<text:line-break/>Știind că ai murit, să mă salvezi.</text:p>
      <text:h>518. Voi canta iubire</text:h>
      <text:p>Ordine v1 v2 c1 v1 v2 c1 b1 c1<text:line-break/><text:line-break/>[v1:]Privind la munți, privind în jur,<text:line-break/>Eu văd iubirea Domnului<text:line-break/>Și inima eu mi-o deschid<text:line-break/>Să-nalț pe Domnul Cerului!<text:line-break/><text:line-break/>[v2:]Vreau să trăiesc în adevăr,<text:line-break/>Să fiu mereu mulțumitor,<text:line-break/>Zâmbind să le spun tuturor<text:line-break/>De-a Ta iubire!<text:line-break/><text:line-break/>[c1:]Veșnic Îți voi cânta iubirea!<text:line-break/>Veșnic Îți voi cânta iubirea!<text:line-break/>Veșnic Îți voi cânta iubirea!<text:line-break/>Veșnic Îți voi cânta iubirea!<text:line-break/><text:line-break/>[b1:]Cu tot ce am Părinte<text:line-break/>Aș vrea să fiu al Tău.<text:line-break/>Cu inima întreagă <text:line-break/>Vreau să-L laud pe El, să strig: Ava Tată!</text:p>
      <text:h>519. Voi invia</text:h>
      <text:p>Ordine v1 p1 c1 v2 p1 c1 b1 b2 e1<text:line-break/><text:line-break/>[v1:]Multă pace am găsit<text:line-break/>Când eram chiar doborât<text:line-break/>Eu dacă aș fi lovit<text:line-break/>Pot să spun că nu sunt frânt<text:line-break/><text:line-break/>[p1:]Isus a biruit și mormântu-a părăsit<text:line-break/>Victoria-i a Lui, înviat e dintre morți.<text:line-break/><text:line-break/>[c1:]Și din mormânt când mă va chema<text:line-break/>Fără lacrimi, făr' dureri<text:line-break/>Voi ieși să-ngenunchez, să zbor spre El<text:line-break/>'Naintea Lui, spălat, înviat!<text:line-break/><text:line-break/>[v2:]E aproape acea zi<text:line-break/>Când ce-i vechi va fi iar nou<text:line-break/>Tot ce-i umbră va pieri,<text:line-break/>Prin Isus toți vom trăi<text:line-break/><text:line-break/>[b1:]Și voi auzi cum mii de îngeri dau<text:line-break/>Glorie Mielului<text:line-break/>Și voi auzi cum mii de credincioși zic:<text:line-break/>Vrednic este El!<text:line-break/><text:line-break/>[e1:]Și din mormânt când mă va chema<text:line-break/>Fără lacrimi, făr' dureri<text:line-break/>Voi ieși să-ngenunchez, să zbor spre El<text:line-break/>'Naintea Lui, spălat, înviat și iertat!<text:line-break/><text:line-break/>[b2:]Și voi auzi cum mii de îngeri dau<text:line-break/>Glorie Mielului<text:line-break/>Și voi auzi cum mii de credincioși zic:<text:line-break/>Vrednic este El! Vrednic este El!</text:p>
      <text:h>520. Voi slavi pe Mielul gloriei</text:h>
      <text:p>Ordine v1 v1 c1 c1 v1 v1 c1 c1<text:line-break/><text:line-break/>[v1:]Voi slăvi pe Mielul gloriei<text:line-break/>Regelui regilor mă-nchin<text:line-break/>Voi slăvi pe Mielul gloriei<text:line-break/>Regelui eu mă-nchin<text:line-break/><text:line-break/>[c1:]Și mâinile mi le-nalț <text:line-break/>Și-naintea Ta vin!<text:line-break/>Mâinile mi le-nalț <text:line-break/>Și mă bucur în Tin`!<text:line-break/><text:line-break/>[c1:]Îmi înalț mâinile către cer<text:line-break/>Lumea-ntreabă: “De ce?”<text:line-break/>Eu le spun că-mi iubesc Regele!</text:p>
      <text:h>521. Voi veni cu bucurie</text:h>
      <text:p>Ordine v1 p1 c1 v1 p1 c1 c1<text:line-break/><text:line-break/>[v1:]Voi veni cu bucurie <text:line-break/>Înaintea Domnului,<text:line-break/>Voi veni cu mulțumire-n casa Lui.<text:line-break/><text:line-break/>[v1:]Această zi e-a Domnului, <text:line-break/>Să ne bucurăm în ea, <text:s text:c="1"/><text:line-break/>Cântându-i: Glorie, Aleluia!<text:line-break/><text:line-break/>[p1:]Eu sunt fericit, cel mai fericit<text:line-break/>Sunt fericit că El m-a mântuit.<text:line-break/>Eu sunt fericit, cel mai fericit<text:line-break/>Sunt fericit că El m-a mântuit.<text:line-break/><text:line-break/>[c1:]Osana, laudă Domnului,<text:line-break/>Laudă Domnului căci m-a salvat!<text:line-break/>Osana, laudă Domnului,<text:line-break/>Laudă Domnului căci m-a salvat!</text:p>
      <text:h>522. Voi, ostasi, 'nainte!</text:h>
      <text:p>Ordine v1 c1 v2 c1 v3 c1 v4 c1 c1<text:line-break/><text:line-break/>[v1:]Voi, ostași, ‘nainte! Mergeți cu Hristos,<text:line-break/>Platoșa cea sfântă s-o-mbrăcați voios.<text:line-break/>Domnul vă conduce, marele-mpărat,<text:line-break/>Deci cu drag urmați-L, căci El v-a salvat.<text:line-break/><text:line-break/>[c1:]Sus la luptă sfântă, al Domnului popor,<text:line-break/>Către biruință cu al tău Păstor!<text:line-break/><text:line-break/>[v2:]Oastea Lui cea sfântă e Biserica.<text:line-break/>Arma e Scriptura ce va triumfa,<text:line-break/>Și uniți cu toții, noi un Domn avem,<text:line-break/>Toți printr-o credință un popor suntem.<text:line-break/><text:line-break/>[v3:]Tu, popor, <text:s text:c="1"/>‘nainte mergi necontenit,<text:line-break/>Cu-ndrăzneală-n luptă până la sfârșit.<text:line-break/>Iar când vei învinge, veșnic vei cânta<text:line-break/>Laudă și mărire în onoarea Sa!<text:line-break/><text:line-break/>[v4:]Ale lumii tronuri se vor dărâma.<text:line-break/>Scumpe diamdeme în praf vor cădea,<text:line-break/>Însă tronul slavei nu se va clinti,<text:line-break/>Regele măririi veșnic va domni!</text:p>
      <text:h>523. Voia Ta</text:h>
      <text:p>Ordine v1 v2 c1 v3 c1 c1<text:line-break/><text:line-break/>[v1:]Ai plătit un preț să-mi dai viață<text:line-break/>Să trăiesc prin har azi mântuit.<text:line-break/>N-am cuvinte Doamne să pot spune,<text:line-break/>Cât de drag îmi ești și-s fericit.<text:line-break/><text:line-break/>[v2:]Numele mi-e scris în Cartea Vieții,<text:line-break/>Și doresc Isus cu orice preț,<text:line-break/>Să rămân statornic în credință,<text:line-break/>Să Te laud și să Te urmez.<text:line-break/><text:line-break/>[c1:]Voia Ta, nu voia mea să se facă,<text:line-break/>Doamne-n viața mea.<text:line-break/>Să trăiesc cum Tu dorești, <text:line-break/>O, Domnul meu.<text:line-break/><text:line-break/>[c1:]Toată roada Duhului Tău Sfânt<text:line-break/>Zi de zi s-o am pe-acest pământ<text:line-break/>Lumină să răspândesc mereu <text:line-break/>În jurul meu.<text:line-break/><text:line-break/>[v3:]Pacea Ta ce-ntrece orice lucru,<text:line-break/>Cunoștința-ntregului Pământ,<text:line-break/>S-o reverși în inimă Stăpâne,<text:line-break/>Orice-ar fi să pot mereu să cânt:</text:p>
      <text:h>524. Vreau Doamne</text:h>
      <text:p>Ordine v1 c1 v2 c1 c1<text:line-break/><text:line-break/>[v1:]Vreau Doamne,<text:line-break/>Iubirea, Tu să fii în viața mea.<text:line-break/>Vreau Doamne,<text:line-break/>Iubirea, Tu să fii în viața mea.<text:line-break/><text:line-break/>[c1:]Și Te voi premări, cu inima mea<text:line-break/>Și Te voi preamări, cu viața mea.<text:line-break/>Și Te voi preamări, în toată lumea,<text:line-break/>Tu ești Dumnezeu,<text:line-break/>Ești Tatăl meu.<text:line-break/><text:line-break/>[v2:]Vreau Doamne,<text:line-break/>Puterea, Tu să fii în viața mea.<text:line-break/>Vreau Doamne,<text:line-break/>Puterea, Tu să fii în viața mea.</text:p>
      <text:h>525. Vreau langa Dumnezeu</text:h>
      <text:p>Ordine v1 c1 v2 c2 v3 c3<text:line-break/><text:line-break/>[v1:]Vreau lângă Dumnezeu<text:line-break/>Să fiu mereu<text:line-break/>Oricât ar fi de greu<text:line-break/>Necazul meu<text:line-break/><text:line-break/>[c1:]Oricât aș suferi<text:line-break/>Cântarea mea va fi<text:line-break/>Vreau lângă Dumnezeu<text:line-break/>Să fiu mereu!<text:line-break/><text:line-break/>[v2:]Pe-ndepărtate căi<text:line-break/>De-aș înnopta<text:line-break/>Și-o piatră căpătâi<text:line-break/>Dac-aș avea,<text:line-break/><text:line-break/>[c2:]Tot fericit aș fi,<text:line-break/>Și-n vis aș glăsui:<text:line-break/>Vreau lângă Dumnezeu<text:line-break/>Să fiu mereu!<text:line-break/><text:line-break/>[v3:]Când calea-mi voi sfârși<text:line-break/>Pe-acest pământ<text:line-break/>Voios când voi păși<text:line-break/>În cerul sfânt<text:line-break/><text:line-break/>[c3:]Atunci s-a împlinit<text:line-break/>Al meu dor nesfârșit<text:line-break/>Vreau lângă Dumnezeu<text:line-break/>Să fiu mereu!</text:p>
      <text:h>526. Vreau sa ma schimb</text:h>
      <text:p>Ordine v1 v1 c1 v2 v2 c1 b1 c1 b1<text:line-break/><text:line-break/>[v1:]Doamne alungă din mintea mea tot ce e rău<text:line-break/>Ție vreau să mă-nchin!<text:line-break/>Să-Ți simt prezența și slava în sufletul meu<text:line-break/>Doamne vreau să mă schimb!<text:line-break/><text:line-break/>[c1:]Vreau să mă schimb, vreau să mă schimb!<text:line-break/>Vreau să mă schimb, vreau să mă schimb!<text:line-break/><text:line-break/>[v2:]Cu-ntreaga ființă Isuse la Tine eu vin,<text:line-break/>Acum să mă închin.<text:line-break/>Să-Ți simt prezența să plec cu credință,<text:line-break/>Doamne vreau să mă schimb.<text:line-break/><text:line-break/>[b1:]Plin de credință și viață la Tine să vin.<text:line-break/>Plin de credință și viață la Tine să vin.</text:p>
      <text:h>527. Vreau sa-I cant din inima</text:h>
      <text:p>Ordine c1 c1 v1 c1 v2 c1 b1 c1<text:line-break/><text:line-break/>[c1:]Vreau să-I cânt din inimă<text:line-break/>Și să Îi dau laudă<text:line-break/>Aur, smirnă și tămâie eu n-am<text:line-break/>Dar Îi dau inima mea<text:line-break/>Să se nască și în ea<text:line-break/>Rege sfânt și minunat, Mesia<text:line-break/><text:line-break/>[v1:]La fel ca și magii-n răsărit<text:line-break/>O stea pe ceruri am zărit<text:line-break/>Care în Iudeea a anunțat<text:line-break/>Că S-a născut al meu Mesia<text:line-break/><text:line-break/>[v2:]Și îngerii cântat-au în cor<text:line-break/>Prin cânt vestind pe Salvator<text:line-break/>Azi S-a născut un Împărat<text:line-break/>Ce a venit sa ne salveze de păcat<text:line-break/><text:line-break/>[b1:]:/ Noapte de vis<text:line-break/>Tot cerul e deschis<text:line-break/>Și îngerii rostesc osanale <text:line-break/>Azi din Paradis<text:line-break/>Un Prunc ne-a fost trimis<text:line-break/>Îi dăm laudă și onoare :/ x2</text:p>
      <text:h>528. Vrednic de-nchinare</text:h>
      <text:p>Ordine v1 v1 c1 v1 v1 c1 b1 c1<text:line-break/><text:line-break/>[v1:]Vrednic de-nchinare, <text:line-break/>Vrednic de-adorare<text:line-break/>Tu ești <text:line-break/>Vrednic să fii veșnic lăudat.<text:line-break/><text:line-break/>[c1:]Și Te-nalț, Te înalț<text:line-break/>Tot mai mult o scump Isus.<text:line-break/>Mă închin, mă închin<text:line-break/>Cu fața la pământ.<text:line-break/><text:line-break/>[c1:]Și Te-nalț, Te înalț<text:line-break/>Tot mai mult o scump Isus,<text:line-break/>Cu tot ce sunt în veci îți aparțin!<text:line-break/><text:line-break/>[b1:]Și Te cuprind din nou în brațe,<text:line-break/>Și nu ne vom mai despărții.<text:line-break/>Și vom avea întotdeauna<text:line-break/>Un răsărit de soare<text:line-break/><text:line-break/>[b1:]Și-o veșnicie-ntreagă, <text:line-break/>Împreună să trăim;<text:line-break/>Și'o veșnicie'ntreagă da, <text:line-break/>Împreună să trăim!</text:p>
      <text:h>529. Vrednic este Mielul</text:h>
      <text:p>Ordine v1 c1 v2 c1 v3 c1 c1<text:line-break/><text:line-break/>[v1:]O carte cu șapte peceți,<text:line-break/>O carte stă închisă<text:line-break/>În mâna Dumnezeului Sfânt,<text:line-break/>În mâna Sa întinsă.<text:line-break/><text:line-break/>[v1:]Și un înger din Ceruri puternic striga:<text:line-break/>“Cine-i vrednic s-o poată deschide?”<text:line-break/>Dar nimeni în ceruri, nici jos pe pământ<text:line-break/>N-a fost vrednic s-o poata lua<text:line-break/><text:line-break/>[c1:]Vrednic este Mielul ce-a fost ‘junghiat<text:line-break/>Să primească slavă, slavă ne-ncetat!<text:line-break/>Vrednic este Mielul ce-a fost ‘junghiat<text:line-break/>Să primească slavă, slavă ne-ncetat !<text:line-break/><text:line-break/>[v2:]Nici îngeri din Cerul înalt,<text:line-break/>Nici sfinții care cântă<text:line-break/>Nici unul vrednic n-a fost găsit,<text:line-break/>Să ceară Cartea Sfântă.<text:line-break/><text:line-break/>[v2:]Dar deodată-n picioare apare un Miel,<text:line-break/>Ce părea ‘junghiat și zdrobit<text:line-break/>Cu ochii în lacrimi de dragoste plin<text:line-break/>Pentru noi a murit răstignit.<text:line-break/><text:line-break/>[v3:]Din Ceruri Isus a venit,<text:line-break/>Lăsat-a slava toată<text:line-break/>Și-n lume pentru că ne-a iubit,<text:line-break/>Ne-a căutat odată.<text:line-break/><text:line-break/>[v3:]Să ne spună că este un Cer minunat <text:line-break/>Și-o veșnică viață-n Mărire.<text:line-break/>Și-a murit pe Calvar să putem fi salvați<text:line-break/>Minunată-i a Sa mântuire!</text:p>
      <text:h>530. Vrednic esti de cinste</text:h>
      <text:p>Ordine v1 v1 c1 v2 v2 c2 v3 v3 c3 c1<text:line-break/><text:line-break/>[v1:]Vrednic ești de cinste și-nchinare,<text:line-break/>Ridicăm mâinile noastre,<text:line-break/>Înălțăm Numele Tău.<text:line-break/><text:line-break/>[c1:]Ce mare ești și ce mari minuni faci Tu<text:line-break/>Și ca Tine altul nu-i, și ca Tine altul nu-i.<text:line-break/>Ce mare ești!<text:line-break/><text:line-break/>[v2:]Vrem să spunem lumii despre Tine,<text:line-break/>Că prin moartea Ta pe cruce<text:line-break/>Tuturor le-ai arătat<text:line-break/><text:line-break/>[c2:]Că Tu ești Domn! Tu ești Domn cu-adevărat,<text:line-break/>Și păcatul ne-ai iertat, și păcatul ne-ai iertat.<text:line-break/>Că Tu ești Domn!<text:line-break/><text:line-break/>[v3:]Lăudați pe Domnul, îngeri, oameni<text:line-break/>Aleluia să răsune <text:line-break/>Și în cer și pe pământ<text:line-break/><text:line-break/>[c3:]Tu ești cu noi, Prinț al păcii, Doamne Sfânt<text:line-break/>Și ca Tine altul nu-i și ca Tine altul nu-i.<text:line-break/>Tu ești cu noi.</text:p>
      <text:h>531. Vrednic esti Tu Miel de jertfa</text:h>
      <text:p>Ordine v1 v1 c1 v2 c1 v3 c1 c1<text:line-break/><text:line-break/>[v1:]Vrednic eşti Tu, Miel de jertfă<text:line-break/>Sfânt eşti, sfânt eşti în veci <text:line-break/>Cânt de laudă Celui ce stă <text:line-break/>Pe al harului tron<text:line-break/><text:line-break/>[c1:]Sfânt eşti, sfânt eşti, sfânt eşti<text:line-break/>Tu Cel Atotputernic, <text:line-break/>Ce-ai fost şi eşti şi vei mai fi! <text:line-break/>Tot universul cântă mărire Regelui<text:line-break/>Eşti tot ce-avem mai bun,<text:line-break/>Azi ne proşternem<text:line-break/><text:line-break/>[v2:]Îmbrăcat în strălucire<text:line-break/>Înconjurat eşti cu splendoare<text:line-break/>Onoare, cinste slavă-ţi dăm<text:line-break/>Şi toată gloria,<text:line-break/>Doar Ţie Rege minunat!<text:line-break/><text:line-break/>[v3:]Înaintea Numelui sfânt<text:line-break/>Cu uimire mă proştern<text:line-break/>Numele Tău e viaţă,<text:line-break/>Putere şi speranţă<text:line-break/>Cât de mare eşti Isus!</text:p>
      <text:h>532. Vrednic Mielul e</text:h>
      <text:p>Ordine v1 v2 c1 c2 v1 v2 c1 c2 c2 c1 c2<text:line-break/><text:line-break/>[v1:]Îți mulțumesc o Doamne<text:line-break/>Pentru jertfa pe cruce<text:line-break/>Păcatul și rușinea mea,<text:line-break/>Tu ai purtat<text:line-break/>Și Har divin mi-ai dat<text:line-break/><text:line-break/>[v2:]Îți mulțumesc o Doamne<text:line-break/>Pentru prețul ce-ai platit<text:line-break/>Cu-al Tău sânge m-ai spălat<text:line-break/>Şi-apoi mi-ai dat<text:line-break/>Îmbrăţişarea Ta<text:line-break/><text:line-break/>[c1:]Vrednic Mielul e, <text:line-break/>Asezat pe tron! <text:line-break/>Încoronat ca Împărat <text:line-break/>Domnești victorios! <text:line-break/><text:line-break/>[c2:]Tu ești înălțat <text:line-break/>Fiu de Dumnezeu<text:line-break/>Iubit de Cer, <text:line-break/>crucificat <text:line-break/>Vrednic Mielul e!<text:line-break/>Vrednic Mielul e!</text:p>
      <text:h>533. Vrem trezire</text:h>
      <text:p>Ordine v1 c1 c2 v2 c1 c2 b1 b1 c1 c2<text:line-break/><text:line-break/>[v1:]Fața Ta, o, Doamne-o căutăm, <text:line-break/>Pentru-a noastră țară ne rugăm <text:line-break/>Trezește-ne, o, Doamne, inima, <text:line-break/>Și toți din jur pe Tin’ Te vor vedea.<text:line-break/><text:line-break/>[c1:]Înălțăm Numele Tău,<text:line-break/>În unitate ne-nchinăm, <text:line-break/>Laudele vor răsuna, <text:line-break/>Țara o vei transforma.<text:line-break/><text:line-break/>[c2:]Înălțăm Numele Tău,<text:line-break/>În unitate ne-nchinăm, <text:line-break/>Laudele vor răsuna, <text:line-break/>Țara o vei transforma<text:line-break/>Țara o vei transforma.<text:line-break/><text:line-break/>[v2:]Niciodată nu vom da 'napoi, <text:line-break/>Cu credință noi înaintăm.<text:line-break/>Când cu lacrimi noi vom semăna,<text:line-break/>Recoltă din belșug vom secera.<text:line-break/><text:line-break/>[b1:]Vrem trezire, vrem trezire<text:line-break/>Vrem trezire în noi.</text:p>
      <text:h>534. Zace-n rece mormant</text:h>
      <text:p>Ordine v1 c1 v2 c1 v3 c1<text:line-break/><text:line-break/>[v1:]Zace-n rece mormânt, Mântuitorul;<text:line-break/>Zi de-nviere, vin, Doamne Isus!<text:line-break/><text:line-break/>[c1:]Luați piatra, că Isus, înviind din morți, el s-a sculat;<text:line-break/>Căci fusese răstignit nevinovat,<text:line-break/>Dar murind puterea morții a surpat:<text:line-break/>A-nviat! A-nviat! Aleluia, a-nviat!<text:line-break/><text:line-break/>[v2:]Mormântul sigilați, o, Doamne sfinte;<text:line-break/>Pe Rege'ntemnițați, Doamne Isus!<text:line-break/><text:line-break/>[v3:]Al morții bold ai frânt, O Domn al vieții,<text:line-break/>Învins-ai suferind, Doamne Isus!</text:p>
      <text:h>535. Zi de sarbatoare</text:h>
      <text:p>Ordine v1 v1 c1 c1 v2 v2 c1 c1 v3 v3 c1 c1 v4 v4 c1 c1<text:line-break/><text:line-break/>[v1:]Împreună suntem azi <text:line-break/>Și vom sărbători<text:line-break/>Sărbătoarea vine din <text:line-break/>Adâncul inimii<text:line-break/><text:line-break/>[c1:]Vrem pentru Dumnezeu<text:line-break/>Să sărbătorim mereu<text:line-break/>Liberi ne-a făcut,<text:line-break/>A dat tot ce a avut<text:line-break/>Vrem să ne-nchinăm<text:line-break/>Doar pe El să-L înălțăm!<text:line-break/><text:line-break/>[v2:]Știm că în mijlocul nostru <text:line-break/>E prezent Isus<text:line-break/>Și-a ținut promisiunea <text:line-break/>Așa cum a spus.<text:line-break/><text:line-break/>[v3:]Vrem să ne unim în duh <text:line-break/>Le punem toate jos,<text:line-break/>Teamă și îngrijorări <text:line-break/>La crucea lui Hristos.<text:line-break/><text:line-break/>[v4:]Hai să dăm mână cu mână <text:line-break/>Lui să-I facem loc.<text:line-break/>Duhul Sfânt va reaprinde-al <text:line-break/>Inimilor foc.</text:p>
      <text:h>536. Zi de zi</text:h>
      <text:p>Ordine v1 v1 c1 c1 v1 v1 c1 c1 b1 b1 c1 c1<text:line-break/><text:line-break/>[v1:]Zi de zi, eu vreau,<text:line-break/>Să respir cuvântul Tău <text:line-break/>Și mă rog, Doamne,<text:line-break/>Tot mai mult să Te cunosc.<text:line-break/><text:line-break/>[v1:]Condu-mă în <text:line-break/>Fiecare clipă ce-o trăiesc<text:line-break/>Zi de zi Doamne, <text:line-break/>Vreau să luminez mereu!<text:line-break/><text:line-break/>[c1:]Zi de zi, în Tine eu trăiesc!<text:line-break/>Zi de zi, pe Tine Te urmez!<text:line-break/>Zi de zi, cu Tine eu pășesc!<text:line-break/><text:line-break/>[b1:]Eu vreau cu Tine să trăiesc!<text:line-break/>Eu vreau cu Tine să trăiesc!<text:line-break/>Eu vreau cu Tine să trăiesc!</text:p>
      <text:h>537. Zi de zi sunt printre noi</text:h>
      <text:p>Ordine v1 c1 v2 c1 c1<text:line-break/><text:line-break/>[v1:]Zi de zi sunt printre noi <text:line-break/>Și privim în ochii lor<text:line-break/>Oameni care-s disperați <text:line-break/>Și descurajați<text:line-break/><text:line-break/>[v1:]Prin durere și prin chin<text:line-break/>Tremurând pășesc<text:line-break/>Glasul nu-i decât suspin<text:line-break/>Cine-i v-auzi?<text:line-break/><text:line-break/>[c1:]Vino la Isus, vino la Isus<text:line-break/>El e viață, adevăr pentru cei ce cred<text:line-break/>Vino la Isus, vino la Isus<text:line-break/>Îți întinde mâna Sa, dă-i viața Ta<text:line-break/><text:line-break/>[v2:]Ești chemat a fi lumină<text:line-break/>Într-o lume-ntunecată<text:line-break/>Sprijin să fii în nevoi<text:line-break/>Adăpost și pâine<text:line-break/><text:line-break/>[v2:]Dragostea să o reverși<text:line-break/>Tuturor din jur<text:line-break/>Și Cuvântul să-l vestești<text:line-break/>Pe căzuți să-ndrepți</text:p>
      <text:h>538. Zideste in mine</text:h>
      <text:p>Ordine v1 c1 v1 c1 c1<text:line-break/><text:line-break/>[v1:]Zidește în mine o inimă<text:line-break/>Curată, Dumnezeu meu!<text:line-break/>Și pune în mine un duh nou<text:line-break/>Statornic, Dumnezeule!<text:line-break/><text:line-break/>[c1:]Și nu mă lepăda de la fața Ta,<text:line-break/>Nu lua de la mine Duhul Tău Sfânt!<text:line-break/>Dă-mi iarăși bucuria mântuirii Tale,<text:line-break/>Umple-mă cu Duhul Tău cel Sfânt!</text:p>
      <text:h>539. Ziua Lui</text:h>
      <text:p>Ordine v1 v2 c1 v3 v4 c1<text:line-break/><text:line-break/>[v1:]Unii cred ca Isus este doar un copil<text:line-break/>Si Il serbeaza in an doar o singura zi<text:line-break/>Si apoi uita de El asteptand urmatorul Craciun<text:line-break/><text:line-break/>[c1:]/: Stii ziua Lui a fost ieri, ieri si azi si Maine<text:line-break/>Cand e Isus intrun om sarbatoarea tine<text:line-break/>Da, ziua Lui a fost ieri, ieri si azi Maine<text:line-break/>Cand e Isus intrun om sarbatoarea tine :/<text:line-break/><text:line-break/>[v3:]Nu-i greseala sa cauti sa ai amintiri <text:line-break/>Cu momente frumoase cu foc si lumini<text:line-break/>Dar greseala ii sa-L lasi pe Isus fara cadou<text:line-break/><text:line-break/>[v2:]Alti nu cred deloc si traiesc cu minciuni<text:line-break/>Dau multi bani pe cadouri crezand ca sunt buni<text:line-break/>Dar raman mai saraci si mai goi si la suflet sunt reci<text:line-break/><text:line-break/>[v4:]Ar fii timpul sa faci cald in inima ta<text:line-break/>Sa se nasca Isus si sa creasca in ea<text:line-break/>Vei putea sa te bucuri de El ca un copil</text:p>
      <text:h>540. Îmbraca haina de lauda</text:h>
      <text:p>Ordine v1 v1 c1 c2 v1 v1 c1 c2 e1<text:line-break/><text:line-break/>[v1:]Imbracă haina de laudă<text:line-break/>Cântă-I glorie, cântă-I slavă.<text:line-break/>Imbracă haina de laudă<text:line-break/>Cântă-I glorie, cântă-I slavă.<text:line-break/><text:line-break/>[c1:]Tu ești Domn peste orice zi<text:line-break/>Tu ești Domn peste veșnicii<text:line-break/>Tu ești Domn peste orice om<text:line-break/>Isuse ești Domn!<text:line-break/><text:line-break/>[c2:]Tu ești Domn peste casa mea<text:line-break/>Tu ești Domn peste viața mea<text:line-break/>Tu ești Domn peste Romania<text:line-break/>Isuse, Tu ești Domn<text:line-break/><text:line-break/>[e1:]Isuse, Tu esti Domn..</text:p>
      <text:h>541. Îmi stie numele</text:h>
      <text:p>Ordine v1 v2 c1<text:line-break/><text:line-break/>[v1:]Eu am un Creator ce viață mi-a dat <text:line-break/>'Nainte să fi fost eram în mâna Sa.<text:line-break/>Îmi știe numele, îmi știe orice gând<text:line-break/>Îmi vede lacrima, <text:line-break/>M-aude-atunci când strig.<text:line-break/><text:line-break/>[v2:]Eu am un Tată bun ce m-a salvat<text:line-break/>Și niciodată El nu mă va lăsa.<text:line-break/>Îmi știe numele, îmi știe orice gând<text:line-break/>Îmi vede lacrima, <text:line-break/>M-aude-atunci când strig.<text:line-break/><text:line-break/>[c1:]/: Îmi știe numele, îmi știe orice gând<text:line-break/>Îmi vede lacrima, <text:line-break/>M-aude-atunci când strig. :/<text:line-break/><text:line-break/>M-aude-atunci când strig.</text:p>
      <text:h>542. Împarat, Rege al gloriei</text:h>
      <text:p>Ordine v1 c1 v2 c1 c1<text:line-break/><text:line-break/>[v1:]Împărat, Rege al gloriei,<text:line-break/>Cer, pământ și ape, pe toate le-ai creat.<text:line-break/>Salvator, Ție ne închinăm<text:line-break/>Numele Tău mare, noi Îl înălțăm.<text:line-break/><text:line-break/>[c1:]Și Te slăvim Isus, cu toți ne plecăm,<text:line-break/>Înaintea tronului Tău sfânt.<text:line-break/>Numelui tău Isus noi slavă îi dăm<text:line-break/>Nimeni nu-i ca Tine, <text:line-break/>În Cer și pe Pământ.<text:line-break/><text:line-break/>[v2:]Împărat, în univers domnești<text:line-break/>Îngerii din Ceruri, Te laudă ne-ncetat.<text:line-break/>Salvator, Atotputernic Domn<text:line-break/>Numele Tău mare, noi îl înălțăm.</text:p>
      <text:h>543. În aceasta ora</text:h>
      <text:p>Ordine v1 c1 c2 v2 c1 c2 v3 c1 c2 v4 c1 c2<text:line-break/><text:line-break/>[v1:]/:În această oră, Doamne, Te rugăm<text:line-break/>Să iei parte Tu cu noi.<text:line-break/>Să ne-asculți cum Îți cântăm și Te lăudăm<text:line-break/>Căci totdeauna ești cu noi. :/<text:line-break/><text:line-break/>[c1:]Să nu ne lași părăsiți nicicând,<text:line-break/>Căci noi trăim cu Tine-n gând,<text:line-break/>Doar pe Tine Te avem <text:line-break/>Și-n Tine ne-ncredem.<text:line-break/><text:line-break/>[c2:]Tu ești al nostru Mântuitor,<text:line-break/>Minunat și bun Păstor,<text:line-break/>Doar cu Tine vrem să fim, <text:line-break/>În Cerul lin.<text:line-break/><text:line-break/>[v2:]/:Când ispite mari apar în viața mea,<text:line-break/>N-am pe nimeni ajutor.<text:line-break/>Doar în Tine pururea să-ncredem noi,<text:line-break/>Veșnice Ocrotitor. :/<text:line-break/><text:line-break/>[v3:]/:Să ne porți de grijă, <text:line-break/>Să nu ne lași <text:s text:c="1"/>nicicând<text:line-break/>Ca să mergem înapoi.<text:line-break/>Tot înainte să mergem cu Tine,<text:line-break/>Deși-ncercările-s șuvoi. :/<text:line-break/><text:line-break/>[v4:]/:Iar acuma, Doamne, noi Îți mulțumim<text:line-break/>Pentru bunătatea Ta.<text:line-break/>Pentru dragostea dintâi și iubirea Ta,<text:line-break/>Vrem în veci să Te slăvim. :/</text:p>
      <text:h>544. În bratul Tau</text:h>
      <text:p>Ordine v1 c1 v2 c1 b1 c1 c1<text:line-break/><text:line-break/>[v1:]În brațul Tău<text:line-break/>ma dedic din nou<text:line-break/>Cu tot ce sunt, Doamne. <text:s text:c="1"/><text:line-break/>Tu viața mea o ții în mâna Ta<text:line-break/>Și sunt al Tău, pe veci. <text:s text:c="1"/><text:line-break/><text:line-break/>[c1:]Isus eu mă-ncred în Tin’!<text:line-break/>Isus Ție-ți aparțin!<text:line-break/>Pentru Tine eu trăiesc,<text:line-break/>Pe deplin mă dăruiesc<text:line-break/>Cu tot ce sunt.<text:line-break/><text:line-break/>[v2:]Te voi avea mereu ‘naintea mea<text:line-break/>În orice zi mă-ncred în Tine.<text:line-break/>Și voi trăi în ale Tale căi<text:line-break/>Cuvântul Tău, pe veci.<text:line-break/><text:line-break/>[b1:]Tie mă închin, Ție mă închin.<text:line-break/>Tie mă închin, Ție mă închin.</text:p>
      <text:h>545. În curand, vom vedea pe Regele!</text:h>
      <text:p>Ordine v1 v2 v3<text:line-break/><text:line-break/>[v1:]În curând noi toți vom vedea pe Regele!<text:line-break/>În curând noi toți vom vedea pe Regele!<text:line-break/>În curând noi toți vom vedea pe Regele!<text:line-break/>Aleluia! Aleluia! Îl vom vedea curând!<text:line-break/><text:line-break/>[v2:]Lacrimi nu vor fi, vom vedea pe Regele!<text:line-break/>Lacrimi nu vor fi, vom vedea pe Regele!<text:line-break/>Lacrimi nu vor fi, vom vedea pe Regele!<text:line-break/>Aleluia! Aleluia! Îl vom vedea curând!<text:line-break/><text:line-break/>[v3:]Moarte nu va fi, vom vedea pe Regele!<text:line-break/>Moarte nu va fi, vom vedea pe Regele!<text:line-break/>Moarte nu va fi, vom vedea pe Regele!<text:line-break/>Aleluia! Aleluia! Îl vom vedea curând!</text:p>
      <text:h>546. În genunchi eu vin acum</text:h>
      <text:p>Ordine v1 v2<text:line-break/><text:line-break/>[v1:]În genunchi eu vin acum, <text:line-break/>Inima smerit mi-o plec <text:line-break/>Și mă-nchin în fața tronului Tău sfânt.<text:line-break/><text:line-break/>[v2:]Ridicând spre Tine mâini,<text:line-break/>Dragoste doresc sâ-mi dăruiești<text:line-break/>Mă-chin acum în Duhul,<text:line-break/>Mă-nchin în adevăr,<text:line-break/>Fă din viața mea o laudă către Tin'.</text:p>
      <text:h>547. În indurarea Domnului</text:h>
      <text:p>Ordine v1 c1 v2 c1 v3 c1 v4 c1<text:line-break/><text:line-break/>[v1:]În îndurarea Domnului <text:line-break/>Cum am ajuns, nu știu.<text:line-break/>Din lumea plină de păcat<text:line-break/>Răscumpărat să fiu.<text:line-break/><text:line-break/>[c1:]Dar știu bine, mă-ncred în Domnul,<text:line-break/>Eu sunt de-acuma al Lui cu totul,<text:line-break/>Răsplata de El promisă<text:line-break/>Mi-o va da când va veni!<text:line-break/><text:line-break/>[v2:]Nu știu cum Dumnezeu cel sfânt<text:line-break/>Credință-n mine mi-a dat;<text:line-break/>Durerea din lăuntrul meu<text:line-break/>Nu știu cum a-ncetat.<text:line-break/><text:line-break/>[v3:]Nu știu cum Duhul Său cel Sfânt<text:line-break/>Convinge de păcat,<text:line-break/>Cum luminează sufletul<text:line-break/>Și-l face alb, curat.<text:line-break/><text:line-break/>[v4:]Nu știu când va veni Isus<text:line-break/>Pe norii cerului<text:line-break/>Și nu știu cum voi fi chemat<text:line-break/>Să ies ‘naintea Lui.</text:p>
      <text:h>548. În mana Ta</text:h>
      <text:p>Ordine v1 c1 v2 c1<text:line-break/><text:line-break/>[v1:]Ține-mă în mâna Ta,<text:line-break/>Să m-ascunzi, întinde-Ți aripa. <text:line-break/><text:line-break/>[c1:]Când oceanele cumplit vuiesc<text:line-break/>Doamne dă-mi puteri să biruiesc.<text:line-break/>Tată știu că Tu ești veghetor<text:line-break/>/:Stau liniștit, știu că ești Domn. :/<text:line-break/><text:line-break/>[v2:]Doar în Hristos mă odihnesc<text:line-break/>Puterea Sa în liniște-o găsesc.</text:p>
      <text:h>549. În mine azi a rasarit</text:h>
      <text:p>Ordine v1 c1 v2 c1 v3 c1 v4 c1<text:line-break/><text:line-break/>[v1:]În mine azi a răsărit<text:line-break/>Lumina cea de Sus<text:line-break/>Ce-ntrece soarele pe cer,<text:line-break/>e darul lui Isus.<text:line-break/><text:line-break/>[c1:]Ea-i lumină sufletească,<text:line-break/>mii de inimi se vor lumina<text:line-break/>Doar dacă fața lui Isus<text:line-break/>în noi se va arăta.<text:line-break/><text:line-break/>[v2:]O rază-n inima mea <text:line-break/>azi din Ceruri a venit,<text:line-break/>Această rază m-a făcut <text:line-break/>să cânt de fericit.<text:line-break/><text:line-break/>[v3:]Voioasă-i inima mea azi <text:line-break/>că pacea e în ea,<text:line-break/>Credința și nădejdea-mi <text:line-break/>dau lumină-n viața mea.<text:line-break/><text:line-break/>[v4:]În mine primăvară-i azi<text:line-break/>mă bucur în Isus,<text:line-break/>am viață prin iubirea Sa,<text:line-break/>mă ‘nalț mereu mai sus!</text:p>
      <text:h>550. În nemarginita-łi mila</text:h>
      <text:p>Ordine v1 c1 v2 c1 v3 c1 v4 c1<text:line-break/><text:line-break/>[v1:]În nemărginita-Ți milă,<text:line-break/>Doamne, oare poți ierta,<text:line-break/>Marea și adânca-mi vină<text:line-break/>Și păcatu-mi a-l uita?<text:line-break/><text:line-break/>[c1:]Isuse, vin, la Tine vin,<text:line-break/>Așa cum sunt la Tine vin!<text:line-break/>Isuse, vin, la Tine vin,<text:line-break/>Așa cum sunt azi vin!<text:line-break/><text:line-break/>[v2:]Am trăit o viață tristă,<text:line-break/>Înfruntând voința Ta,<text:line-break/>Inima-mi stătea închisă,<text:line-break/>Când a Ta mai sângera.<text:line-break/><text:line-break/>[v3:]O, Isuse, vreau din suflet,<text:line-break/>Ție să mă dau pe veci;<text:line-break/>Luminează al meu cuget,<text:line-break/>De la mine să nu pleci.<text:line-break/><text:line-break/>[v4:]Aleluia, slavă Ție!<text:line-break/>M-ai scăpat de jugul greu,<text:line-break/>Înspre-a Ta Împărăție<text:line-break/>Duce astăzi drumul meu.</text:p>
      <text:h>551. În noaptea asta</text:h>
      <text:p>Ordine v1 v2 v3<text:line-break/><text:line-break/>[v1:]În noaptea asta S'a născut <text:line-break/>În peșteră străină<text:line-break/>Acel prin care'am cunoscut <text:line-break/>A Cerului Lumină.<text:line-break/><text:line-break/>[v1:]În noaptea asta cor ceresc <text:line-break/>Cântări alese cântă,<text:line-break/>Pe Dumnezeu Îl preamăresc <text:line-break/>Cu bucurie sfântă.<text:line-break/><text:line-break/>[v2:]Cântăm și noi, o Tată sfânt <text:line-break/>Nespusa Ta iubire,<text:line-break/>Ce se'ntrupează pe Pământ <text:line-break/>S'aducă mântuire.<text:line-break/><text:line-break/>[v2:]Și'L preamărim pe Cel iubit <text:line-break/>Ce'n peșteră răsare<text:line-break/>Căci jertfa Lui ne'a dăruit <text:line-break/>O veșnică iertare.<text:line-break/><text:line-break/>[v3:]Cântăm și noi, o Tată sfânt <text:line-break/>Nespusa Ta iubire,<text:line-break/>Ce se'ntrupează pe Pământ <text:line-break/>S'aducă mântuire.<text:line-break/><text:line-break/>[v3:]Și'L preamărim pe Cel iubit <text:line-break/>Ce'n peșteră răsare<text:line-break/>Căci jertfa Lui ne'a dăruit <text:line-break/>O veșnică iertare.</text:p>
      <text:h>552. În Numele Celui ce s-a jertfit</text:h>
      <text:p>Ordine v1 c1 c1 v2 c2 c2 v3 c3 c3<text:line-break/><text:line-break/>[v1:]În Numele Celui ce ne-a iubit pe cruce,<text:line-break/>În Numele Fiului Tău ne inchinăm.<text:line-break/><text:line-break/>[c1:]Suntem aici, n-avem ce-Ți spune,<text:line-break/>Vrem să fim fiii Tăi în lume,<text:line-break/>Vrem glorie și onoare <text:line-break/>În veci ca să Îți dăm<text:line-break/><text:line-break/>[v2:]Te rog să-Ți mai reverși <text:line-break/>Spre noi puțină milă,<text:line-break/>Rugăm să Te mai înduri de pământ.<text:line-break/><text:line-break/>[c2:]Că binele-i făcut din silă,<text:line-break/>Lumea Ți-a devenit ostilă,<text:line-break/>Iar Tu ai spus <text:line-break/>C-ai să vii în curând.<text:line-break/><text:line-break/>[v3:]O, de-am putea să ne ducem iar aievea<text:line-break/>În noi Tu ai investit de la început.<text:line-break/><text:line-break/>[c3:]De ne-ar lega pământul, legea,<text:line-break/>Noi în Hristos ne-am pus nădejdea<text:line-break/>Și credem în Tatăl, <text:line-break/>Fiul și Duhul Sfânt!</text:p>
      <text:h>553. În orice suflet</text:h>
      <text:p>Ordine v1 c1 v2 c1 v3 c1<text:line-break/><text:line-break/>[v1:]În orice suflet, e-un tainic dor<text:line-break/>aprins în noapte sau stins și gol.<text:line-break/>Dor de lumină, de veșnicie<text:line-break/>aprins în inimi de Dumnezeu!<text:line-break/><text:line-break/>[c1:]Poartă-ți lumina prin întuneric<text:line-break/>în noaptea făr’ de nădejdi pe drum.<text:line-break/>Far neclintit să-ți fie viața<text:line-break/>pași să-ndrepte spre drumul bun<text:line-break/>varsă-n inimi un dor de Cer.<text:line-break/><text:line-break/>[v2:]Pe calea noastră se află adesea<text:line-break/>lumini căzute și stinse-n vânt.<text:line-break/>Și mulți încearcă să țin-aprinsă<text:line-break/>O amăgire, un dor străin.<text:line-break/><text:line-break/>[v3:]Să lași în urmă căi de lumină<text:line-break/>pe drumul celor ce-au rătăcit.<text:line-break/>Arată Slava, atinge inimi,<text:line-break/>și dă speranță prin Duhul Sfânt.</text:p>
      <text:h>554. În prezenta Ta</text:h>
      <text:p>Ordine v1 c1 v2 c1<text:line-break/><text:line-break/>[v1:]În prezența Ta o Doamne e pace,<text:line-break/>În prezența Ta o Doamne-i liniște.<text:line-break/>În prezența Ta, o, Doamne-mi dai putere,<text:line-break/>Ca să trec prin încercare mai ușor.<text:line-break/><text:line-break/>[c1:]Domnul meu, mă-ncred în Tine,<text:line-break/>Tu ești Stânca mea și Ajutorul meu.<text:line-break/>Domnul meu, Te am numai pe Tine,<text:line-break/>Doamne ești al meu și eu sunt tot al Tău.<text:line-break/><text:line-break/>[v2:]Doamne fă-mă în prezența Ta să intru,<text:line-break/>Doamne fă-mă să iubesc prezența Ta.<text:line-break/>Vreau de-acuma numai Ție<text:line-break/>și prezenței Tale glorie să-I dau !</text:p>
      <text:h>555. În tacerea mea</text:h>
      <text:p>Ordine v1 c1 v2 c1<text:line-break/><text:line-break/>[v1:]Tu ești Domn în ceruri,<text:line-break/>Iar eu sunt doar un om<text:line-break/>Și-n tăcerea mea Îți spun:<text:line-break/>Sunt îndrăgostit de Tine, Isus.<text:line-break/><text:line-break/>[c1:]În prezența Ta, eu stau, Doamne.<text:line-break/>În prezența Ta, eu stau, Doamne.<text:line-break/>Și-n tăcerea mea Îți cânt:<text:line-break/>Sunt îndrăgostit de Tine, Isus!<text:line-break/><text:line-break/>[v2:]Îți cânt un simplu cântec<text:line-break/>De dragoste și vreau<text:line-break/>În tăcerea mea să-Ți cânt:<text:line-break/>Sunt îndrăgostit de Tine, Isus!</text:p>
      <text:h>556. În Tine ma incred</text:h>
      <text:p>Ordine v1 v2 c1 v3 c2 c1<text:line-break/><text:line-break/>[v1:]Dacă într-o zi ploaie nu va fi,<text:line-break/>Dacă-n loc de rod și floare,<text:line-break/>Glas de cântec sau culoare,<text:line-break/>Nori de praf în zări s-or ridica.<text:line-break/><text:line-break/>[v2:]Dacă într-o zi norii vor veni,<text:line-break/>Dacă mulți din jurul meu<text:line-break/>Nu vor fi când îmi va fi greu<text:line-break/>Și mereu vor spune în zadar.<text:line-break/><text:line-break/>[c1:]În Tine mă încred <text:line-break/>Că vei fi lângă mine,<text:line-break/>Chiar dacă zi de zi <text:line-break/>Îmi e greu sau mi-e bine.<text:line-break/><text:line-break/>Și frică nu-mi va fi <text:line-break/>Când Te știu lângă mine,<text:line-break/>Dacă într-o zi greu va fi!<text:line-break/><text:line-break/>[v3:]Dacă într-o zi anii vor fugi,<text:line-break/>Lăsând loc de griji sau boală,<text:line-break/>Urme-adânci sau tâmplă albă<text:line-break/>Și nu știu când ziua s-a sfârșit.<text:line-break/><text:line-break/>[c2:]În Tine mă încred <text:line-break/>Că o mână întinsă,<text:line-break/>Mă va feri de rău<text:line-break/>Sau de cursa întinsă.<text:line-break/><text:line-break/>Și nimeni nu va stinge <text:line-break/>O flacăr-aprinsă,<text:line-break/>Dacă într-o zi;</text:p>
      <text:h>557. În tot locul ma conduce!</text:h>
      <text:p>Ordine v1 c1 v2 c2 v3 c3<text:line-break/><text:line-break/>[v1:]În tot locul mă conduce<text:line-break/>Domnul meu cu mâna Sa;<text:line-break/>Pot eu oare a Lui milă de la mine-a depărta?<text:line-break/><text:line-break/>[c1:]Pacea sfântă și divină al meu suflet a primit,<text:line-break/> //: Orice-ar veni spre mine,<text:line-break/> <text:s text:c="5"/>eu în toate-s fericit! ://<text:line-break/><text:line-break/>[v2:]În tot locul mă conduce<text:line-break/>Domnul prin iubirea Sa.<text:line-break/>Și din valea umbrei morții <text:line-break/>al meu suflet va scăpa;<text:line-break/><text:line-break/>[c2:]Chiar de pasu-mi șovăiește <text:line-break/>și-al meu suflet e-nsetat<text:line-break/>//: Din a vieții stâncă-mi vine<text:line-break/> <text:s text:c="5"/>bucurie ne-ncetat! ://<text:line-break/><text:line-break/>[v3:]În tot locul mă conduce<text:line-break/>prin iubire-al meu Isus,<text:line-break/>Îmi promite pace dulce în locașul cel de Sus;<text:line-break/><text:line-break/>[c3:]O, atunci în nemurire al meu suflet va zbura,<text:line-break/>//: Îmbrăcat în fericire<text:line-break/> <text:s text:c="5"/>lângă Domnul el va sta! ://</text:p>
      <text:h>558. În umblarea mea</text:h>
      <text:p>Ordine v1 c1 v2 c1 v3 c1 v4 c1<text:line-break/><text:line-break/>[v1:]În umblarea mea prin lume, <text:line-break/>În ispitele haine,<text:line-break/>Peste tot Isuse, Doamne,<text:line-break/>Numai harul Tău mă ține!<text:line-break/><text:line-break/>[c1:]Numai harul, numai harul<text:line-break/>mă păstrează ne-ncetat.<text:line-break/>El mă face, el mă ține<text:line-break/>credincios cu-adevărat!<text:line-break/><text:line-break/>[v2:]Pe cărarea curăției <text:line-break/>Si în lupta spre mai bine,<text:line-break/>Să mă țin, nu pot, ci'ntruna<text:line-break/>Numai harul Tău mă ține!<text:line-break/><text:line-break/>[v3:]Când aș vrea s-ascult Cuvântul,<text:line-break/>Să-L plinesc cum se cuvine.<text:line-break/>Văd cum totu-mi stă-mpotrivă,<text:line-break/>Numai harul Tău mă ține!<text:line-break/><text:line-break/>[v4:]Orișicând și-n orice stare, <text:line-break/>Doamne, îndrăznesc la Tine.<text:line-break/>Și-n cădere, și-n nălțare, <text:line-break/>Numai harul Tău mă ține!</text:p>
      <text:h>559. În veci e-a Lui iubire</text:h>
      <text:p>Ordine v1 v2 c1 v3 c1 b1 c1<text:line-break/><text:line-break/>[v1:]Aduceți ca jertfă mulțumiri,<text:line-break/>În veci e-a Lui iubire!<text:line-break/>El stăpânește peste-ntreg pământ,<text:line-break/>În veci e-a Lui iubire!<text:line-break/><text:line-break/>Cântați laude!<text:line-break/><text:line-break/>[v2:]Cu brațul tare El ne-a condus,<text:line-break/>În veci e-a Lui iubire!<text:line-break/>El e viața cea de sus,<text:line-break/>În veci e-a Lui iubire!<text:line-break/><text:line-break/>Cântați laude!<text:line-break/>Cântați laude!<text:line-break/><text:line-break/>[c1:]/: <text:s text:c="1"/>În veci El e puternic,<text:line-break/>În veci e credincios!<text:line-break/>În veci cu noi rămâne,<text:line-break/>În veci de veci! <text:s text:c="1"/>:/<text:line-break/><text:line-break/>[v3:]Din zorii zilei până la apus,<text:line-break/>În veci e-a Lui iubire!<text:line-break/>Purta-vom mesajul iubirii de sus,<text:line-break/>În veci e-a Lui iubire!<text:line-break/><text:line-break/>Cântați laude!<text:line-break/>Cântați laude!<text:line-break/><text:line-break/>[b1:]În veci e-a Lui iubire!<text:line-break/>În veci e-a Lui iubire!<text:line-break/>Cântați laude!<text:line-break/>Cântați laude!</text:p>
      <text:h>560. Înalt vocea mea</text:h>
      <text:p>Ordine v1 c1 c1 v2 c1 c1<text:line-break/><text:line-break/>[v1:]Înalț vocea mea catre Tin' Rege-al Gloriei<text:line-break/>Ridic mainile catre Cel ce e vrednic.<text:line-break/>Tanjesc dupa Tine<text:line-break/>Atinge-mi, Doamne, inima.<text:line-break/><text:line-break/>[c1:]Umple Doamne si viata mea<text:line-break/>Cu prezenta-Ti divina, Tu esti dorinta mea.<text:line-break/>Revarsa Duhul Sfant azi din nou<text:line-break/>Tanjesc dupa Tine, Tu esti dorinta mea.<text:line-break/><text:line-break/>[v2:]Tanjesc sa ma speli, in voia milei Tale<text:line-break/>Tanjesc sa m-aprinzi cu focul gloriei Tale.<text:line-break/>Si inima mea sa simta mangaierea Ta</text:p>
      <text:h>561.  Înalţ vocea mea</text:h>
      <text:p>Ordine v1 c1 v2 c1<text:line-break/><text:line-break/>[v1:] Înalţ vocea mea <text:line-break/>Către Tin’ Rege al Gloriei <text:line-break/>Ridic mâinile <text:line-break/>Către Cel ce e vrednic <text:line-break/>Tânjesc după Tine <text:line-break/>Atinge-mi Doamne inima<text:line-break/><text:line-break/>[c1:]Umple Doamne şi viaţa mea <text:line-break/>Cu prezenţa-ţi divină <text:line-break/>Tu eşti dorinţa mea <text:line-break/>Revarsă Duhul Sfânt azi din nou <text:line-break/>Tânjesc după Tine <text:line-break/>Tu eşti dorinţa mea <text:line-break/><text:line-break/>[v2:]Tânjesc să mă speli <text:line-break/>În voia milei Tale <text:line-break/>Tânjesc să m-aprinzi <text:line-break/>Cu focul gloriei Tale <text:line-break/>Şi inima mea <text:line-break/>Să simtă mângâierea Ta.</text:p>
      <text:h>562. Înconjurati de prezenta Ta</text:h>
      <text:p>Ordine v1 v2 c1 v1 v2 c1 b1 c1<text:line-break/><text:line-break/>[v1:]Înconjurați de prezența Ta<text:line-break/>Cântăm, o, Doamne, iubirea Ta,<text:line-break/>Înconjurați de puterea Ta,<text:line-break/>Cântăm: “Aleluia”!<text:line-break/><text:line-break/>[v2:]Înconjurați de splendoarea Ta<text:line-break/>Îți aducem toată lauda,<text:line-break/>Înconjurați de lumina Ta,<text:line-break/>Cântăm: “Aleluia”!<text:line-break/><text:line-break/>[c1:]Aleluia, aleluia,<text:line-break/>Domn al domnilor!<text:line-break/>Aleluia, aleluia,<text:line-break/>Rege-al regilor, sfânt Isus!<text:line-break/><text:line-break/>[b1:]/: <text:s text:c="1"/>Cânt: “Aleluia”, <text:line-break/>Prezența Ta-i aici,<text:line-break/>Toată gloria Ți-aduc, <text:line-break/>În strălucirea Ta, <text:line-break/>Te pot vedea acum,<text:line-break/>Eu vocea îmi înalț și strig: <text:s text:c="1"/>:/</text:p>
      <text:h>563. Îndeajuns mi-e Doamne</text:h>
      <text:p>Ordine v1 c1 v2 c1 v3 c1 v4 c1 v5 c1<text:line-break/><text:line-break/>[v1:]/: Îndeajuns mi-e, Doamne,<text:line-break/>doar harul Tău ! :/<text:line-break/><text:line-break/>[c1:]/: Te laud, Doamne,<text:line-break/>Te preamăresc, <text:line-break/>ridic iar mâinile spre cer<text:line-break/>și Te slăvesc ! :/<text:line-break/><text:line-break/>[v2:]/: Îndeajuns mi-e Doamne Cuvântul Tău ! :/<text:line-break/><text:line-break/>[v3:]/: Îndeajuns mi-e Doamne iubirea Ta ! :/<text:line-break/><text:line-break/>[v4:]/: Mă-nchin în fața<text:line-break/> <text:s text:c="7"/>tronului Tău ! <text:s text:c="3"/>:/<text:line-break/><text:line-break/>[v5:]/: Cu Tine-n Slavă curând voi sta :/</text:p>
      <text:h>564. Îndreapta-mi spre Tine inima</text:h>
      <text:p>Ordine v1 c1 v2 c1 v3 c1<text:line-break/><text:line-break/>[v1:]Îndreaptă-mi spre Tine inima<text:line-break/>chiar când durere voi avea.<text:line-break/>La Tine sigur pot găsi<text:line-break/>în orice clipă, numai bucurii.<text:line-break/><text:line-break/>[c1:]Pentru tot ce mi-ai dat, <text:line-break/>Doamne azi, eu Îți mulțumesc!<text:line-break/>Mi-ai iertat vina mea, mi-ai iertat păcatul meu. <text:s text:c="11"/><text:line-break/>Voi lăuda Numele Tău în Cer și pe Pământ <text:s text:c="3"/><text:line-break/>Ești Cel mai minunat, Tu, Doamne Sfânt!<text:line-break/><text:line-break/>[v2:]Îndreaptă-mi spre Tine inima<text:line-break/>Isuse întreaga viața mea.<text:line-break/>Căci harul și-ndurarea Ta<text:line-break/>vreau să mă-nsoțească totdeauna!<text:line-break/><text:line-break/>[v3:]Îndreaptă-mi spre Tine inima<text:line-break/>chiar când încercarea este grea.<text:line-break/>Glasul Tău vreau să-L ascult,<text:line-break/>primește-mă ca pe un fiu pierdut!</text:p>
      <text:h>565. Îngeri mii din ceruri canta</text:h>
      <text:p>Ordine v1 c1 v2 c1 v3 c1 v4 c1<text:line-break/><text:line-break/>[v1:]Îngeri mii din Ceruri cântă<text:line-break/>Pe deasupra văilor.<text:line-break/>Munții bucuroși repetă<text:line-break/>Armonia, cântul lor:<text:line-break/><text:line-break/>[c1:]Glorie, S'a născut Mesia!<text:line-break/>Glorie, S'a născut Mesia!<text:line-break/><text:line-break/>[v2:]Ce'i cu bucuria voastră ?<text:line-break/>Voi păstori ce auziți ?<text:line-break/>Ce anunță coru'n slavă,<text:line-break/>Ce'ascultați așa uimiți?<text:line-break/><text:line-break/>[v3:]Pruncul sfânt cu chip de soare<text:line-break/>e nespus de luminos;<text:line-break/>Sfinți părinți cu adorare<text:line-break/>Îl veghează pe Hristos.<text:line-break/><text:line-break/>[v4:]Vino azi la ieslea sfântă,<text:line-break/>Laudă să'I aduci smerit,<text:line-break/>Viața ta doar Lui predată <text:line-break/>Pentru El e'un dar dorit.</text:p>
      <text:h>566. Într-o iesle doarme Isus</text:h>
      <text:p>Ordine v1 v2 v3<text:line-break/><text:line-break/>[v1:]Într'o iesle doarme Isus,<text:line-break/>Al Mariei scump odor.<text:line-break/>Și cântându'I printre lacrimi<text:line-break/>Ea Îl leagănă ușor.<text:line-break/><text:line-break/>[v1:]De la turma lor, păstorii<text:line-break/>Către staul vin grăbiți,<text:line-break/>Să se'nchine umiliți<text:line-break/>Să se'nchine umiliți<text:line-break/><text:line-break/>[v2:]Din a Cerului mărire<text:line-break/>Îngerii au coborât,<text:line-break/>Cu a pruncului vestire:<text:line-break/>Azi un rege s-a născut!<text:line-break/><text:line-break/>[v2:]Iar păstorii lasă turma,<text:line-break/>Preamărind și ei în cor<text:line-break/>Pe slăvitul Pruncușor<text:line-break/>Pe slăvitul Pruncușor.<text:line-break/><text:line-break/>[v3:]Într'o iesle, jos în paie,<text:line-break/>Cine stau îngenunchiați?<text:line-break/>În umile, rupte straie,<text:line-break/>Bucuroși și luminați?<text:line-break/><text:line-break/>[v3:]Sunt păstorii din câmpie,<text:line-break/>Prosternați 'naintea Lui<text:line-break/>Și dau slavă Domnului<text:line-break/>Și dau slavă Domnului.</text:p>
      <text:h>567. Într-un sat ne-nsemnat din Iudeea</text:h>
      <text:p>Ordine v1 c1 v2 c1<text:line-break/><text:line-break/>[v1:]Într-un sat ne-nsemnat din Iudeia,<text:line-break/>Într-o iesle din Betleem,<text:line-break/>S-a născut așteptatul Mesia<text:line-break/>Să-I cântăm cu îngerii în cor!<text:line-break/><text:line-break/>[c1:]Cânt Osana, cânt Osana,<text:line-break/>Cânt Osana, Rege-al regilor!<text:line-break/>Cânt Osana, cânt Osana,<text:line-break/>Cânt Osana lui Isus!<text:line-break/><text:line-break/>[v2:]Părăsiți turma voastră'n câmpie<text:line-break/>Alergați umiliți la El !<text:line-break/>El este singura bucurie<text:line-break/>Pentru prinț și pentru cerșetor!</text:p>
      <text:h>568. Învata sa renunti</text:h>
      <text:p>Ordine v1 c1 v2 c1<text:line-break/><text:line-break/>[v1:]Învață să renunți pentru Isus<text:line-break/>La lucruri ce te-mpiedică să Îl urmezi,<text:line-break/>Învață să renunți,<text:line-break/>Chiar de se pare că-i prea scump<text:line-break/>Prețul pe care îl plătești.<text:line-break/><text:line-break/>[c1:]Învață, învață să renunți pentru Isus<text:line-break/>La lume, la pofte, la păcat,<text:line-break/>Învață să renunți la ce-ai mai drag,<text:line-break/>Atunci Îl vei iubi cu-adevărat.<text:line-break/><text:line-break/>[v2:]Învață să renunți pentru Isus,<text:line-break/>Chiar dacă ești bogat sau ești sărac.<text:line-break/>Chiar dacă ești bătrân sau tânăr ești,<text:line-break/>Învață să renunți și să iubești.</text:p>
      <text:h>569. Învata-ma cum sa Te laud</text:h>
      <text:p>Ordine v1 c1<text:line-break/><text:line-break/>[v1:]/: Învață-mă cum să Te laud,<text:line-break/>învață-mă cum să Te caut.<text:line-break/>Învață-mă să slăvesc Numele Tău :/<text:line-break/>în veci de veci.<text:line-break/><text:line-break/>[c1:]Căci este bun, și în veci ține îndurarea Lui.<text:line-break/>Îl voi lăuda toată viața mea,<text:line-break/>Domnul este bun ! <text:s text:c="2"/><text:line-break/></text:p>
      <text:h>570. Învata-ma sa faptuiesc</text:h>
      <text:p>Ordine v1 c1 c1 v2 c1 c1 v3 c1 c1 v4 c1 c1<text:line-break/><text:line-break/>[v1:]Învață-mă să făptuiesc,<text:line-break/>O, Doamne, voia Ta mereu,<text:line-break/>Să nu pot altfel să trăiesc,<text:line-break/>De-ar fi să piară trupul meu!<text:line-break/><text:line-break/>[c1:]Voia Ta, voia Ta,<text:line-break/>Doamne-n veci voia Ta,<text:line-break/>Să mă umple deplin <text:line-break/>Pentru Tine! Amin!<text:line-break/><text:line-break/>[v2:]Căci voia Ta e tot ce-i bun,<text:line-break/>Și azi și mâine și în veac.<text:line-break/>Ajută-mi ei să mă supun,<text:line-break/>Să pot să-Ți fiu oricând pe plac!<text:line-break/><text:line-break/>[v3:]Tu ai, prin Duhul Tău Cel Sfânt,<text:line-break/>Nebănuite, sfinte căi<text:line-break/>Să mă înveți, pe-acest pământ,<text:line-break/>Voința Ta și pașii Tăi!<text:line-break/><text:line-break/>[v4:]Aceasta-i rugăciunea mea;<text:line-break/>Spre Tine necurmat o-ndrept,<text:line-break/>Și-n orice-mprejurare grea<text:line-break/>Să-mi ardă voia Ta în piept! </text:p>
      <text:h>571. Îti multumesc Isuse</text:h>
      <text:p>Ordine c1 v1 c1 v2<text:line-break/><text:line-break/>[c1:]/: <text:s text:c="1"/>Îți mulțumesc Isuse,<text:line-break/>Îți mulțumesc pentru dragostea Ta,<text:line-break/>Îți mulțumesc Isuse, <text:line-break/>Te iubesc! <text:s text:c="1"/>:/<text:line-break/><text:line-break/>[v1:]M-ai copleșit cu-a Ta iubire,<text:line-break/>M-ai ridicat prin jertfa Ta.<text:line-break/>/: <text:s text:c="1"/>Mai aproape de Tine,<text:line-break/>Mai aproape de inima Ta. <text:s text:c="1"/>:/ <text:line-break/><text:line-break/>[v2:]Privesc spre Tin' spre jertfa Ta,<text:line-break/>Îngenunchez în fața Ta.<text:line-break/>/: <text:s text:c="1"/>Stau aproape de Tine,<text:line-break/>Stau aproape de inima Ta. <text:s text:c="1"/>:/ </text:p>
      <text:h>572. Îti voi canta slava</text:h>
      <text:p>Ordine v1 v2 c1 v1 v2 c2 c1<text:line-break/><text:line-break/>[v1:]Doamne stau și mă întreb<text:line-break/>cum am putut ca să trăiesc,<text:line-break/>Făr’ să-nțeleg că mă iubești<text:line-break/>și că ești Tatăl meu.<text:line-break/><text:line-break/>[v2:]Acum eu sunt copilul Tău<text:line-break/>fac parte din familia Ta<text:line-break/>Și singur eu nu voi mai fi<text:line-break/>căci totdeauna ești cu mine<text:line-break/><text:line-break/>[c2:]/: Îți voi cânta Ție <text:s text:c="1"/>X3<text:line-break/> <text:s text:c="2"/>În veci de veci <text:s text:c="4"/>:/<text:line-break/><text:line-break/>[c1:]/: <text:s text:c="1"/>Îți voi cânta slavă <text:s text:c="1"/>x3<text:line-break/> <text:s text:c="4"/>În veci de veci <text:s text:c="5"/>:/</text:p>
      <text:h>573. Ție-ti cant</text:h>
      <text:p>Ordine v1 v2 v3 v4<text:line-break/><text:line-break/>[v1:]Ție-Ți cânt Dumnezeul meu<text:line-break/>Ție-Ți cânt Dumnezeul meu<text:line-break/>Pentru bunătatea Ta,<text:line-break/>Pentru harul Tău cel mare<text:line-break/><text:line-break/>[v1:]Te voi binecuvânta<text:line-break/>Și în șoaptă și-n strigare<text:line-break/>Te voi binecuvânta, Te voi binecuvânta<text:line-break/>Și în șoaptă și-n strigare<text:line-break/><text:line-break/>[v2:]Ție-Ți cânt Dumnezeul meu<text:line-break/>Ție-Ți cânt Dumnezeul meu<text:line-break/>Pentru toate ce mi-ai dat<text:line-break/>Pentru dulcea Ta-ngrijire<text:line-break/><text:line-break/>[v2:]Pentru tot ce mi-ai luat<text:line-break/>Mă închin cu mulțumire<text:line-break/>Pentru tot ce mi-ai luat, pentru tot ce mi-ai luat<text:line-break/>Mă închin cu mulțumire<text:line-break/><text:line-break/>[v3:]Ție-Ți cânt Dumnezeul meu<text:line-break/>Ție-Ți cânt Dumnezeul meu<text:line-break/>Și nu vorbe vreau să spun<text:line-break/>Ci cântarea mea să-Ți ardă<text:line-break/><text:line-break/>[v3:]Ție Bunul cel mai bun<text:line-break/>Și-n iubire să se piardă<text:line-break/>Ție Bunul cel mai bun, Ție Bunul cel mai bun<text:line-break/>Și-n iubire să se piardă<text:line-break/><text:line-break/>[v4:]Ție-Ți cânt Dumnezeul meu<text:line-break/>Ție-Ți cânt Dumnezeul meu<text:line-break/>Nu că eu aș ști să cânt<text:line-break/>Sau că am vreo vrednicie<text:line-break/><text:line-break/>[v4:]Dar iubirea-mi dă avânt<text:line-break/>Ca să cânt mărire Ție<text:line-break/>Dar iubirea-mi dă avânt, dar iubirea-mi dă avânt<text:line-break/>Ca să cânt mărire Ți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creation-date>2019-12-27T19:08:48</meta:creation-date>
    <dc:date>2019-12-27T19:08:48</dc:date>
    <meta:editing-cycles>1</meta:editing-cycles>
    <meta:editing-duration>PT0.278S</meta:editing-duration>
  </office:meta>
</office:document-meta>
</file>